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0" style:family="table">
      <style:table-properties style:width="14.97cm" fo:margin-left="0.688cm" fo:margin-right="1.931cm" table:align="margins" style:writing-mode="lr-tb"/>
    </style:style>
    <style:style style:name="Table20.A" style:family="table-column">
      <style:table-column-properties style:column-width="1.254cm" style:rel-column-width="5487*"/>
    </style:style>
    <style:style style:name="Table20.B" style:family="table-column">
      <style:table-column-properties style:column-width="2.676cm" style:rel-column-width="11713*"/>
    </style:style>
    <style:style style:name="Table20.C" style:family="table-column">
      <style:table-column-properties style:column-width="2.267cm" style:rel-column-width="9919*"/>
    </style:style>
    <style:style style:name="Table20.D" style:family="table-column">
      <style:table-column-properties style:column-width="2.531cm" style:rel-column-width="11080*"/>
    </style:style>
    <style:style style:name="Table20.E" style:family="table-column">
      <style:table-column-properties style:column-width="3.062cm" style:rel-column-width="13402*"/>
    </style:style>
    <style:style style:name="Table20.F" style:family="table-column">
      <style:table-column-properties style:column-width="3.182cm" style:rel-column-width="13934*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20.B1" style:family="table-cell">
      <style:table-cell-properties fo:padding-left="0.191cm" fo:padding-right="0.191cm" fo:padding-top="0cm" fo:padding-bottom="0cm" fo:border="0.018cm solid #00000a"/>
    </style:style>
    <style:style style:name="Table20.A5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20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20.6" style:family="table-row">
      <style:table-row-properties style:min-row-height="0.589cm" style:keep-together="true" fo:keep-together="auto"/>
    </style:style>
    <style:style style:name="Table22" style:family="table">
      <style:table-properties style:width="14.997cm" fo:margin-left="0.714cm" fo:margin-right="1.879cm" table:align="margins" style:writing-mode="lr-tb"/>
    </style:style>
    <style:style style:name="Table22.A" style:family="table-column">
      <style:table-column-properties style:column-width="2.411cm" style:rel-column-width="10536*"/>
    </style:style>
    <style:style style:name="Table22.B" style:family="table-column">
      <style:table-column-properties style:column-width="2.942cm" style:rel-column-width="12854*"/>
    </style:style>
    <style:style style:name="Table22.C" style:family="table-column">
      <style:table-column-properties style:column-width="9.645cm" style:rel-column-width="42145*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22.C1" style:family="table-cell">
      <style:table-cell-properties fo:padding="0cm" fo:border="none"/>
    </style:style>
    <style:style style:name="Table22.A2" style:family="table-cell">
      <style:table-cell-properties fo:padding-left="0.191cm" fo:padding-right="0.191cm" fo:padding-top="0cm" fo:padding-bottom="0cm" fo:border="0.018cm solid #00000a"/>
    </style:style>
    <style:style style:name="Table22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23" style:family="table">
      <style:table-properties style:width="14.97cm" fo:margin-left="0.714cm" fo:margin-right="1.905cm" table:align="margins" style:writing-mode="lr-tb"/>
    </style:style>
    <style:style style:name="Table23.A" style:family="table-column">
      <style:table-column-properties style:column-width="3.785cm" style:rel-column-width="16568*"/>
    </style:style>
    <style:style style:name="Table23.B" style:family="table-column">
      <style:table-column-properties style:column-width="11.185cm" style:rel-column-width="48967*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23.A2" style:family="table-cell">
      <style:table-cell-properties fo:padding-left="0.191cm" fo:padding-right="0.191cm" fo:padding-top="0cm" fo:padding-bottom="0cm" fo:border="0.018cm solid #00000a"/>
    </style:style>
    <style:style style:name="Table24" style:family="table">
      <style:table-properties style:width="15.023cm" fo:margin-left="0.661cm" fo:margin-right="1.905cm" table:align="margins" style:writing-mode="lr-tb"/>
    </style:style>
    <style:style style:name="Table24.A" style:family="table-column">
      <style:table-column-properties style:column-width="1.349cm" style:rel-column-width="5890*"/>
    </style:style>
    <style:style style:name="Table24.B" style:family="table-column">
      <style:table-column-properties style:column-width="3.545cm" style:rel-column-width="15463*"/>
    </style:style>
    <style:style style:name="Table24.C" style:family="table-column">
      <style:table-column-properties style:column-width="4.052cm" style:rel-column-width="17672*"/>
    </style:style>
    <style:style style:name="Table24.D" style:family="table-column">
      <style:table-column-properties style:column-width="6.077cm" style:rel-column-width="26510*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padding-left="0.191cm" fo:padding-right="0.191cm" fo:padding-top="0cm" fo:padding-bottom="0cm" fo:border="0.018cm solid #000001"/>
    </style:style>
    <style:style style:name="Table25" style:family="table">
      <style:table-properties style:width="15.023cm" fo:margin-left="0.688cm" fo:margin-right="1.879cm" table:align="margins" style:writing-mode="lr-tb"/>
    </style:style>
    <style:style style:name="Table25.A" style:family="table-column">
      <style:table-column-properties style:column-width="1.349cm" style:rel-column-width="5890*"/>
    </style:style>
    <style:style style:name="Table25.B" style:family="table-column">
      <style:table-column-properties style:column-width="3.521cm" style:rel-column-width="15358*"/>
    </style:style>
    <style:style style:name="Table25.C" style:family="table-column">
      <style:table-column-properties style:column-width="4.052cm" style:rel-column-width="17672*"/>
    </style:style>
    <style:style style:name="Table25.D" style:family="table-column">
      <style:table-column-properties style:column-width="6.101cm" style:rel-column-width="26615*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-left="0.191cm" fo:padding-right="0.191cm" fo:padding-top="0cm" fo:padding-bottom="0cm" fo:border="0.018cm solid #000001"/>
    </style:style>
    <style:style style:name="Table26" style:family="table">
      <style:table-properties style:width="15.05cm" fo:margin-left="0.661cm" fo:margin-right="1.879cm" table:align="margins" style:writing-mode="lr-tb"/>
    </style:style>
    <style:style style:name="Table26.A" style:family="table-column">
      <style:table-column-properties style:column-width="1.229cm" style:rel-column-width="5356*"/>
    </style:style>
    <style:style style:name="Table26.B" style:family="table-column">
      <style:table-column-properties style:column-width="2.411cm" style:rel-column-width="10502*"/>
    </style:style>
    <style:style style:name="Table26.C" style:family="table-column">
      <style:table-column-properties style:column-width="2.868cm" style:rel-column-width="12490*"/>
    </style:style>
    <style:style style:name="Table26.D" style:family="table-column">
      <style:table-column-properties style:column-width="1.953cm" style:rel-column-width="8506*"/>
    </style:style>
    <style:style style:name="Table26.E" style:family="table-column">
      <style:table-column-properties style:column-width="3.281cm" style:rel-column-width="14283*"/>
    </style:style>
    <style:style style:name="Table26.F" style:family="table-column">
      <style:table-column-properties style:column-width="3.306cm" style:rel-column-width="14398*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padding-left="0.191cm" fo:padding-right="0.191cm" fo:padding-top="0cm" fo:padding-bottom="0cm" fo:border="0.018cm solid #00000a"/>
    </style:style>
    <style:style style:name="Table21" style:family="table">
      <style:table-properties style:width="15.076cm" fo:margin-left="0.635cm" fo:margin-right="1.879cm" table:align="margins" style:writing-mode="lr-tb"/>
    </style:style>
    <style:style style:name="Table21.A" style:family="table-column">
      <style:table-column-properties style:column-width="1.252cm" style:rel-column-width="5445*"/>
    </style:style>
    <style:style style:name="Table21.B" style:family="table-column">
      <style:table-column-properties style:column-width="3.136cm" style:rel-column-width="13631*"/>
    </style:style>
    <style:style style:name="Table21.C" style:family="table-column">
      <style:table-column-properties style:column-width="3.041cm" style:rel-column-width="13218*"/>
    </style:style>
    <style:style style:name="Table21.D" style:family="table-column">
      <style:table-column-properties style:column-width="2.122cm" style:rel-column-width="9227*"/>
    </style:style>
    <style:style style:name="Table21.E" style:family="table-column">
      <style:table-column-properties style:column-width="5.525cm" style:rel-column-width="24014*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padding-left="0.191cm" fo:padding-right="0.191cm" fo:padding-top="0cm" fo:padding-bottom="0cm" fo:border="0.018cm solid #00000a"/>
    </style:style>
    <style:style style:name="Table21.A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10" style:family="table">
      <style:table-properties style:width="15.102cm" fo:margin-left="0.635cm" fo:margin-right="1.852cm" table:align="margins" style:writing-mode="lr-tb"/>
    </style:style>
    <style:style style:name="Table310.A" style:family="table-column">
      <style:table-column-properties style:column-width="2.485cm" style:rel-column-width="10782*"/>
    </style:style>
    <style:style style:name="Table310.B" style:family="table-column">
      <style:table-column-properties style:column-width="2.944cm" style:rel-column-width="12771*"/>
    </style:style>
    <style:style style:name="Table310.C" style:family="table-column">
      <style:table-column-properties style:column-width="9.675cm" style:rel-column-width="41982*"/>
    </style:style>
    <style:style style:name="Table310.1" style:family="table-row">
      <style:table-row-properties style:keep-together="true" fo:keep-together="auto"/>
    </style:style>
    <style:style style:name="Table310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10.A2" style:family="table-cell">
      <style:table-cell-properties fo:padding-left="0.191cm" fo:padding-right="0.191cm" fo:padding-top="0cm" fo:padding-bottom="0cm" fo:border="0.018cm solid #00000a"/>
    </style:style>
    <style:style style:name="Table311" style:family="table">
      <style:table-properties style:width="15.023cm" fo:margin-left="0.661cm" fo:margin-right="1.905cm" table:align="margins" style:writing-mode="lr-tb"/>
    </style:style>
    <style:style style:name="Table311.A" style:family="table-column">
      <style:table-column-properties style:column-width="1.349cm" style:rel-column-width="5890*"/>
    </style:style>
    <style:style style:name="Table311.B" style:family="table-column">
      <style:table-column-properties style:column-width="3.545cm" style:rel-column-width="15463*"/>
    </style:style>
    <style:style style:name="Table311.C" style:family="table-column">
      <style:table-column-properties style:column-width="4.052cm" style:rel-column-width="17672*"/>
    </style:style>
    <style:style style:name="Table311.D" style:family="table-column">
      <style:table-column-properties style:column-width="6.077cm" style:rel-column-width="26510*"/>
    </style:style>
    <style:style style:name="Table311.1" style:family="table-row">
      <style:table-row-properties style:keep-together="true" fo:keep-together="auto"/>
    </style:style>
    <style:style style:name="Table311.A1" style:family="table-cell">
      <style:table-cell-properties fo:padding-left="0.191cm" fo:padding-right="0.191cm" fo:padding-top="0cm" fo:padding-bottom="0cm" fo:border="0.018cm solid #000001"/>
    </style:style>
    <style:style style:name="Table312" style:family="table">
      <style:table-properties style:width="15.023cm" fo:margin-left="0.688cm" fo:margin-right="1.879cm" table:align="margins" style:writing-mode="lr-tb"/>
    </style:style>
    <style:style style:name="Table312.A" style:family="table-column">
      <style:table-column-properties style:column-width="1.349cm" style:rel-column-width="5890*"/>
    </style:style>
    <style:style style:name="Table312.B" style:family="table-column">
      <style:table-column-properties style:column-width="3.521cm" style:rel-column-width="15358*"/>
    </style:style>
    <style:style style:name="Table312.C" style:family="table-column">
      <style:table-column-properties style:column-width="4.052cm" style:rel-column-width="17672*"/>
    </style:style>
    <style:style style:name="Table312.D" style:family="table-column">
      <style:table-column-properties style:column-width="6.101cm" style:rel-column-width="26615*"/>
    </style:style>
    <style:style style:name="Table312.1" style:family="table-row">
      <style:table-row-properties style:keep-together="true" fo:keep-together="auto"/>
    </style:style>
    <style:style style:name="Table312.A1" style:family="table-cell">
      <style:table-cell-properties fo:padding-left="0.191cm" fo:padding-right="0.191cm" fo:padding-top="0cm" fo:padding-bottom="0cm" fo:border="0.018cm solid #000001"/>
    </style:style>
    <style:style style:name="Table313" style:family="table">
      <style:table-properties style:width="15.05cm" fo:margin-left="0.661cm" fo:margin-right="1.879cm" table:align="margins" style:writing-mode="lr-tb"/>
    </style:style>
    <style:style style:name="Table313.A" style:family="table-column">
      <style:table-column-properties style:column-width="1.229cm" style:rel-column-width="5356*"/>
    </style:style>
    <style:style style:name="Table313.B" style:family="table-column">
      <style:table-column-properties style:column-width="2.411cm" style:rel-column-width="10502*"/>
    </style:style>
    <style:style style:name="Table313.C" style:family="table-column">
      <style:table-column-properties style:column-width="2.868cm" style:rel-column-width="12490*"/>
    </style:style>
    <style:style style:name="Table313.D" style:family="table-column">
      <style:table-column-properties style:column-width="1.953cm" style:rel-column-width="8506*"/>
    </style:style>
    <style:style style:name="Table313.E" style:family="table-column">
      <style:table-column-properties style:column-width="3.281cm" style:rel-column-width="14283*"/>
    </style:style>
    <style:style style:name="Table313.F" style:family="table-column">
      <style:table-column-properties style:column-width="3.306cm" style:rel-column-width="14398*"/>
    </style:style>
    <style:style style:name="Table313.1" style:family="table-row">
      <style:table-row-properties style:keep-together="true" fo:keep-together="auto"/>
    </style:style>
    <style:style style:name="Table313.A1" style:family="table-cell">
      <style:table-cell-properties fo:padding-left="0.191cm" fo:padding-right="0.191cm" fo:padding-top="0cm" fo:padding-bottom="0cm" fo:border="0.018cm solid #00000a"/>
    </style:style>
    <style:style style:name="Table314" style:family="table">
      <style:table-properties style:width="14.97cm" fo:margin-left="0.688cm" fo:margin-right="1.931cm" table:align="margins" style:writing-mode="lr-tb"/>
    </style:style>
    <style:style style:name="Table314.A" style:family="table-column">
      <style:table-column-properties style:column-width="1.254cm" style:rel-column-width="5487*"/>
    </style:style>
    <style:style style:name="Table314.B" style:family="table-column">
      <style:table-column-properties style:column-width="2.676cm" style:rel-column-width="11713*"/>
    </style:style>
    <style:style style:name="Table314.C" style:family="table-column">
      <style:table-column-properties style:column-width="2.267cm" style:rel-column-width="9919*"/>
    </style:style>
    <style:style style:name="Table314.D" style:family="table-column">
      <style:table-column-properties style:column-width="2.531cm" style:rel-column-width="11080*"/>
    </style:style>
    <style:style style:name="Table314.E" style:family="table-column">
      <style:table-column-properties style:column-width="3.062cm" style:rel-column-width="13402*"/>
    </style:style>
    <style:style style:name="Table314.F" style:family="table-column">
      <style:table-column-properties style:column-width="3.182cm" style:rel-column-width="13934*"/>
    </style:style>
    <style:style style:name="Table314.1" style:family="table-row">
      <style:table-row-properties style:keep-together="true" fo:keep-together="auto"/>
    </style:style>
    <style:style style:name="Table314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14.B1" style:family="table-cell">
      <style:table-cell-properties fo:padding-left="0.191cm" fo:padding-right="0.191cm" fo:padding-top="0cm" fo:padding-bottom="0cm" fo:border="0.018cm solid #00000a"/>
    </style:style>
    <style:style style:name="Table314.A5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14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14.6" style:family="table-row">
      <style:table-row-properties style:min-row-height="0.589cm" style:keep-together="true" fo:keep-together="auto"/>
    </style:style>
    <style:style style:name="Table315" style:family="table">
      <style:table-properties style:width="14.997cm" fo:margin-left="0.714cm" fo:margin-right="1.879cm" table:align="margins" style:writing-mode="lr-tb"/>
    </style:style>
    <style:style style:name="Table315.A" style:family="table-column">
      <style:table-column-properties style:column-width="2.411cm" style:rel-column-width="10536*"/>
    </style:style>
    <style:style style:name="Table315.B" style:family="table-column">
      <style:table-column-properties style:column-width="2.942cm" style:rel-column-width="12854*"/>
    </style:style>
    <style:style style:name="Table315.C" style:family="table-column">
      <style:table-column-properties style:column-width="9.645cm" style:rel-column-width="42145*"/>
    </style:style>
    <style:style style:name="Table315.1" style:family="table-row">
      <style:table-row-properties style:keep-together="true" fo:keep-together="auto"/>
    </style:style>
    <style:style style:name="Table315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15.C1" style:family="table-cell">
      <style:table-cell-properties fo:padding="0cm" fo:border="none"/>
    </style:style>
    <style:style style:name="Table315.A2" style:family="table-cell">
      <style:table-cell-properties fo:padding-left="0.191cm" fo:padding-right="0.191cm" fo:padding-top="0cm" fo:padding-bottom="0cm" fo:border="0.018cm solid #00000a"/>
    </style:style>
    <style:style style:name="Table315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16" style:family="table">
      <style:table-properties style:width="14.97cm" fo:margin-left="0.714cm" fo:margin-right="1.905cm" table:align="margins" style:writing-mode="lr-tb"/>
    </style:style>
    <style:style style:name="Table316.A" style:family="table-column">
      <style:table-column-properties style:column-width="3.785cm" style:rel-column-width="16568*"/>
    </style:style>
    <style:style style:name="Table316.B" style:family="table-column">
      <style:table-column-properties style:column-width="11.185cm" style:rel-column-width="48967*"/>
    </style:style>
    <style:style style:name="Table316.1" style:family="table-row">
      <style:table-row-properties style:keep-together="true" fo:keep-together="auto"/>
    </style:style>
    <style:style style:name="Table316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16.A2" style:family="table-cell">
      <style:table-cell-properties fo:padding-left="0.191cm" fo:padding-right="0.191cm" fo:padding-top="0cm" fo:padding-bottom="0cm" fo:border="0.018cm solid #00000a"/>
    </style:style>
    <style:style style:name="Table317" style:family="table">
      <style:table-properties style:width="15.023cm" fo:margin-left="0.661cm" fo:margin-right="1.905cm" table:align="margins" style:writing-mode="lr-tb"/>
    </style:style>
    <style:style style:name="Table317.A" style:family="table-column">
      <style:table-column-properties style:column-width="1.349cm" style:rel-column-width="5890*"/>
    </style:style>
    <style:style style:name="Table317.B" style:family="table-column">
      <style:table-column-properties style:column-width="3.545cm" style:rel-column-width="15463*"/>
    </style:style>
    <style:style style:name="Table317.C" style:family="table-column">
      <style:table-column-properties style:column-width="4.052cm" style:rel-column-width="17672*"/>
    </style:style>
    <style:style style:name="Table317.D" style:family="table-column">
      <style:table-column-properties style:column-width="6.077cm" style:rel-column-width="26510*"/>
    </style:style>
    <style:style style:name="Table317.1" style:family="table-row">
      <style:table-row-properties style:keep-together="true" fo:keep-together="auto"/>
    </style:style>
    <style:style style:name="Table317.A1" style:family="table-cell">
      <style:table-cell-properties fo:padding-left="0.191cm" fo:padding-right="0.191cm" fo:padding-top="0cm" fo:padding-bottom="0cm" fo:border="0.018cm solid #000001"/>
    </style:style>
    <style:style style:name="Table318" style:family="table">
      <style:table-properties style:width="15.023cm" fo:margin-left="0.688cm" fo:margin-right="1.879cm" table:align="margins" style:writing-mode="lr-tb"/>
    </style:style>
    <style:style style:name="Table318.A" style:family="table-column">
      <style:table-column-properties style:column-width="1.349cm" style:rel-column-width="5890*"/>
    </style:style>
    <style:style style:name="Table318.B" style:family="table-column">
      <style:table-column-properties style:column-width="3.521cm" style:rel-column-width="15358*"/>
    </style:style>
    <style:style style:name="Table318.C" style:family="table-column">
      <style:table-column-properties style:column-width="4.052cm" style:rel-column-width="17672*"/>
    </style:style>
    <style:style style:name="Table318.D" style:family="table-column">
      <style:table-column-properties style:column-width="6.101cm" style:rel-column-width="26615*"/>
    </style:style>
    <style:style style:name="Table318.1" style:family="table-row">
      <style:table-row-properties style:keep-together="true" fo:keep-together="auto"/>
    </style:style>
    <style:style style:name="Table318.A1" style:family="table-cell">
      <style:table-cell-properties fo:padding-left="0.191cm" fo:padding-right="0.191cm" fo:padding-top="0cm" fo:padding-bottom="0cm" fo:border="0.018cm solid #000001"/>
    </style:style>
    <style:style style:name="Table319" style:family="table">
      <style:table-properties style:width="15.05cm" fo:margin-left="0.661cm" fo:margin-right="1.879cm" table:align="margins" style:writing-mode="lr-tb"/>
    </style:style>
    <style:style style:name="Table319.A" style:family="table-column">
      <style:table-column-properties style:column-width="1.182cm" style:rel-column-width="5146*"/>
    </style:style>
    <style:style style:name="Table319.B" style:family="table-column">
      <style:table-column-properties style:column-width="2.388cm" style:rel-column-width="10397*"/>
    </style:style>
    <style:style style:name="Table319.C" style:family="table-column">
      <style:table-column-properties style:column-width="2.942cm" style:rel-column-width="12812*"/>
    </style:style>
    <style:style style:name="Table319.D" style:family="table-column">
      <style:table-column-properties style:column-width="1.951cm" style:rel-column-width="8499*"/>
    </style:style>
    <style:style style:name="Table319.E" style:family="table-column">
      <style:table-column-properties style:column-width="3.281cm" style:rel-column-width="14283*"/>
    </style:style>
    <style:style style:name="Table319.F" style:family="table-column">
      <style:table-column-properties style:column-width="3.306cm" style:rel-column-width="14398*"/>
    </style:style>
    <style:style style:name="Table319.1" style:family="table-row">
      <style:table-row-properties style:keep-together="true" fo:keep-together="auto"/>
    </style:style>
    <style:style style:name="Table319.A1" style:family="table-cell">
      <style:table-cell-properties fo:padding-left="0.191cm" fo:padding-right="0.191cm" fo:padding-top="0cm" fo:padding-bottom="0cm" fo:border="0.018cm solid #00000a"/>
    </style:style>
    <style:style style:name="Table320" style:family="table">
      <style:table-properties style:width="15.076cm" fo:margin-left="0.635cm" fo:margin-right="1.879cm" table:align="margins" style:writing-mode="lr-tb"/>
    </style:style>
    <style:style style:name="Table320.A" style:family="table-column">
      <style:table-column-properties style:column-width="1.252cm" style:rel-column-width="5445*"/>
    </style:style>
    <style:style style:name="Table320.B" style:family="table-column">
      <style:table-column-properties style:column-width="3.136cm" style:rel-column-width="13631*"/>
    </style:style>
    <style:style style:name="Table320.C" style:family="table-column">
      <style:table-column-properties style:column-width="3.041cm" style:rel-column-width="13218*"/>
    </style:style>
    <style:style style:name="Table320.D" style:family="table-column">
      <style:table-column-properties style:column-width="2.122cm" style:rel-column-width="9227*"/>
    </style:style>
    <style:style style:name="Table320.E" style:family="table-column">
      <style:table-column-properties style:column-width="5.525cm" style:rel-column-width="24014*"/>
    </style:style>
    <style:style style:name="Table320.1" style:family="table-row">
      <style:table-row-properties style:keep-together="true" fo:keep-together="auto"/>
    </style:style>
    <style:style style:name="Table320.A1" style:family="table-cell">
      <style:table-cell-properties fo:padding-left="0.191cm" fo:padding-right="0.191cm" fo:padding-top="0cm" fo:padding-bottom="0cm" fo:border="0.018cm solid #00000a"/>
    </style:style>
    <style:style style:name="Table320.A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21" style:family="table">
      <style:table-properties style:width="15.102cm" fo:margin-left="0.635cm" fo:margin-right="1.852cm" table:align="margins" style:writing-mode="lr-tb"/>
    </style:style>
    <style:style style:name="Table321.A" style:family="table-column">
      <style:table-column-properties style:column-width="2.485cm" style:rel-column-width="10782*"/>
    </style:style>
    <style:style style:name="Table321.B" style:family="table-column">
      <style:table-column-properties style:column-width="2.944cm" style:rel-column-width="12771*"/>
    </style:style>
    <style:style style:name="Table321.C" style:family="table-column">
      <style:table-column-properties style:column-width="9.675cm" style:rel-column-width="41982*"/>
    </style:style>
    <style:style style:name="Table321.1" style:family="table-row">
      <style:table-row-properties style:keep-together="true" fo:keep-together="auto"/>
    </style:style>
    <style:style style:name="Table321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21.A2" style:family="table-cell">
      <style:table-cell-properties fo:padding-left="0.191cm" fo:padding-right="0.191cm" fo:padding-top="0cm" fo:padding-bottom="0cm" fo:border="0.018cm solid #00000a"/>
    </style:style>
    <style:style style:name="Table322" style:family="table">
      <style:table-properties style:width="15.023cm" fo:margin-left="0.661cm" fo:margin-right="1.905cm" table:align="margins" style:writing-mode="lr-tb"/>
    </style:style>
    <style:style style:name="Table322.A" style:family="table-column">
      <style:table-column-properties style:column-width="1.349cm" style:rel-column-width="5890*"/>
    </style:style>
    <style:style style:name="Table322.B" style:family="table-column">
      <style:table-column-properties style:column-width="3.545cm" style:rel-column-width="15463*"/>
    </style:style>
    <style:style style:name="Table322.C" style:family="table-column">
      <style:table-column-properties style:column-width="4.052cm" style:rel-column-width="17672*"/>
    </style:style>
    <style:style style:name="Table322.D" style:family="table-column">
      <style:table-column-properties style:column-width="6.077cm" style:rel-column-width="26510*"/>
    </style:style>
    <style:style style:name="Table322.1" style:family="table-row">
      <style:table-row-properties style:keep-together="true" fo:keep-together="auto"/>
    </style:style>
    <style:style style:name="Table322.A1" style:family="table-cell">
      <style:table-cell-properties fo:padding-left="0.191cm" fo:padding-right="0.191cm" fo:padding-top="0cm" fo:padding-bottom="0cm" fo:border="0.018cm solid #000001"/>
    </style:style>
    <style:style style:name="Table323" style:family="table">
      <style:table-properties style:width="15.023cm" fo:margin-left="0.688cm" fo:margin-right="1.879cm" table:align="margins" style:writing-mode="lr-tb"/>
    </style:style>
    <style:style style:name="Table323.A" style:family="table-column">
      <style:table-column-properties style:column-width="1.349cm" style:rel-column-width="5890*"/>
    </style:style>
    <style:style style:name="Table323.B" style:family="table-column">
      <style:table-column-properties style:column-width="3.521cm" style:rel-column-width="15358*"/>
    </style:style>
    <style:style style:name="Table323.C" style:family="table-column">
      <style:table-column-properties style:column-width="4.052cm" style:rel-column-width="17672*"/>
    </style:style>
    <style:style style:name="Table323.D" style:family="table-column">
      <style:table-column-properties style:column-width="6.101cm" style:rel-column-width="26615*"/>
    </style:style>
    <style:style style:name="Table323.1" style:family="table-row">
      <style:table-row-properties style:keep-together="true" fo:keep-together="auto"/>
    </style:style>
    <style:style style:name="Table323.A1" style:family="table-cell">
      <style:table-cell-properties fo:padding-left="0.191cm" fo:padding-right="0.191cm" fo:padding-top="0cm" fo:padding-bottom="0cm" fo:border="0.018cm solid #000001"/>
    </style:style>
    <style:style style:name="Table324" style:family="table">
      <style:table-properties style:width="15.05cm" fo:margin-left="0.661cm" fo:margin-right="1.879cm" table:align="margins" style:writing-mode="lr-tb"/>
    </style:style>
    <style:style style:name="Table324.A" style:family="table-column">
      <style:table-column-properties style:column-width="1.229cm" style:rel-column-width="5356*"/>
    </style:style>
    <style:style style:name="Table324.B" style:family="table-column">
      <style:table-column-properties style:column-width="2.411cm" style:rel-column-width="10502*"/>
    </style:style>
    <style:style style:name="Table324.C" style:family="table-column">
      <style:table-column-properties style:column-width="2.868cm" style:rel-column-width="12490*"/>
    </style:style>
    <style:style style:name="Table324.D" style:family="table-column">
      <style:table-column-properties style:column-width="1.953cm" style:rel-column-width="8506*"/>
    </style:style>
    <style:style style:name="Table324.E" style:family="table-column">
      <style:table-column-properties style:column-width="3.281cm" style:rel-column-width="14283*"/>
    </style:style>
    <style:style style:name="Table324.F" style:family="table-column">
      <style:table-column-properties style:column-width="3.306cm" style:rel-column-width="14398*"/>
    </style:style>
    <style:style style:name="Table324.1" style:family="table-row">
      <style:table-row-properties style:keep-together="true" fo:keep-together="auto"/>
    </style:style>
    <style:style style:name="Table324.A1" style:family="table-cell">
      <style:table-cell-properties fo:padding-left="0.191cm" fo:padding-right="0.191cm" fo:padding-top="0cm" fo:padding-bottom="0cm" fo:border="0.018cm solid #00000a"/>
    </style:style>
    <style:style style:name="Table325" style:family="table">
      <style:table-properties style:width="14.97cm" fo:margin-left="0.688cm" fo:margin-right="1.931cm" table:align="margins" style:writing-mode="lr-tb"/>
    </style:style>
    <style:style style:name="Table325.A" style:family="table-column">
      <style:table-column-properties style:column-width="1.254cm" style:rel-column-width="5487*"/>
    </style:style>
    <style:style style:name="Table325.B" style:family="table-column">
      <style:table-column-properties style:column-width="2.676cm" style:rel-column-width="11713*"/>
    </style:style>
    <style:style style:name="Table325.C" style:family="table-column">
      <style:table-column-properties style:column-width="2.267cm" style:rel-column-width="9919*"/>
    </style:style>
    <style:style style:name="Table325.D" style:family="table-column">
      <style:table-column-properties style:column-width="2.531cm" style:rel-column-width="11080*"/>
    </style:style>
    <style:style style:name="Table325.E" style:family="table-column">
      <style:table-column-properties style:column-width="3.062cm" style:rel-column-width="13402*"/>
    </style:style>
    <style:style style:name="Table325.F" style:family="table-column">
      <style:table-column-properties style:column-width="3.182cm" style:rel-column-width="13934*"/>
    </style:style>
    <style:style style:name="Table325.1" style:family="table-row">
      <style:table-row-properties style:keep-together="true" fo:keep-together="auto"/>
    </style:style>
    <style:style style:name="Table325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25.B1" style:family="table-cell">
      <style:table-cell-properties fo:padding-left="0.191cm" fo:padding-right="0.191cm" fo:padding-top="0cm" fo:padding-bottom="0cm" fo:border="0.018cm solid #00000a"/>
    </style:style>
    <style:style style:name="Table325.A5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25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25.6" style:family="table-row">
      <style:table-row-properties style:min-row-height="0.589cm" style:keep-together="true" fo:keep-together="auto"/>
    </style:style>
    <style:style style:name="Table326" style:family="table">
      <style:table-properties style:width="14.997cm" fo:margin-left="0.714cm" fo:margin-right="1.879cm" table:align="margins" style:writing-mode="lr-tb"/>
    </style:style>
    <style:style style:name="Table326.A" style:family="table-column">
      <style:table-column-properties style:column-width="2.411cm" style:rel-column-width="10536*"/>
    </style:style>
    <style:style style:name="Table326.B" style:family="table-column">
      <style:table-column-properties style:column-width="2.942cm" style:rel-column-width="12854*"/>
    </style:style>
    <style:style style:name="Table326.C" style:family="table-column">
      <style:table-column-properties style:column-width="9.645cm" style:rel-column-width="42145*"/>
    </style:style>
    <style:style style:name="Table326.1" style:family="table-row">
      <style:table-row-properties style:keep-together="true" fo:keep-together="auto"/>
    </style:style>
    <style:style style:name="Table326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26.C1" style:family="table-cell">
      <style:table-cell-properties fo:padding="0cm" fo:border="none"/>
    </style:style>
    <style:style style:name="Table326.A2" style:family="table-cell">
      <style:table-cell-properties fo:padding-left="0.191cm" fo:padding-right="0.191cm" fo:padding-top="0cm" fo:padding-bottom="0cm" fo:border="0.018cm solid #00000a"/>
    </style:style>
    <style:style style:name="Table326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27" style:family="table">
      <style:table-properties style:width="14.97cm" fo:margin-left="0.714cm" fo:margin-right="1.905cm" table:align="margins" style:writing-mode="lr-tb"/>
    </style:style>
    <style:style style:name="Table327.A" style:family="table-column">
      <style:table-column-properties style:column-width="3.785cm" style:rel-column-width="16568*"/>
    </style:style>
    <style:style style:name="Table327.B" style:family="table-column">
      <style:table-column-properties style:column-width="11.185cm" style:rel-column-width="48967*"/>
    </style:style>
    <style:style style:name="Table327.1" style:family="table-row">
      <style:table-row-properties style:keep-together="true" fo:keep-together="auto"/>
    </style:style>
    <style:style style:name="Table327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27.A2" style:family="table-cell">
      <style:table-cell-properties fo:padding-left="0.191cm" fo:padding-right="0.191cm" fo:padding-top="0cm" fo:padding-bottom="0cm" fo:border="0.018cm solid #00000a"/>
    </style:style>
    <style:style style:name="Table328" style:family="table">
      <style:table-properties style:width="15.023cm" fo:margin-left="0.661cm" fo:margin-right="1.905cm" table:align="margins" style:writing-mode="lr-tb"/>
    </style:style>
    <style:style style:name="Table328.A" style:family="table-column">
      <style:table-column-properties style:column-width="1.349cm" style:rel-column-width="5890*"/>
    </style:style>
    <style:style style:name="Table328.B" style:family="table-column">
      <style:table-column-properties style:column-width="3.545cm" style:rel-column-width="15463*"/>
    </style:style>
    <style:style style:name="Table328.C" style:family="table-column">
      <style:table-column-properties style:column-width="4.052cm" style:rel-column-width="17672*"/>
    </style:style>
    <style:style style:name="Table328.D" style:family="table-column">
      <style:table-column-properties style:column-width="6.077cm" style:rel-column-width="26510*"/>
    </style:style>
    <style:style style:name="Table328.1" style:family="table-row">
      <style:table-row-properties style:keep-together="true" fo:keep-together="auto"/>
    </style:style>
    <style:style style:name="Table328.A1" style:family="table-cell">
      <style:table-cell-properties fo:padding-left="0.191cm" fo:padding-right="0.191cm" fo:padding-top="0cm" fo:padding-bottom="0cm" fo:border="0.018cm solid #000001"/>
    </style:style>
    <style:style style:name="Table329" style:family="table">
      <style:table-properties style:width="15.023cm" fo:margin-left="0.688cm" fo:margin-right="1.879cm" table:align="margins" style:writing-mode="lr-tb"/>
    </style:style>
    <style:style style:name="Table329.A" style:family="table-column">
      <style:table-column-properties style:column-width="1.349cm" style:rel-column-width="5890*"/>
    </style:style>
    <style:style style:name="Table329.B" style:family="table-column">
      <style:table-column-properties style:column-width="3.521cm" style:rel-column-width="15358*"/>
    </style:style>
    <style:style style:name="Table329.C" style:family="table-column">
      <style:table-column-properties style:column-width="4.052cm" style:rel-column-width="17672*"/>
    </style:style>
    <style:style style:name="Table329.D" style:family="table-column">
      <style:table-column-properties style:column-width="6.101cm" style:rel-column-width="26615*"/>
    </style:style>
    <style:style style:name="Table329.1" style:family="table-row">
      <style:table-row-properties style:keep-together="true" fo:keep-together="auto"/>
    </style:style>
    <style:style style:name="Table329.A1" style:family="table-cell">
      <style:table-cell-properties fo:padding-left="0.191cm" fo:padding-right="0.191cm" fo:padding-top="0cm" fo:padding-bottom="0cm" fo:border="0.018cm solid #000001"/>
    </style:style>
    <style:style style:name="Table330" style:family="table">
      <style:table-properties style:width="15.05cm" fo:margin-left="0.661cm" fo:margin-right="1.879cm" table:align="margins" style:writing-mode="lr-tb"/>
    </style:style>
    <style:style style:name="Table330.A" style:family="table-column">
      <style:table-column-properties style:column-width="1.18cm" style:rel-column-width="5139*"/>
    </style:style>
    <style:style style:name="Table330.B" style:family="table-column">
      <style:table-column-properties style:column-width="2.171cm" style:rel-column-width="9459*"/>
    </style:style>
    <style:style style:name="Table330.C" style:family="table-column">
      <style:table-column-properties style:column-width="2.556cm" style:rel-column-width="11132*"/>
    </style:style>
    <style:style style:name="Table330.D" style:family="table-column">
      <style:table-column-properties style:column-width="2.267cm" style:rel-column-width="9872*"/>
    </style:style>
    <style:style style:name="Table330.E" style:family="table-column">
      <style:table-column-properties style:column-width="3.567cm" style:rel-column-width="15529*"/>
    </style:style>
    <style:style style:name="Table330.F" style:family="table-column">
      <style:table-column-properties style:column-width="3.307cm" style:rel-column-width="14404*"/>
    </style:style>
    <style:style style:name="Table330.1" style:family="table-row">
      <style:table-row-properties style:keep-together="true" fo:keep-together="auto"/>
    </style:style>
    <style:style style:name="Table330.A1" style:family="table-cell">
      <style:table-cell-properties fo:padding-left="0.191cm" fo:padding-right="0.191cm" fo:padding-top="0cm" fo:padding-bottom="0cm" fo:border="0.018cm solid #00000a"/>
    </style:style>
    <style:style style:name="Table331" style:family="table">
      <style:table-properties style:width="14.97cm" fo:margin-left="0.688cm" fo:margin-right="1.931cm" table:align="margins" style:writing-mode="lr-tb"/>
    </style:style>
    <style:style style:name="Table331.A" style:family="table-column">
      <style:table-column-properties style:column-width="1.254cm" style:rel-column-width="5487*"/>
    </style:style>
    <style:style style:name="Table331.B" style:family="table-column">
      <style:table-column-properties style:column-width="2.676cm" style:rel-column-width="11713*"/>
    </style:style>
    <style:style style:name="Table331.C" style:family="table-column">
      <style:table-column-properties style:column-width="2.267cm" style:rel-column-width="9919*"/>
    </style:style>
    <style:style style:name="Table331.D" style:family="table-column">
      <style:table-column-properties style:column-width="2.531cm" style:rel-column-width="11080*"/>
    </style:style>
    <style:style style:name="Table331.E" style:family="table-column">
      <style:table-column-properties style:column-width="3.062cm" style:rel-column-width="13402*"/>
    </style:style>
    <style:style style:name="Table331.F" style:family="table-column">
      <style:table-column-properties style:column-width="3.182cm" style:rel-column-width="13934*"/>
    </style:style>
    <style:style style:name="Table331.1" style:family="table-row">
      <style:table-row-properties style:keep-together="true" fo:keep-together="auto"/>
    </style:style>
    <style:style style:name="Table331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31.B1" style:family="table-cell">
      <style:table-cell-properties fo:padding-left="0.191cm" fo:padding-right="0.191cm" fo:padding-top="0cm" fo:padding-bottom="0cm" fo:border="0.018cm solid #00000a"/>
    </style:style>
    <style:style style:name="Table331.A5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31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31.6" style:family="table-row">
      <style:table-row-properties style:min-row-height="0.589cm" style:keep-together="true" fo:keep-together="auto"/>
    </style:style>
    <style:style style:name="Table332" style:family="table">
      <style:table-properties style:width="14.997cm" fo:margin-left="0.714cm" fo:margin-right="1.879cm" table:align="margins" style:writing-mode="lr-tb"/>
    </style:style>
    <style:style style:name="Table332.A" style:family="table-column">
      <style:table-column-properties style:column-width="2.411cm" style:rel-column-width="10536*"/>
    </style:style>
    <style:style style:name="Table332.B" style:family="table-column">
      <style:table-column-properties style:column-width="2.942cm" style:rel-column-width="12854*"/>
    </style:style>
    <style:style style:name="Table332.C" style:family="table-column">
      <style:table-column-properties style:column-width="9.645cm" style:rel-column-width="42145*"/>
    </style:style>
    <style:style style:name="Table332.1" style:family="table-row">
      <style:table-row-properties style:keep-together="true" fo:keep-together="auto"/>
    </style:style>
    <style:style style:name="Table332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32.C1" style:family="table-cell">
      <style:table-cell-properties fo:padding="0cm" fo:border="none"/>
    </style:style>
    <style:style style:name="Table332.A2" style:family="table-cell">
      <style:table-cell-properties fo:padding-left="0.191cm" fo:padding-right="0.191cm" fo:padding-top="0cm" fo:padding-bottom="0cm" fo:border="0.018cm solid #00000a"/>
    </style:style>
    <style:style style:name="Table333" style:family="table">
      <style:table-properties style:width="14.97cm" fo:margin-left="0.714cm" fo:margin-right="1.905cm" table:align="margins" style:writing-mode="lr-tb"/>
    </style:style>
    <style:style style:name="Table333.A" style:family="table-column">
      <style:table-column-properties style:column-width="3.785cm" style:rel-column-width="16568*"/>
    </style:style>
    <style:style style:name="Table333.B" style:family="table-column">
      <style:table-column-properties style:column-width="11.185cm" style:rel-column-width="48967*"/>
    </style:style>
    <style:style style:name="Table333.1" style:family="table-row">
      <style:table-row-properties style:keep-together="true" fo:keep-together="auto"/>
    </style:style>
    <style:style style:name="Table333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33.A2" style:family="table-cell">
      <style:table-cell-properties fo:padding-left="0.191cm" fo:padding-right="0.191cm" fo:padding-top="0cm" fo:padding-bottom="0cm" fo:border="0.018cm solid #00000a"/>
    </style:style>
    <style:style style:name="Table333.A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34" style:family="table">
      <style:table-properties style:width="15.023cm" fo:margin-left="0.661cm" fo:margin-right="1.905cm" table:align="margins" style:writing-mode="lr-tb"/>
    </style:style>
    <style:style style:name="Table334.A" style:family="table-column">
      <style:table-column-properties style:column-width="1.349cm" style:rel-column-width="5890*"/>
    </style:style>
    <style:style style:name="Table334.B" style:family="table-column">
      <style:table-column-properties style:column-width="3.545cm" style:rel-column-width="15463*"/>
    </style:style>
    <style:style style:name="Table334.C" style:family="table-column">
      <style:table-column-properties style:column-width="4.052cm" style:rel-column-width="17672*"/>
    </style:style>
    <style:style style:name="Table334.D" style:family="table-column">
      <style:table-column-properties style:column-width="6.077cm" style:rel-column-width="26510*"/>
    </style:style>
    <style:style style:name="Table334.1" style:family="table-row">
      <style:table-row-properties style:keep-together="true" fo:keep-together="auto"/>
    </style:style>
    <style:style style:name="Table334.A1" style:family="table-cell">
      <style:table-cell-properties fo:padding-left="0.191cm" fo:padding-right="0.191cm" fo:padding-top="0cm" fo:padding-bottom="0cm" fo:border="0.018cm solid #000001"/>
    </style:style>
    <style:style style:name="Table335" style:family="table">
      <style:table-properties style:width="15.023cm" fo:margin-left="0.688cm" fo:margin-right="1.879cm" table:align="margins" style:writing-mode="lr-tb"/>
    </style:style>
    <style:style style:name="Table335.A" style:family="table-column">
      <style:table-column-properties style:column-width="1.349cm" style:rel-column-width="5890*"/>
    </style:style>
    <style:style style:name="Table335.B" style:family="table-column">
      <style:table-column-properties style:column-width="3.521cm" style:rel-column-width="15358*"/>
    </style:style>
    <style:style style:name="Table335.C" style:family="table-column">
      <style:table-column-properties style:column-width="4.052cm" style:rel-column-width="17672*"/>
    </style:style>
    <style:style style:name="Table335.D" style:family="table-column">
      <style:table-column-properties style:column-width="6.101cm" style:rel-column-width="26615*"/>
    </style:style>
    <style:style style:name="Table335.1" style:family="table-row">
      <style:table-row-properties style:keep-together="true" fo:keep-together="auto"/>
    </style:style>
    <style:style style:name="Table335.A1" style:family="table-cell">
      <style:table-cell-properties fo:padding-left="0.191cm" fo:padding-right="0.191cm" fo:padding-top="0cm" fo:padding-bottom="0cm" fo:border="0.018cm solid #000001"/>
    </style:style>
    <style:style style:name="Table336" style:family="table">
      <style:table-properties style:width="15.05cm" fo:margin-left="0.661cm" fo:margin-right="1.879cm" table:align="margins" style:writing-mode="lr-tb"/>
    </style:style>
    <style:style style:name="Table336.A" style:family="table-column">
      <style:table-column-properties style:column-width="1.18cm" style:rel-column-width="5139*"/>
    </style:style>
    <style:style style:name="Table336.B" style:family="table-column">
      <style:table-column-properties style:column-width="2.171cm" style:rel-column-width="9459*"/>
    </style:style>
    <style:style style:name="Table336.C" style:family="table-column">
      <style:table-column-properties style:column-width="2.556cm" style:rel-column-width="11132*"/>
    </style:style>
    <style:style style:name="Table336.D" style:family="table-column">
      <style:table-column-properties style:column-width="2.267cm" style:rel-column-width="9872*"/>
    </style:style>
    <style:style style:name="Table336.E" style:family="table-column">
      <style:table-column-properties style:column-width="3.567cm" style:rel-column-width="15529*"/>
    </style:style>
    <style:style style:name="Table336.F" style:family="table-column">
      <style:table-column-properties style:column-width="3.307cm" style:rel-column-width="14404*"/>
    </style:style>
    <style:style style:name="Table336.1" style:family="table-row">
      <style:table-row-properties style:keep-together="true" fo:keep-together="auto"/>
    </style:style>
    <style:style style:name="Table336.A1" style:family="table-cell">
      <style:table-cell-properties fo:padding-left="0.191cm" fo:padding-right="0.191cm" fo:padding-top="0cm" fo:padding-bottom="0cm" fo:border="0.018cm solid #00000a"/>
    </style:style>
    <style:style style:name="Table336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37" style:family="table">
      <style:table-properties style:width="14.97cm" fo:margin-left="0.688cm" fo:margin-right="1.931cm" table:align="margins" style:writing-mode="lr-tb"/>
    </style:style>
    <style:style style:name="Table337.A" style:family="table-column">
      <style:table-column-properties style:column-width="1.254cm" style:rel-column-width="5487*"/>
    </style:style>
    <style:style style:name="Table337.B" style:family="table-column">
      <style:table-column-properties style:column-width="2.676cm" style:rel-column-width="11713*"/>
    </style:style>
    <style:style style:name="Table337.C" style:family="table-column">
      <style:table-column-properties style:column-width="2.267cm" style:rel-column-width="9919*"/>
    </style:style>
    <style:style style:name="Table337.D" style:family="table-column">
      <style:table-column-properties style:column-width="2.531cm" style:rel-column-width="11080*"/>
    </style:style>
    <style:style style:name="Table337.E" style:family="table-column">
      <style:table-column-properties style:column-width="3.062cm" style:rel-column-width="13402*"/>
    </style:style>
    <style:style style:name="Table337.F" style:family="table-column">
      <style:table-column-properties style:column-width="3.182cm" style:rel-column-width="13934*"/>
    </style:style>
    <style:style style:name="Table337.1" style:family="table-row">
      <style:table-row-properties style:keep-together="true" fo:keep-together="auto"/>
    </style:style>
    <style:style style:name="Table337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37.B1" style:family="table-cell">
      <style:table-cell-properties fo:padding-left="0.191cm" fo:padding-right="0.191cm" fo:padding-top="0cm" fo:padding-bottom="0cm" fo:border="0.018cm solid #00000a"/>
    </style:style>
    <style:style style:name="Table337.A5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37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37.6" style:family="table-row">
      <style:table-row-properties style:min-row-height="0.589cm" style:keep-together="true" fo:keep-together="auto"/>
    </style:style>
    <style:style style:name="Table338" style:family="table">
      <style:table-properties style:width="14.997cm" fo:margin-left="0.714cm" fo:margin-right="1.879cm" table:align="margins" style:writing-mode="lr-tb"/>
    </style:style>
    <style:style style:name="Table338.A" style:family="table-column">
      <style:table-column-properties style:column-width="2.411cm" style:rel-column-width="10536*"/>
    </style:style>
    <style:style style:name="Table338.B" style:family="table-column">
      <style:table-column-properties style:column-width="2.942cm" style:rel-column-width="12854*"/>
    </style:style>
    <style:style style:name="Table338.C" style:family="table-column">
      <style:table-column-properties style:column-width="9.645cm" style:rel-column-width="42145*"/>
    </style:style>
    <style:style style:name="Table338.1" style:family="table-row">
      <style:table-row-properties style:keep-together="true" fo:keep-together="auto"/>
    </style:style>
    <style:style style:name="Table338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38.C1" style:family="table-cell">
      <style:table-cell-properties fo:padding="0cm" fo:border="none"/>
    </style:style>
    <style:style style:name="Table338.A2" style:family="table-cell">
      <style:table-cell-properties fo:padding-left="0.191cm" fo:padding-right="0.191cm" fo:padding-top="0cm" fo:padding-bottom="0cm" fo:border="0.018cm solid #00000a"/>
    </style:style>
    <style:style style:name="Table338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39" style:family="table">
      <style:table-properties style:width="14.97cm" fo:margin-left="0.714cm" fo:margin-right="1.905cm" table:align="margins" style:writing-mode="lr-tb"/>
    </style:style>
    <style:style style:name="Table339.A" style:family="table-column">
      <style:table-column-properties style:column-width="3.785cm" style:rel-column-width="16568*"/>
    </style:style>
    <style:style style:name="Table339.B" style:family="table-column">
      <style:table-column-properties style:column-width="11.185cm" style:rel-column-width="48967*"/>
    </style:style>
    <style:style style:name="Table339.1" style:family="table-row">
      <style:table-row-properties style:keep-together="true" fo:keep-together="auto"/>
    </style:style>
    <style:style style:name="Table339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39.A2" style:family="table-cell">
      <style:table-cell-properties fo:padding-left="0.191cm" fo:padding-right="0.191cm" fo:padding-top="0cm" fo:padding-bottom="0cm" fo:border="0.018cm solid #00000a"/>
    </style:style>
    <style:style style:name="Table340" style:family="table">
      <style:table-properties style:width="15.023cm" fo:margin-left="0.661cm" fo:margin-right="1.905cm" table:align="margins" style:writing-mode="lr-tb"/>
    </style:style>
    <style:style style:name="Table340.A" style:family="table-column">
      <style:table-column-properties style:column-width="1.349cm" style:rel-column-width="5890*"/>
    </style:style>
    <style:style style:name="Table340.B" style:family="table-column">
      <style:table-column-properties style:column-width="3.545cm" style:rel-column-width="15463*"/>
    </style:style>
    <style:style style:name="Table340.C" style:family="table-column">
      <style:table-column-properties style:column-width="4.052cm" style:rel-column-width="17672*"/>
    </style:style>
    <style:style style:name="Table340.D" style:family="table-column">
      <style:table-column-properties style:column-width="6.077cm" style:rel-column-width="26510*"/>
    </style:style>
    <style:style style:name="Table340.1" style:family="table-row">
      <style:table-row-properties style:keep-together="true" fo:keep-together="auto"/>
    </style:style>
    <style:style style:name="Table340.A1" style:family="table-cell">
      <style:table-cell-properties fo:padding-left="0.191cm" fo:padding-right="0.191cm" fo:padding-top="0cm" fo:padding-bottom="0cm" fo:border="0.018cm solid #000001"/>
    </style:style>
    <style:style style:name="Table341" style:family="table">
      <style:table-properties style:width="15.023cm" fo:margin-left="0.688cm" fo:margin-right="1.879cm" table:align="margins" style:writing-mode="lr-tb"/>
    </style:style>
    <style:style style:name="Table341.A" style:family="table-column">
      <style:table-column-properties style:column-width="1.349cm" style:rel-column-width="5890*"/>
    </style:style>
    <style:style style:name="Table341.B" style:family="table-column">
      <style:table-column-properties style:column-width="3.521cm" style:rel-column-width="15358*"/>
    </style:style>
    <style:style style:name="Table341.C" style:family="table-column">
      <style:table-column-properties style:column-width="4.052cm" style:rel-column-width="17672*"/>
    </style:style>
    <style:style style:name="Table341.D" style:family="table-column">
      <style:table-column-properties style:column-width="6.101cm" style:rel-column-width="26615*"/>
    </style:style>
    <style:style style:name="Table341.1" style:family="table-row">
      <style:table-row-properties style:keep-together="true" fo:keep-together="auto"/>
    </style:style>
    <style:style style:name="Table341.A1" style:family="table-cell">
      <style:table-cell-properties fo:padding-left="0.191cm" fo:padding-right="0.191cm" fo:padding-top="0cm" fo:padding-bottom="0cm" fo:border="0.018cm solid #000001"/>
    </style:style>
    <style:style style:name="Table342" style:family="table">
      <style:table-properties style:width="15.05cm" fo:margin-left="0.661cm" fo:margin-right="1.879cm" table:align="margins" style:writing-mode="lr-tb"/>
    </style:style>
    <style:style style:name="Table342.A" style:family="table-column">
      <style:table-column-properties style:column-width="1.18cm" style:rel-column-width="5139*"/>
    </style:style>
    <style:style style:name="Table342.B" style:family="table-column">
      <style:table-column-properties style:column-width="2.171cm" style:rel-column-width="9459*"/>
    </style:style>
    <style:style style:name="Table342.C" style:family="table-column">
      <style:table-column-properties style:column-width="2.556cm" style:rel-column-width="11132*"/>
    </style:style>
    <style:style style:name="Table342.D" style:family="table-column">
      <style:table-column-properties style:column-width="2.267cm" style:rel-column-width="9872*"/>
    </style:style>
    <style:style style:name="Table342.E" style:family="table-column">
      <style:table-column-properties style:column-width="3.567cm" style:rel-column-width="15529*"/>
    </style:style>
    <style:style style:name="Table342.F" style:family="table-column">
      <style:table-column-properties style:column-width="3.307cm" style:rel-column-width="14404*"/>
    </style:style>
    <style:style style:name="Table342.1" style:family="table-row">
      <style:table-row-properties style:keep-together="true" fo:keep-together="auto"/>
    </style:style>
    <style:style style:name="Table342.A1" style:family="table-cell">
      <style:table-cell-properties fo:padding-left="0.191cm" fo:padding-right="0.191cm" fo:padding-top="0cm" fo:padding-bottom="0cm" fo:border="0.018cm solid #00000a"/>
    </style:style>
    <style:style style:name="Table343" style:family="table">
      <style:table-properties style:width="14.97cm" fo:margin-left="0.688cm" fo:margin-right="1.931cm" table:align="margins" style:writing-mode="lr-tb"/>
    </style:style>
    <style:style style:name="Table343.A" style:family="table-column">
      <style:table-column-properties style:column-width="1.205cm" style:rel-column-width="5276*"/>
    </style:style>
    <style:style style:name="Table343.B" style:family="table-column">
      <style:table-column-properties style:column-width="2.965cm" style:rel-column-width="12980*"/>
    </style:style>
    <style:style style:name="Table343.C" style:family="table-column">
      <style:table-column-properties style:column-width="3.157cm" style:rel-column-width="13824*"/>
    </style:style>
    <style:style style:name="Table343.D" style:family="table-column">
      <style:table-column-properties style:column-width="2.94cm" style:rel-column-width="12874*"/>
    </style:style>
    <style:style style:name="Table343.E" style:family="table-column">
      <style:table-column-properties style:column-width="1.88cm" style:rel-column-width="8231*"/>
    </style:style>
    <style:style style:name="Table343.F" style:family="table-column">
      <style:table-column-properties style:column-width="2.82cm" style:rel-column-width="12350*"/>
    </style:style>
    <style:style style:name="Table343.1" style:family="table-row">
      <style:table-row-properties style:keep-together="true" fo:keep-together="auto"/>
    </style:style>
    <style:style style:name="Table343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43.B1" style:family="table-cell">
      <style:table-cell-properties fo:padding-left="0.191cm" fo:padding-right="0.191cm" fo:padding-top="0cm" fo:padding-bottom="0cm" fo:border="0.018cm solid #00000a"/>
    </style:style>
    <style:style style:name="Table343.A5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43.B5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43.7" style:family="table-row">
      <style:table-row-properties style:min-row-height="0.589cm" style:keep-together="true" fo:keep-together="auto"/>
    </style:style>
    <style:style style:name="Table344" style:family="table">
      <style:table-properties style:width="14.997cm" fo:margin-left="0.714cm" fo:margin-right="1.879cm" table:align="margins" style:writing-mode="lr-tb"/>
    </style:style>
    <style:style style:name="Table344.A" style:family="table-column">
      <style:table-column-properties style:column-width="2.411cm" style:rel-column-width="10536*"/>
    </style:style>
    <style:style style:name="Table344.B" style:family="table-column">
      <style:table-column-properties style:column-width="2.942cm" style:rel-column-width="12854*"/>
    </style:style>
    <style:style style:name="Table344.C" style:family="table-column">
      <style:table-column-properties style:column-width="9.645cm" style:rel-column-width="42145*"/>
    </style:style>
    <style:style style:name="Table344.1" style:family="table-row">
      <style:table-row-properties style:keep-together="true" fo:keep-together="auto"/>
    </style:style>
    <style:style style:name="Table344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44.C1" style:family="table-cell">
      <style:table-cell-properties fo:padding="0cm" fo:border="none"/>
    </style:style>
    <style:style style:name="Table344.A2" style:family="table-cell">
      <style:table-cell-properties fo:padding-left="0.191cm" fo:padding-right="0.191cm" fo:padding-top="0cm" fo:padding-bottom="0cm" fo:border="0.018cm solid #00000a"/>
    </style:style>
    <style:style style:name="Table344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45" style:family="table">
      <style:table-properties style:width="14.97cm" fo:margin-left="0.714cm" fo:margin-right="1.905cm" table:align="margins" style:writing-mode="lr-tb"/>
    </style:style>
    <style:style style:name="Table345.A" style:family="table-column">
      <style:table-column-properties style:column-width="3.785cm" style:rel-column-width="16568*"/>
    </style:style>
    <style:style style:name="Table345.B" style:family="table-column">
      <style:table-column-properties style:column-width="11.185cm" style:rel-column-width="48967*"/>
    </style:style>
    <style:style style:name="Table345.1" style:family="table-row">
      <style:table-row-properties style:keep-together="true" fo:keep-together="auto"/>
    </style:style>
    <style:style style:name="Table345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45.A2" style:family="table-cell">
      <style:table-cell-properties fo:padding-left="0.191cm" fo:padding-right="0.191cm" fo:padding-top="0cm" fo:padding-bottom="0cm" fo:border="0.018cm solid #00000a"/>
    </style:style>
    <style:style style:name="Table346" style:family="table">
      <style:table-properties style:width="15.023cm" fo:margin-left="0.661cm" fo:margin-right="1.905cm" table:align="margins" style:writing-mode="lr-tb"/>
    </style:style>
    <style:style style:name="Table346.A" style:family="table-column">
      <style:table-column-properties style:column-width="1.349cm" style:rel-column-width="5883*"/>
    </style:style>
    <style:style style:name="Table346.B" style:family="table-column">
      <style:table-column-properties style:column-width="3.667cm" style:rel-column-width="15996*"/>
    </style:style>
    <style:style style:name="Table346.C" style:family="table-column">
      <style:table-column-properties style:column-width="3.928cm" style:rel-column-width="17139*"/>
    </style:style>
    <style:style style:name="Table346.D" style:family="table-column">
      <style:table-column-properties style:column-width="6.078cm" style:rel-column-width="26517*"/>
    </style:style>
    <style:style style:name="Table346.1" style:family="table-row">
      <style:table-row-properties style:keep-together="true" fo:keep-together="auto"/>
    </style:style>
    <style:style style:name="Table346.A1" style:family="table-cell">
      <style:table-cell-properties fo:padding-left="0.191cm" fo:padding-right="0.191cm" fo:padding-top="0cm" fo:padding-bottom="0cm" fo:border="0.018cm solid #000001"/>
    </style:style>
    <style:style style:name="Table347" style:family="table">
      <style:table-properties style:width="15.023cm" fo:margin-left="0.688cm" fo:margin-right="1.879cm" table:align="margins" style:writing-mode="lr-tb"/>
    </style:style>
    <style:style style:name="Table347.A" style:family="table-column">
      <style:table-column-properties style:column-width="1.349cm" style:rel-column-width="5883*"/>
    </style:style>
    <style:style style:name="Table347.B" style:family="table-column">
      <style:table-column-properties style:column-width="3.764cm" style:rel-column-width="16417*"/>
    </style:style>
    <style:style style:name="Table347.C" style:family="table-column">
      <style:table-column-properties style:column-width="4.002cm" style:rel-column-width="17461*"/>
    </style:style>
    <style:style style:name="Table347.D" style:family="table-column">
      <style:table-column-properties style:column-width="5.909cm" style:rel-column-width="25774*"/>
    </style:style>
    <style:style style:name="Table347.1" style:family="table-row">
      <style:table-row-properties style:keep-together="true" fo:keep-together="auto"/>
    </style:style>
    <style:style style:name="Table347.A1" style:family="table-cell">
      <style:table-cell-properties fo:padding-left="0.191cm" fo:padding-right="0.191cm" fo:padding-top="0cm" fo:padding-bottom="0cm" fo:border="0.018cm solid #000001"/>
    </style:style>
    <style:style style:name="Table348" style:family="table">
      <style:table-properties style:width="15.05cm" fo:margin-left="0.661cm" fo:margin-right="1.879cm" table:align="margins" style:writing-mode="lr-tb"/>
    </style:style>
    <style:style style:name="Table348.A" style:family="table-column">
      <style:table-column-properties style:column-width="1.18cm" style:rel-column-width="5139*"/>
    </style:style>
    <style:style style:name="Table348.B" style:family="table-column">
      <style:table-column-properties style:column-width="2.171cm" style:rel-column-width="9459*"/>
    </style:style>
    <style:style style:name="Table348.C" style:family="table-column">
      <style:table-column-properties style:column-width="2.556cm" style:rel-column-width="11132*"/>
    </style:style>
    <style:style style:name="Table348.D" style:family="table-column">
      <style:table-column-properties style:column-width="2.267cm" style:rel-column-width="9872*"/>
    </style:style>
    <style:style style:name="Table348.E" style:family="table-column">
      <style:table-column-properties style:column-width="3.567cm" style:rel-column-width="15529*"/>
    </style:style>
    <style:style style:name="Table348.F" style:family="table-column">
      <style:table-column-properties style:column-width="3.307cm" style:rel-column-width="14404*"/>
    </style:style>
    <style:style style:name="Table348.1" style:family="table-row">
      <style:table-row-properties style:keep-together="true" fo:keep-together="auto"/>
    </style:style>
    <style:style style:name="Table348.A1" style:family="table-cell">
      <style:table-cell-properties fo:padding-left="0.191cm" fo:padding-right="0.191cm" fo:padding-top="0cm" fo:padding-bottom="0cm" fo:border="0.018cm solid #00000a"/>
    </style:style>
    <style:style style:name="Table348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49" style:family="table">
      <style:table-properties style:width="14.97cm" fo:margin-left="0.688cm" fo:margin-right="1.931cm" table:align="margins" style:writing-mode="lr-tb"/>
    </style:style>
    <style:style style:name="Table349.A" style:family="table-column">
      <style:table-column-properties style:column-width="1.254cm" style:rel-column-width="5487*"/>
    </style:style>
    <style:style style:name="Table349.B" style:family="table-column">
      <style:table-column-properties style:column-width="2.676cm" style:rel-column-width="11713*"/>
    </style:style>
    <style:style style:name="Table349.C" style:family="table-column">
      <style:table-column-properties style:column-width="2.267cm" style:rel-column-width="9919*"/>
    </style:style>
    <style:style style:name="Table349.D" style:family="table-column">
      <style:table-column-properties style:column-width="2.531cm" style:rel-column-width="11080*"/>
    </style:style>
    <style:style style:name="Table349.E" style:family="table-column">
      <style:table-column-properties style:column-width="3.062cm" style:rel-column-width="13402*"/>
    </style:style>
    <style:style style:name="Table349.F" style:family="table-column">
      <style:table-column-properties style:column-width="3.182cm" style:rel-column-width="13934*"/>
    </style:style>
    <style:style style:name="Table349.1" style:family="table-row">
      <style:table-row-properties style:keep-together="true" fo:keep-together="auto"/>
    </style:style>
    <style:style style:name="Table349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49.B1" style:family="table-cell">
      <style:table-cell-properties fo:padding-left="0.191cm" fo:padding-right="0.191cm" fo:padding-top="0cm" fo:padding-bottom="0cm" fo:border="0.018cm solid #00000a"/>
    </style:style>
    <style:style style:name="Table349.A4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49.B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49.5" style:family="table-row">
      <style:table-row-properties style:min-row-height="0.589cm" style:keep-together="true" fo:keep-together="auto"/>
    </style:style>
    <style:style style:name="Table350" style:family="table">
      <style:table-properties style:width="14.997cm" fo:margin-left="0.714cm" fo:margin-right="1.879cm" table:align="margins" style:writing-mode="lr-tb"/>
    </style:style>
    <style:style style:name="Table350.A" style:family="table-column">
      <style:table-column-properties style:column-width="2.411cm" style:rel-column-width="10536*"/>
    </style:style>
    <style:style style:name="Table350.B" style:family="table-column">
      <style:table-column-properties style:column-width="2.942cm" style:rel-column-width="12854*"/>
    </style:style>
    <style:style style:name="Table350.C" style:family="table-column">
      <style:table-column-properties style:column-width="9.645cm" style:rel-column-width="42145*"/>
    </style:style>
    <style:style style:name="Table350.1" style:family="table-row">
      <style:table-row-properties style:keep-together="true" fo:keep-together="auto"/>
    </style:style>
    <style:style style:name="Table350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50.C1" style:family="table-cell">
      <style:table-cell-properties fo:padding="0cm" fo:border="none"/>
    </style:style>
    <style:style style:name="Table350.A2" style:family="table-cell">
      <style:table-cell-properties fo:padding-left="0.191cm" fo:padding-right="0.191cm" fo:padding-top="0cm" fo:padding-bottom="0cm" fo:border="0.018cm solid #00000a"/>
    </style:style>
    <style:style style:name="Table350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51" style:family="table">
      <style:table-properties style:width="14.97cm" fo:margin-left="0.714cm" fo:margin-right="1.905cm" table:align="margins" style:writing-mode="lr-tb"/>
    </style:style>
    <style:style style:name="Table351.A" style:family="table-column">
      <style:table-column-properties style:column-width="3.785cm" style:rel-column-width="16568*"/>
    </style:style>
    <style:style style:name="Table351.B" style:family="table-column">
      <style:table-column-properties style:column-width="11.185cm" style:rel-column-width="48967*"/>
    </style:style>
    <style:style style:name="Table351.1" style:family="table-row">
      <style:table-row-properties style:keep-together="true" fo:keep-together="auto"/>
    </style:style>
    <style:style style:name="Table351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51.A2" style:family="table-cell">
      <style:table-cell-properties fo:padding-left="0.191cm" fo:padding-right="0.191cm" fo:padding-top="0cm" fo:padding-bottom="0cm" fo:border="0.018cm solid #00000a"/>
    </style:style>
    <style:style style:name="Table352" style:family="table">
      <style:table-properties style:width="15.023cm" fo:margin-left="0.661cm" fo:margin-right="1.905cm" table:align="margins" style:writing-mode="lr-tb"/>
    </style:style>
    <style:style style:name="Table352.A" style:family="table-column">
      <style:table-column-properties style:column-width="1.349cm" style:rel-column-width="5890*"/>
    </style:style>
    <style:style style:name="Table352.B" style:family="table-column">
      <style:table-column-properties style:column-width="3.545cm" style:rel-column-width="15463*"/>
    </style:style>
    <style:style style:name="Table352.C" style:family="table-column">
      <style:table-column-properties style:column-width="4.052cm" style:rel-column-width="17672*"/>
    </style:style>
    <style:style style:name="Table352.D" style:family="table-column">
      <style:table-column-properties style:column-width="6.077cm" style:rel-column-width="26510*"/>
    </style:style>
    <style:style style:name="Table352.1" style:family="table-row">
      <style:table-row-properties style:keep-together="true" fo:keep-together="auto"/>
    </style:style>
    <style:style style:name="Table352.A1" style:family="table-cell">
      <style:table-cell-properties fo:padding-left="0.191cm" fo:padding-right="0.191cm" fo:padding-top="0cm" fo:padding-bottom="0cm" fo:border="0.018cm solid #000001"/>
    </style:style>
    <style:style style:name="Table353" style:family="table">
      <style:table-properties style:width="15.023cm" fo:margin-left="0.688cm" fo:margin-right="1.879cm" table:align="margins" style:writing-mode="lr-tb"/>
    </style:style>
    <style:style style:name="Table353.A" style:family="table-column">
      <style:table-column-properties style:column-width="1.349cm" style:rel-column-width="5890*"/>
    </style:style>
    <style:style style:name="Table353.B" style:family="table-column">
      <style:table-column-properties style:column-width="3.521cm" style:rel-column-width="15358*"/>
    </style:style>
    <style:style style:name="Table353.C" style:family="table-column">
      <style:table-column-properties style:column-width="4.052cm" style:rel-column-width="17672*"/>
    </style:style>
    <style:style style:name="Table353.D" style:family="table-column">
      <style:table-column-properties style:column-width="6.101cm" style:rel-column-width="26615*"/>
    </style:style>
    <style:style style:name="Table353.1" style:family="table-row">
      <style:table-row-properties style:keep-together="true" fo:keep-together="auto"/>
    </style:style>
    <style:style style:name="Table353.A1" style:family="table-cell">
      <style:table-cell-properties fo:padding-left="0.191cm" fo:padding-right="0.191cm" fo:padding-top="0cm" fo:padding-bottom="0cm" fo:border="0.018cm solid #000001"/>
    </style:style>
    <style:style style:name="Table354" style:family="table">
      <style:table-properties style:width="15.05cm" fo:margin-left="0.661cm" fo:margin-right="1.879cm" table:align="margins" style:writing-mode="lr-tb"/>
    </style:style>
    <style:style style:name="Table354.A" style:family="table-column">
      <style:table-column-properties style:column-width="1.18cm" style:rel-column-width="5139*"/>
    </style:style>
    <style:style style:name="Table354.B" style:family="table-column">
      <style:table-column-properties style:column-width="2.171cm" style:rel-column-width="9459*"/>
    </style:style>
    <style:style style:name="Table354.C" style:family="table-column">
      <style:table-column-properties style:column-width="2.556cm" style:rel-column-width="11132*"/>
    </style:style>
    <style:style style:name="Table354.D" style:family="table-column">
      <style:table-column-properties style:column-width="2.267cm" style:rel-column-width="9872*"/>
    </style:style>
    <style:style style:name="Table354.E" style:family="table-column">
      <style:table-column-properties style:column-width="3.567cm" style:rel-column-width="15529*"/>
    </style:style>
    <style:style style:name="Table354.F" style:family="table-column">
      <style:table-column-properties style:column-width="3.307cm" style:rel-column-width="14404*"/>
    </style:style>
    <style:style style:name="Table354.1" style:family="table-row">
      <style:table-row-properties style:keep-together="true" fo:keep-together="auto"/>
    </style:style>
    <style:style style:name="Table354.A1" style:family="table-cell">
      <style:table-cell-properties fo:padding-left="0.191cm" fo:padding-right="0.191cm" fo:padding-top="0cm" fo:padding-bottom="0cm" fo:border="0.018cm solid #00000a"/>
    </style:style>
    <style:style style:name="Table355" style:family="table">
      <style:table-properties style:width="14.97cm" fo:margin-left="0.688cm" fo:margin-right="1.931cm" table:align="margins" style:writing-mode="lr-tb"/>
    </style:style>
    <style:style style:name="Table355.A" style:family="table-column">
      <style:table-column-properties style:column-width="1.254cm" style:rel-column-width="5487*"/>
    </style:style>
    <style:style style:name="Table355.B" style:family="table-column">
      <style:table-column-properties style:column-width="2.676cm" style:rel-column-width="11713*"/>
    </style:style>
    <style:style style:name="Table355.C" style:family="table-column">
      <style:table-column-properties style:column-width="2.267cm" style:rel-column-width="9919*"/>
    </style:style>
    <style:style style:name="Table355.D" style:family="table-column">
      <style:table-column-properties style:column-width="2.531cm" style:rel-column-width="11080*"/>
    </style:style>
    <style:style style:name="Table355.E" style:family="table-column">
      <style:table-column-properties style:column-width="3.062cm" style:rel-column-width="13402*"/>
    </style:style>
    <style:style style:name="Table355.F" style:family="table-column">
      <style:table-column-properties style:column-width="3.182cm" style:rel-column-width="13934*"/>
    </style:style>
    <style:style style:name="Table355.1" style:family="table-row">
      <style:table-row-properties style:keep-together="true" fo:keep-together="auto"/>
    </style:style>
    <style:style style:name="Table355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55.B1" style:family="table-cell">
      <style:table-cell-properties fo:padding-left="0.191cm" fo:padding-right="0.191cm" fo:padding-top="0cm" fo:padding-bottom="0cm" fo:border="0.018cm solid #00000a"/>
    </style:style>
    <style:style style:name="Table355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55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55.6" style:family="table-row">
      <style:table-row-properties style:min-row-height="0.589cm" style:keep-together="true" fo:keep-together="auto"/>
    </style:style>
    <style:style style:name="Table356" style:family="table">
      <style:table-properties style:width="14.997cm" fo:margin-left="0.714cm" fo:margin-right="1.879cm" table:align="margins" style:writing-mode="lr-tb"/>
    </style:style>
    <style:style style:name="Table356.A" style:family="table-column">
      <style:table-column-properties style:column-width="2.411cm" style:rel-column-width="10536*"/>
    </style:style>
    <style:style style:name="Table356.B" style:family="table-column">
      <style:table-column-properties style:column-width="2.942cm" style:rel-column-width="12854*"/>
    </style:style>
    <style:style style:name="Table356.C" style:family="table-column">
      <style:table-column-properties style:column-width="9.645cm" style:rel-column-width="42145*"/>
    </style:style>
    <style:style style:name="Table356.1" style:family="table-row">
      <style:table-row-properties style:keep-together="true" fo:keep-together="auto"/>
    </style:style>
    <style:style style:name="Table356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56.C1" style:family="table-cell">
      <style:table-cell-properties fo:padding="0cm" fo:border="none"/>
    </style:style>
    <style:style style:name="Table356.A2" style:family="table-cell">
      <style:table-cell-properties fo:padding-left="0.191cm" fo:padding-right="0.191cm" fo:padding-top="0cm" fo:padding-bottom="0cm" fo:border="0.018cm solid #00000a"/>
    </style:style>
    <style:style style:name="Table356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57" style:family="table">
      <style:table-properties style:width="14.97cm" fo:margin-left="0.714cm" fo:margin-right="1.905cm" table:align="margins" style:writing-mode="lr-tb"/>
    </style:style>
    <style:style style:name="Table357.A" style:family="table-column">
      <style:table-column-properties style:column-width="3.785cm" style:rel-column-width="16568*"/>
    </style:style>
    <style:style style:name="Table357.B" style:family="table-column">
      <style:table-column-properties style:column-width="11.185cm" style:rel-column-width="48967*"/>
    </style:style>
    <style:style style:name="Table357.1" style:family="table-row">
      <style:table-row-properties style:keep-together="true" fo:keep-together="auto"/>
    </style:style>
    <style:style style:name="Table357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57.A2" style:family="table-cell">
      <style:table-cell-properties fo:padding-left="0.191cm" fo:padding-right="0.191cm" fo:padding-top="0cm" fo:padding-bottom="0cm" fo:border="0.018cm solid #00000a"/>
    </style:style>
    <style:style style:name="Table358" style:family="table">
      <style:table-properties style:width="15.023cm" fo:margin-left="0.661cm" fo:margin-right="1.905cm" table:align="margins" style:writing-mode="lr-tb"/>
    </style:style>
    <style:style style:name="Table358.A" style:family="table-column">
      <style:table-column-properties style:column-width="1.349cm" style:rel-column-width="5890*"/>
    </style:style>
    <style:style style:name="Table358.B" style:family="table-column">
      <style:table-column-properties style:column-width="3.545cm" style:rel-column-width="15463*"/>
    </style:style>
    <style:style style:name="Table358.C" style:family="table-column">
      <style:table-column-properties style:column-width="4.052cm" style:rel-column-width="17672*"/>
    </style:style>
    <style:style style:name="Table358.D" style:family="table-column">
      <style:table-column-properties style:column-width="6.077cm" style:rel-column-width="26510*"/>
    </style:style>
    <style:style style:name="Table358.1" style:family="table-row">
      <style:table-row-properties style:keep-together="true" fo:keep-together="auto"/>
    </style:style>
    <style:style style:name="Table358.A1" style:family="table-cell">
      <style:table-cell-properties fo:padding-left="0.191cm" fo:padding-right="0.191cm" fo:padding-top="0cm" fo:padding-bottom="0cm" fo:border="0.018cm solid #000001"/>
    </style:style>
    <style:style style:name="Table359" style:family="table">
      <style:table-properties style:width="15.023cm" fo:margin-left="0.688cm" fo:margin-right="1.879cm" table:align="margins" style:writing-mode="lr-tb"/>
    </style:style>
    <style:style style:name="Table359.A" style:family="table-column">
      <style:table-column-properties style:column-width="1.349cm" style:rel-column-width="5890*"/>
    </style:style>
    <style:style style:name="Table359.B" style:family="table-column">
      <style:table-column-properties style:column-width="3.521cm" style:rel-column-width="15358*"/>
    </style:style>
    <style:style style:name="Table359.C" style:family="table-column">
      <style:table-column-properties style:column-width="4.052cm" style:rel-column-width="17672*"/>
    </style:style>
    <style:style style:name="Table359.D" style:family="table-column">
      <style:table-column-properties style:column-width="6.101cm" style:rel-column-width="26615*"/>
    </style:style>
    <style:style style:name="Table359.1" style:family="table-row">
      <style:table-row-properties style:keep-together="true" fo:keep-together="auto"/>
    </style:style>
    <style:style style:name="Table359.A1" style:family="table-cell">
      <style:table-cell-properties fo:padding-left="0.191cm" fo:padding-right="0.191cm" fo:padding-top="0cm" fo:padding-bottom="0cm" fo:border="0.018cm solid #000001"/>
    </style:style>
    <style:style style:name="Table360" style:family="table">
      <style:table-properties style:width="15.05cm" fo:margin-left="0.661cm" fo:margin-right="1.879cm" table:align="margins" style:writing-mode="lr-tb"/>
    </style:style>
    <style:style style:name="Table360.A" style:family="table-column">
      <style:table-column-properties style:column-width="1.18cm" style:rel-column-width="5139*"/>
    </style:style>
    <style:style style:name="Table360.B" style:family="table-column">
      <style:table-column-properties style:column-width="2.171cm" style:rel-column-width="9459*"/>
    </style:style>
    <style:style style:name="Table360.C" style:family="table-column">
      <style:table-column-properties style:column-width="2.556cm" style:rel-column-width="11132*"/>
    </style:style>
    <style:style style:name="Table360.D" style:family="table-column">
      <style:table-column-properties style:column-width="2.267cm" style:rel-column-width="9872*"/>
    </style:style>
    <style:style style:name="Table360.E" style:family="table-column">
      <style:table-column-properties style:column-width="3.567cm" style:rel-column-width="15529*"/>
    </style:style>
    <style:style style:name="Table360.F" style:family="table-column">
      <style:table-column-properties style:column-width="3.307cm" style:rel-column-width="14404*"/>
    </style:style>
    <style:style style:name="Table360.1" style:family="table-row">
      <style:table-row-properties style:keep-together="true" fo:keep-together="auto"/>
    </style:style>
    <style:style style:name="Table360.A1" style:family="table-cell">
      <style:table-cell-properties fo:padding-left="0.191cm" fo:padding-right="0.191cm" fo:padding-top="0cm" fo:padding-bottom="0cm" fo:border="0.018cm solid #00000a"/>
    </style:style>
    <style:style style:name="Table360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61" style:family="table">
      <style:table-properties style:width="14.97cm" fo:margin-left="0.688cm" fo:margin-right="1.931cm" table:align="margins" style:writing-mode="lr-tb"/>
    </style:style>
    <style:style style:name="Table361.A" style:family="table-column">
      <style:table-column-properties style:column-width="1.252cm" style:rel-column-width="5480*"/>
    </style:style>
    <style:style style:name="Table361.B" style:family="table-column">
      <style:table-column-properties style:column-width="2.676cm" style:rel-column-width="11713*"/>
    </style:style>
    <style:style style:name="Table361.C" style:family="table-column">
      <style:table-column-properties style:column-width="2.919cm" style:rel-column-width="12776*"/>
    </style:style>
    <style:style style:name="Table361.D" style:family="table-column">
      <style:table-column-properties style:column-width="2.82cm" style:rel-column-width="12347*"/>
    </style:style>
    <style:style style:name="Table361.E" style:family="table-column">
      <style:table-column-properties style:column-width="2.12cm" style:rel-column-width="9279*"/>
    </style:style>
    <style:style style:name="Table361.F" style:family="table-column">
      <style:table-column-properties style:column-width="3.184cm" style:rel-column-width="13940*"/>
    </style:style>
    <style:style style:name="Table361.1" style:family="table-row">
      <style:table-row-properties style:keep-together="true" fo:keep-together="auto"/>
    </style:style>
    <style:style style:name="Table361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61.B1" style:family="table-cell">
      <style:table-cell-properties fo:padding-left="0.191cm" fo:padding-right="0.191cm" fo:padding-top="0cm" fo:padding-bottom="0cm" fo:border="0.018cm solid #00000a"/>
    </style:style>
    <style:style style:name="Table361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61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61.6" style:family="table-row">
      <style:table-row-properties style:min-row-height="0.589cm" style:keep-together="true" fo:keep-together="auto"/>
    </style:style>
    <style:style style:name="Table362" style:family="table">
      <style:table-properties style:width="14.997cm" fo:margin-left="0.714cm" fo:margin-right="1.879cm" table:align="margins" style:writing-mode="lr-tb"/>
    </style:style>
    <style:style style:name="Table362.A" style:family="table-column">
      <style:table-column-properties style:column-width="2.411cm" style:rel-column-width="10536*"/>
    </style:style>
    <style:style style:name="Table362.B" style:family="table-column">
      <style:table-column-properties style:column-width="2.942cm" style:rel-column-width="12854*"/>
    </style:style>
    <style:style style:name="Table362.C" style:family="table-column">
      <style:table-column-properties style:column-width="9.645cm" style:rel-column-width="42145*"/>
    </style:style>
    <style:style style:name="Table362.1" style:family="table-row">
      <style:table-row-properties style:keep-together="true" fo:keep-together="auto"/>
    </style:style>
    <style:style style:name="Table362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62.C1" style:family="table-cell">
      <style:table-cell-properties fo:padding="0cm" fo:border="none"/>
    </style:style>
    <style:style style:name="Table362.A2" style:family="table-cell">
      <style:table-cell-properties fo:padding-left="0.191cm" fo:padding-right="0.191cm" fo:padding-top="0cm" fo:padding-bottom="0cm" fo:border="0.018cm solid #00000a"/>
    </style:style>
    <style:style style:name="Table363" style:family="table">
      <style:table-properties style:width="14.97cm" fo:margin-left="0.714cm" fo:margin-right="1.905cm" table:align="margins" style:writing-mode="lr-tb"/>
    </style:style>
    <style:style style:name="Table363.A" style:family="table-column">
      <style:table-column-properties style:column-width="3.785cm" style:rel-column-width="16568*"/>
    </style:style>
    <style:style style:name="Table363.B" style:family="table-column">
      <style:table-column-properties style:column-width="11.185cm" style:rel-column-width="48967*"/>
    </style:style>
    <style:style style:name="Table363.1" style:family="table-row">
      <style:table-row-properties style:keep-together="true" fo:keep-together="auto"/>
    </style:style>
    <style:style style:name="Table363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63.A2" style:family="table-cell">
      <style:table-cell-properties fo:padding-left="0.191cm" fo:padding-right="0.191cm" fo:padding-top="0cm" fo:padding-bottom="0cm" fo:border="0.018cm solid #00000a"/>
    </style:style>
    <style:style style:name="Table364" style:family="table">
      <style:table-properties style:width="15.023cm" fo:margin-left="0.661cm" fo:margin-right="1.905cm" table:align="margins" style:writing-mode="lr-tb"/>
    </style:style>
    <style:style style:name="Table364.A" style:family="table-column">
      <style:table-column-properties style:column-width="1.349cm" style:rel-column-width="5890*"/>
    </style:style>
    <style:style style:name="Table364.B" style:family="table-column">
      <style:table-column-properties style:column-width="3.545cm" style:rel-column-width="15463*"/>
    </style:style>
    <style:style style:name="Table364.C" style:family="table-column">
      <style:table-column-properties style:column-width="4.052cm" style:rel-column-width="17672*"/>
    </style:style>
    <style:style style:name="Table364.D" style:family="table-column">
      <style:table-column-properties style:column-width="6.077cm" style:rel-column-width="26510*"/>
    </style:style>
    <style:style style:name="Table364.1" style:family="table-row">
      <style:table-row-properties style:keep-together="true" fo:keep-together="auto"/>
    </style:style>
    <style:style style:name="Table364.A1" style:family="table-cell">
      <style:table-cell-properties fo:padding-left="0.191cm" fo:padding-right="0.191cm" fo:padding-top="0cm" fo:padding-bottom="0cm" fo:border="0.018cm solid #000001"/>
    </style:style>
    <style:style style:name="Table365" style:family="table">
      <style:table-properties style:width="15.023cm" fo:margin-left="0.688cm" fo:margin-right="1.879cm" table:align="margins" style:writing-mode="lr-tb"/>
    </style:style>
    <style:style style:name="Table365.A" style:family="table-column">
      <style:table-column-properties style:column-width="1.349cm" style:rel-column-width="5890*"/>
    </style:style>
    <style:style style:name="Table365.B" style:family="table-column">
      <style:table-column-properties style:column-width="3.521cm" style:rel-column-width="15358*"/>
    </style:style>
    <style:style style:name="Table365.C" style:family="table-column">
      <style:table-column-properties style:column-width="4.052cm" style:rel-column-width="17672*"/>
    </style:style>
    <style:style style:name="Table365.D" style:family="table-column">
      <style:table-column-properties style:column-width="6.101cm" style:rel-column-width="26615*"/>
    </style:style>
    <style:style style:name="Table365.1" style:family="table-row">
      <style:table-row-properties style:keep-together="true" fo:keep-together="auto"/>
    </style:style>
    <style:style style:name="Table365.A1" style:family="table-cell">
      <style:table-cell-properties fo:padding-left="0.191cm" fo:padding-right="0.191cm" fo:padding-top="0cm" fo:padding-bottom="0cm" fo:border="0.018cm solid #000001"/>
    </style:style>
    <style:style style:name="Table366" style:family="table">
      <style:table-properties style:width="15.05cm" fo:margin-left="0.661cm" fo:margin-right="1.879cm" table:align="margins" style:writing-mode="lr-tb"/>
    </style:style>
    <style:style style:name="Table366.A" style:family="table-column">
      <style:table-column-properties style:column-width="1.18cm" style:rel-column-width="5139*"/>
    </style:style>
    <style:style style:name="Table366.B" style:family="table-column">
      <style:table-column-properties style:column-width="2.171cm" style:rel-column-width="9459*"/>
    </style:style>
    <style:style style:name="Table366.C" style:family="table-column">
      <style:table-column-properties style:column-width="2.556cm" style:rel-column-width="11132*"/>
    </style:style>
    <style:style style:name="Table366.D" style:family="table-column">
      <style:table-column-properties style:column-width="2.267cm" style:rel-column-width="9872*"/>
    </style:style>
    <style:style style:name="Table366.E" style:family="table-column">
      <style:table-column-properties style:column-width="3.567cm" style:rel-column-width="15529*"/>
    </style:style>
    <style:style style:name="Table366.F" style:family="table-column">
      <style:table-column-properties style:column-width="3.307cm" style:rel-column-width="14404*"/>
    </style:style>
    <style:style style:name="Table366.1" style:family="table-row">
      <style:table-row-properties style:keep-together="true" fo:keep-together="auto"/>
    </style:style>
    <style:style style:name="Table366.A1" style:family="table-cell">
      <style:table-cell-properties fo:padding-left="0.191cm" fo:padding-right="0.191cm" fo:padding-top="0cm" fo:padding-bottom="0cm" fo:border="0.018cm solid #00000a"/>
    </style:style>
    <style:style style:name="Table367" style:family="table">
      <style:table-properties style:width="14.97cm" fo:margin-left="0.688cm" fo:margin-right="1.931cm" table:align="margins" style:writing-mode="lr-tb"/>
    </style:style>
    <style:style style:name="Table367.A" style:family="table-column">
      <style:table-column-properties style:column-width="1.252cm" style:rel-column-width="5480*"/>
    </style:style>
    <style:style style:name="Table367.B" style:family="table-column">
      <style:table-column-properties style:column-width="2.676cm" style:rel-column-width="11713*"/>
    </style:style>
    <style:style style:name="Table367.C" style:family="table-column">
      <style:table-column-properties style:column-width="2.919cm" style:rel-column-width="12776*"/>
    </style:style>
    <style:style style:name="Table367.D" style:family="table-column">
      <style:table-column-properties style:column-width="2.82cm" style:rel-column-width="12347*"/>
    </style:style>
    <style:style style:name="Table367.E" style:family="table-column">
      <style:table-column-properties style:column-width="2.12cm" style:rel-column-width="9279*"/>
    </style:style>
    <style:style style:name="Table367.F" style:family="table-column">
      <style:table-column-properties style:column-width="3.184cm" style:rel-column-width="13940*"/>
    </style:style>
    <style:style style:name="Table367.1" style:family="table-row">
      <style:table-row-properties style:keep-together="true" fo:keep-together="auto"/>
    </style:style>
    <style:style style:name="Table367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67.B1" style:family="table-cell">
      <style:table-cell-properties fo:padding-left="0.191cm" fo:padding-right="0.191cm" fo:padding-top="0cm" fo:padding-bottom="0cm" fo:border="0.018cm solid #00000a"/>
    </style:style>
    <style:style style:name="Table367.3" style:family="table-row">
      <style:table-row-properties style:min-row-height="0.589cm" style:keep-together="true" fo:keep-together="auto"/>
    </style:style>
    <style:style style:name="Table367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67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68" style:family="table">
      <style:table-properties style:width="14.997cm" fo:margin-left="0.714cm" fo:margin-right="1.879cm" table:align="margins" style:writing-mode="lr-tb"/>
    </style:style>
    <style:style style:name="Table368.A" style:family="table-column">
      <style:table-column-properties style:column-width="2.99cm" style:rel-column-width="13064*"/>
    </style:style>
    <style:style style:name="Table368.B" style:family="table-column">
      <style:table-column-properties style:column-width="2.362cm" style:rel-column-width="10318*"/>
    </style:style>
    <style:style style:name="Table368.C" style:family="table-column">
      <style:table-column-properties style:column-width="9.647cm" style:rel-column-width="42153*"/>
    </style:style>
    <style:style style:name="Table368.1" style:family="table-row">
      <style:table-row-properties style:keep-together="true" fo:keep-together="auto"/>
    </style:style>
    <style:style style:name="Table368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68.C1" style:family="table-cell">
      <style:table-cell-properties fo:padding="0cm" fo:border="none"/>
    </style:style>
    <style:style style:name="Table368.A2" style:family="table-cell">
      <style:table-cell-properties fo:padding-left="0.191cm" fo:padding-right="0.191cm" fo:padding-top="0cm" fo:padding-bottom="0cm" fo:border="0.018cm solid #00000a"/>
    </style:style>
    <style:style style:name="Table368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69" style:family="table">
      <style:table-properties style:width="14.97cm" fo:margin-left="0.714cm" fo:margin-right="1.905cm" table:align="margins" style:writing-mode="lr-tb"/>
    </style:style>
    <style:style style:name="Table369.A" style:family="table-column">
      <style:table-column-properties style:column-width="3.785cm" style:rel-column-width="16568*"/>
    </style:style>
    <style:style style:name="Table369.B" style:family="table-column">
      <style:table-column-properties style:column-width="11.185cm" style:rel-column-width="48967*"/>
    </style:style>
    <style:style style:name="Table369.1" style:family="table-row">
      <style:table-row-properties style:keep-together="true" fo:keep-together="auto"/>
    </style:style>
    <style:style style:name="Table369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69.A2" style:family="table-cell">
      <style:table-cell-properties fo:padding-left="0.191cm" fo:padding-right="0.191cm" fo:padding-top="0cm" fo:padding-bottom="0cm" fo:border="0.018cm solid #00000a"/>
    </style:style>
    <style:style style:name="Table370" style:family="table">
      <style:table-properties style:width="15.023cm" fo:margin-left="0.661cm" fo:margin-right="1.905cm" table:align="margins" style:writing-mode="lr-tb"/>
    </style:style>
    <style:style style:name="Table370.A" style:family="table-column">
      <style:table-column-properties style:column-width="1.349cm" style:rel-column-width="5890*"/>
    </style:style>
    <style:style style:name="Table370.B" style:family="table-column">
      <style:table-column-properties style:column-width="3.545cm" style:rel-column-width="15463*"/>
    </style:style>
    <style:style style:name="Table370.C" style:family="table-column">
      <style:table-column-properties style:column-width="4.052cm" style:rel-column-width="17672*"/>
    </style:style>
    <style:style style:name="Table370.D" style:family="table-column">
      <style:table-column-properties style:column-width="6.077cm" style:rel-column-width="26510*"/>
    </style:style>
    <style:style style:name="Table370.1" style:family="table-row">
      <style:table-row-properties style:keep-together="true" fo:keep-together="auto"/>
    </style:style>
    <style:style style:name="Table370.A1" style:family="table-cell">
      <style:table-cell-properties fo:padding-left="0.191cm" fo:padding-right="0.191cm" fo:padding-top="0cm" fo:padding-bottom="0cm" fo:border="0.018cm solid #000001"/>
    </style:style>
    <style:style style:name="Table371" style:family="table">
      <style:table-properties style:width="15.023cm" fo:margin-left="0.688cm" fo:margin-right="1.879cm" table:align="margins" style:writing-mode="lr-tb"/>
    </style:style>
    <style:style style:name="Table371.A" style:family="table-column">
      <style:table-column-properties style:column-width="1.349cm" style:rel-column-width="5890*"/>
    </style:style>
    <style:style style:name="Table371.B" style:family="table-column">
      <style:table-column-properties style:column-width="3.521cm" style:rel-column-width="15358*"/>
    </style:style>
    <style:style style:name="Table371.C" style:family="table-column">
      <style:table-column-properties style:column-width="4.052cm" style:rel-column-width="17672*"/>
    </style:style>
    <style:style style:name="Table371.D" style:family="table-column">
      <style:table-column-properties style:column-width="6.101cm" style:rel-column-width="26615*"/>
    </style:style>
    <style:style style:name="Table371.1" style:family="table-row">
      <style:table-row-properties style:keep-together="true" fo:keep-together="auto"/>
    </style:style>
    <style:style style:name="Table371.A1" style:family="table-cell">
      <style:table-cell-properties fo:padding-left="0.191cm" fo:padding-right="0.191cm" fo:padding-top="0cm" fo:padding-bottom="0cm" fo:border="0.018cm solid #000001"/>
    </style:style>
    <style:style style:name="Table372" style:family="table">
      <style:table-properties style:width="15.05cm" fo:margin-left="0.661cm" fo:margin-right="1.879cm" table:align="margins" style:writing-mode="lr-tb"/>
    </style:style>
    <style:style style:name="Table372.A" style:family="table-column">
      <style:table-column-properties style:column-width="1.18cm" style:rel-column-width="5139*"/>
    </style:style>
    <style:style style:name="Table372.B" style:family="table-column">
      <style:table-column-properties style:column-width="2.171cm" style:rel-column-width="9459*"/>
    </style:style>
    <style:style style:name="Table372.C" style:family="table-column">
      <style:table-column-properties style:column-width="2.556cm" style:rel-column-width="11132*"/>
    </style:style>
    <style:style style:name="Table372.D" style:family="table-column">
      <style:table-column-properties style:column-width="2.267cm" style:rel-column-width="9872*"/>
    </style:style>
    <style:style style:name="Table372.E" style:family="table-column">
      <style:table-column-properties style:column-width="3.567cm" style:rel-column-width="15529*"/>
    </style:style>
    <style:style style:name="Table372.F" style:family="table-column">
      <style:table-column-properties style:column-width="3.307cm" style:rel-column-width="14404*"/>
    </style:style>
    <style:style style:name="Table372.1" style:family="table-row">
      <style:table-row-properties style:keep-together="true" fo:keep-together="auto"/>
    </style:style>
    <style:style style:name="Table372.A1" style:family="table-cell">
      <style:table-cell-properties fo:padding-left="0.191cm" fo:padding-right="0.191cm" fo:padding-top="0cm" fo:padding-bottom="0cm" fo:border="0.018cm solid #00000a"/>
    </style:style>
    <style:style style:name="Table384" style:family="table">
      <style:table-properties style:width="14.97cm" fo:margin-left="0.688cm" fo:margin-right="1.931cm" table:align="margins" style:writing-mode="lr-tb"/>
    </style:style>
    <style:style style:name="Table384.A" style:family="table-column">
      <style:table-column-properties style:column-width="1.252cm" style:rel-column-width="5480*"/>
    </style:style>
    <style:style style:name="Table384.B" style:family="table-column">
      <style:table-column-properties style:column-width="2.676cm" style:rel-column-width="11713*"/>
    </style:style>
    <style:style style:name="Table384.C" style:family="table-column">
      <style:table-column-properties style:column-width="2.919cm" style:rel-column-width="12776*"/>
    </style:style>
    <style:style style:name="Table384.D" style:family="table-column">
      <style:table-column-properties style:column-width="2.82cm" style:rel-column-width="12347*"/>
    </style:style>
    <style:style style:name="Table384.E" style:family="table-column">
      <style:table-column-properties style:column-width="2.12cm" style:rel-column-width="9279*"/>
    </style:style>
    <style:style style:name="Table384.F" style:family="table-column">
      <style:table-column-properties style:column-width="3.184cm" style:rel-column-width="13940*"/>
    </style:style>
    <style:style style:name="Table384.1" style:family="table-row">
      <style:table-row-properties style:keep-together="true" fo:keep-together="auto"/>
    </style:style>
    <style:style style:name="Table384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84.B1" style:family="table-cell">
      <style:table-cell-properties fo:padding-left="0.191cm" fo:padding-right="0.191cm" fo:padding-top="0cm" fo:padding-bottom="0cm" fo:border="0.018cm solid #00000a"/>
    </style:style>
    <style:style style:name="Table384.3" style:family="table-row">
      <style:table-row-properties style:min-row-height="0.589cm" style:keep-together="true" fo:keep-together="auto"/>
    </style:style>
    <style:style style:name="Table384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84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85" style:family="table">
      <style:table-properties style:width="14.997cm" fo:margin-left="0.714cm" fo:margin-right="1.879cm" table:align="margins" style:writing-mode="lr-tb"/>
    </style:style>
    <style:style style:name="Table385.A" style:family="table-column">
      <style:table-column-properties style:column-width="2.99cm" style:rel-column-width="13064*"/>
    </style:style>
    <style:style style:name="Table385.B" style:family="table-column">
      <style:table-column-properties style:column-width="2.362cm" style:rel-column-width="10318*"/>
    </style:style>
    <style:style style:name="Table385.C" style:family="table-column">
      <style:table-column-properties style:column-width="9.647cm" style:rel-column-width="42153*"/>
    </style:style>
    <style:style style:name="Table385.1" style:family="table-row">
      <style:table-row-properties style:keep-together="true" fo:keep-together="auto"/>
    </style:style>
    <style:style style:name="Table385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85.C1" style:family="table-cell">
      <style:table-cell-properties fo:padding="0cm" fo:border="none"/>
    </style:style>
    <style:style style:name="Table385.A2" style:family="table-cell">
      <style:table-cell-properties fo:padding-left="0.191cm" fo:padding-right="0.191cm" fo:padding-top="0cm" fo:padding-bottom="0cm" fo:border="0.018cm solid #00000a"/>
    </style:style>
    <style:style style:name="Table386" style:family="table">
      <style:table-properties style:width="14.97cm" fo:margin-left="0.714cm" fo:margin-right="1.905cm" table:align="margins" style:writing-mode="lr-tb"/>
    </style:style>
    <style:style style:name="Table386.A" style:family="table-column">
      <style:table-column-properties style:column-width="3.785cm" style:rel-column-width="16568*"/>
    </style:style>
    <style:style style:name="Table386.B" style:family="table-column">
      <style:table-column-properties style:column-width="11.185cm" style:rel-column-width="48967*"/>
    </style:style>
    <style:style style:name="Table386.1" style:family="table-row">
      <style:table-row-properties style:keep-together="true" fo:keep-together="auto"/>
    </style:style>
    <style:style style:name="Table386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86.A2" style:family="table-cell">
      <style:table-cell-properties fo:padding-left="0.191cm" fo:padding-right="0.191cm" fo:padding-top="0cm" fo:padding-bottom="0cm" fo:border="0.018cm solid #00000a"/>
    </style:style>
    <style:style style:name="Table387" style:family="table">
      <style:table-properties style:width="15.023cm" fo:margin-left="0.661cm" fo:margin-right="1.905cm" table:align="margins" style:writing-mode="lr-tb"/>
    </style:style>
    <style:style style:name="Table387.A" style:family="table-column">
      <style:table-column-properties style:column-width="1.349cm" style:rel-column-width="5890*"/>
    </style:style>
    <style:style style:name="Table387.B" style:family="table-column">
      <style:table-column-properties style:column-width="3.545cm" style:rel-column-width="15463*"/>
    </style:style>
    <style:style style:name="Table387.C" style:family="table-column">
      <style:table-column-properties style:column-width="4.052cm" style:rel-column-width="17672*"/>
    </style:style>
    <style:style style:name="Table387.D" style:family="table-column">
      <style:table-column-properties style:column-width="6.077cm" style:rel-column-width="26510*"/>
    </style:style>
    <style:style style:name="Table387.1" style:family="table-row">
      <style:table-row-properties style:keep-together="true" fo:keep-together="auto"/>
    </style:style>
    <style:style style:name="Table387.A1" style:family="table-cell">
      <style:table-cell-properties fo:padding-left="0.191cm" fo:padding-right="0.191cm" fo:padding-top="0cm" fo:padding-bottom="0cm" fo:border="0.018cm solid #000001"/>
    </style:style>
    <style:style style:name="Table388" style:family="table">
      <style:table-properties style:width="15.023cm" fo:margin-left="0.688cm" fo:margin-right="1.879cm" table:align="margins" style:writing-mode="lr-tb"/>
    </style:style>
    <style:style style:name="Table388.A" style:family="table-column">
      <style:table-column-properties style:column-width="1.349cm" style:rel-column-width="5890*"/>
    </style:style>
    <style:style style:name="Table388.B" style:family="table-column">
      <style:table-column-properties style:column-width="3.521cm" style:rel-column-width="15358*"/>
    </style:style>
    <style:style style:name="Table388.C" style:family="table-column">
      <style:table-column-properties style:column-width="4.052cm" style:rel-column-width="17672*"/>
    </style:style>
    <style:style style:name="Table388.D" style:family="table-column">
      <style:table-column-properties style:column-width="6.101cm" style:rel-column-width="26615*"/>
    </style:style>
    <style:style style:name="Table388.1" style:family="table-row">
      <style:table-row-properties style:keep-together="true" fo:keep-together="auto"/>
    </style:style>
    <style:style style:name="Table388.A1" style:family="table-cell">
      <style:table-cell-properties fo:padding-left="0.191cm" fo:padding-right="0.191cm" fo:padding-top="0cm" fo:padding-bottom="0cm" fo:border="0.018cm solid #000001"/>
    </style:style>
    <style:style style:name="Table373" style:family="table">
      <style:table-properties style:width="14.97cm" fo:margin-left="0.688cm" fo:margin-right="1.931cm" table:align="margins" style:writing-mode="lr-tb"/>
    </style:style>
    <style:style style:name="Table373.A" style:family="table-column">
      <style:table-column-properties style:column-width="1.252cm" style:rel-column-width="5480*"/>
    </style:style>
    <style:style style:name="Table373.B" style:family="table-column">
      <style:table-column-properties style:column-width="2.676cm" style:rel-column-width="11713*"/>
    </style:style>
    <style:style style:name="Table373.C" style:family="table-column">
      <style:table-column-properties style:column-width="2.919cm" style:rel-column-width="12776*"/>
    </style:style>
    <style:style style:name="Table373.D" style:family="table-column">
      <style:table-column-properties style:column-width="2.82cm" style:rel-column-width="12347*"/>
    </style:style>
    <style:style style:name="Table373.E" style:family="table-column">
      <style:table-column-properties style:column-width="2.12cm" style:rel-column-width="9279*"/>
    </style:style>
    <style:style style:name="Table373.F" style:family="table-column">
      <style:table-column-properties style:column-width="3.184cm" style:rel-column-width="13940*"/>
    </style:style>
    <style:style style:name="Table373.1" style:family="table-row">
      <style:table-row-properties style:keep-together="true" fo:keep-together="auto"/>
    </style:style>
    <style:style style:name="Table373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73.B1" style:family="table-cell">
      <style:table-cell-properties fo:padding-left="0.191cm" fo:padding-right="0.191cm" fo:padding-top="0cm" fo:padding-bottom="0cm" fo:border="0.018cm solid #00000a"/>
    </style:style>
    <style:style style:name="Table373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73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73.10" style:family="table-row">
      <style:table-row-properties style:min-row-height="0.589cm" style:keep-together="true" fo:keep-together="auto"/>
    </style:style>
    <style:style style:name="Table374" style:family="table">
      <style:table-properties style:width="14.997cm" fo:margin-left="0.714cm" fo:margin-right="1.879cm" table:align="margins" style:writing-mode="lr-tb"/>
    </style:style>
    <style:style style:name="Table374.A" style:family="table-column">
      <style:table-column-properties style:column-width="2.99cm" style:rel-column-width="13064*"/>
    </style:style>
    <style:style style:name="Table374.B" style:family="table-column">
      <style:table-column-properties style:column-width="2.362cm" style:rel-column-width="10318*"/>
    </style:style>
    <style:style style:name="Table374.C" style:family="table-column">
      <style:table-column-properties style:column-width="9.647cm" style:rel-column-width="42153*"/>
    </style:style>
    <style:style style:name="Table374.1" style:family="table-row">
      <style:table-row-properties style:keep-together="true" fo:keep-together="auto"/>
    </style:style>
    <style:style style:name="Table374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74.C1" style:family="table-cell">
      <style:table-cell-properties fo:padding="0cm" fo:border="none"/>
    </style:style>
    <style:style style:name="Table374.A2" style:family="table-cell">
      <style:table-cell-properties fo:padding-left="0.191cm" fo:padding-right="0.191cm" fo:padding-top="0cm" fo:padding-bottom="0cm" fo:border="0.018cm solid #00000a"/>
    </style:style>
    <style:style style:name="Table375" style:family="table">
      <style:table-properties style:width="14.97cm" fo:margin-left="0.714cm" fo:margin-right="1.905cm" table:align="margins" style:writing-mode="lr-tb"/>
    </style:style>
    <style:style style:name="Table375.A" style:family="table-column">
      <style:table-column-properties style:column-width="3.785cm" style:rel-column-width="16568*"/>
    </style:style>
    <style:style style:name="Table375.B" style:family="table-column">
      <style:table-column-properties style:column-width="11.185cm" style:rel-column-width="48967*"/>
    </style:style>
    <style:style style:name="Table375.1" style:family="table-row">
      <style:table-row-properties style:keep-together="true" fo:keep-together="auto"/>
    </style:style>
    <style:style style:name="Table375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75.A2" style:family="table-cell">
      <style:table-cell-properties fo:padding-left="0.191cm" fo:padding-right="0.191cm" fo:padding-top="0cm" fo:padding-bottom="0cm" fo:border="0.018cm solid #00000a"/>
    </style:style>
    <style:style style:name="Table376" style:family="table">
      <style:table-properties style:width="15.023cm" fo:margin-left="0.661cm" fo:margin-right="1.905cm" table:align="margins" style:writing-mode="lr-tb"/>
    </style:style>
    <style:style style:name="Table376.A" style:family="table-column">
      <style:table-column-properties style:column-width="1.349cm" style:rel-column-width="5890*"/>
    </style:style>
    <style:style style:name="Table376.B" style:family="table-column">
      <style:table-column-properties style:column-width="3.545cm" style:rel-column-width="15463*"/>
    </style:style>
    <style:style style:name="Table376.C" style:family="table-column">
      <style:table-column-properties style:column-width="4.052cm" style:rel-column-width="17672*"/>
    </style:style>
    <style:style style:name="Table376.D" style:family="table-column">
      <style:table-column-properties style:column-width="6.077cm" style:rel-column-width="26510*"/>
    </style:style>
    <style:style style:name="Table376.1" style:family="table-row">
      <style:table-row-properties style:keep-together="true" fo:keep-together="auto"/>
    </style:style>
    <style:style style:name="Table376.A1" style:family="table-cell">
      <style:table-cell-properties fo:padding-left="0.191cm" fo:padding-right="0.191cm" fo:padding-top="0cm" fo:padding-bottom="0cm" fo:border="0.018cm solid #000001"/>
    </style:style>
    <style:style style:name="Table377" style:family="table">
      <style:table-properties style:width="15.023cm" fo:margin-left="0.688cm" fo:margin-right="1.879cm" table:align="margins" style:writing-mode="lr-tb"/>
    </style:style>
    <style:style style:name="Table377.A" style:family="table-column">
      <style:table-column-properties style:column-width="1.349cm" style:rel-column-width="5890*"/>
    </style:style>
    <style:style style:name="Table377.B" style:family="table-column">
      <style:table-column-properties style:column-width="3.521cm" style:rel-column-width="15358*"/>
    </style:style>
    <style:style style:name="Table377.C" style:family="table-column">
      <style:table-column-properties style:column-width="4.052cm" style:rel-column-width="17672*"/>
    </style:style>
    <style:style style:name="Table377.D" style:family="table-column">
      <style:table-column-properties style:column-width="6.101cm" style:rel-column-width="26615*"/>
    </style:style>
    <style:style style:name="Table377.1" style:family="table-row">
      <style:table-row-properties style:keep-together="true" fo:keep-together="auto"/>
    </style:style>
    <style:style style:name="Table377.A1" style:family="table-cell">
      <style:table-cell-properties fo:padding-left="0.191cm" fo:padding-right="0.191cm" fo:padding-top="0cm" fo:padding-bottom="0cm" fo:border="0.018cm solid #000001"/>
    </style:style>
    <style:style style:name="Table378" style:family="table">
      <style:table-properties style:width="14.97cm" fo:margin-left="0.688cm" fo:margin-right="1.931cm" table:align="margins" style:writing-mode="lr-tb"/>
    </style:style>
    <style:style style:name="Table378.A" style:family="table-column">
      <style:table-column-properties style:column-width="1.252cm" style:rel-column-width="5480*"/>
    </style:style>
    <style:style style:name="Table378.B" style:family="table-column">
      <style:table-column-properties style:column-width="2.676cm" style:rel-column-width="11713*"/>
    </style:style>
    <style:style style:name="Table378.C" style:family="table-column">
      <style:table-column-properties style:column-width="2.919cm" style:rel-column-width="12776*"/>
    </style:style>
    <style:style style:name="Table378.D" style:family="table-column">
      <style:table-column-properties style:column-width="2.82cm" style:rel-column-width="12347*"/>
    </style:style>
    <style:style style:name="Table378.E" style:family="table-column">
      <style:table-column-properties style:column-width="2.12cm" style:rel-column-width="9279*"/>
    </style:style>
    <style:style style:name="Table378.F" style:family="table-column">
      <style:table-column-properties style:column-width="3.184cm" style:rel-column-width="13940*"/>
    </style:style>
    <style:style style:name="Table378.1" style:family="table-row">
      <style:table-row-properties style:keep-together="true" fo:keep-together="auto"/>
    </style:style>
    <style:style style:name="Table378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78.B1" style:family="table-cell">
      <style:table-cell-properties fo:padding-left="0.191cm" fo:padding-right="0.191cm" fo:padding-top="0cm" fo:padding-bottom="0cm" fo:border="0.018cm solid #00000a"/>
    </style:style>
    <style:style style:name="Table378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78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78.10" style:family="table-row">
      <style:table-row-properties style:min-row-height="0.589cm" style:keep-together="true" fo:keep-together="auto"/>
    </style:style>
    <style:style style:name="Table379" style:family="table">
      <style:table-properties style:width="14.997cm" fo:margin-left="0.714cm" fo:margin-right="1.879cm" table:align="margins" style:writing-mode="lr-tb"/>
    </style:style>
    <style:style style:name="Table379.A" style:family="table-column">
      <style:table-column-properties style:column-width="2.99cm" style:rel-column-width="13064*"/>
    </style:style>
    <style:style style:name="Table379.B" style:family="table-column">
      <style:table-column-properties style:column-width="2.362cm" style:rel-column-width="10318*"/>
    </style:style>
    <style:style style:name="Table379.C" style:family="table-column">
      <style:table-column-properties style:column-width="9.647cm" style:rel-column-width="42153*"/>
    </style:style>
    <style:style style:name="Table379.1" style:family="table-row">
      <style:table-row-properties style:keep-together="true" fo:keep-together="auto"/>
    </style:style>
    <style:style style:name="Table379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79.C1" style:family="table-cell">
      <style:table-cell-properties fo:padding="0cm" fo:border="none"/>
    </style:style>
    <style:style style:name="Table379.A2" style:family="table-cell">
      <style:table-cell-properties fo:padding-left="0.191cm" fo:padding-right="0.191cm" fo:padding-top="0cm" fo:padding-bottom="0cm" fo:border="0.018cm solid #00000a"/>
    </style:style>
    <style:style style:name="Table379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80" style:family="table">
      <style:table-properties style:width="14.97cm" fo:margin-left="0.714cm" fo:margin-right="1.905cm" table:align="margins" style:writing-mode="lr-tb"/>
    </style:style>
    <style:style style:name="Table380.A" style:family="table-column">
      <style:table-column-properties style:column-width="3.785cm" style:rel-column-width="16568*"/>
    </style:style>
    <style:style style:name="Table380.B" style:family="table-column">
      <style:table-column-properties style:column-width="11.185cm" style:rel-column-width="48967*"/>
    </style:style>
    <style:style style:name="Table380.1" style:family="table-row">
      <style:table-row-properties style:keep-together="true" fo:keep-together="auto"/>
    </style:style>
    <style:style style:name="Table380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80.A2" style:family="table-cell">
      <style:table-cell-properties fo:padding-left="0.191cm" fo:padding-right="0.191cm" fo:padding-top="0cm" fo:padding-bottom="0cm" fo:border="0.018cm solid #00000a"/>
    </style:style>
    <style:style style:name="Table381" style:family="table">
      <style:table-properties style:width="15.023cm" fo:margin-left="0.661cm" fo:margin-right="1.905cm" table:align="margins" style:writing-mode="lr-tb"/>
    </style:style>
    <style:style style:name="Table381.A" style:family="table-column">
      <style:table-column-properties style:column-width="1.349cm" style:rel-column-width="5890*"/>
    </style:style>
    <style:style style:name="Table381.B" style:family="table-column">
      <style:table-column-properties style:column-width="3.545cm" style:rel-column-width="15463*"/>
    </style:style>
    <style:style style:name="Table381.C" style:family="table-column">
      <style:table-column-properties style:column-width="4.052cm" style:rel-column-width="17672*"/>
    </style:style>
    <style:style style:name="Table381.D" style:family="table-column">
      <style:table-column-properties style:column-width="6.077cm" style:rel-column-width="26510*"/>
    </style:style>
    <style:style style:name="Table381.1" style:family="table-row">
      <style:table-row-properties style:keep-together="true" fo:keep-together="auto"/>
    </style:style>
    <style:style style:name="Table381.A1" style:family="table-cell">
      <style:table-cell-properties fo:padding-left="0.191cm" fo:padding-right="0.191cm" fo:padding-top="0cm" fo:padding-bottom="0cm" fo:border="0.018cm solid #000001"/>
    </style:style>
    <style:style style:name="Table382" style:family="table">
      <style:table-properties style:width="15.023cm" fo:margin-left="0.688cm" fo:margin-right="1.879cm" table:align="margins" style:writing-mode="lr-tb"/>
    </style:style>
    <style:style style:name="Table382.A" style:family="table-column">
      <style:table-column-properties style:column-width="1.349cm" style:rel-column-width="5890*"/>
    </style:style>
    <style:style style:name="Table382.B" style:family="table-column">
      <style:table-column-properties style:column-width="3.521cm" style:rel-column-width="15358*"/>
    </style:style>
    <style:style style:name="Table382.C" style:family="table-column">
      <style:table-column-properties style:column-width="4.052cm" style:rel-column-width="17672*"/>
    </style:style>
    <style:style style:name="Table382.D" style:family="table-column">
      <style:table-column-properties style:column-width="6.101cm" style:rel-column-width="26615*"/>
    </style:style>
    <style:style style:name="Table382.1" style:family="table-row">
      <style:table-row-properties style:keep-together="true" fo:keep-together="auto"/>
    </style:style>
    <style:style style:name="Table382.A1" style:family="table-cell">
      <style:table-cell-properties fo:padding-left="0.191cm" fo:padding-right="0.191cm" fo:padding-top="0cm" fo:padding-bottom="0cm" fo:border="0.018cm solid #000001"/>
    </style:style>
    <style:style style:name="Table383" style:family="table">
      <style:table-properties style:width="15.05cm" fo:margin-left="0.661cm" fo:margin-right="1.879cm" table:align="margins" style:writing-mode="lr-tb"/>
    </style:style>
    <style:style style:name="Table383.A" style:family="table-column">
      <style:table-column-properties style:column-width="1.18cm" style:rel-column-width="5139*"/>
    </style:style>
    <style:style style:name="Table383.B" style:family="table-column">
      <style:table-column-properties style:column-width="2.171cm" style:rel-column-width="9459*"/>
    </style:style>
    <style:style style:name="Table383.C" style:family="table-column">
      <style:table-column-properties style:column-width="2.556cm" style:rel-column-width="11132*"/>
    </style:style>
    <style:style style:name="Table383.D" style:family="table-column">
      <style:table-column-properties style:column-width="2.267cm" style:rel-column-width="9872*"/>
    </style:style>
    <style:style style:name="Table383.E" style:family="table-column">
      <style:table-column-properties style:column-width="3.567cm" style:rel-column-width="15529*"/>
    </style:style>
    <style:style style:name="Table383.F" style:family="table-column">
      <style:table-column-properties style:column-width="3.307cm" style:rel-column-width="14404*"/>
    </style:style>
    <style:style style:name="Table383.1" style:family="table-row">
      <style:table-row-properties style:keep-together="true" fo:keep-together="auto"/>
    </style:style>
    <style:style style:name="Table383.A1" style:family="table-cell">
      <style:table-cell-properties fo:padding-left="0.191cm" fo:padding-right="0.191cm" fo:padding-top="0cm" fo:padding-bottom="0cm" fo:border="0.018cm solid #00000a"/>
    </style:style>
    <style:style style:name="Table389" style:family="table">
      <style:table-properties style:width="14.97cm" fo:margin-left="0.688cm" fo:margin-right="1.931cm" table:align="margins" style:writing-mode="lr-tb"/>
    </style:style>
    <style:style style:name="Table389.A" style:family="table-column">
      <style:table-column-properties style:column-width="1.252cm" style:rel-column-width="5480*"/>
    </style:style>
    <style:style style:name="Table389.B" style:family="table-column">
      <style:table-column-properties style:column-width="2.676cm" style:rel-column-width="11713*"/>
    </style:style>
    <style:style style:name="Table389.C" style:family="table-column">
      <style:table-column-properties style:column-width="2.919cm" style:rel-column-width="12776*"/>
    </style:style>
    <style:style style:name="Table389.D" style:family="table-column">
      <style:table-column-properties style:column-width="2.82cm" style:rel-column-width="12347*"/>
    </style:style>
    <style:style style:name="Table389.E" style:family="table-column">
      <style:table-column-properties style:column-width="2.12cm" style:rel-column-width="9279*"/>
    </style:style>
    <style:style style:name="Table389.F" style:family="table-column">
      <style:table-column-properties style:column-width="3.184cm" style:rel-column-width="13940*"/>
    </style:style>
    <style:style style:name="Table389.1" style:family="table-row">
      <style:table-row-properties style:keep-together="true" fo:keep-together="auto"/>
    </style:style>
    <style:style style:name="Table389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89.B1" style:family="table-cell">
      <style:table-cell-properties fo:padding-left="0.191cm" fo:padding-right="0.191cm" fo:padding-top="0cm" fo:padding-bottom="0cm" fo:border="0.018cm solid #00000a"/>
    </style:style>
    <style:style style:name="Table389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89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90" style:family="table">
      <style:table-properties style:width="14.997cm" fo:margin-left="0.714cm" fo:margin-right="1.879cm" table:align="margins" style:writing-mode="lr-tb"/>
    </style:style>
    <style:style style:name="Table390.A" style:family="table-column">
      <style:table-column-properties style:column-width="2.99cm" style:rel-column-width="13064*"/>
    </style:style>
    <style:style style:name="Table390.B" style:family="table-column">
      <style:table-column-properties style:column-width="2.362cm" style:rel-column-width="10318*"/>
    </style:style>
    <style:style style:name="Table390.C" style:family="table-column">
      <style:table-column-properties style:column-width="9.647cm" style:rel-column-width="42153*"/>
    </style:style>
    <style:style style:name="Table390.1" style:family="table-row">
      <style:table-row-properties style:keep-together="true" fo:keep-together="auto"/>
    </style:style>
    <style:style style:name="Table390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90.C1" style:family="table-cell">
      <style:table-cell-properties fo:padding="0cm" fo:border="none"/>
    </style:style>
    <style:style style:name="Table390.A2" style:family="table-cell">
      <style:table-cell-properties fo:padding-left="0.191cm" fo:padding-right="0.191cm" fo:padding-top="0cm" fo:padding-bottom="0cm" fo:border="0.018cm solid #00000a"/>
    </style:style>
    <style:style style:name="Table390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91" style:family="table">
      <style:table-properties style:width="14.97cm" fo:margin-left="0.714cm" fo:margin-right="1.905cm" table:align="margins" style:writing-mode="lr-tb"/>
    </style:style>
    <style:style style:name="Table391.A" style:family="table-column">
      <style:table-column-properties style:column-width="3.785cm" style:rel-column-width="16568*"/>
    </style:style>
    <style:style style:name="Table391.B" style:family="table-column">
      <style:table-column-properties style:column-width="11.185cm" style:rel-column-width="48967*"/>
    </style:style>
    <style:style style:name="Table391.1" style:family="table-row">
      <style:table-row-properties style:keep-together="true" fo:keep-together="auto"/>
    </style:style>
    <style:style style:name="Table391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91.A2" style:family="table-cell">
      <style:table-cell-properties fo:padding-left="0.191cm" fo:padding-right="0.191cm" fo:padding-top="0cm" fo:padding-bottom="0cm" fo:border="0.018cm solid #00000a"/>
    </style:style>
    <style:style style:name="Table392" style:family="table">
      <style:table-properties style:width="15.023cm" fo:margin-left="0.661cm" fo:margin-right="1.905cm" table:align="margins" style:writing-mode="lr-tb"/>
    </style:style>
    <style:style style:name="Table392.A" style:family="table-column">
      <style:table-column-properties style:column-width="1.349cm" style:rel-column-width="5890*"/>
    </style:style>
    <style:style style:name="Table392.B" style:family="table-column">
      <style:table-column-properties style:column-width="3.545cm" style:rel-column-width="15463*"/>
    </style:style>
    <style:style style:name="Table392.C" style:family="table-column">
      <style:table-column-properties style:column-width="4.052cm" style:rel-column-width="17672*"/>
    </style:style>
    <style:style style:name="Table392.D" style:family="table-column">
      <style:table-column-properties style:column-width="6.077cm" style:rel-column-width="26510*"/>
    </style:style>
    <style:style style:name="Table392.1" style:family="table-row">
      <style:table-row-properties style:keep-together="true" fo:keep-together="auto"/>
    </style:style>
    <style:style style:name="Table392.A1" style:family="table-cell">
      <style:table-cell-properties fo:padding-left="0.191cm" fo:padding-right="0.191cm" fo:padding-top="0cm" fo:padding-bottom="0cm" fo:border="0.018cm solid #000001"/>
    </style:style>
    <style:style style:name="Table393" style:family="table">
      <style:table-properties style:width="15.023cm" fo:margin-left="0.688cm" fo:margin-right="1.879cm" table:align="margins" style:writing-mode="lr-tb"/>
    </style:style>
    <style:style style:name="Table393.A" style:family="table-column">
      <style:table-column-properties style:column-width="1.349cm" style:rel-column-width="5890*"/>
    </style:style>
    <style:style style:name="Table393.B" style:family="table-column">
      <style:table-column-properties style:column-width="3.521cm" style:rel-column-width="15358*"/>
    </style:style>
    <style:style style:name="Table393.C" style:family="table-column">
      <style:table-column-properties style:column-width="4.052cm" style:rel-column-width="17672*"/>
    </style:style>
    <style:style style:name="Table393.D" style:family="table-column">
      <style:table-column-properties style:column-width="6.101cm" style:rel-column-width="26615*"/>
    </style:style>
    <style:style style:name="Table393.1" style:family="table-row">
      <style:table-row-properties style:keep-together="true" fo:keep-together="auto"/>
    </style:style>
    <style:style style:name="Table393.A1" style:family="table-cell">
      <style:table-cell-properties fo:padding-left="0.191cm" fo:padding-right="0.191cm" fo:padding-top="0cm" fo:padding-bottom="0cm" fo:border="0.018cm solid #000001"/>
    </style:style>
    <style:style style:name="Table394" style:family="table">
      <style:table-properties style:width="15.05cm" fo:margin-left="0.661cm" fo:margin-right="1.879cm" table:align="margins" style:writing-mode="lr-tb"/>
    </style:style>
    <style:style style:name="Table394.A" style:family="table-column">
      <style:table-column-properties style:column-width="1.18cm" style:rel-column-width="5139*"/>
    </style:style>
    <style:style style:name="Table394.B" style:family="table-column">
      <style:table-column-properties style:column-width="2.171cm" style:rel-column-width="9459*"/>
    </style:style>
    <style:style style:name="Table394.C" style:family="table-column">
      <style:table-column-properties style:column-width="2.556cm" style:rel-column-width="11132*"/>
    </style:style>
    <style:style style:name="Table394.D" style:family="table-column">
      <style:table-column-properties style:column-width="2.267cm" style:rel-column-width="9872*"/>
    </style:style>
    <style:style style:name="Table394.E" style:family="table-column">
      <style:table-column-properties style:column-width="3.567cm" style:rel-column-width="15529*"/>
    </style:style>
    <style:style style:name="Table394.F" style:family="table-column">
      <style:table-column-properties style:column-width="3.307cm" style:rel-column-width="14404*"/>
    </style:style>
    <style:style style:name="Table394.1" style:family="table-row">
      <style:table-row-properties style:keep-together="true" fo:keep-together="auto"/>
    </style:style>
    <style:style style:name="Table394.A1" style:family="table-cell">
      <style:table-cell-properties fo:padding-left="0.191cm" fo:padding-right="0.191cm" fo:padding-top="0cm" fo:padding-bottom="0cm" fo:border="0.018cm solid #00000a"/>
    </style:style>
    <style:style style:name="Table401" style:family="table">
      <style:table-properties style:width="14.97cm" fo:margin-left="0.688cm" fo:margin-right="1.931cm" table:align="margins" style:writing-mode="lr-tb"/>
    </style:style>
    <style:style style:name="Table401.A" style:family="table-column">
      <style:table-column-properties style:column-width="1.252cm" style:rel-column-width="5480*"/>
    </style:style>
    <style:style style:name="Table401.B" style:family="table-column">
      <style:table-column-properties style:column-width="2.676cm" style:rel-column-width="11713*"/>
    </style:style>
    <style:style style:name="Table401.C" style:family="table-column">
      <style:table-column-properties style:column-width="2.919cm" style:rel-column-width="12776*"/>
    </style:style>
    <style:style style:name="Table401.D" style:family="table-column">
      <style:table-column-properties style:column-width="2.82cm" style:rel-column-width="12347*"/>
    </style:style>
    <style:style style:name="Table401.E" style:family="table-column">
      <style:table-column-properties style:column-width="2.12cm" style:rel-column-width="9279*"/>
    </style:style>
    <style:style style:name="Table401.F" style:family="table-column">
      <style:table-column-properties style:column-width="3.184cm" style:rel-column-width="13940*"/>
    </style:style>
    <style:style style:name="Table401.1" style:family="table-row">
      <style:table-row-properties style:keep-together="true" fo:keep-together="auto"/>
    </style:style>
    <style:style style:name="Table401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401.B1" style:family="table-cell">
      <style:table-cell-properties fo:padding-left="0.191cm" fo:padding-right="0.191cm" fo:padding-top="0cm" fo:padding-bottom="0cm" fo:border="0.018cm solid #00000a"/>
    </style:style>
    <style:style style:name="Table401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401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402" style:family="table">
      <style:table-properties style:width="14.997cm" fo:margin-left="0.714cm" fo:margin-right="1.879cm" table:align="margins" style:writing-mode="lr-tb"/>
    </style:style>
    <style:style style:name="Table402.A" style:family="table-column">
      <style:table-column-properties style:column-width="2.99cm" style:rel-column-width="13064*"/>
    </style:style>
    <style:style style:name="Table402.B" style:family="table-column">
      <style:table-column-properties style:column-width="2.362cm" style:rel-column-width="10318*"/>
    </style:style>
    <style:style style:name="Table402.C" style:family="table-column">
      <style:table-column-properties style:column-width="9.647cm" style:rel-column-width="42153*"/>
    </style:style>
    <style:style style:name="Table402.1" style:family="table-row">
      <style:table-row-properties style:keep-together="true" fo:keep-together="auto"/>
    </style:style>
    <style:style style:name="Table402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402.C1" style:family="table-cell">
      <style:table-cell-properties fo:padding="0cm" fo:border="none"/>
    </style:style>
    <style:style style:name="Table402.A2" style:family="table-cell">
      <style:table-cell-properties fo:padding-left="0.191cm" fo:padding-right="0.191cm" fo:padding-top="0cm" fo:padding-bottom="0cm" fo:border="0.018cm solid #00000a"/>
    </style:style>
    <style:style style:name="Table402.A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403" style:family="table">
      <style:table-properties style:width="14.97cm" fo:margin-left="0.714cm" fo:margin-right="1.905cm" table:align="margins" style:writing-mode="lr-tb"/>
    </style:style>
    <style:style style:name="Table403.A" style:family="table-column">
      <style:table-column-properties style:column-width="3.785cm" style:rel-column-width="16568*"/>
    </style:style>
    <style:style style:name="Table403.B" style:family="table-column">
      <style:table-column-properties style:column-width="11.185cm" style:rel-column-width="48967*"/>
    </style:style>
    <style:style style:name="Table403.1" style:family="table-row">
      <style:table-row-properties style:keep-together="true" fo:keep-together="auto"/>
    </style:style>
    <style:style style:name="Table403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403.A2" style:family="table-cell">
      <style:table-cell-properties fo:padding-left="0.191cm" fo:padding-right="0.191cm" fo:padding-top="0cm" fo:padding-bottom="0cm" fo:border="0.018cm solid #00000a"/>
    </style:style>
    <style:style style:name="Table404" style:family="table">
      <style:table-properties style:width="15.023cm" fo:margin-left="0.661cm" fo:margin-right="1.905cm" table:align="margins" style:writing-mode="lr-tb"/>
    </style:style>
    <style:style style:name="Table404.A" style:family="table-column">
      <style:table-column-properties style:column-width="1.349cm" style:rel-column-width="5890*"/>
    </style:style>
    <style:style style:name="Table404.B" style:family="table-column">
      <style:table-column-properties style:column-width="3.545cm" style:rel-column-width="15463*"/>
    </style:style>
    <style:style style:name="Table404.C" style:family="table-column">
      <style:table-column-properties style:column-width="4.052cm" style:rel-column-width="17672*"/>
    </style:style>
    <style:style style:name="Table404.D" style:family="table-column">
      <style:table-column-properties style:column-width="6.077cm" style:rel-column-width="26510*"/>
    </style:style>
    <style:style style:name="Table404.1" style:family="table-row">
      <style:table-row-properties style:keep-together="true" fo:keep-together="auto"/>
    </style:style>
    <style:style style:name="Table404.A1" style:family="table-cell">
      <style:table-cell-properties fo:padding-left="0.191cm" fo:padding-right="0.191cm" fo:padding-top="0cm" fo:padding-bottom="0cm" fo:border="0.018cm solid #000001"/>
    </style:style>
    <style:style style:name="Table405" style:family="table">
      <style:table-properties style:width="15.023cm" fo:margin-left="0.688cm" fo:margin-right="1.879cm" table:align="margins" style:writing-mode="lr-tb"/>
    </style:style>
    <style:style style:name="Table405.A" style:family="table-column">
      <style:table-column-properties style:column-width="1.349cm" style:rel-column-width="5890*"/>
    </style:style>
    <style:style style:name="Table405.B" style:family="table-column">
      <style:table-column-properties style:column-width="3.521cm" style:rel-column-width="15358*"/>
    </style:style>
    <style:style style:name="Table405.C" style:family="table-column">
      <style:table-column-properties style:column-width="4.052cm" style:rel-column-width="17672*"/>
    </style:style>
    <style:style style:name="Table405.D" style:family="table-column">
      <style:table-column-properties style:column-width="6.101cm" style:rel-column-width="26615*"/>
    </style:style>
    <style:style style:name="Table405.1" style:family="table-row">
      <style:table-row-properties style:keep-together="true" fo:keep-together="auto"/>
    </style:style>
    <style:style style:name="Table405.A1" style:family="table-cell">
      <style:table-cell-properties fo:padding-left="0.191cm" fo:padding-right="0.191cm" fo:padding-top="0cm" fo:padding-bottom="0cm" fo:border="0.018cm solid #000001"/>
    </style:style>
    <style:style style:name="Table406" style:family="table">
      <style:table-properties style:width="15.05cm" fo:margin-left="0.661cm" fo:margin-right="1.879cm" table:align="margins" style:writing-mode="lr-tb"/>
    </style:style>
    <style:style style:name="Table406.A" style:family="table-column">
      <style:table-column-properties style:column-width="1.18cm" style:rel-column-width="5139*"/>
    </style:style>
    <style:style style:name="Table406.B" style:family="table-column">
      <style:table-column-properties style:column-width="2.171cm" style:rel-column-width="9459*"/>
    </style:style>
    <style:style style:name="Table406.C" style:family="table-column">
      <style:table-column-properties style:column-width="2.556cm" style:rel-column-width="11132*"/>
    </style:style>
    <style:style style:name="Table406.D" style:family="table-column">
      <style:table-column-properties style:column-width="2.267cm" style:rel-column-width="9872*"/>
    </style:style>
    <style:style style:name="Table406.E" style:family="table-column">
      <style:table-column-properties style:column-width="3.567cm" style:rel-column-width="15529*"/>
    </style:style>
    <style:style style:name="Table406.F" style:family="table-column">
      <style:table-column-properties style:column-width="3.307cm" style:rel-column-width="14404*"/>
    </style:style>
    <style:style style:name="Table406.1" style:family="table-row">
      <style:table-row-properties style:keep-together="true" fo:keep-together="auto"/>
    </style:style>
    <style:style style:name="Table406.A1" style:family="table-cell">
      <style:table-cell-properties fo:padding-left="0.191cm" fo:padding-right="0.191cm" fo:padding-top="0cm" fo:padding-bottom="0cm" fo:border="0.018cm solid #00000a"/>
    </style:style>
    <style:style style:name="Table395" style:family="table">
      <style:table-properties style:width="14.97cm" fo:margin-left="0.688cm" fo:margin-right="1.931cm" table:align="margins" style:writing-mode="lr-tb"/>
    </style:style>
    <style:style style:name="Table395.A" style:family="table-column">
      <style:table-column-properties style:column-width="1.252cm" style:rel-column-width="5480*"/>
    </style:style>
    <style:style style:name="Table395.B" style:family="table-column">
      <style:table-column-properties style:column-width="2.676cm" style:rel-column-width="11713*"/>
    </style:style>
    <style:style style:name="Table395.C" style:family="table-column">
      <style:table-column-properties style:column-width="2.919cm" style:rel-column-width="12776*"/>
    </style:style>
    <style:style style:name="Table395.D" style:family="table-column">
      <style:table-column-properties style:column-width="2.82cm" style:rel-column-width="12347*"/>
    </style:style>
    <style:style style:name="Table395.E" style:family="table-column">
      <style:table-column-properties style:column-width="2.12cm" style:rel-column-width="9279*"/>
    </style:style>
    <style:style style:name="Table395.F" style:family="table-column">
      <style:table-column-properties style:column-width="3.184cm" style:rel-column-width="13940*"/>
    </style:style>
    <style:style style:name="Table395.1" style:family="table-row">
      <style:table-row-properties style:keep-together="true" fo:keep-together="auto"/>
    </style:style>
    <style:style style:name="Table395.A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395.B1" style:family="table-cell">
      <style:table-cell-properties fo:padding-left="0.191cm" fo:padding-right="0.191cm" fo:padding-top="0cm" fo:padding-bottom="0cm" fo:border="0.018cm solid #00000a"/>
    </style:style>
    <style:style style:name="Table395.A3" style:family="table-cell">
      <style:table-cell-properties fo:padding-left="0.191cm" fo:padding-right="0.191cm" fo:padding-top="0cm" fo:padding-bottom="0cm" fo:border-left="0.018cm solid #00000a" fo:border-right="none" fo:border-top="none" fo:border-bottom="0.018cm solid #00000a"/>
    </style:style>
    <style:style style:name="Table395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396" style:family="table">
      <style:table-properties style:width="14.997cm" fo:margin-left="0.714cm" fo:margin-right="1.879cm" table:align="margins" style:writing-mode="lr-tb"/>
    </style:style>
    <style:style style:name="Table396.A" style:family="table-column">
      <style:table-column-properties style:column-width="2.99cm" style:rel-column-width="13064*"/>
    </style:style>
    <style:style style:name="Table396.B" style:family="table-column">
      <style:table-column-properties style:column-width="2.362cm" style:rel-column-width="10318*"/>
    </style:style>
    <style:style style:name="Table396.C" style:family="table-column">
      <style:table-column-properties style:column-width="9.647cm" style:rel-column-width="42153*"/>
    </style:style>
    <style:style style:name="Table396.1" style:family="table-row">
      <style:table-row-properties style:keep-together="true" fo:keep-together="auto"/>
    </style:style>
    <style:style style:name="Table396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96.C1" style:family="table-cell">
      <style:table-cell-properties fo:padding="0cm" fo:border="none"/>
    </style:style>
    <style:style style:name="Table396.A2" style:family="table-cell">
      <style:table-cell-properties fo:padding-left="0.191cm" fo:padding-right="0.191cm" fo:padding-top="0cm" fo:padding-bottom="0cm" fo:border="0.018cm solid #00000a"/>
    </style:style>
    <style:style style:name="Table397" style:family="table">
      <style:table-properties style:width="14.97cm" fo:margin-left="0.714cm" fo:margin-right="1.905cm" table:align="margins" style:writing-mode="lr-tb"/>
    </style:style>
    <style:style style:name="Table397.A" style:family="table-column">
      <style:table-column-properties style:column-width="3.785cm" style:rel-column-width="16568*"/>
    </style:style>
    <style:style style:name="Table397.B" style:family="table-column">
      <style:table-column-properties style:column-width="11.185cm" style:rel-column-width="48967*"/>
    </style:style>
    <style:style style:name="Table397.1" style:family="table-row">
      <style:table-row-properties style:keep-together="true" fo:keep-together="auto"/>
    </style:style>
    <style:style style:name="Table397.A1" style:family="table-cell">
      <style:table-cell-properties fo:background-color="#eeece1" fo:padding-left="0.191cm" fo:padding-right="0.191cm" fo:padding-top="0cm" fo:padding-bottom="0cm" fo:border="0.018cm solid #00000a">
        <style:background-image/>
      </style:table-cell-properties>
    </style:style>
    <style:style style:name="Table397.A2" style:family="table-cell">
      <style:table-cell-properties fo:padding-left="0.191cm" fo:padding-right="0.191cm" fo:padding-top="0cm" fo:padding-bottom="0cm" fo:border="0.018cm solid #00000a"/>
    </style:style>
    <style:style style:name="Table398" style:family="table">
      <style:table-properties style:width="15.023cm" fo:margin-left="0.661cm" fo:margin-right="1.905cm" table:align="margins" style:writing-mode="lr-tb"/>
    </style:style>
    <style:style style:name="Table398.A" style:family="table-column">
      <style:table-column-properties style:column-width="1.349cm" style:rel-column-width="5890*"/>
    </style:style>
    <style:style style:name="Table398.B" style:family="table-column">
      <style:table-column-properties style:column-width="3.545cm" style:rel-column-width="15463*"/>
    </style:style>
    <style:style style:name="Table398.C" style:family="table-column">
      <style:table-column-properties style:column-width="4.052cm" style:rel-column-width="17672*"/>
    </style:style>
    <style:style style:name="Table398.D" style:family="table-column">
      <style:table-column-properties style:column-width="6.077cm" style:rel-column-width="26510*"/>
    </style:style>
    <style:style style:name="Table398.1" style:family="table-row">
      <style:table-row-properties style:keep-together="true" fo:keep-together="auto"/>
    </style:style>
    <style:style style:name="Table398.A1" style:family="table-cell">
      <style:table-cell-properties fo:padding-left="0.191cm" fo:padding-right="0.191cm" fo:padding-top="0cm" fo:padding-bottom="0cm" fo:border="0.018cm solid #000001"/>
    </style:style>
    <style:style style:name="Table399" style:family="table">
      <style:table-properties style:width="15.023cm" fo:margin-left="0.688cm" fo:margin-right="1.879cm" table:align="margins" style:writing-mode="lr-tb"/>
    </style:style>
    <style:style style:name="Table399.A" style:family="table-column">
      <style:table-column-properties style:column-width="1.349cm" style:rel-column-width="5890*"/>
    </style:style>
    <style:style style:name="Table399.B" style:family="table-column">
      <style:table-column-properties style:column-width="3.521cm" style:rel-column-width="15358*"/>
    </style:style>
    <style:style style:name="Table399.C" style:family="table-column">
      <style:table-column-properties style:column-width="4.052cm" style:rel-column-width="17672*"/>
    </style:style>
    <style:style style:name="Table399.D" style:family="table-column">
      <style:table-column-properties style:column-width="6.101cm" style:rel-column-width="26615*"/>
    </style:style>
    <style:style style:name="Table399.1" style:family="table-row">
      <style:table-row-properties style:keep-together="true" fo:keep-together="auto"/>
    </style:style>
    <style:style style:name="Table399.A1" style:family="table-cell">
      <style:table-cell-properties fo:padding-left="0.191cm" fo:padding-right="0.191cm" fo:padding-top="0cm" fo:padding-bottom="0cm" fo:border="0.018cm solid #000001"/>
    </style:style>
    <style:style style:name="Table400" style:family="table">
      <style:table-properties style:width="15.05cm" fo:margin-left="0.661cm" fo:margin-right="1.879cm" table:align="margins" style:writing-mode="lr-tb"/>
    </style:style>
    <style:style style:name="Table400.A" style:family="table-column">
      <style:table-column-properties style:column-width="1.18cm" style:rel-column-width="5139*"/>
    </style:style>
    <style:style style:name="Table400.B" style:family="table-column">
      <style:table-column-properties style:column-width="2.171cm" style:rel-column-width="9459*"/>
    </style:style>
    <style:style style:name="Table400.C" style:family="table-column">
      <style:table-column-properties style:column-width="2.556cm" style:rel-column-width="11132*"/>
    </style:style>
    <style:style style:name="Table400.D" style:family="table-column">
      <style:table-column-properties style:column-width="2.267cm" style:rel-column-width="9872*"/>
    </style:style>
    <style:style style:name="Table400.E" style:family="table-column">
      <style:table-column-properties style:column-width="3.567cm" style:rel-column-width="15529*"/>
    </style:style>
    <style:style style:name="Table400.F" style:family="table-column">
      <style:table-column-properties style:column-width="3.307cm" style:rel-column-width="14404*"/>
    </style:style>
    <style:style style:name="Table400.1" style:family="table-row">
      <style:table-row-properties style:keep-together="true" fo:keep-together="auto"/>
    </style:style>
    <style:style style:name="Table400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western">
      <style:text-properties fo:font-size="11pt" style:font-size-asian="11pt" style:font-size-complex="11pt"/>
    </style:style>
    <style:style style:name="P2" style:family="paragraph" style:parent-style-name="western">
      <style:text-properties fo:font-size="10.5pt" style:font-size-asian="10.5pt" style:font-size-complex="10.5pt"/>
    </style:style>
    <style:style style:name="P3" style:family="paragraph" style:parent-style-name="western">
      <style:paragraph-properties fo:margin-top="0cm" fo:margin-bottom="0cm"/>
    </style:style>
    <style:style style:name="P4" style:family="paragraph" style:parent-style-name="western">
      <style:paragraph-properties fo:margin-top="0cm" fo:margin-bottom="0cm"/>
      <style:text-properties fo:font-size="11pt" style:font-size-asian="11pt" style:font-size-complex="11pt"/>
    </style:style>
    <style:style style:name="P5" style:family="paragraph" style:parent-style-name="western">
      <style:paragraph-properties fo:margin-top="0cm" fo:margin-bottom="0cm" fo:line-height="100%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1pt" style:font-size-asian="11pt" style:font-name-complex="Times New Roman1" style:font-size-complex="11pt"/>
    </style:style>
    <style:style style:name="P10" style:family="paragraph" style:parent-style-name="Standard">
      <style:paragraph-properties fo:margin-top="0cm" fo:margin-bottom="0cm" fo:line-height="100%"/>
      <style:text-properties style:font-name="Times New Roman" fo:font-size="11pt" fo:font-style="italic" fo:font-weight="bol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fo:font-size="11pt" fo:language="en" fo:country="US" style:font-size-asian="11pt" style:font-size-complex="11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size-asian="12pt" style:font-size-complex="12pt"/>
    </style:style>
    <style:style style:name="P14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fo:line-height="100%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margin-top="0cm" fo:margin-bottom="0cm" fo:line-height="100%"/>
    </style:style>
    <style:style style:name="P17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8" style:family="paragraph" style:parent-style-name="List_20_Paragraph">
      <style:paragraph-properties fo:margin-left="0cm" fo:margin-right="0cm" fo:text-indent="0cm" style:auto-text-indent="false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20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1pt" fo:language="en" fo:country="US" fo:font-weight="bold" style:font-size-asian="11pt" style:font-weight-asian="bold" style:font-size-complex="11pt" style:font-weight-complex="bold"/>
    </style:style>
    <style:style style:name="P21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1pt" fo:language="en" fo:country="US" fo:font-weight="bold" style:font-size-asian="11pt" style:font-weight-asian="bold" style:font-size-complex="11pt"/>
    </style:style>
    <style:style style:name="P2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1pt" fo:language="en" fo:country="US" style:font-size-asian="11pt" style:font-size-complex="11pt"/>
    </style:style>
    <style:style style:name="P23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1pt" fo:language="en" fo:country="US" style:font-size-asian="11pt" style:font-size-complex="11pt"/>
    </style:style>
    <style:style style:name="P24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1pt" fo:language="en" fo:country="US" fo:font-style="italic" fo:font-weight="bol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2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1pt" fo:font-weight="bold" style:font-size-asian="11pt" style:font-weight-asian="bold" style:font-name-complex="Times New Roman1" style:font-size-complex="11pt" style:font-style-complex="italic" style:font-weight-complex="bold"/>
    </style:style>
    <style:style style:name="P2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1pt" fo:font-weight="normal" style:font-size-asian="11pt" style:font-weight-asian="normal" style:font-size-complex="11pt"/>
    </style:style>
    <style:style style:name="P2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0.5pt" fo:language="en" fo:country="US" style:font-size-asian="10.5pt" style:font-size-complex="10.5pt"/>
    </style:style>
    <style:style style:name="P29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0.5pt" fo:language="en" fo:country="US" style:font-size-asian="10.5pt" style:font-size-complex="10.5pt"/>
    </style:style>
    <style:style style:name="P30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0.5pt" fo:language="en" fo:country="US" fo:font-weight="normal" style:font-size-asian="10.5pt" style:font-weight-asian="normal" style:font-size-complex="10.5pt"/>
    </style:style>
    <style:style style:name="P31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0.5pt" fo:language="en" fo:country="US" fo:font-weight="bold" style:font-size-asian="10.5pt" style:font-weight-asian="bold" style:font-size-complex="10.5pt"/>
    </style:style>
    <style:style style:name="P3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0.5pt" style:font-size-asian="10.5pt" style:font-size-complex="10.5pt"/>
    </style:style>
    <style:style style:name="P33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0.5pt" fo:font-weight="bold" style:font-size-asian="10.5pt" style:font-weight-asian="bold" style:font-name-complex="Times New Roman1" style:font-size-complex="10.5pt" style:font-style-complex="italic" style:font-weight-complex="bold"/>
    </style:style>
    <style:style style:name="P34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List_20_Paragraph">
      <style:text-properties style:font-name="Times New Roman" fo:font-size="12pt" fo:language="en" fo:country="US" style:font-size-asian="12pt" style:font-size-complex="12pt"/>
    </style:style>
    <style:style style:name="P40" style:family="paragraph" style:parent-style-name="List_20_Paragraph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41" style:family="paragraph" style:parent-style-name="List_20_Paragraph">
      <style:text-properties fo:font-size="12pt" fo:language="en" fo:country="US" style:font-size-asian="12pt" style:font-size-complex="12pt"/>
    </style:style>
    <style:style style:name="P42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3" style:family="paragraph" style:parent-style-name="Standard">
      <style:text-properties style:font-name="Times New Roman"/>
    </style:style>
    <style:style style:name="P44" style:family="paragraph" style:parent-style-name="Standard">
      <style:text-properties style:font-name="Times New Roman" fo:font-size="12pt" style:font-size-asian="12pt" style:font-size-complex="12pt"/>
    </style:style>
    <style:style style:name="P45" style:family="paragraph" style:parent-style-name="Standard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1pt" style:font-size-asian="11pt" style:font-size-complex="11pt"/>
    </style:style>
    <style:style style:name="P4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-0.191cm" fo:margin-top="0cm" fo:margin-bottom="0cm" fo:line-height="100%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9" style:family="paragraph" style:parent-style-name="Standard" style:master-page-name="Standard">
      <style:paragraph-properties fo:margin-left="0cm" fo:margin-right="0cm" fo:margin-top="0cm" fo:margin-bottom="0cm" fo:line-height="100%" fo:text-indent="0cm" style:auto-text-indent="false" style:page-number="auto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1pt" style:font-size-asian="11pt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complex="Times New Roman1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LibMS-Serial Record Keeping</text:p>
      <text:p text:style-name="Standard"><text:bookmark-start text:name="__DdeLink__33411_1381024484"/><text:span text:style-name="T1">Record Keeping</text:span><text:bookmark-start text:name="__DdeLink__4718_4619215101"/><text:span text:style-name="T1"> </text:span><text:span text:style-name="T2">Serial Language:</text:span><text:bookmark-end text:name="__DdeLink__33411_1381024484"/></text:p>
      <text:p text:style-name="Standard"><text:span text:style-name="T3"><text:tab/></text:span><text:span text:style-name="T6">This page is used to <text:s/>to enter serial language id correspond to a language.</text:span><text:bookmark-start text:name="__DdeLink__33557_1381024484"/><text:span text:style-name="T6">The user enters language id in the text field on the page.</text:span><text:bookmark-end text:name="__DdeLink__33557_1381024484"/></text:p>
      <text:p text:style-name="P18"><text:span text:style-name="T7"><text:s text:c="12"/>File Name of view page: </text:span><text:bookmark-start text:name="__DdeLink__33390_1381024484"/><text:span text:style-name="T7">ser_language.jsp</text:span><text:bookmark-end text:name="__DdeLink__33390_1381024484"/></text:p>
      <text:p text:style-name="P42"/>
      <text:p text:style-name="P19"><text:s text:c="7"/><text:span text:style-name="T10">Attributes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20">S.No.</text:p>
          </table:table-cell>
          <table:table-cell table:style-name="Table20.B1" office:value-type="string">
            <text:p text:style-name="P20">Attribute Name</text:p>
          </table:table-cell>
          <table:table-cell table:style-name="Table20.B1" office:value-type="string">
            <text:p text:style-name="P20">Label </text:p>
          </table:table-cell>
          <table:table-cell table:style-name="Table20.B1" office:value-type="string">
            <text:p text:style-name="P20">Field Name</text:p>
          </table:table-cell>
          <table:table-cell table:style-name="Table20.B1" office:value-type="string">
            <text:p text:style-name="P20">Type</text:p>
          </table:table-cell>
          <table:table-cell table:style-name="Table20.B1" office:value-type="string">
            <text:p text:style-name="P20">Validation</text:p>
          </table:table-cell>
        </table:table-row>
        <table:table-row table:style-name="Table20.1">
          <table:table-cell table:style-name="Table20.A1" office:value-type="string">
            <text:p text:style-name="P29">1.</text:p>
          </table:table-cell>
          <table:table-cell table:style-name="Table20.B1" office:value-type="string">
            <text:p text:style-name="P30">Enter Serial Language ID<text:bookmark-start text:name="__DdeLink__5079_1312824057"/><text:bookmark-end text:name="__DdeLink__5079_1312824057"/></text:p>
          </table:table-cell>
          <table:table-cell table:style-name="Table20.B1" office:value-type="string">
            <text:p text:style-name="P30">Enter Serial Language ID</text:p>
          </table:table-cell>
          <table:table-cell table:style-name="Table20.B1" office:value-type="string">
            <text:p text:style-name="P32">lan_id</text:p>
          </table:table-cell>
          <table:table-cell table:style-name="Table20.B1" office:value-type="string">
            <text:p text:style-name="P32"><text:bookmark-start text:name="__DdeLink__19945_1215511318"/><text:bookmark-start text:name="__DdeLink__5096_1312824057"/>Input box<text:bookmark-end text:name="__DdeLink__19945_1215511318"/><text:bookmark-end text:name="__DdeLink__5096_1312824057"/></text:p>
          </table:table-cell>
          <table:table-cell table:style-name="Table20.B1" office:value-type="string">
            <text:p text:style-name="P28">onsubmit="return check1()"</text:p>
          </table:table-cell>
        </table:table-row>
        <table:table-row table:style-name="Table20.1">
          <table:table-cell table:style-name="Table20.A1" office:value-type="string">
            <text:p text:style-name="P29">2.</text:p>
          </table:table-cell>
          <table:table-cell table:style-name="Table20.B1" office:value-type="string">
            <text:p text:style-name="P32">Submit button</text:p>
          </table:table-cell>
          <table:table-cell table:style-name="Table20.B1" office:value-type="string">
            <text:p text:style-name="P32">Add</text:p>
          </table:table-cell>
          <table:table-cell table:style-name="Table20.B1" office:value-type="string">
            <text:p text:style-name="P32"><text:bookmark-start text:name="__DdeLink__5141_5107985461"/>Button1<text:bookmark-end text:name="__DdeLink__5141_5107985461"/></text:p>
          </table:table-cell>
          <table:table-cell table:style-name="Table20.B1" office:value-type="string">
            <text:p text:style-name="P32">Button</text:p>
          </table:table-cell>
          <table:table-cell table:style-name="Table20.B1" office:value-type="string">
            <text:p text:style-name="P32"/>
          </table:table-cell>
        </table:table-row>
        <table:table-row table:style-name="Table20.1">
          <table:table-cell table:style-name="Table20.A1" office:value-type="string">
            <text:p text:style-name="P29">3.</text:p>
          </table:table-cell>
          <table:table-cell table:style-name="Table20.B1" office:value-type="string">
            <text:p text:style-name="P32"><text:bookmark-start text:name="__DdeLink__33388_1381024484"/>Update button<text:bookmark-end text:name="__DdeLink__33388_1381024484"/></text:p>
          </table:table-cell>
          <table:table-cell table:style-name="Table20.B1" office:value-type="string">
            <text:p text:style-name="P32">Update</text:p>
          </table:table-cell>
          <table:table-cell table:style-name="Table20.B1" office:value-type="string">
            <text:p text:style-name="P32">Button2</text:p>
          </table:table-cell>
          <table:table-cell table:style-name="Table20.B1" office:value-type="string">
            <text:p text:style-name="P32">Button</text:p>
          </table:table-cell>
          <table:table-cell table:style-name="Table20.B1" office:value-type="string">
            <text:p text:style-name="P32"/>
          </table:table-cell>
        </table:table-row>
        <table:table-row table:style-name="Table20.1">
          <table:table-cell table:style-name="Table20.A5" office:value-type="string">
            <text:p text:style-name="P29">4.</text:p>
          </table:table-cell>
          <table:table-cell table:style-name="Table20.B5" office:value-type="string">
            <text:p text:style-name="P32">View button</text:p>
          </table:table-cell>
          <table:table-cell table:style-name="Table20.B5" office:value-type="string">
            <text:p text:style-name="P32">View</text:p>
          </table:table-cell>
          <table:table-cell table:style-name="Table20.B5" office:value-type="string">
            <text:p text:style-name="P32">Button3</text:p>
          </table:table-cell>
          <table:table-cell table:style-name="Table20.B5" office:value-type="string">
            <text:p text:style-name="P32">Button</text:p>
          </table:table-cell>
          <table:table-cell table:style-name="Table20.B5" office:value-type="string">
            <text:p text:style-name="P32"/>
          </table:table-cell>
        </table:table-row>
        <table:table-row table:style-name="Table20.6">
          <table:table-cell table:style-name="Table20.A5" office:value-type="string">
            <text:p text:style-name="P29">5.</text:p>
          </table:table-cell>
          <table:table-cell table:style-name="Table20.B5" office:value-type="string">
            <text:p text:style-name="P32">Delete button</text:p>
          </table:table-cell>
          <table:table-cell table:style-name="Table20.B5" office:value-type="string">
            <text:p text:style-name="P32">Delete</text:p>
          </table:table-cell>
          <table:table-cell table:style-name="Table20.B5" office:value-type="string">
            <text:p text:style-name="P32">Button4</text:p>
          </table:table-cell>
          <table:table-cell table:style-name="Table20.B5" office:value-type="string">
            <text:p text:style-name="P32">Button</text:p>
          </table:table-cell>
          <table:table-cell table:style-name="Table20.B5" office:value-type="string">
            <text:p text:style-name="P32"/>
          </table:table-cell>
        </table:table-row>
        <table:table-row table:style-name="Table20.1">
          <table:table-cell table:style-name="Table20.A5" office:value-type="string">
            <text:p text:style-name="P29">6.</text:p>
          </table:table-cell>
          <table:table-cell table:style-name="Table20.B5" office:value-type="string">
            <text:p text:style-name="P32">Back</text:p>
          </table:table-cell>
          <table:table-cell table:style-name="Table20.B5" office:value-type="string">
            <text:p text:style-name="P32">Back</text:p>
          </table:table-cell>
          <table:table-cell table:style-name="Table20.B5" office:value-type="string">
            <text:p text:style-name="P32">Button5</text:p>
          </table:table-cell>
          <table:table-cell table:style-name="Table20.B5" office:value-type="string">
            <text:p text:style-name="P32">Button</text:p>
          </table:table-cell>
          <table:table-cell table:style-name="Table20.B5" office:value-type="string">
            <text:p text:style-name="P32"/>
          </table:table-cell>
        </table:table-row>
      </table:table>
      <text:p text:style-name="Standard"><text:bookmark-end text:name="__DdeLink__4718_4619215101"/></text:p>
      <text:p text:style-name="P19"><text:s text:c="6"/>Technology Used:</text:p>
      <text:p text:style-name="P19"><text:s text:c="9"/>JavaScript Validation: It validates that text field lan_id must not be blank</text:p>
      <text:p text:style-name="P43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table:number-columns-spanned="2" office:value-type="string">
            <text:p text:style-name="P6">Struts Form Bean Mapping:</text:p>
          </table:table-cell>
          <table:covered-table-cell/>
          <table:table-cell table:style-name="Table22.C1" office:value-type="string">
            <text:p text:style-name="Standard"/>
          </table:table-cell>
        </table:table-row>
        <table:table-row table:style-name="Table22.1">
          <table:table-cell table:style-name="Table22.A2" table:number-columns-spanned="2" office:value-type="string">
            <text:p text:style-name="P8">Logical Name</text:p>
          </table:table-cell>
          <table:covered-table-cell/>
          <table:table-cell table:style-name="Table22.A2" office:value-type="string">
            <text:p text:style-name="P4">SerLanguageActionForm</text:p>
          </table:table-cell>
        </table:table-row>
        <table:table-row table:style-name="Table22.1">
          <table:table-cell table:style-name="Table22.A2" table:number-columns-spanned="2" office:value-type="string">
            <text:p text:style-name="P8">Code:</text:p>
          </table:table-cell>
          <table:covered-table-cell/>
          <table:table-cell table:style-name="Table22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22.1">
          <table:table-cell table:style-name="Table22.A2" table:number-columns-spanned="2" office:value-type="string">
            <text:p text:style-name="P8">Description:</text:p>
          </table:table-cell>
          <table:covered-table-cell/>
          <table:table-cell table:style-name="Table22.A2" office:value-type="string">
            <text:p text:style-name="P8"><text:bookmark-start text:name="__DdeLink__33467_1381024484"/>For defining setter and getter variables.<text:bookmark-end text:name="__DdeLink__33467_1381024484"/></text:p>
          </table:table-cell>
        </table:table-row>
        <table:table-row table:style-name="Table22.1">
          <table:table-cell table:style-name="Table22.A1" table:number-columns-spanned="2" office:value-type="string">
            <text:p text:style-name="P8">Struts Action:</text:p>
          </table:table-cell>
          <table:covered-table-cell/>
          <table:table-cell table:style-name="Table22.C1" office:value-type="string">
            <text:p text:style-name="P46"/>
          </table:table-cell>
        </table:table-row>
        <table:table-row table:style-name="Table22.1">
          <table:table-cell table:style-name="Table22.A2" table:number-columns-spanned="2" office:value-type="string">
            <text:p text:style-name="P8">Logical Name:</text:p>
          </table:table-cell>
          <table:covered-table-cell/>
          <table:table-cell table:style-name="Table22.A2" office:value-type="string">
            <text:p text:style-name="P8">/ser_lang</text:p>
          </table:table-cell>
        </table:table-row>
        <table:table-row table:style-name="Table22.1">
          <table:table-cell table:style-name="Table22.A2" table:number-columns-spanned="2" office:value-type="string">
            <text:p text:style-name="P8">Input JSP Form:</text:p>
          </table:table-cell>
          <table:covered-table-cell/>
          <table:table-cell table:style-name="Table22.A2" office:value-type="string">
            <text:p text:style-name="P34">ser_language.jsp</text:p>
          </table:table-cell>
        </table:table-row>
        <table:table-row table:style-name="Table22.1">
          <table:table-cell table:style-name="Table22.A2" table:number-columns-spanned="2" office:value-type="string">
            <text:p text:style-name="P8">Physical Path:</text:p>
          </table:table-cell>
          <table:covered-table-cell/>
          <table:table-cell table:style-name="Table22.A2" office:value-type="string">
            <text:p text:style-name="P8">com.myapp.struts.Serial.SerLanguageAction</text:p>
          </table:table-cell>
        </table:table-row>
        <table:table-row table:style-name="Table22.1">
          <table:table-cell table:style-name="Table22.A2" table:number-columns-spanned="2" office:value-type="string">
            <text:p text:style-name="P8">Code:</text:p>
          </table:table-cell>
          <table:covered-table-cell/>
          <table:table-cell table:style-name="Table22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22.1">
          <table:table-cell table:style-name="Table22.A2" table:number-columns-spanned="2" office:value-type="string">
            <text:p text:style-name="P8">Description:</text:p>
          </table:table-cell>
          <table:covered-table-cell/>
          <table:table-cell table:style-name="Table22.A2" office:value-type="string">
            <text:p text:style-name="P1"><text:bookmark-start text:name="__DdeLink__33395_1381024484"/><text:bookmark-start text:name="__DdeLink__10290_5107985461"/><text:bookmark-start text:name="__DdeLink__5106_1312824057"/>The action class is used to <text:bookmark-end text:name="__DdeLink__10290_5107985461"/><text:bookmark-end text:name="__DdeLink__5106_1312824057"/>find wether language id exist or not .<text:bookmark-end text:name="__DdeLink__33395_1381024484"/></text:p>
          </table:table-cell>
        </table:table-row>
        <table:table-row table:style-name="Table22.1">
          <table:table-cell table:style-name="Table22.A1" table:number-columns-spanned="2" office:value-type="string">
            <text:p text:style-name="P7">Request Forwards On:</text:p>
          </table:table-cell>
          <table:covered-table-cell/>
          <table:table-cell table:style-name="Table22.A1" office:value-type="string">
            <text:p text:style-name="P12">Purpose</text:p>
          </table:table-cell>
        </table:table-row>
        <table:table-row table:style-name="Table22.1">
          <table:table-cell table:style-name="Table22.A2" office:value-type="string">
            <text:p text:style-name="P2">add </text:p>
          </table:table-cell>
          <table:table-cell table:style-name="Table22.A2" table:number-columns-spanned="2" office:value-type="string">
            <text:p text:style-name="P2">/serial/ser_addlanguage.jsp</text:p>
          </table:table-cell>
          <table:covered-table-cell/>
        </table:table-row>
        <table:table-row table:style-name="Table22.1">
          <table:table-cell table:style-name="Table22.A13" office:value-type="string">
            <text:p text:style-name="P2">duplicate</text:p>
          </table:table-cell>
          <table:table-cell table:style-name="Table22.A13" table:number-columns-spanned="2" office:value-type="string">
            <text:p text:style-name="P2">/serial/ser_language.jsp</text:p>
          </table:table-cell>
          <table:covered-table-cell/>
        </table:table-row>
      </table:table>
      <text:p text:style-name="P39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8">Logical Name</text:p>
          </table:table-cell>
          <table:table-cell table:style-name="Table23.A2" office:value-type="string">
            <text:p text:style-name="P8">SerLanguageAction</text:p>
          </table:table-cell>
        </table:table-row>
        <table:table-row table:style-name="Table23.1">
          <table:table-cell table:style-name="Table23.A2" office:value-type="string">
            <text:p text:style-name="P8">Description:</text:p>
          </table:table-cell>
          <table:table-cell table:style-name="Table23.A2" office:value-type="string">
            <text:p text:style-name="P5"><text:bookmark-start text:name="__DdeLink__10290_51079854611"/><text:bookmark-start text:name="__DdeLink__5106_13128240573"/>The action class is used to <text:bookmark-end text:name="__DdeLink__10290_51079854611"/><text:bookmark-end text:name="__DdeLink__5106_13128240573"/>find wether language id exist or not .</text:p>
          </table:table-cell>
        </table:table-row>
        <table:table-row table:style-name="Table23.1">
          <table:table-cell table:style-name="Table23.A2" office:value-type="string">
            <text:p text:style-name="P8">Method </text:p>
          </table:table-cell>
          <table:table-cell table:style-name="Table23.A2" office:value-type="string">
            <text:p text:style-name="P8">searchLanguage(library_id, lan_id)</text:p>
          </table:table-cell>
        </table:table-row>
      </table:table>
      <text:p text:style-name="P39"/>
      <text:p text:style-name="P39"><text:s text:c="6"/><text:span text:style-name="T10">Tables used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21">S.No.</text:p>
          </table:table-cell>
          <table:table-cell table:style-name="Table24.A1" office:value-type="string">
            <text:p text:style-name="P25">Table name</text:p>
          </table:table-cell>
          <table:table-cell table:style-name="Table24.A1" office:value-type="string">
            <text:p text:style-name="P21">Primary Key Detail</text:p>
          </table:table-cell>
          <table:table-cell table:style-name="Table24.A1" office:value-type="string">
            <text:p text:style-name="P21">Use of Table</text:p>
          </table:table-cell>
        </table:table-row>
        <table:table-row table:style-name="Table24.1">
          <table:table-cell table:style-name="Table24.A1" office:value-type="string">
            <text:p text:style-name="P22">1</text:p>
          </table:table-cell>
          <table:table-cell table:style-name="Table24.A1" office:value-type="string">
            <text:p text:style-name="P9"><text:bookmark-start text:name="__DdeLink__33400_1381024484"/><text:bookmark-start text:name="__DdeLink__10292_5107985461"/>s<text:bookmark-end text:name="__DdeLink__10292_5107985461"/>er_language<text:bookmark-end text:name="__DdeLink__33400_1381024484"/></text:p>
          </table:table-cell>
          <table:table-cell table:style-name="Table24.A1" office:value-type="string">
            <text:p text:style-name="P22">library_id, language_id </text:p>
          </table:table-cell>
          <table:table-cell table:style-name="Table24.A1" office:value-type="string">
            <text:p text:style-name="P22">The table is used to search <text:s/>and add <text:s text:c="6"/>language.</text:p>
          </table:table-cell>
        </table:table-row>
      </table:table>
      <text:p text:style-name="P39"/>
      <text:p text:style-name="P39"><text:s text:c="7"/><text:bookmark-start text:name="__DdeLink__33479_1381024484"/><text:span text:style-name="T10"><text:s/>POJO replacement of tables: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31">S.No.</text:p>
          </table:table-cell>
          <table:table-cell table:style-name="Table25.A1" office:value-type="string">
            <text:p text:style-name="P33">Table name</text:p>
          </table:table-cell>
          <table:table-cell table:style-name="Table25.A1" office:value-type="string">
            <text:p text:style-name="P31">POJO Name</text:p>
          </table:table-cell>
          <table:table-cell table:style-name="Table25.A1" office:value-type="string">
            <text:p text:style-name="P31">Hibernate Mapping Files</text:p>
          </table:table-cell>
        </table:table-row>
        <table:table-row table:style-name="Table25.1">
          <table:table-cell table:style-name="Table25.A1" office:value-type="string">
            <text:p text:style-name="P34">1</text:p>
          </table:table-cell>
          <table:table-cell table:style-name="Table25.A1" office:value-type="string">
            <text:p text:style-name="P9"><text:bookmark-start text:name="__DdeLink__33408_1381024484"/><text:bookmark-start text:name="__DdeLink__10292_51079854613"/>s<text:bookmark-end text:name="__DdeLink__10292_51079854613"/>er_language<text:bookmark-end text:name="__DdeLink__33408_1381024484"/></text:p>
          </table:table-cell>
          <table:table-cell table:style-name="Table25.A1" office:value-type="string">
            <text:p text:style-name="P34"><text:bookmark-start text:name="__DdeLink__10294_5107985461"/>SerLanguage<text:bookmark-end text:name="__DdeLink__10294_5107985461"/></text:p>
          </table:table-cell>
          <table:table-cell table:style-name="Table25.A1" office:value-type="string">
            <text:p text:style-name="P34"/>
          </table:table-cell>
        </table:table-row>
      </table:table>
      <text:p text:style-name="P39"><text:bookmark-end text:name="__DdeLink__33479_1381024484"/></text:p>
      <text:p text:style-name="P44"><text:soft-page-break/><text:s text:c="6"/>Methods Used: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6">S.No.</text:p>
          </table:table-cell>
          <table:table-cell table:style-name="Table26.A1" office:value-type="string">
            <text:p text:style-name="P6">POJO Class Name</text:p>
          </table:table-cell>
          <table:table-cell table:style-name="Table26.A1" office:value-type="string">
            <text:p text:style-name="P6">Method Name</text:p>
          </table:table-cell>
          <table:table-cell table:style-name="Table26.A1" office:value-type="string">
            <text:p text:style-name="P6">Select Operation</text:p>
          </table:table-cell>
          <table:table-cell table:style-name="Table26.A1" office:value-type="string">
            <text:p text:style-name="P48">Column Used in where clause</text:p>
          </table:table-cell>
          <table:table-cell table:style-name="Table26.A1" office:value-type="string">
            <text:p text:style-name="P6">Purpose</text:p>
          </table:table-cell>
        </table:table-row>
        <table:table-row table:style-name="Table26.1">
          <table:table-cell table:style-name="Table26.A1" office:value-type="string">
            <text:p text:style-name="P9">1</text:p>
          </table:table-cell>
          <table:table-cell table:style-name="Table26.A1" office:value-type="string">
            <text:p text:style-name="P17"><text:span text:style-name="T7">SerLanguage</text:span><text:span text:style-name="T5"> </text:span></text:p>
          </table:table-cell>
          <table:table-cell table:style-name="Table26.A1" office:value-type="string">
            <text:p text:style-name="P9">searchLanguage()</text:p>
            <text:p text:style-name="P9"/>
            <text:p text:style-name="P9"/>
          </table:table-cell>
          <table:table-cell table:style-name="Table26.A1" office:value-type="string">
            <text:p text:style-name="P9">Return instance of <text:span text:style-name="T4">SerLanguage</text:span> <text:s/></text:p>
          </table:table-cell>
          <table:table-cell table:style-name="Table26.A1" office:value-type="string">
            <text:p text:style-name="P10">library_id,language_id</text:p>
          </table:table-cell>
          <table:table-cell table:style-name="Table26.A1" office:value-type="string">
            <text:p text:style-name="P8">Searches <text:bookmark-start text:name="__DdeLink__10292_510798546131"/><text:span text:style-name="T11">s</text:span><text:bookmark-end text:name="__DdeLink__10292_510798546131"/><text:span text:style-name="T11">er_language</text:span> table by library id, language_id</text:p>
          </table:table-cell>
        </table:table-row>
      </table:table>
      <text:p text:style-name="P41"/>
      <text:p text:style-name="P41"/>
      <text:p text:style-name="P41"/>
      <text:p text:style-name="P41"/>
      <text:p text:style-name="P47">Record Keeping SerialAddLanguage</text:p>
      <text:p text:style-name="Standard"><text:span text:style-name="T3"><text:tab/></text:span><text:span text:style-name="T6">This page </text:span><text:bookmark-start text:name="__DdeLink__33469_1381024484"/><text:span text:style-name="T6">is used to add,update,delete and view language details</text:span><text:bookmark-end text:name="__DdeLink__33469_1381024484"/><text:span text:style-name="T6">.</text:span></text:p>
      <text:p text:style-name="P19"><text:s text:c="12"/>File Name of view page: ser_addlanguage.jsp</text:p>
      <text:p text:style-name="P19"/>
      <text:p text:style-name="P37">Attributes: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 table:style-name="Table21.1">
          <table:table-cell table:style-name="Table21.A1" office:value-type="string">
            <text:p text:style-name="P20">S.No.</text:p>
          </table:table-cell>
          <table:table-cell table:style-name="Table21.A1" office:value-type="string">
            <text:p text:style-name="P20">Attribute Name</text:p>
          </table:table-cell>
          <table:table-cell table:style-name="Table21.A1" office:value-type="string">
            <text:p text:style-name="P20">Field Name</text:p>
          </table:table-cell>
          <table:table-cell table:style-name="Table21.A1" office:value-type="string">
            <text:p text:style-name="P20">Type</text:p>
          </table:table-cell>
          <table:table-cell table:style-name="Table21.A1" office:value-type="string">
            <text:p text:style-name="P20">Validation</text:p>
          </table:table-cell>
        </table:table-row>
        <table:table-row table:style-name="Table21.1">
          <table:table-cell table:style-name="Table21.A1" office:value-type="string">
            <text:p text:style-name="P23">1.</text:p>
          </table:table-cell>
          <table:table-cell table:style-name="Table21.A1" office:value-type="string">
            <text:p text:style-name="P26">Serial Language ID</text:p>
          </table:table-cell>
          <table:table-cell table:style-name="Table21.A1" office:value-type="string">
            <text:p text:style-name="P27">lan_id</text:p>
          </table:table-cell>
          <table:table-cell table:style-name="Table21.A1" office:value-type="string">
            <text:p text:style-name="P27"><text:bookmark-start text:name="__DdeLink__4987_21324104011"/>Text field<text:bookmark-end text:name="__DdeLink__4987_21324104011"/></text:p>
          </table:table-cell>
          <table:table-cell table:style-name="Table21.A1" office:value-type="string">
            <text:p text:style-name="P22"/>
          </table:table-cell>
        </table:table-row>
        <table:table-row table:style-name="Table21.1">
          <table:table-cell table:style-name="Table21.A1" office:value-type="string">
            <text:p text:style-name="P23">2.</text:p>
          </table:table-cell>
          <table:table-cell table:style-name="Table21.A1" office:value-type="string">
            <text:p text:style-name="P26"><text:bookmark-start text:name="__DdeLink__7139_11647440711"/>Enter Language<text:bookmark-end text:name="__DdeLink__7139_11647440711"/></text:p>
          </table:table-cell>
          <table:table-cell table:style-name="Table21.A1" office:value-type="string">
            <text:p text:style-name="P27"><text:bookmark-start text:name="__DdeLink__33555_1381024484"/>language_name<text:bookmark-end text:name="__DdeLink__33555_1381024484"/></text:p>
          </table:table-cell>
          <table:table-cell table:style-name="Table21.A1" office:value-type="string">
            <text:p text:style-name="P27">Text field</text:p>
          </table:table-cell>
          <table:table-cell table:style-name="Table21.A1" office:value-type="string">
            <text:p text:style-name="P27">onsubmit="return check1()"</text:p>
          </table:table-cell>
        </table:table-row>
        <table:table-row table:style-name="Table21.1">
          <table:table-cell table:style-name="Table21.A4" office:value-type="string">
            <text:p text:style-name="P23">3.</text:p>
          </table:table-cell>
          <table:table-cell table:style-name="Table21.A4" office:value-type="string">
            <text:p text:style-name="P26"><text:bookmark-start text:name="__DdeLink__7141_11647440711"/>S<text:bookmark-end text:name="__DdeLink__7141_11647440711"/>ubmit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><text:bookmark-start text:name="__DdeLink__33465_1381024484"/>button<text:bookmark-end text:name="__DdeLink__33465_1381024484"/></text:p>
          </table:table-cell>
          <table:table-cell table:style-name="Table21.A4" office:value-type="string">
            <text:p text:style-name="P27"/>
          </table:table-cell>
        </table:table-row>
        <table:table-row table:style-name="Table21.1">
          <table:table-cell table:style-name="Table21.A4" office:value-type="string">
            <text:p text:style-name="P23">4.</text:p>
          </table:table-cell>
          <table:table-cell table:style-name="Table21.A4" office:value-type="string">
            <text:p text:style-name="P26">View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/>
          </table:table-cell>
        </table:table-row>
        <table:table-row table:style-name="Table21.1">
          <table:table-cell table:style-name="Table21.A4" office:value-type="string">
            <text:p text:style-name="P23">5.</text:p>
          </table:table-cell>
          <table:table-cell table:style-name="Table21.A4" office:value-type="string">
            <text:p text:style-name="P26">Update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/>
          </table:table-cell>
        </table:table-row>
        <table:table-row table:style-name="Table21.1">
          <table:table-cell table:style-name="Table21.A4" office:value-type="string">
            <text:p text:style-name="P23">6.</text:p>
          </table:table-cell>
          <table:table-cell table:style-name="Table21.A4" office:value-type="string">
            <text:p text:style-name="P26">Delete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/>
          </table:table-cell>
        </table:table-row>
        <table:table-row table:style-name="Table21.1">
          <table:table-cell table:style-name="Table21.A4" office:value-type="string">
            <text:p text:style-name="P23">7.</text:p>
          </table:table-cell>
          <table:table-cell table:style-name="Table21.A4" office:value-type="string">
            <text:p text:style-name="P26">Back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>button</text:p>
          </table:table-cell>
          <table:table-cell table:style-name="Table21.A4" office:value-type="string">
            <text:p text:style-name="P27"/>
          </table:table-cell>
        </table:table-row>
      </table:table>
      <text:p text:style-name="Standard"/>
      <text:p text:style-name="Standard"><text:s/><text:span text:style-name="T7">Technology Used:</text:span></text:p>
      <text:p text:style-name="P36"><text:s text:c="9"/>JavaScript Validation: It validates that text field <text:span text:style-name="T12">language_name</text:span> must not be blank</text:p>
      <text:p text:style-name="Standard"/>
      <table:table table:name="Table310" table:style-name="Table310">
        <table:table-column table:style-name="Table310.A"/>
        <table:table-column table:style-name="Table310.B"/>
        <table:table-column table:style-name="Table310.C"/>
        <table:table-row table:style-name="Table310.1">
          <table:table-cell table:style-name="Table310.A1" table:number-columns-spanned="2" office:value-type="string">
            <text:p text:style-name="P6">Form Bean Mapping: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310.1">
          <table:table-cell table:style-name="Table310.A2" table:number-columns-spanned="2" office:value-type="string">
            <text:p text:style-name="P8">Logical Name</text:p>
          </table:table-cell>
          <table:covered-table-cell/>
          <table:table-cell table:style-name="Table310.A2" office:value-type="string">
            <text:p text:style-name="P3">SerAddLanguageActionForm</text:p>
          </table:table-cell>
        </table:table-row>
        <table:table-row table:style-name="Table310.1">
          <table:table-cell table:style-name="Table310.A2" table:number-columns-spanned="2" office:value-type="string">
            <text:p text:style-name="P8">Code:</text:p>
          </table:table-cell>
          <table:covered-table-cell/>
          <table:table-cell table:style-name="Table310.A2" office:value-type="string">
            <text:p text:style-name="P16"><text:a xlink:type="simple" xlink:href="../Technical%20Documentation%20(copy)/BibliographicDetailEntryActionForm.txt"><text:span text:style-name="T6"/></text:a></text:p>
          </table:table-cell>
        </table:table-row>
        <table:table-row table:style-name="Table310.1">
          <table:table-cell table:style-name="Table310.A2" table:number-columns-spanned="2" office:value-type="string">
            <text:p text:style-name="P8">Description:</text:p>
          </table:table-cell>
          <table:covered-table-cell/>
          <table:table-cell table:style-name="Table310.A2" office:value-type="string">
            <text:p text:style-name="P8">For defining setter and getter variables.</text:p>
          </table:table-cell>
        </table:table-row>
        <table:table-row table:style-name="Table310.1">
          <table:table-cell table:style-name="Table310.A1" table:number-columns-spanned="2" office:value-type="string">
            <text:p text:style-name="P15">Struts Action: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310.1">
          <table:table-cell table:style-name="Table310.A2" table:number-columns-spanned="2" office:value-type="string">
            <text:p text:style-name="P8">Logical Name:</text:p>
          </table:table-cell>
          <table:covered-table-cell/>
          <table:table-cell table:style-name="Table310.A2" office:value-type="string">
            <text:p text:style-name="P8">/add_lang</text:p>
          </table:table-cell>
        </table:table-row>
        <table:table-row table:style-name="Table310.1">
          <table:table-cell table:style-name="Table310.A2" table:number-columns-spanned="2" office:value-type="string">
            <text:p text:style-name="P8">Input JSP Form:</text:p>
          </table:table-cell>
          <table:covered-table-cell/>
          <table:table-cell table:style-name="Table310.A2" office:value-type="string">
            <text:p text:style-name="P22">/serial/ser_addlanguage.jsp</text:p>
          </table:table-cell>
        </table:table-row>
        <table:table-row table:style-name="Table310.1">
          <table:table-cell table:style-name="Table310.A2" table:number-columns-spanned="2" office:value-type="string">
            <text:p text:style-name="P8">Physical Path:</text:p>
          </table:table-cell>
          <table:covered-table-cell/>
          <table:table-cell table:style-name="Table310.A2" office:value-type="string">
            <text:p text:style-name="P8">com.myapp.struts.Serial.SerAddLanguageAction</text:p>
          </table:table-cell>
        </table:table-row>
        <table:table-row table:style-name="Table310.1">
          <table:table-cell table:style-name="Table310.A2" table:number-columns-spanned="2" office:value-type="string">
            <text:p text:style-name="P8">Code:</text:p>
          </table:table-cell>
          <table:covered-table-cell/>
          <table:table-cell table:style-name="Table310.A2" office:value-type="string">
            <text:p text:style-name="P8"/>
          </table:table-cell>
        </table:table-row>
        <table:table-row table:style-name="Table310.1">
          <table:table-cell table:style-name="Table310.A2" table:number-columns-spanned="2" office:value-type="string">
            <text:p text:style-name="P8">Description:</text:p>
          </table:table-cell>
          <table:covered-table-cell/>
          <table:table-cell table:style-name="Table310.A2" office:value-type="string">
            <text:p text:style-name="P1">The action <text:s/><text:span text:style-name="T6">is used to add,update,delete and view language details</text:span></text:p>
          </table:table-cell>
        </table:table-row>
        <table:table-row table:style-name="Table310.1">
          <table:table-cell table:style-name="Table310.A1" table:number-columns-spanned="2" office:value-type="string">
            <text:p text:style-name="P7">Request Forwards On:</text:p>
          </table:table-cell>
          <table:covered-table-cell/>
          <table:table-cell table:style-name="Table310.A1" office:value-type="string">
            <text:p text:style-name="P7">Purpose</text:p>
          </table:table-cell>
        </table:table-row>
        <table:table-row table:style-name="Table310.1">
          <table:table-cell table:style-name="Table310.A2" office:value-type="string">
            <text:p text:style-name="P1">success</text:p>
          </table:table-cell>
          <table:table-cell table:style-name="Table310.A2" table:number-columns-spanned="2" office:value-type="string">
            <text:p text:style-name="P1">/srial/ser_language.jsp</text:p>
          </table:table-cell>
          <table:covered-table-cell/>
        </table:table-row>
      </table:table>
      <text:p text:style-name="P39"><text:s text:c="5"/>*session is maintained for each user with library_id and sub_library_id</text:p>
      <text:p text:style-name="P39"/>
      <text:p text:style-name="P39"/>
      <text:p text:style-name="P39"/>
      <text:p text:style-name="P39"/>
      <text:p text:style-name="P39"><text:soft-page-break/></text:p>
      <text:p text:style-name="P39"><text:s text:c="5"/><text:span text:style-name="T10">Tables used:</text:span></text:p>
      <table:table table:name="Table311" table:style-name="Table311">
        <table:table-column table:style-name="Table311.A"/>
        <table:table-column table:style-name="Table311.B"/>
        <table:table-column table:style-name="Table311.C"/>
        <table:table-column table:style-name="Table311.D"/>
        <table:table-row table:style-name="Table311.1">
          <table:table-cell table:style-name="Table311.A1" office:value-type="string">
            <text:p text:style-name="P21">S.No.</text:p>
          </table:table-cell>
          <table:table-cell table:style-name="Table311.A1" office:value-type="string">
            <text:p text:style-name="P25">Table name</text:p>
          </table:table-cell>
          <table:table-cell table:style-name="Table311.A1" office:value-type="string">
            <text:p text:style-name="P21">Primary Key Detail</text:p>
          </table:table-cell>
          <table:table-cell table:style-name="Table311.A1" office:value-type="string">
            <text:p text:style-name="P21">Use of Table</text:p>
          </table:table-cell>
        </table:table-row>
        <table:table-row table:style-name="Table311.1">
          <table:table-cell table:style-name="Table311.A1" office:value-type="string">
            <text:p text:style-name="P22">1</text:p>
          </table:table-cell>
          <table:table-cell table:style-name="Table311.A1" office:value-type="string">
            <text:p text:style-name="P9"><text:bookmark-start text:name="__DdeLink__33400_13810244841"/><text:bookmark-start text:name="__DdeLink__10292_51079854614"/>s<text:bookmark-end text:name="__DdeLink__10292_51079854614"/>er_language<text:bookmark-end text:name="__DdeLink__33400_13810244841"/></text:p>
          </table:table-cell>
          <table:table-cell table:style-name="Table311.A1" office:value-type="string">
            <text:p text:style-name="P22">library_id, language_id </text:p>
          </table:table-cell>
          <table:table-cell table:style-name="Table311.A1" office:value-type="string">
            <text:p text:style-name="P22">The table is used to search <text:s/>and add <text:s text:c="6"/>language.</text:p>
          </table:table-cell>
        </table:table-row>
      </table:table>
      <text:p text:style-name="P40"/>
      <text:p text:style-name="P39"><text:s text:c="5"/><text:span text:style-name="T10"><text:s/>POJO replacement of tables:</text:span></text:p>
      <table:table table:name="Table312" table:style-name="Table312">
        <table:table-column table:style-name="Table312.A"/>
        <table:table-column table:style-name="Table312.B"/>
        <table:table-column table:style-name="Table312.C"/>
        <table:table-column table:style-name="Table312.D"/>
        <table:table-row table:style-name="Table312.1">
          <table:table-cell table:style-name="Table312.A1" office:value-type="string">
            <text:p text:style-name="P31">S.No.</text:p>
          </table:table-cell>
          <table:table-cell table:style-name="Table312.A1" office:value-type="string">
            <text:p text:style-name="P33">Table name</text:p>
          </table:table-cell>
          <table:table-cell table:style-name="Table312.A1" office:value-type="string">
            <text:p text:style-name="P31">POJO Name</text:p>
          </table:table-cell>
          <table:table-cell table:style-name="Table312.A1" office:value-type="string">
            <text:p text:style-name="P31">Hibernate Mapping Files</text:p>
          </table:table-cell>
        </table:table-row>
        <table:table-row table:style-name="Table312.1">
          <table:table-cell table:style-name="Table312.A1" office:value-type="string">
            <text:p text:style-name="P34">1</text:p>
          </table:table-cell>
          <table:table-cell table:style-name="Table312.A1" office:value-type="string">
            <text:p text:style-name="P9"><text:bookmark-start text:name="__DdeLink__33408_13810244841"/><text:bookmark-start text:name="__DdeLink__10292_510798546132"/>s<text:bookmark-end text:name="__DdeLink__10292_510798546132"/>er_language<text:bookmark-end text:name="__DdeLink__33408_13810244841"/></text:p>
          </table:table-cell>
          <table:table-cell table:style-name="Table312.A1" office:value-type="string">
            <text:p text:style-name="P34"><text:bookmark-start text:name="__DdeLink__10294_51079854613"/>SerLanguage<text:bookmark-end text:name="__DdeLink__10294_51079854613"/></text:p>
          </table:table-cell>
          <table:table-cell table:style-name="Table312.A1" office:value-type="string">
            <text:p text:style-name="P34"/>
          </table:table-cell>
        </table:table-row>
      </table:table>
      <text:p text:style-name="P40"/>
      <text:p text:style-name="P39"/>
      <text:p text:style-name="P44"><text:s text:c="5"/>Methods Used:</text:p>
      <table:table table:name="Table313" table:style-name="Table313">
        <table:table-column table:style-name="Table313.A"/>
        <table:table-column table:style-name="Table313.B"/>
        <table:table-column table:style-name="Table313.C"/>
        <table:table-column table:style-name="Table313.D"/>
        <table:table-column table:style-name="Table313.E"/>
        <table:table-column table:style-name="Table313.F"/>
        <table:table-row table:style-name="Table313.1">
          <table:table-cell table:style-name="Table313.A1" office:value-type="string">
            <text:p text:style-name="P6">S.No.</text:p>
          </table:table-cell>
          <table:table-cell table:style-name="Table313.A1" office:value-type="string">
            <text:p text:style-name="P6">POJO Class Name</text:p>
          </table:table-cell>
          <table:table-cell table:style-name="Table313.A1" office:value-type="string">
            <text:p text:style-name="P6">Method Name</text:p>
          </table:table-cell>
          <table:table-cell table:style-name="Table313.A1" office:value-type="string">
            <text:p text:style-name="P6">Select Operation</text:p>
          </table:table-cell>
          <table:table-cell table:style-name="Table313.A1" office:value-type="string">
            <text:p text:style-name="P48">Column Used in where clause</text:p>
          </table:table-cell>
          <table:table-cell table:style-name="Table313.A1" office:value-type="string">
            <text:p text:style-name="P6">Purpose</text:p>
          </table:table-cell>
        </table:table-row>
        <table:table-row table:style-name="Table313.1">
          <table:table-cell table:style-name="Table313.A1" office:value-type="string">
            <text:p text:style-name="P9">1</text:p>
          </table:table-cell>
          <table:table-cell table:style-name="Table313.A1" office:value-type="string">
            <text:p text:style-name="P17"><text:span text:style-name="T7">SerLanguage</text:span><text:span text:style-name="T5"> </text:span></text:p>
          </table:table-cell>
          <table:table-cell table:style-name="Table313.A1" office:value-type="string">
            <text:p text:style-name="P9">searchLanguage()</text:p>
            <text:p text:style-name="P9"/>
            <text:p text:style-name="P9"/>
          </table:table-cell>
          <table:table-cell table:style-name="Table313.A1" office:value-type="string">
            <text:p text:style-name="P9">Return instance of <text:span text:style-name="T4">SerLanguage</text:span> <text:s/></text:p>
          </table:table-cell>
          <table:table-cell table:style-name="Table313.A1" office:value-type="string">
            <text:p text:style-name="P10">library_id,language_id</text:p>
          </table:table-cell>
          <table:table-cell table:style-name="Table313.A1" office:value-type="string">
            <text:p text:style-name="P8">Searches <text:bookmark-start text:name="__DdeLink__10292_5107985461311"/><text:span text:style-name="T11">s</text:span><text:bookmark-end text:name="__DdeLink__10292_5107985461311"/><text:span text:style-name="T11">er_language</text:span> table by library id, language_id</text:p>
          </table:table-cell>
        </table:table-row>
      </table:table>
      <text:p text:style-name="P4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Standard"><text:bookmark-start text:name="__DdeLink__34722_1380664172"/><text:bookmark-start text:name="__DdeLink__33411_13810244841"/><text:span text:style-name="T1">Record Keeping</text:span><text:bookmark-start text:name="__DdeLink__4718_46192151014"/><text:span text:style-name="T1"> </text:span><text:span text:style-name="T2">Serial</text:span><text:bookmark-end text:name="__DdeLink__33411_13810244841"/><text:span text:style-name="T2"> Publisher:</text:span></text:p>
      <text:p text:style-name="Standard"><text:span text:style-name="T3"><text:tab/></text:span><text:span text:style-name="T6">This page is used to <text:s/>to enter serial publisher id corresponsd to the publisher .The user enters language</text:span></text:p>
      <text:p text:style-name="P44"><text:s text:c="12"/>id in the text field on the page.</text:p>
      <text:p text:style-name="P18"><text:span text:style-name="T7"><text:s text:c="12"/>File Name of view page: </text:span><text:bookmark-start text:name="__DdeLink__33390_13810244841"/><text:span text:style-name="T7">ser_publisher.jsp</text:span><text:bookmark-end text:name="__DdeLink__33390_13810244841"/></text:p>
      <text:p text:style-name="P42"/>
      <text:p text:style-name="P19"><text:s text:c="7"/><text:span text:style-name="T10">Attributes:</text:span></text:p>
      <table:table table:name="Table314" table:style-name="Table314">
        <table:table-column table:style-name="Table314.A"/>
        <table:table-column table:style-name="Table314.B"/>
        <table:table-column table:style-name="Table314.C"/>
        <table:table-column table:style-name="Table314.D"/>
        <table:table-column table:style-name="Table314.E"/>
        <table:table-column table:style-name="Table314.F"/>
        <table:table-row table:style-name="Table314.1">
          <table:table-cell table:style-name="Table314.A1" office:value-type="string">
            <text:p text:style-name="P20">S.No.</text:p>
          </table:table-cell>
          <table:table-cell table:style-name="Table314.B1" office:value-type="string">
            <text:p text:style-name="P20">Attribute Name</text:p>
          </table:table-cell>
          <table:table-cell table:style-name="Table314.B1" office:value-type="string">
            <text:p text:style-name="P20">Label </text:p>
          </table:table-cell>
          <table:table-cell table:style-name="Table314.B1" office:value-type="string">
            <text:p text:style-name="P20">Field Name</text:p>
          </table:table-cell>
          <table:table-cell table:style-name="Table314.B1" office:value-type="string">
            <text:p text:style-name="P20">Type</text:p>
          </table:table-cell>
          <table:table-cell table:style-name="Table314.B1" office:value-type="string">
            <text:p text:style-name="P20">Validation</text:p>
          </table:table-cell>
        </table:table-row>
        <table:table-row table:style-name="Table314.1">
          <table:table-cell table:style-name="Table314.A1" office:value-type="string">
            <text:p text:style-name="P29">1.</text:p>
          </table:table-cell>
          <table:table-cell table:style-name="Table314.B1" office:value-type="string">
            <text:p text:style-name="P30"><text:bookmark-start text:name="__DdeLink__5079_13128240573"/>Enter Serial Publisher ID<text:bookmark-end text:name="__DdeLink__5079_13128240573"/></text:p>
          </table:table-cell>
          <table:table-cell table:style-name="Table314.B1" office:value-type="string">
            <text:p text:style-name="P30">Enter Serial Publisher ID</text:p>
          </table:table-cell>
          <table:table-cell table:style-name="Table314.B1" office:value-type="string">
            <text:p text:style-name="P32">pub_id</text:p>
          </table:table-cell>
          <table:table-cell table:style-name="Table314.B1" office:value-type="string">
            <text:p text:style-name="P32"><text:bookmark-start text:name="__DdeLink__19945_12155113183"/><text:bookmark-start text:name="__DdeLink__5096_13128240573"/>Input box<text:bookmark-end text:name="__DdeLink__19945_12155113183"/><text:bookmark-end text:name="__DdeLink__5096_13128240573"/></text:p>
          </table:table-cell>
          <table:table-cell table:style-name="Table314.B1" office:value-type="string">
            <text:p text:style-name="P28">onsubmit="return check1()"</text:p>
          </table:table-cell>
        </table:table-row>
        <table:table-row table:style-name="Table314.1">
          <table:table-cell table:style-name="Table314.A1" office:value-type="string">
            <text:p text:style-name="P29">2.</text:p>
          </table:table-cell>
          <table:table-cell table:style-name="Table314.B1" office:value-type="string">
            <text:p text:style-name="P32">Submit button</text:p>
          </table:table-cell>
          <table:table-cell table:style-name="Table314.B1" office:value-type="string">
            <text:p text:style-name="P32">Add</text:p>
          </table:table-cell>
          <table:table-cell table:style-name="Table314.B1" office:value-type="string">
            <text:p text:style-name="P32"><text:bookmark-start text:name="__DdeLink__5141_51079854612"/>Button1<text:bookmark-end text:name="__DdeLink__5141_51079854612"/></text:p>
          </table:table-cell>
          <table:table-cell table:style-name="Table314.B1" office:value-type="string">
            <text:p text:style-name="P32">Button</text:p>
          </table:table-cell>
          <table:table-cell table:style-name="Table314.B1" office:value-type="string">
            <text:p text:style-name="P32"/>
          </table:table-cell>
        </table:table-row>
        <table:table-row table:style-name="Table314.1">
          <table:table-cell table:style-name="Table314.A1" office:value-type="string">
            <text:p text:style-name="P29">3.</text:p>
          </table:table-cell>
          <table:table-cell table:style-name="Table314.B1" office:value-type="string">
            <text:p text:style-name="P32"><text:bookmark-start text:name="__DdeLink__33388_13810244841"/>Update button<text:bookmark-end text:name="__DdeLink__33388_13810244841"/></text:p>
          </table:table-cell>
          <table:table-cell table:style-name="Table314.B1" office:value-type="string">
            <text:p text:style-name="P32">Update</text:p>
          </table:table-cell>
          <table:table-cell table:style-name="Table314.B1" office:value-type="string">
            <text:p text:style-name="P32">Button2</text:p>
          </table:table-cell>
          <table:table-cell table:style-name="Table314.B1" office:value-type="string">
            <text:p text:style-name="P32">Button</text:p>
          </table:table-cell>
          <table:table-cell table:style-name="Table314.B1" office:value-type="string">
            <text:p text:style-name="P32"/>
          </table:table-cell>
        </table:table-row>
        <table:table-row table:style-name="Table314.1">
          <table:table-cell table:style-name="Table314.A5" office:value-type="string">
            <text:p text:style-name="P29">4.</text:p>
          </table:table-cell>
          <table:table-cell table:style-name="Table314.B5" office:value-type="string">
            <text:p text:style-name="P32">View button</text:p>
          </table:table-cell>
          <table:table-cell table:style-name="Table314.B5" office:value-type="string">
            <text:p text:style-name="P32">View</text:p>
          </table:table-cell>
          <table:table-cell table:style-name="Table314.B5" office:value-type="string">
            <text:p text:style-name="P32">Button3</text:p>
          </table:table-cell>
          <table:table-cell table:style-name="Table314.B5" office:value-type="string">
            <text:p text:style-name="P32">Button</text:p>
          </table:table-cell>
          <table:table-cell table:style-name="Table314.B5" office:value-type="string">
            <text:p text:style-name="P32"/>
          </table:table-cell>
        </table:table-row>
        <table:table-row table:style-name="Table314.6">
          <table:table-cell table:style-name="Table314.A5" office:value-type="string">
            <text:p text:style-name="P29">5.</text:p>
          </table:table-cell>
          <table:table-cell table:style-name="Table314.B5" office:value-type="string">
            <text:p text:style-name="P32">Delete button</text:p>
          </table:table-cell>
          <table:table-cell table:style-name="Table314.B5" office:value-type="string">
            <text:p text:style-name="P32">Delete</text:p>
          </table:table-cell>
          <table:table-cell table:style-name="Table314.B5" office:value-type="string">
            <text:p text:style-name="P32">Button4</text:p>
          </table:table-cell>
          <table:table-cell table:style-name="Table314.B5" office:value-type="string">
            <text:p text:style-name="P32">Button</text:p>
          </table:table-cell>
          <table:table-cell table:style-name="Table314.B5" office:value-type="string">
            <text:p text:style-name="P32"/>
          </table:table-cell>
        </table:table-row>
        <table:table-row table:style-name="Table314.1">
          <table:table-cell table:style-name="Table314.A5" office:value-type="string">
            <text:p text:style-name="P29">6.</text:p>
          </table:table-cell>
          <table:table-cell table:style-name="Table314.B5" office:value-type="string">
            <text:p text:style-name="P32">Back</text:p>
          </table:table-cell>
          <table:table-cell table:style-name="Table314.B5" office:value-type="string">
            <text:p text:style-name="P32">Back</text:p>
          </table:table-cell>
          <table:table-cell table:style-name="Table314.B5" office:value-type="string">
            <text:p text:style-name="P32">Button5</text:p>
          </table:table-cell>
          <table:table-cell table:style-name="Table314.B5" office:value-type="string">
            <text:p text:style-name="P32">Button</text:p>
          </table:table-cell>
          <table:table-cell table:style-name="Table314.B5" office:value-type="string">
            <text:p text:style-name="P32"/>
          </table:table-cell>
        </table:table-row>
      </table:table>
      <text:p text:style-name="Standard"><text:bookmark-end text:name="__DdeLink__4718_46192151014"/></text:p>
      <text:p text:style-name="P19"><text:s text:c="6"/>Technology Used:</text:p>
      <text:p text:style-name="P19"><text:s text:c="9"/>JavaScript Validation: It validates that text field pub_id must not be blank</text:p>
      <text:p text:style-name="P43"/>
      <table:table table:name="Table315" table:style-name="Table315">
        <table:table-column table:style-name="Table315.A"/>
        <table:table-column table:style-name="Table315.B"/>
        <table:table-column table:style-name="Table315.C"/>
        <table:table-row table:style-name="Table315.1">
          <table:table-cell table:style-name="Table315.A1" table:number-columns-spanned="2" office:value-type="string">
            <text:p text:style-name="P6">Struts Form Bean Mapping:</text:p>
          </table:table-cell>
          <table:covered-table-cell/>
          <table:table-cell table:style-name="Table315.C1" office:value-type="string">
            <text:p text:style-name="Standard"/>
          </table:table-cell>
        </table:table-row>
        <table:table-row table:style-name="Table315.1">
          <table:table-cell table:style-name="Table315.A2" table:number-columns-spanned="2" office:value-type="string">
            <text:p text:style-name="P8">Logical Name</text:p>
          </table:table-cell>
          <table:covered-table-cell/>
          <table:table-cell table:style-name="Table315.A2" office:value-type="string">
            <text:p text:style-name="P4">SerPublisherActionForm</text:p>
          </table:table-cell>
        </table:table-row>
        <text:soft-page-break/>
        <table:table-row table:style-name="Table315.1">
          <table:table-cell table:style-name="Table315.A2" table:number-columns-spanned="2" office:value-type="string">
            <text:p text:style-name="P8">Code:</text:p>
          </table:table-cell>
          <table:covered-table-cell/>
          <table:table-cell table:style-name="Table315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15.1">
          <table:table-cell table:style-name="Table315.A2" table:number-columns-spanned="2" office:value-type="string">
            <text:p text:style-name="P8">Description:</text:p>
          </table:table-cell>
          <table:covered-table-cell/>
          <table:table-cell table:style-name="Table315.A2" office:value-type="string">
            <text:p text:style-name="P8"><text:bookmark-start text:name="__DdeLink__33467_13810244841"/>For defining setter and getter variables.<text:bookmark-end text:name="__DdeLink__33467_13810244841"/></text:p>
          </table:table-cell>
        </table:table-row>
        <table:table-row table:style-name="Table315.1">
          <table:table-cell table:style-name="Table315.A1" table:number-columns-spanned="2" office:value-type="string">
            <text:p text:style-name="P8">Struts Action:</text:p>
          </table:table-cell>
          <table:covered-table-cell/>
          <table:table-cell table:style-name="Table315.C1" office:value-type="string">
            <text:p text:style-name="P46"/>
          </table:table-cell>
        </table:table-row>
        <table:table-row table:style-name="Table315.1">
          <table:table-cell table:style-name="Table315.A2" table:number-columns-spanned="2" office:value-type="string">
            <text:p text:style-name="P8">Logical Name:</text:p>
          </table:table-cell>
          <table:covered-table-cell/>
          <table:table-cell table:style-name="Table315.A2" office:value-type="string">
            <text:p text:style-name="P8">/ser_pub</text:p>
          </table:table-cell>
        </table:table-row>
        <table:table-row table:style-name="Table315.1">
          <table:table-cell table:style-name="Table315.A2" table:number-columns-spanned="2" office:value-type="string">
            <text:p text:style-name="P8">Input JSP Form:</text:p>
          </table:table-cell>
          <table:covered-table-cell/>
          <table:table-cell table:style-name="Table315.A2" office:value-type="string">
            <text:p text:style-name="P34">ser_publisher.jsp</text:p>
          </table:table-cell>
        </table:table-row>
        <table:table-row table:style-name="Table315.1">
          <table:table-cell table:style-name="Table315.A2" table:number-columns-spanned="2" office:value-type="string">
            <text:p text:style-name="P8">Physical Path:</text:p>
          </table:table-cell>
          <table:covered-table-cell/>
          <table:table-cell table:style-name="Table315.A2" office:value-type="string">
            <text:p text:style-name="P8">com.myapp.struts.Serial.SerPublisherAction</text:p>
          </table:table-cell>
        </table:table-row>
        <table:table-row table:style-name="Table315.1">
          <table:table-cell table:style-name="Table315.A2" table:number-columns-spanned="2" office:value-type="string">
            <text:p text:style-name="P8">Code:</text:p>
          </table:table-cell>
          <table:covered-table-cell/>
          <table:table-cell table:style-name="Table315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15.1">
          <table:table-cell table:style-name="Table315.A2" table:number-columns-spanned="2" office:value-type="string">
            <text:p text:style-name="P8">Description:</text:p>
          </table:table-cell>
          <table:covered-table-cell/>
          <table:table-cell table:style-name="Table315.A2" office:value-type="string">
            <text:p text:style-name="P1"><text:bookmark-start text:name="__DdeLink__33395_13810244841"/><text:bookmark-start text:name="__DdeLink__10290_51079854613"/><text:bookmark-start text:name="__DdeLink__5106_13128240574"/>The action class is used to <text:bookmark-end text:name="__DdeLink__10290_51079854613"/><text:bookmark-end text:name="__DdeLink__5106_13128240574"/>find wether publisher id exist or not .<text:bookmark-end text:name="__DdeLink__33395_13810244841"/></text:p>
          </table:table-cell>
        </table:table-row>
        <table:table-row table:style-name="Table315.1">
          <table:table-cell table:style-name="Table315.A1" table:number-columns-spanned="2" office:value-type="string">
            <text:p text:style-name="P7">Request Forwards On:</text:p>
          </table:table-cell>
          <table:covered-table-cell/>
          <table:table-cell table:style-name="Table315.A1" office:value-type="string">
            <text:p text:style-name="P12">Purpose</text:p>
          </table:table-cell>
        </table:table-row>
        <table:table-row table:style-name="Table315.1">
          <table:table-cell table:style-name="Table315.A2" office:value-type="string">
            <text:p text:style-name="P2">add </text:p>
          </table:table-cell>
          <table:table-cell table:style-name="Table315.A2" table:number-columns-spanned="2" office:value-type="string">
            <text:p text:style-name="P2">/serial/ser_addpublisher.jsp</text:p>
          </table:table-cell>
          <table:covered-table-cell/>
        </table:table-row>
        <table:table-row table:style-name="Table315.1">
          <table:table-cell table:style-name="Table315.A13" office:value-type="string">
            <text:p text:style-name="P2">duplicate</text:p>
          </table:table-cell>
          <table:table-cell table:style-name="Table315.A13" table:number-columns-spanned="2" office:value-type="string">
            <text:p text:style-name="P2">/serial/ser_publisher.jsp</text:p>
          </table:table-cell>
          <table:covered-table-cell/>
        </table:table-row>
      </table:table>
      <text:p text:style-name="P39"/>
      <table:table table:name="Table316" table:style-name="Table316">
        <table:table-column table:style-name="Table316.A"/>
        <table:table-column table:style-name="Table316.B"/>
        <table:table-row table:style-name="Table316.1">
          <table:table-cell table:style-name="Table316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16.1">
          <table:table-cell table:style-name="Table316.A2" office:value-type="string">
            <text:p text:style-name="P8">Logical Name</text:p>
          </table:table-cell>
          <table:table-cell table:style-name="Table316.A2" office:value-type="string">
            <text:p text:style-name="P8">SerPublisherAction</text:p>
          </table:table-cell>
        </table:table-row>
        <table:table-row table:style-name="Table316.1">
          <table:table-cell table:style-name="Table316.A2" office:value-type="string">
            <text:p text:style-name="P8">Description:</text:p>
          </table:table-cell>
          <table:table-cell table:style-name="Table316.A2" office:value-type="string">
            <text:p text:style-name="P5"><text:bookmark-start text:name="__DdeLink__10290_510798546111"/><text:bookmark-start text:name="__DdeLink__5106_131282405731"/>The action class is used to <text:bookmark-end text:name="__DdeLink__10290_510798546111"/><text:bookmark-end text:name="__DdeLink__5106_131282405731"/>find wether language id exist or not .</text:p>
          </table:table-cell>
        </table:table-row>
        <table:table-row table:style-name="Table316.1">
          <table:table-cell table:style-name="Table316.A2" office:value-type="string">
            <text:p text:style-name="P8">Method </text:p>
          </table:table-cell>
          <table:table-cell table:style-name="Table316.A2" office:value-type="string">
            <text:p text:style-name="P8">searchSerialPubisher(library_id, sublibrary_id, pub_id)</text:p>
          </table:table-cell>
        </table:table-row>
      </table:table>
      <text:p text:style-name="P39"/>
      <text:p text:style-name="P39"><text:s text:c="6"/><text:bookmark-start text:name="__DdeLink__34686_1380664172"/><text:span text:style-name="T10">Tables used:</text:span></text:p>
      <table:table table:name="Table317" table:style-name="Table317">
        <table:table-column table:style-name="Table317.A"/>
        <table:table-column table:style-name="Table317.B"/>
        <table:table-column table:style-name="Table317.C"/>
        <table:table-column table:style-name="Table317.D"/>
        <table:table-row table:style-name="Table317.1">
          <table:table-cell table:style-name="Table317.A1" office:value-type="string">
            <text:p text:style-name="P21">S.No.</text:p>
          </table:table-cell>
          <table:table-cell table:style-name="Table317.A1" office:value-type="string">
            <text:p text:style-name="P25">Table name</text:p>
          </table:table-cell>
          <table:table-cell table:style-name="Table317.A1" office:value-type="string">
            <text:p text:style-name="P21">Primary Key Detail</text:p>
          </table:table-cell>
          <table:table-cell table:style-name="Table317.A1" office:value-type="string">
            <text:p text:style-name="P21">Use of Table</text:p>
          </table:table-cell>
        </table:table-row>
        <table:table-row table:style-name="Table317.1">
          <table:table-cell table:style-name="Table317.A1" office:value-type="string">
            <text:p text:style-name="P22">1</text:p>
          </table:table-cell>
          <table:table-cell table:style-name="Table317.A1" office:value-type="string">
            <text:p text:style-name="P9"><text:bookmark-start text:name="__DdeLink__33562_1381024484"/><text:bookmark-start text:name="__DdeLink__33400_13810244842"/><text:bookmark-start text:name="__DdeLink__10292_51079854615"/>s<text:bookmark-end text:name="__DdeLink__10292_51079854615"/>er_<text:bookmark-end text:name="__DdeLink__33400_13810244842"/>publisher<text:bookmark-end text:name="__DdeLink__33562_1381024484"/></text:p>
          </table:table-cell>
          <table:table-cell table:style-name="Table317.A1" office:value-type="string">
            <text:p text:style-name="P22">library_id,sublibrary_id, publisher_id </text:p>
          </table:table-cell>
          <table:table-cell table:style-name="Table317.A1" office:value-type="string">
            <text:p text:style-name="P22">The table is used to search <text:s/>and add <text:s text:c="3"/>publisher.</text:p>
          </table:table-cell>
        </table:table-row>
      </table:table>
      <text:p text:style-name="P39"/>
      <text:p text:style-name="P39"><text:s text:c="7"/><text:bookmark-start text:name="__DdeLink__33479_13810244841"/><text:span text:style-name="T10"><text:s/>POJO replacement of tables:</text:span></text:p>
      <table:table table:name="Table318" table:style-name="Table318">
        <table:table-column table:style-name="Table318.A"/>
        <table:table-column table:style-name="Table318.B"/>
        <table:table-column table:style-name="Table318.C"/>
        <table:table-column table:style-name="Table318.D"/>
        <table:table-row table:style-name="Table318.1">
          <table:table-cell table:style-name="Table318.A1" office:value-type="string">
            <text:p text:style-name="P31">S.No.</text:p>
          </table:table-cell>
          <table:table-cell table:style-name="Table318.A1" office:value-type="string">
            <text:p text:style-name="P33">Table name</text:p>
          </table:table-cell>
          <table:table-cell table:style-name="Table318.A1" office:value-type="string">
            <text:p text:style-name="P31">POJO Name</text:p>
          </table:table-cell>
          <table:table-cell table:style-name="Table318.A1" office:value-type="string">
            <text:p text:style-name="P31">Hibernate Mapping Files</text:p>
          </table:table-cell>
        </table:table-row>
        <table:table-row table:style-name="Table318.1">
          <table:table-cell table:style-name="Table318.A1" office:value-type="string">
            <text:p text:style-name="P34">1</text:p>
          </table:table-cell>
          <table:table-cell table:style-name="Table318.A1" office:value-type="string">
            <text:p text:style-name="P9"><text:bookmark-start text:name="__DdeLink__33408_13810244842"/><text:bookmark-start text:name="__DdeLink__33400_138102448421"/><text:bookmark-start text:name="__DdeLink__10292_510798546151"/>s<text:bookmark-end text:name="__DdeLink__10292_510798546151"/>er_<text:bookmark-end text:name="__DdeLink__33400_138102448421"/>publisher<text:bookmark-end text:name="__DdeLink__33408_13810244842"/></text:p>
          </table:table-cell>
          <table:table-cell table:style-name="Table318.A1" office:value-type="string">
            <text:p text:style-name="P34"><text:bookmark-start text:name="__DdeLink__10294_51079854614"/>SerPublisher<text:bookmark-end text:name="__DdeLink__10294_51079854614"/></text:p>
          </table:table-cell>
          <table:table-cell table:style-name="Table318.A1" office:value-type="string">
            <text:p text:style-name="P34"/>
          </table:table-cell>
        </table:table-row>
      </table:table>
      <text:p text:style-name="P39"><text:bookmark-end text:name="__DdeLink__34686_1380664172"/><text:bookmark-end text:name="__DdeLink__33479_13810244841"/></text:p>
      <text:p text:style-name="P44"><text:s text:c="6"/>Methods Used:</text:p>
      <table:table table:name="Table319" table:style-name="Table319">
        <table:table-column table:style-name="Table319.A"/>
        <table:table-column table:style-name="Table319.B"/>
        <table:table-column table:style-name="Table319.C"/>
        <table:table-column table:style-name="Table319.D"/>
        <table:table-column table:style-name="Table319.E"/>
        <table:table-column table:style-name="Table319.F"/>
        <table:table-row table:style-name="Table319.1">
          <table:table-cell table:style-name="Table319.A1" office:value-type="string">
            <text:p text:style-name="P6">S.No.</text:p>
          </table:table-cell>
          <table:table-cell table:style-name="Table319.A1" office:value-type="string">
            <text:p text:style-name="P6">POJO Class Name</text:p>
          </table:table-cell>
          <table:table-cell table:style-name="Table319.A1" office:value-type="string">
            <text:p text:style-name="P6">Method Name</text:p>
          </table:table-cell>
          <table:table-cell table:style-name="Table319.A1" office:value-type="string">
            <text:p text:style-name="P6">Select Operation</text:p>
          </table:table-cell>
          <table:table-cell table:style-name="Table319.A1" office:value-type="string">
            <text:p text:style-name="P48">Column Used in where clause</text:p>
          </table:table-cell>
          <table:table-cell table:style-name="Table319.A1" office:value-type="string">
            <text:p text:style-name="P6">Purpose</text:p>
          </table:table-cell>
        </table:table-row>
        <table:table-row table:style-name="Table319.1">
          <table:table-cell table:style-name="Table319.A1" office:value-type="string">
            <text:p text:style-name="P9">1</text:p>
          </table:table-cell>
          <table:table-cell table:style-name="Table319.A1" office:value-type="string">
            <text:p text:style-name="P17"><text:span text:style-name="T7">SerPublisher</text:span><text:span text:style-name="T5"> </text:span></text:p>
          </table:table-cell>
          <table:table-cell table:style-name="Table319.A1" office:value-type="string">
            <text:p text:style-name="P9">searchLanguage()</text:p>
            <text:p text:style-name="P9"/>
            <text:p text:style-name="P9"/>
          </table:table-cell>
          <table:table-cell table:style-name="Table319.A1" office:value-type="string">
            <text:p text:style-name="P9">Return instance of <text:span text:style-name="T4">SerLanguage</text:span> <text:s/></text:p>
          </table:table-cell>
          <table:table-cell table:style-name="Table319.A1" office:value-type="string">
            <text:p text:style-name="P10">library_id,sublibrary_id,publisher_id</text:p>
          </table:table-cell>
          <table:table-cell table:style-name="Table319.A1" office:value-type="string">
            <text:p text:style-name="P8">Searches <text:bookmark-start text:name="__DdeLink__10292_5107985461312"/><text:span text:style-name="T11">s</text:span><text:bookmark-end text:name="__DdeLink__10292_5107985461312"/><text:span text:style-name="T11">er_publisher</text:span> table by library id,sublibrary_id, publisher_id</text:p>
          </table:table-cell>
        </table:table-row>
      </table:table>
      <text:p text:style-name="P41"><text:bookmark-end text:name="__DdeLink__34722_1380664172"/></text:p>
      <text:p text:style-name="P41"/>
      <text:p text:style-name="P47"><text:s text:c="6"/>Record Keeping SerialAddPublisher</text:p>
      <text:p text:style-name="Standard"><text:span text:style-name="T3"><text:tab/></text:span><text:span text:style-name="T6">This page </text:span><text:bookmark-start text:name="__DdeLink__33469_13810244841"/><text:span text:style-name="T6">is used to add,update,delete and view Publisher details</text:span><text:bookmark-end text:name="__DdeLink__33469_13810244841"/><text:span text:style-name="T6">.</text:span></text:p>
      <text:p text:style-name="P19"><text:s text:c="12"/>File Name of view page: ser_addpublisher.jsp</text:p>
      <text:p text:style-name="P37"><text:s text:c="6"/>Attributes:</text:p>
      <table:table table:name="Table320" table:style-name="Table320">
        <table:table-column table:style-name="Table320.A"/>
        <table:table-column table:style-name="Table320.B"/>
        <table:table-column table:style-name="Table320.C"/>
        <table:table-column table:style-name="Table320.D"/>
        <table:table-column table:style-name="Table320.E"/>
        <table:table-row table:style-name="Table320.1">
          <table:table-cell table:style-name="Table320.A1" office:value-type="string">
            <text:p text:style-name="P20">S.No.</text:p>
          </table:table-cell>
          <table:table-cell table:style-name="Table320.A1" office:value-type="string">
            <text:p text:style-name="P20">Attribute Name</text:p>
          </table:table-cell>
          <table:table-cell table:style-name="Table320.A1" office:value-type="string">
            <text:p text:style-name="P20">Field Name</text:p>
          </table:table-cell>
          <table:table-cell table:style-name="Table320.A1" office:value-type="string">
            <text:p text:style-name="P20">Type</text:p>
          </table:table-cell>
          <table:table-cell table:style-name="Table320.A1" office:value-type="string">
            <text:p text:style-name="P20">Validation</text:p>
          </table:table-cell>
        </table:table-row>
        <table:table-row table:style-name="Table320.1">
          <table:table-cell table:style-name="Table320.A1" office:value-type="string">
            <text:p text:style-name="P23">1.</text:p>
          </table:table-cell>
          <table:table-cell table:style-name="Table320.A1" office:value-type="string">
            <text:p text:style-name="P26">Serial Publisher ID</text:p>
          </table:table-cell>
          <table:table-cell table:style-name="Table320.A1" office:value-type="string">
            <text:p text:style-name="P27">pub_id</text:p>
          </table:table-cell>
          <table:table-cell table:style-name="Table320.A1" office:value-type="string">
            <text:p text:style-name="P27"><text:bookmark-start text:name="__DdeLink__4987_213241040111"/>Text field<text:bookmark-end text:name="__DdeLink__4987_213241040111"/></text:p>
          </table:table-cell>
          <table:table-cell table:style-name="Table320.A1" office:value-type="string">
            <text:p text:style-name="P22"/>
          </table:table-cell>
        </table:table-row>
        <table:table-row table:style-name="Table320.1">
          <table:table-cell table:style-name="Table320.A1" office:value-type="string">
            <text:p text:style-name="P23">2.</text:p>
          </table:table-cell>
          <table:table-cell table:style-name="Table320.A1" office:value-type="string">
            <text:p text:style-name="P26"><text:bookmark-start text:name="__DdeLink__7139_116474407111"/>Publisher Name<text:bookmark-end text:name="__DdeLink__7139_116474407111"/></text:p>
          </table:table-cell>
          <table:table-cell table:style-name="Table320.A1" office:value-type="string">
            <text:p text:style-name="P27">pub_name</text:p>
          </table:table-cell>
          <table:table-cell table:style-name="Table320.A1" office:value-type="string">
            <text:p text:style-name="P27">Text field</text:p>
          </table:table-cell>
          <table:table-cell table:style-name="Table320.A1" office:value-type="string">
            <text:p text:style-name="P27">onsubmit="return check1()"</text:p>
          </table:table-cell>
        </table:table-row>
        <table:table-row table:style-name="Table320.1">
          <table:table-cell table:style-name="Table320.A4" office:value-type="string">
            <text:p text:style-name="P23">3.</text:p>
          </table:table-cell>
          <table:table-cell table:style-name="Table320.A4" office:value-type="string">
            <text:p text:style-name="P26">Publisher Address</text:p>
          </table:table-cell>
          <table:table-cell table:style-name="Table320.A4" office:value-type="string">
            <text:p text:style-name="P27"><text:bookmark-start text:name="__DdeLink__34676_1380664172"/>pub_add<text:bookmark-end text:name="__DdeLink__34676_1380664172"/>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>onsubmit="return check1()"</text:p>
          </table:table-cell>
        </table:table-row>
        <table:table-row table:style-name="Table320.1">
          <table:table-cell table:style-name="Table320.A4" office:value-type="string">
            <text:p text:style-name="P23">4.</text:p>
          </table:table-cell>
          <table:table-cell table:style-name="Table320.A4" office:value-type="string">
            <text:p text:style-name="P26">City</text:p>
          </table:table-cell>
          <table:table-cell table:style-name="Table320.A4" office:value-type="string">
            <text:p text:style-name="P27">city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/>
          </table:table-cell>
        </table:table-row>
        <text:soft-page-break/>
        <table:table-row table:style-name="Table320.1">
          <table:table-cell table:style-name="Table320.A4" office:value-type="string">
            <text:p text:style-name="P23">5.</text:p>
          </table:table-cell>
          <table:table-cell table:style-name="Table320.A4" office:value-type="string">
            <text:p text:style-name="P26">State</text:p>
          </table:table-cell>
          <table:table-cell table:style-name="Table320.A4" office:value-type="string">
            <text:p text:style-name="P27">state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6.</text:p>
          </table:table-cell>
          <table:table-cell table:style-name="Table320.A4" office:value-type="string">
            <text:p text:style-name="P26">Country</text:p>
          </table:table-cell>
          <table:table-cell table:style-name="Table320.A4" office:value-type="string">
            <text:p text:style-name="P27">country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7.</text:p>
          </table:table-cell>
          <table:table-cell table:style-name="Table320.A4" office:value-type="string">
            <text:p text:style-name="P26">Phone</text:p>
          </table:table-cell>
          <table:table-cell table:style-name="Table320.A4" office:value-type="string">
            <text:p text:style-name="P27">phone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>onsubmit="return check1()"</text:p>
          </table:table-cell>
        </table:table-row>
        <table:table-row table:style-name="Table320.1">
          <table:table-cell table:style-name="Table320.A4" office:value-type="string">
            <text:p text:style-name="P23">8.</text:p>
          </table:table-cell>
          <table:table-cell table:style-name="Table320.A4" office:value-type="string">
            <text:p text:style-name="P26">Email</text:p>
          </table:table-cell>
          <table:table-cell table:style-name="Table320.A4" office:value-type="string">
            <text:p text:style-name="P27">email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9.</text:p>
          </table:table-cell>
          <table:table-cell table:style-name="Table320.A4" office:value-type="string">
            <text:p text:style-name="P26">Fax</text:p>
          </table:table-cell>
          <table:table-cell table:style-name="Table320.A4" office:value-type="string">
            <text:p text:style-name="P27">fax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10.</text:p>
          </table:table-cell>
          <table:table-cell table:style-name="Table320.A4" office:value-type="string">
            <text:p text:style-name="P26">Publisher Url</text:p>
          </table:table-cell>
          <table:table-cell table:style-name="Table320.A4" office:value-type="string">
            <text:p text:style-name="P27">pub_url</text:p>
          </table:table-cell>
          <table:table-cell table:style-name="Table320.A4" office:value-type="string">
            <text:p text:style-name="P27">Text field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11.</text:p>
          </table:table-cell>
          <table:table-cell table:style-name="Table320.A4" office:value-type="string">
            <text:p text:style-name="P26"><text:bookmark-start text:name="__DdeLink__7141_116474407111"/>S<text:bookmark-end text:name="__DdeLink__7141_116474407111"/>ubmit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><text:bookmark-start text:name="__DdeLink__33465_13810244841"/>button<text:bookmark-end text:name="__DdeLink__33465_13810244841"/>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12.</text:p>
          </table:table-cell>
          <table:table-cell table:style-name="Table320.A4" office:value-type="string">
            <text:p text:style-name="P26">View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13.</text:p>
          </table:table-cell>
          <table:table-cell table:style-name="Table320.A4" office:value-type="string">
            <text:p text:style-name="P26">Update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14.</text:p>
          </table:table-cell>
          <table:table-cell table:style-name="Table320.A4" office:value-type="string">
            <text:p text:style-name="P26">Delete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/>
          </table:table-cell>
        </table:table-row>
        <table:table-row table:style-name="Table320.1">
          <table:table-cell table:style-name="Table320.A4" office:value-type="string">
            <text:p text:style-name="P23">15.</text:p>
          </table:table-cell>
          <table:table-cell table:style-name="Table320.A4" office:value-type="string">
            <text:p text:style-name="P26">Back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>button</text:p>
          </table:table-cell>
          <table:table-cell table:style-name="Table320.A4" office:value-type="string">
            <text:p text:style-name="P27"/>
          </table:table-cell>
        </table:table-row>
      </table:table>
      <text:p text:style-name="Standard"/>
      <text:p text:style-name="P36"><text:s text:c="5"/>Technology Used:</text:p>
      <text:p text:style-name="P19"><text:s text:c="9"/>JavaScript Validation: It validates that text field <text:span text:style-name="T12">pub_name,</text:span> <text:span text:style-name="T12">pub_add,phone</text:span> must not be blank</text:p>
      <text:p text:style-name="Standard"/>
      <table:table table:name="Table321" table:style-name="Table321">
        <table:table-column table:style-name="Table321.A"/>
        <table:table-column table:style-name="Table321.B"/>
        <table:table-column table:style-name="Table321.C"/>
        <table:table-row table:style-name="Table321.1">
          <table:table-cell table:style-name="Table321.A1" table:number-columns-spanned="2" office:value-type="string">
            <text:p text:style-name="P6">Form Bean Mapping: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321.1">
          <table:table-cell table:style-name="Table321.A2" table:number-columns-spanned="2" office:value-type="string">
            <text:p text:style-name="P8">Logical Name</text:p>
          </table:table-cell>
          <table:covered-table-cell/>
          <table:table-cell table:style-name="Table321.A2" office:value-type="string">
            <text:p text:style-name="P3">SerPublisherActionForm</text:p>
          </table:table-cell>
        </table:table-row>
        <table:table-row table:style-name="Table321.1">
          <table:table-cell table:style-name="Table321.A2" table:number-columns-spanned="2" office:value-type="string">
            <text:p text:style-name="P8">Code:</text:p>
          </table:table-cell>
          <table:covered-table-cell/>
          <table:table-cell table:style-name="Table321.A2" office:value-type="string">
            <text:p text:style-name="P16"><text:a xlink:type="simple" xlink:href="../Technical%20Documentation%20(copy)/BibliographicDetailEntryActionForm.txt"><text:span text:style-name="T6"/></text:a></text:p>
          </table:table-cell>
        </table:table-row>
        <table:table-row table:style-name="Table321.1">
          <table:table-cell table:style-name="Table321.A2" table:number-columns-spanned="2" office:value-type="string">
            <text:p text:style-name="P8">Description:</text:p>
          </table:table-cell>
          <table:covered-table-cell/>
          <table:table-cell table:style-name="Table321.A2" office:value-type="string">
            <text:p text:style-name="P8">For defining setter and getter variables.</text:p>
          </table:table-cell>
        </table:table-row>
        <table:table-row table:style-name="Table321.1">
          <table:table-cell table:style-name="Table321.A1" table:number-columns-spanned="2" office:value-type="string">
            <text:p text:style-name="P15">Struts Action: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321.1">
          <table:table-cell table:style-name="Table321.A2" table:number-columns-spanned="2" office:value-type="string">
            <text:p text:style-name="P8">Logical Name:</text:p>
          </table:table-cell>
          <table:covered-table-cell/>
          <table:table-cell table:style-name="Table321.A2" office:value-type="string">
            <text:p text:style-name="P8">/add_pub</text:p>
          </table:table-cell>
        </table:table-row>
        <table:table-row table:style-name="Table321.1">
          <table:table-cell table:style-name="Table321.A2" table:number-columns-spanned="2" office:value-type="string">
            <text:p text:style-name="P8">Input JSP Form:</text:p>
          </table:table-cell>
          <table:covered-table-cell/>
          <table:table-cell table:style-name="Table321.A2" office:value-type="string">
            <text:p text:style-name="P22">/serial/ser_addpublisher.jsp</text:p>
          </table:table-cell>
        </table:table-row>
        <table:table-row table:style-name="Table321.1">
          <table:table-cell table:style-name="Table321.A2" table:number-columns-spanned="2" office:value-type="string">
            <text:p text:style-name="P8">Physical Path:</text:p>
          </table:table-cell>
          <table:covered-table-cell/>
          <table:table-cell table:style-name="Table321.A2" office:value-type="string">
            <text:p text:style-name="P8">com.myapp.struts.Serial.SerAddPublisherAction</text:p>
          </table:table-cell>
        </table:table-row>
        <table:table-row table:style-name="Table321.1">
          <table:table-cell table:style-name="Table321.A2" table:number-columns-spanned="2" office:value-type="string">
            <text:p text:style-name="P8">Code:</text:p>
          </table:table-cell>
          <table:covered-table-cell/>
          <table:table-cell table:style-name="Table321.A2" office:value-type="string">
            <text:p text:style-name="P8"/>
          </table:table-cell>
        </table:table-row>
        <table:table-row table:style-name="Table321.1">
          <table:table-cell table:style-name="Table321.A2" table:number-columns-spanned="2" office:value-type="string">
            <text:p text:style-name="P8">Description:</text:p>
          </table:table-cell>
          <table:covered-table-cell/>
          <table:table-cell table:style-name="Table321.A2" office:value-type="string">
            <text:p text:style-name="P1">The action <text:s/><text:span text:style-name="T6">is used to add,update,delete and view Publisher details</text:span></text:p>
          </table:table-cell>
        </table:table-row>
        <table:table-row table:style-name="Table321.1">
          <table:table-cell table:style-name="Table321.A1" table:number-columns-spanned="2" office:value-type="string">
            <text:p text:style-name="P7">Request Forwards On:</text:p>
          </table:table-cell>
          <table:covered-table-cell/>
          <table:table-cell table:style-name="Table321.A1" office:value-type="string">
            <text:p text:style-name="P7">Purpose</text:p>
          </table:table-cell>
        </table:table-row>
        <table:table-row table:style-name="Table321.1">
          <table:table-cell table:style-name="Table321.A2" office:value-type="string">
            <text:p text:style-name="P1">success</text:p>
          </table:table-cell>
          <table:table-cell table:style-name="Table321.A2" table:number-columns-spanned="2" office:value-type="string">
            <text:p text:style-name="P1">/serial/ser_publisher.jsp</text:p>
          </table:table-cell>
          <table:covered-table-cell/>
        </table:table-row>
      </table:table>
      <text:p text:style-name="P39"><text:s text:c="5"/>*session is maintained for each user with library_id and sub_library_id</text:p>
      <text:p text:style-name="P39"/>
      <text:p text:style-name="P39"/>
      <text:p text:style-name="P39"/>
      <text:p text:style-name="P39"><text:s text:c="5"/><text:span text:style-name="T10">Tables used:</text:span></text:p>
      <table:table table:name="Table322" table:style-name="Table322">
        <table:table-column table:style-name="Table322.A"/>
        <table:table-column table:style-name="Table322.B"/>
        <table:table-column table:style-name="Table322.C"/>
        <table:table-column table:style-name="Table322.D"/>
        <table:table-row table:style-name="Table322.1">
          <table:table-cell table:style-name="Table322.A1" office:value-type="string">
            <text:p text:style-name="P21">S.No.</text:p>
          </table:table-cell>
          <table:table-cell table:style-name="Table322.A1" office:value-type="string">
            <text:p text:style-name="P25">Table name</text:p>
          </table:table-cell>
          <table:table-cell table:style-name="Table322.A1" office:value-type="string">
            <text:p text:style-name="P21">Primary Key Detail</text:p>
          </table:table-cell>
          <table:table-cell table:style-name="Table322.A1" office:value-type="string">
            <text:p text:style-name="P21">Use of Table</text:p>
          </table:table-cell>
        </table:table-row>
        <table:table-row table:style-name="Table322.1">
          <table:table-cell table:style-name="Table322.A1" office:value-type="string">
            <text:p text:style-name="P22">1</text:p>
          </table:table-cell>
          <table:table-cell table:style-name="Table322.A1" office:value-type="string">
            <text:p text:style-name="P9"><text:bookmark-start text:name="__DdeLink__33562_13810244841"/><text:bookmark-start text:name="__DdeLink__33400_138102448422"/><text:bookmark-start text:name="__DdeLink__10292_510798546152"/>s<text:bookmark-end text:name="__DdeLink__10292_510798546152"/>er_<text:bookmark-end text:name="__DdeLink__33400_138102448422"/>publisher<text:bookmark-end text:name="__DdeLink__33562_13810244841"/></text:p>
          </table:table-cell>
          <table:table-cell table:style-name="Table322.A1" office:value-type="string">
            <text:p text:style-name="P22">library_id,sublibrary_id, publisher_id </text:p>
          </table:table-cell>
          <table:table-cell table:style-name="Table322.A1" office:value-type="string">
            <text:p text:style-name="P22">The table is used to search <text:s/>and add <text:s text:c="3"/>publisher.</text:p>
          </table:table-cell>
        </table:table-row>
      </table:table>
      <text:p text:style-name="P39"/>
      <text:p text:style-name="P39"><text:s text:c="6"/><text:bookmark-start text:name="__DdeLink__33479_138102448411"/><text:span text:style-name="T10">POJO replacement of tables:</text:span></text:p>
      <table:table table:name="Table323" table:style-name="Table323">
        <table:table-column table:style-name="Table323.A"/>
        <table:table-column table:style-name="Table323.B"/>
        <table:table-column table:style-name="Table323.C"/>
        <table:table-column table:style-name="Table323.D"/>
        <table:table-row table:style-name="Table323.1">
          <table:table-cell table:style-name="Table323.A1" office:value-type="string">
            <text:p text:style-name="P31">S.No.</text:p>
          </table:table-cell>
          <table:table-cell table:style-name="Table323.A1" office:value-type="string">
            <text:p text:style-name="P33">Table name</text:p>
          </table:table-cell>
          <table:table-cell table:style-name="Table323.A1" office:value-type="string">
            <text:p text:style-name="P31">POJO Name</text:p>
          </table:table-cell>
          <table:table-cell table:style-name="Table323.A1" office:value-type="string">
            <text:p text:style-name="P31">Hibernate Mapping Files</text:p>
          </table:table-cell>
        </table:table-row>
        <table:table-row table:style-name="Table323.1">
          <table:table-cell table:style-name="Table323.A1" office:value-type="string">
            <text:p text:style-name="P34">1</text:p>
          </table:table-cell>
          <table:table-cell table:style-name="Table323.A1" office:value-type="string">
            <text:p text:style-name="P9"><text:bookmark-start text:name="__DdeLink__33408_138102448421"/><text:bookmark-start text:name="__DdeLink__33400_1381024484211"/><text:bookmark-start text:name="__DdeLink__10292_5107985461511"/>s<text:bookmark-end text:name="__DdeLink__10292_5107985461511"/>er_<text:bookmark-end text:name="__DdeLink__33400_1381024484211"/>publisher<text:bookmark-end text:name="__DdeLink__33408_138102448421"/></text:p>
          </table:table-cell>
          <table:table-cell table:style-name="Table323.A1" office:value-type="string">
            <text:p text:style-name="P34"><text:bookmark-start text:name="__DdeLink__34696_1380664172"/><text:bookmark-start text:name="__DdeLink__10294_510798546141"/>SerPublisher<text:bookmark-end text:name="__DdeLink__34696_1380664172"/><text:bookmark-end text:name="__DdeLink__10294_510798546141"/></text:p>
          </table:table-cell>
          <table:table-cell table:style-name="Table323.A1" office:value-type="string">
            <text:p text:style-name="P34"/>
          </table:table-cell>
        </table:table-row>
      </table:table>
      <text:p text:style-name="P40"><text:bookmark-end text:name="__DdeLink__33479_138102448411"/></text:p>
      <text:p text:style-name="P39"/>
      <text:p text:style-name="P44"><text:s text:c="5"/>Methods Used:</text:p>
      <table:table table:name="Table324" table:style-name="Table324">
        <table:table-column table:style-name="Table324.A"/>
        <table:table-column table:style-name="Table324.B"/>
        <table:table-column table:style-name="Table324.C"/>
        <table:table-column table:style-name="Table324.D"/>
        <table:table-column table:style-name="Table324.E"/>
        <table:table-column table:style-name="Table324.F"/>
        <table:table-row table:style-name="Table324.1">
          <table:table-cell table:style-name="Table324.A1" office:value-type="string">
            <text:p text:style-name="P6">S.No.</text:p>
          </table:table-cell>
          <table:table-cell table:style-name="Table324.A1" office:value-type="string">
            <text:p text:style-name="P6">POJO Class Name</text:p>
          </table:table-cell>
          <table:table-cell table:style-name="Table324.A1" office:value-type="string">
            <text:p text:style-name="P6">Method Name</text:p>
          </table:table-cell>
          <table:table-cell table:style-name="Table324.A1" office:value-type="string">
            <text:p text:style-name="P6">Select Operation</text:p>
          </table:table-cell>
          <table:table-cell table:style-name="Table324.A1" office:value-type="string">
            <text:p text:style-name="P48">Column Used in where clause</text:p>
          </table:table-cell>
          <table:table-cell table:style-name="Table324.A1" office:value-type="string">
            <text:p text:style-name="P6">Purpose</text:p>
          </table:table-cell>
        </table:table-row>
        <table:table-row table:style-name="Table324.1">
          <table:table-cell table:style-name="Table324.A1" office:value-type="string">
            <text:p text:style-name="P9">1</text:p>
          </table:table-cell>
          <table:table-cell table:style-name="Table324.A1" office:value-type="string">
            <text:p text:style-name="P34">SerPublisher</text:p>
          </table:table-cell>
          <table:table-cell table:style-name="Table324.A1" office:value-type="string">
            <text:p text:style-name="P9">searchSerialPubisher()</text:p>
            <text:p text:style-name="P9"/>
            <text:p text:style-name="P9"/>
          </table:table-cell>
          <table:table-cell table:style-name="Table324.A1" office:value-type="string">
            <text:p text:style-name="P9">Return instance of <text:span text:style-name="T4">SerLang</text:span><text:soft-page-break/><text:span text:style-name="T4">uage</text:span> <text:s/></text:p>
          </table:table-cell>
          <table:table-cell table:style-name="Table324.A1" office:value-type="string">
            <text:p text:style-name="P10">library_id,sublibrary_id,pub_id</text:p>
          </table:table-cell>
          <table:table-cell table:style-name="Table324.A1" office:value-type="string">
            <text:p text:style-name="P8">Searches <text:bookmark-start text:name="__DdeLink__10292_51079854613111"/><text:span text:style-name="T11">s</text:span><text:bookmark-end text:name="__DdeLink__10292_51079854613111"/><text:span text:style-name="T11">er_publisher</text:span> table by library id,sublibrary_id <text:soft-page-break/>and publisher_id</text:p>
          </table:table-cell>
        </table:table-row>
      </table:table>
      <text:p text:style-name="P45"/>
      <text:p text:style-name="P19"/>
      <text:p text:style-name="Standard"><text:bookmark-start text:name="__DdeLink__34873_1380664172"/><text:bookmark-start text:name="__DdeLink__33411_138102448411"/><text:span text:style-name="T1">Record Keeping</text:span><text:bookmark-start text:name="__DdeLink__4718_461921510141"/><text:span text:style-name="T1"> </text:span><text:bookmark-end text:name="__DdeLink__33411_138102448411"/><text:span text:style-name="T1">Manage Budget Head</text:span><text:span text:style-name="T2">:</text:span><text:bookmark-end text:name="__DdeLink__34873_1380664172"/></text:p>
      <text:p text:style-name="Standard"><text:span text:style-name="T3"><text:tab/></text:span><text:bookmark-start text:name="__DdeLink__34906_1380664172"/><text:span text:style-name="T6">This page is used to <text:s/>to enter budget head id corresponsd to the budget head .The user enters budget <text:s/></text:span></text:p>
      <text:p text:style-name="P44"><text:s text:c="12"/>head <text:s/>id in the text field on the page.</text:p>
      <text:p text:style-name="P18"><text:span text:style-name="T7"><text:s text:c="12"/>File Name of view page: acq_add_budgethead</text:span><text:bookmark-start text:name="__DdeLink__33390_138102448411"/><text:span text:style-name="T7">.jsp</text:span><text:bookmark-end text:name="__DdeLink__33390_138102448411"/></text:p>
      <text:p text:style-name="P42"/>
      <text:p text:style-name="P19"><text:s text:c="7"/><text:span text:style-name="T10">Attributes:</text:span></text:p>
      <table:table table:name="Table325" table:style-name="Table325">
        <table:table-column table:style-name="Table325.A"/>
        <table:table-column table:style-name="Table325.B"/>
        <table:table-column table:style-name="Table325.C"/>
        <table:table-column table:style-name="Table325.D"/>
        <table:table-column table:style-name="Table325.E"/>
        <table:table-column table:style-name="Table325.F"/>
        <table:table-row table:style-name="Table325.1">
          <table:table-cell table:style-name="Table325.A1" office:value-type="string">
            <text:p text:style-name="P20">S.No.</text:p>
          </table:table-cell>
          <table:table-cell table:style-name="Table325.B1" office:value-type="string">
            <text:p text:style-name="P20">Attribute Name</text:p>
          </table:table-cell>
          <table:table-cell table:style-name="Table325.B1" office:value-type="string">
            <text:p text:style-name="P20">Label </text:p>
          </table:table-cell>
          <table:table-cell table:style-name="Table325.B1" office:value-type="string">
            <text:p text:style-name="P20">Field Name</text:p>
          </table:table-cell>
          <table:table-cell table:style-name="Table325.B1" office:value-type="string">
            <text:p text:style-name="P20">Type</text:p>
          </table:table-cell>
          <table:table-cell table:style-name="Table325.B1" office:value-type="string">
            <text:p text:style-name="P20">Validation</text:p>
          </table:table-cell>
        </table:table-row>
        <table:table-row table:style-name="Table325.1">
          <table:table-cell table:style-name="Table325.A1" office:value-type="string">
            <text:p text:style-name="P29">1.</text:p>
          </table:table-cell>
          <table:table-cell table:style-name="Table325.B1" office:value-type="string">
            <text:p text:style-name="P30"><text:bookmark-start text:name="__DdeLink__5079_131282405731"/>Enter Budget ID<text:bookmark-end text:name="__DdeLink__5079_131282405731"/></text:p>
          </table:table-cell>
          <table:table-cell table:style-name="Table325.B1" office:value-type="string">
            <text:p text:style-name="P30">Enter Budget ID</text:p>
          </table:table-cell>
          <table:table-cell table:style-name="Table325.B1" office:value-type="string">
            <text:p text:style-name="P32"><text:bookmark-start text:name="__DdeLink__34751_1380664172"/>budgethead_id<text:bookmark-end text:name="__DdeLink__34751_1380664172"/></text:p>
          </table:table-cell>
          <table:table-cell table:style-name="Table325.B1" office:value-type="string">
            <text:p text:style-name="P32"><text:bookmark-start text:name="__DdeLink__19945_121551131831"/><text:bookmark-start text:name="__DdeLink__5096_131282405731"/>Input box<text:bookmark-end text:name="__DdeLink__19945_121551131831"/><text:bookmark-end text:name="__DdeLink__5096_131282405731"/></text:p>
          </table:table-cell>
          <table:table-cell table:style-name="Table325.B1" office:value-type="string">
            <text:p text:style-name="P28">onsubmit="return check1()"</text:p>
          </table:table-cell>
        </table:table-row>
        <table:table-row table:style-name="Table325.1">
          <table:table-cell table:style-name="Table325.A1" office:value-type="string">
            <text:p text:style-name="P29">2.</text:p>
          </table:table-cell>
          <table:table-cell table:style-name="Table325.B1" office:value-type="string">
            <text:p text:style-name="P32">Submit button</text:p>
          </table:table-cell>
          <table:table-cell table:style-name="Table325.B1" office:value-type="string">
            <text:p text:style-name="P32">Add</text:p>
          </table:table-cell>
          <table:table-cell table:style-name="Table325.B1" office:value-type="string">
            <text:p text:style-name="P32"><text:bookmark-start text:name="__DdeLink__5141_510798546121"/>Button1<text:bookmark-end text:name="__DdeLink__5141_510798546121"/></text:p>
          </table:table-cell>
          <table:table-cell table:style-name="Table325.B1" office:value-type="string">
            <text:p text:style-name="P32">Button</text:p>
          </table:table-cell>
          <table:table-cell table:style-name="Table325.B1" office:value-type="string">
            <text:p text:style-name="P32"/>
          </table:table-cell>
        </table:table-row>
        <table:table-row table:style-name="Table325.1">
          <table:table-cell table:style-name="Table325.A1" office:value-type="string">
            <text:p text:style-name="P29">3.</text:p>
          </table:table-cell>
          <table:table-cell table:style-name="Table325.B1" office:value-type="string">
            <text:p text:style-name="P32"><text:bookmark-start text:name="__DdeLink__33388_138102448411"/>Update button<text:bookmark-end text:name="__DdeLink__33388_138102448411"/></text:p>
          </table:table-cell>
          <table:table-cell table:style-name="Table325.B1" office:value-type="string">
            <text:p text:style-name="P32">Update</text:p>
          </table:table-cell>
          <table:table-cell table:style-name="Table325.B1" office:value-type="string">
            <text:p text:style-name="P32">Button2</text:p>
          </table:table-cell>
          <table:table-cell table:style-name="Table325.B1" office:value-type="string">
            <text:p text:style-name="P32">Button</text:p>
          </table:table-cell>
          <table:table-cell table:style-name="Table325.B1" office:value-type="string">
            <text:p text:style-name="P32"/>
          </table:table-cell>
        </table:table-row>
        <table:table-row table:style-name="Table325.1">
          <table:table-cell table:style-name="Table325.A5" office:value-type="string">
            <text:p text:style-name="P29">4.</text:p>
          </table:table-cell>
          <table:table-cell table:style-name="Table325.B5" office:value-type="string">
            <text:p text:style-name="P32">View button</text:p>
          </table:table-cell>
          <table:table-cell table:style-name="Table325.B5" office:value-type="string">
            <text:p text:style-name="P32">View</text:p>
          </table:table-cell>
          <table:table-cell table:style-name="Table325.B5" office:value-type="string">
            <text:p text:style-name="P32">Button3</text:p>
          </table:table-cell>
          <table:table-cell table:style-name="Table325.B5" office:value-type="string">
            <text:p text:style-name="P32">Button</text:p>
          </table:table-cell>
          <table:table-cell table:style-name="Table325.B5" office:value-type="string">
            <text:p text:style-name="P32"/>
          </table:table-cell>
        </table:table-row>
        <table:table-row table:style-name="Table325.6">
          <table:table-cell table:style-name="Table325.A5" office:value-type="string">
            <text:p text:style-name="P29">5.</text:p>
          </table:table-cell>
          <table:table-cell table:style-name="Table325.B5" office:value-type="string">
            <text:p text:style-name="P32">Delete button</text:p>
          </table:table-cell>
          <table:table-cell table:style-name="Table325.B5" office:value-type="string">
            <text:p text:style-name="P32">Delete</text:p>
          </table:table-cell>
          <table:table-cell table:style-name="Table325.B5" office:value-type="string">
            <text:p text:style-name="P32">Button4</text:p>
          </table:table-cell>
          <table:table-cell table:style-name="Table325.B5" office:value-type="string">
            <text:p text:style-name="P32">Button</text:p>
          </table:table-cell>
          <table:table-cell table:style-name="Table325.B5" office:value-type="string">
            <text:p text:style-name="P32"/>
          </table:table-cell>
        </table:table-row>
        <table:table-row table:style-name="Table325.6">
          <table:table-cell table:style-name="Table325.A5" office:value-type="string">
            <text:p text:style-name="P29">6.</text:p>
          </table:table-cell>
          <table:table-cell table:style-name="Table325.B5" office:value-type="string">
            <text:p text:style-name="P32">ViewAll</text:p>
          </table:table-cell>
          <table:table-cell table:style-name="Table325.B5" office:value-type="string">
            <text:p text:style-name="P32">ViewAll</text:p>
          </table:table-cell>
          <table:table-cell table:style-name="Table325.B5" office:value-type="string">
            <text:p text:style-name="P32">Button5</text:p>
          </table:table-cell>
          <table:table-cell table:style-name="Table325.B5" office:value-type="string">
            <text:p text:style-name="P32">Button</text:p>
          </table:table-cell>
          <table:table-cell table:style-name="Table325.B5" office:value-type="string">
            <text:p text:style-name="P32"/>
          </table:table-cell>
        </table:table-row>
        <table:table-row table:style-name="Table325.1">
          <table:table-cell table:style-name="Table325.A5" office:value-type="string">
            <text:p text:style-name="P29">7.</text:p>
          </table:table-cell>
          <table:table-cell table:style-name="Table325.B5" office:value-type="string">
            <text:p text:style-name="P32">Back</text:p>
          </table:table-cell>
          <table:table-cell table:style-name="Table325.B5" office:value-type="string">
            <text:p text:style-name="P32">Back</text:p>
          </table:table-cell>
          <table:table-cell table:style-name="Table325.B5" office:value-type="string">
            <text:p text:style-name="P32">Button6</text:p>
          </table:table-cell>
          <table:table-cell table:style-name="Table325.B5" office:value-type="string">
            <text:p text:style-name="P32">Button</text:p>
          </table:table-cell>
          <table:table-cell table:style-name="Table325.B5" office:value-type="string">
            <text:p text:style-name="P32"/>
          </table:table-cell>
        </table:table-row>
      </table:table>
      <text:p text:style-name="Standard"><text:bookmark-end text:name="__DdeLink__4718_461921510141"/></text:p>
      <text:p text:style-name="P19"><text:s text:c="6"/>Technology Used:</text:p>
      <text:p text:style-name="P19"><text:s text:c="9"/>JavaScript Validation: It validates that text field <text:span text:style-name="T13">budgethead_id</text:span> must not be blank</text:p>
      <text:p text:style-name="P43"/>
      <table:table table:name="Table326" table:style-name="Table326">
        <table:table-column table:style-name="Table326.A"/>
        <table:table-column table:style-name="Table326.B"/>
        <table:table-column table:style-name="Table326.C"/>
        <table:table-row table:style-name="Table326.1">
          <table:table-cell table:style-name="Table326.A1" table:number-columns-spanned="2" office:value-type="string">
            <text:p text:style-name="P6">Struts Form Bean Mapping:</text:p>
          </table:table-cell>
          <table:covered-table-cell/>
          <table:table-cell table:style-name="Table326.C1" office:value-type="string">
            <text:p text:style-name="Standard"/>
          </table:table-cell>
        </table:table-row>
        <table:table-row table:style-name="Table326.1">
          <table:table-cell table:style-name="Table326.A2" table:number-columns-spanned="2" office:value-type="string">
            <text:p text:style-name="P8">Logical Name</text:p>
          </table:table-cell>
          <table:covered-table-cell/>
          <table:table-cell table:style-name="Table326.A2" office:value-type="string">
            <text:p text:style-name="P4">AcqBudgetActionForm</text:p>
          </table:table-cell>
        </table:table-row>
        <table:table-row table:style-name="Table326.1">
          <table:table-cell table:style-name="Table326.A2" table:number-columns-spanned="2" office:value-type="string">
            <text:p text:style-name="P8">Code:</text:p>
          </table:table-cell>
          <table:covered-table-cell/>
          <table:table-cell table:style-name="Table326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26.1">
          <table:table-cell table:style-name="Table326.A2" table:number-columns-spanned="2" office:value-type="string">
            <text:p text:style-name="P8">Description:</text:p>
          </table:table-cell>
          <table:covered-table-cell/>
          <table:table-cell table:style-name="Table326.A2" office:value-type="string">
            <text:p text:style-name="P8"><text:bookmark-start text:name="__DdeLink__33467_138102448411"/>For defining setter and getter variables.<text:bookmark-end text:name="__DdeLink__33467_138102448411"/></text:p>
          </table:table-cell>
        </table:table-row>
        <table:table-row table:style-name="Table326.1">
          <table:table-cell table:style-name="Table326.A1" table:number-columns-spanned="2" office:value-type="string">
            <text:p text:style-name="P8">Struts Action:</text:p>
          </table:table-cell>
          <table:covered-table-cell/>
          <table:table-cell table:style-name="Table326.C1" office:value-type="string">
            <text:p text:style-name="P46"/>
          </table:table-cell>
        </table:table-row>
        <table:table-row table:style-name="Table326.1">
          <table:table-cell table:style-name="Table326.A2" table:number-columns-spanned="2" office:value-type="string">
            <text:p text:style-name="P8">Logical Name:</text:p>
          </table:table-cell>
          <table:covered-table-cell/>
          <table:table-cell table:style-name="Table326.A2" office:value-type="string">
            <text:p text:style-name="P8">/budget</text:p>
          </table:table-cell>
        </table:table-row>
        <table:table-row table:style-name="Table326.1">
          <table:table-cell table:style-name="Table326.A2" table:number-columns-spanned="2" office:value-type="string">
            <text:p text:style-name="P8">Input JSP Form:</text:p>
          </table:table-cell>
          <table:covered-table-cell/>
          <table:table-cell table:style-name="Table326.A2" office:value-type="string">
            <text:p text:style-name="P34">/acquisition/acq_add_budgethead.jsp</text:p>
          </table:table-cell>
        </table:table-row>
        <table:table-row table:style-name="Table326.1">
          <table:table-cell table:style-name="Table326.A2" table:number-columns-spanned="2" office:value-type="string">
            <text:p text:style-name="P8">Physical Path:</text:p>
          </table:table-cell>
          <table:covered-table-cell/>
          <table:table-cell table:style-name="Table326.A2" office:value-type="string">
            <text:p text:style-name="P8">com.myapp.struts.Acquisition.AcqBudgetEntryAction</text:p>
          </table:table-cell>
        </table:table-row>
        <table:table-row table:style-name="Table326.1">
          <table:table-cell table:style-name="Table326.A2" table:number-columns-spanned="2" office:value-type="string">
            <text:p text:style-name="P8">Code:</text:p>
          </table:table-cell>
          <table:covered-table-cell/>
          <table:table-cell table:style-name="Table326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26.1">
          <table:table-cell table:style-name="Table326.A2" table:number-columns-spanned="2" office:value-type="string">
            <text:p text:style-name="P8">Description:</text:p>
          </table:table-cell>
          <table:covered-table-cell/>
          <table:table-cell table:style-name="Table326.A2" office:value-type="string">
            <text:p text:style-name="P1"><text:bookmark-start text:name="__DdeLink__34756_1380664172"/><text:bookmark-start text:name="__DdeLink__33395_138102448411"/><text:bookmark-start text:name="__DdeLink__10290_510798546131"/><text:bookmark-start text:name="__DdeLink__5106_131282405741"/>The action class is used to <text:bookmark-end text:name="__DdeLink__10290_510798546131"/><text:bookmark-end text:name="__DdeLink__5106_131282405741"/>find wether budget head id exist or not .<text:bookmark-end text:name="__DdeLink__34756_1380664172"/><text:bookmark-end text:name="__DdeLink__33395_138102448411"/></text:p>
          </table:table-cell>
        </table:table-row>
        <table:table-row table:style-name="Table326.1">
          <table:table-cell table:style-name="Table326.A1" table:number-columns-spanned="2" office:value-type="string">
            <text:p text:style-name="P7">Request Forwards On:</text:p>
          </table:table-cell>
          <table:covered-table-cell/>
          <table:table-cell table:style-name="Table326.A1" office:value-type="string">
            <text:p text:style-name="P12">Purpose</text:p>
          </table:table-cell>
        </table:table-row>
        <table:table-row table:style-name="Table326.1">
          <table:table-cell table:style-name="Table326.A2" office:value-type="string">
            <text:p text:style-name="P2">add </text:p>
          </table:table-cell>
          <table:table-cell table:style-name="Table326.A2" table:number-columns-spanned="2" office:value-type="string">
            <text:p text:style-name="P2">/acquisition/acq_budgethead_entry.jsp</text:p>
          </table:table-cell>
          <table:covered-table-cell/>
        </table:table-row>
        <table:table-row table:style-name="Table326.1">
          <table:table-cell table:style-name="Table326.A13" office:value-type="string">
            <text:p text:style-name="P2">duplicate</text:p>
          </table:table-cell>
          <table:table-cell table:style-name="Table326.A13" table:number-columns-spanned="2" office:value-type="string">
            <text:p text:style-name="P2">/acquisition/acq_add_budgethead.jsp</text:p>
          </table:table-cell>
          <table:covered-table-cell/>
        </table:table-row>
        <table:table-row table:style-name="Table326.1">
          <table:table-cell table:style-name="Table326.A13" office:value-type="string">
            <text:p text:style-name="P2">update</text:p>
          </table:table-cell>
          <table:table-cell table:style-name="Table326.A13" table:number-columns-spanned="2" office:value-type="string">
            <text:p text:style-name="P2">/acquisition/acq_budgethead_entry.jsp</text:p>
          </table:table-cell>
          <table:covered-table-cell/>
        </table:table-row>
        <table:table-row table:style-name="Table326.1">
          <table:table-cell table:style-name="Table326.A13" office:value-type="string">
            <text:p text:style-name="P2">delete</text:p>
          </table:table-cell>
          <table:table-cell table:style-name="Table326.A13" table:number-columns-spanned="2" office:value-type="string">
            <text:p text:style-name="P2">/acquisition/acq_budgethead_entry.jsp</text:p>
          </table:table-cell>
          <table:covered-table-cell/>
        </table:table-row>
        <table:table-row table:style-name="Table326.1">
          <table:table-cell table:style-name="Table326.A13" office:value-type="string">
            <text:p text:style-name="P2">view</text:p>
          </table:table-cell>
          <table:table-cell table:style-name="Table326.A13" table:number-columns-spanned="2" office:value-type="string">
            <text:p text:style-name="P2">/acquisition/acq_budgethead_entry.jsp</text:p>
          </table:table-cell>
          <table:covered-table-cell/>
        </table:table-row>
      </table:table>
      <text:p text:style-name="P39"/>
      <table:table table:name="Table327" table:style-name="Table327">
        <table:table-column table:style-name="Table327.A"/>
        <table:table-column table:style-name="Table327.B"/>
        <table:table-row table:style-name="Table327.1">
          <table:table-cell table:style-name="Table327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27.1">
          <table:table-cell table:style-name="Table327.A2" office:value-type="string">
            <text:p text:style-name="P8">Logical Name</text:p>
          </table:table-cell>
          <table:table-cell table:style-name="Table327.A2" office:value-type="string">
            <text:p text:style-name="P8">AcqBudgetEntryAction</text:p>
          </table:table-cell>
        </table:table-row>
        <table:table-row table:style-name="Table327.1">
          <table:table-cell table:style-name="Table327.A2" office:value-type="string">
            <text:p text:style-name="P8">Description:</text:p>
          </table:table-cell>
          <table:table-cell table:style-name="Table327.A2" office:value-type="string">
            <text:p text:style-name="P5"><text:bookmark-start text:name="__DdeLink__10290_5107985461311"/><text:bookmark-start text:name="__DdeLink__5106_1312824057411"/>The action class is used to <text:bookmark-end text:name="__DdeLink__10290_5107985461311"/><text:bookmark-end text:name="__DdeLink__5106_1312824057411"/>find wether budget head id exist or not .</text:p>
          </table:table-cell>
        </table:table-row>
        <table:table-row table:style-name="Table327.1">
          <table:table-cell table:style-name="Table327.A2" office:value-type="string">
            <text:p text:style-name="P8">Method </text:p>
          </table:table-cell>
          <table:table-cell table:style-name="Table327.A2" office:value-type="string">
            <text:p text:style-name="P8"><text:bookmark-start text:name="__DdeLink__34768_1380664172"/>searchBudget<text:bookmark-end text:name="__DdeLink__34768_1380664172"/>(library_id,budgethead_id)</text:p>
          </table:table-cell>
        </table:table-row>
      </table:table>
      <text:p text:style-name="P39"/>
      <text:p text:style-name="P39"><text:s text:c="6"/><text:bookmark-start text:name="__DdeLink__34686_13806641721"/><text:span text:style-name="T10">Tables used:</text:span></text:p>
      <table:table table:name="Table328" table:style-name="Table328">
        <table:table-column table:style-name="Table328.A"/>
        <table:table-column table:style-name="Table328.B"/>
        <table:table-column table:style-name="Table328.C"/>
        <table:table-column table:style-name="Table328.D"/>
        <table:table-row table:style-name="Table328.1">
          <table:table-cell table:style-name="Table328.A1" office:value-type="string">
            <text:p text:style-name="P21">S.No.</text:p>
          </table:table-cell>
          <table:table-cell table:style-name="Table328.A1" office:value-type="string">
            <text:p text:style-name="P25">Table name</text:p>
          </table:table-cell>
          <table:table-cell table:style-name="Table328.A1" office:value-type="string">
            <text:p text:style-name="P21">Primary Key Detail</text:p>
          </table:table-cell>
          <table:table-cell table:style-name="Table328.A1" office:value-type="string">
            <text:p text:style-name="P21">Use of Table</text:p>
          </table:table-cell>
        </table:table-row>
        <table:table-row table:style-name="Table328.1">
          <table:table-cell table:style-name="Table328.A1" office:value-type="string">
            <text:p text:style-name="P22">1</text:p>
          </table:table-cell>
          <table:table-cell table:style-name="Table328.A1" office:value-type="string">
            <text:p text:style-name="P9"><text:bookmark-start text:name="__DdeLink__34763_1380664172"/><text:bookmark-start text:name="__DdeLink__33562_13810244842"/><text:bookmark-start text:name="__DdeLink__33400_138102448423"/><text:bookmark-start text:name="__DdeLink__10292_510798546153"/>a<text:bookmark-end text:name="__DdeLink__33562_13810244842"/><text:bookmark-end text:name="__DdeLink__33400_138102448423"/><text:bookmark-end text:name="__DdeLink__10292_510798546153"/>cq_budget<text:bookmark-end text:name="__DdeLink__34763_1380664172"/></text:p>
          </table:table-cell>
          <table:table-cell table:style-name="Table328.A1" office:value-type="string">
            <text:p text:style-name="P22">library_id,budgethead_<text:soft-page-break/>id </text:p>
          </table:table-cell>
          <table:table-cell table:style-name="Table328.A1" office:value-type="string">
            <text:p text:style-name="P22">The table is used to search <text:s/>and add <text:s text:c="3"/><text:soft-page-break/>budget head.</text:p>
          </table:table-cell>
        </table:table-row>
      </table:table>
      <text:p text:style-name="P39"/>
      <text:p text:style-name="P39"><text:s text:c="6"/><text:bookmark-start text:name="__DdeLink__33479_138102448412"/><text:span text:style-name="T10">POJO replacement of tables:</text:span></text:p>
      <table:table table:name="Table329" table:style-name="Table329">
        <table:table-column table:style-name="Table329.A"/>
        <table:table-column table:style-name="Table329.B"/>
        <table:table-column table:style-name="Table329.C"/>
        <table:table-column table:style-name="Table329.D"/>
        <table:table-row table:style-name="Table329.1">
          <table:table-cell table:style-name="Table329.A1" office:value-type="string">
            <text:p text:style-name="P31">S.No.</text:p>
          </table:table-cell>
          <table:table-cell table:style-name="Table329.A1" office:value-type="string">
            <text:p text:style-name="P33">Table name</text:p>
          </table:table-cell>
          <table:table-cell table:style-name="Table329.A1" office:value-type="string">
            <text:p text:style-name="P31">POJO Name</text:p>
          </table:table-cell>
          <table:table-cell table:style-name="Table329.A1" office:value-type="string">
            <text:p text:style-name="P31">Hibernate Mapping Files</text:p>
          </table:table-cell>
        </table:table-row>
        <table:table-row table:style-name="Table329.1">
          <table:table-cell table:style-name="Table329.A1" office:value-type="string">
            <text:p text:style-name="P34">1</text:p>
          </table:table-cell>
          <table:table-cell table:style-name="Table329.A1" office:value-type="string">
            <text:p text:style-name="P9"><text:bookmark-start text:name="__DdeLink__34774_1380664172"/><text:bookmark-start text:name="__DdeLink__33408_138102448422"/><text:bookmark-start text:name="__DdeLink__33562_138102448421"/><text:bookmark-start text:name="__DdeLink__33400_1381024484231"/><text:bookmark-start text:name="__DdeLink__10292_5107985461531"/>a<text:bookmark-end text:name="__DdeLink__33562_138102448421"/><text:bookmark-end text:name="__DdeLink__33400_1381024484231"/><text:bookmark-end text:name="__DdeLink__10292_5107985461531"/>cq_budget<text:bookmark-end text:name="__DdeLink__34774_1380664172"/><text:bookmark-end text:name="__DdeLink__33408_138102448422"/></text:p>
          </table:table-cell>
          <table:table-cell table:style-name="Table329.A1" office:value-type="string">
            <text:p text:style-name="P34"><text:bookmark-start text:name="__DdeLink__10294_510798546142"/>AcqBudget<text:bookmark-end text:name="__DdeLink__10294_510798546142"/></text:p>
          </table:table-cell>
          <table:table-cell table:style-name="Table329.A1" office:value-type="string">
            <text:p text:style-name="P34"/>
          </table:table-cell>
        </table:table-row>
      </table:table>
      <text:p text:style-name="P39"><text:bookmark-end text:name="__DdeLink__34686_13806641721"/><text:bookmark-end text:name="__DdeLink__33479_138102448412"/></text:p>
      <text:p text:style-name="P44"><text:s text:c="6"/>Methods Used:</text:p>
      <table:table table:name="Table330" table:style-name="Table330">
        <table:table-column table:style-name="Table330.A"/>
        <table:table-column table:style-name="Table330.B"/>
        <table:table-column table:style-name="Table330.C"/>
        <table:table-column table:style-name="Table330.D"/>
        <table:table-column table:style-name="Table330.E"/>
        <table:table-column table:style-name="Table330.F"/>
        <table:table-row table:style-name="Table330.1">
          <table:table-cell table:style-name="Table330.A1" office:value-type="string">
            <text:p text:style-name="P6">S.No.</text:p>
          </table:table-cell>
          <table:table-cell table:style-name="Table330.A1" office:value-type="string">
            <text:p text:style-name="P6">POJO Class Name</text:p>
          </table:table-cell>
          <table:table-cell table:style-name="Table330.A1" office:value-type="string">
            <text:p text:style-name="P6">Method Name</text:p>
          </table:table-cell>
          <table:table-cell table:style-name="Table330.A1" office:value-type="string">
            <text:p text:style-name="P6">Select Operation</text:p>
          </table:table-cell>
          <table:table-cell table:style-name="Table330.A1" office:value-type="string">
            <text:p text:style-name="P48">Column Used in where clause</text:p>
          </table:table-cell>
          <table:table-cell table:style-name="Table330.A1" office:value-type="string">
            <text:p text:style-name="P6">Purpose</text:p>
          </table:table-cell>
        </table:table-row>
        <table:table-row table:style-name="Table330.1">
          <table:table-cell table:style-name="Table330.A1" office:value-type="string">
            <text:p text:style-name="P9">1</text:p>
          </table:table-cell>
          <table:table-cell table:style-name="Table330.A1" office:value-type="string">
            <text:p text:style-name="P17"><text:span text:style-name="T7">AcqBudget</text:span><text:span text:style-name="T5"> </text:span></text:p>
          </table:table-cell>
          <table:table-cell table:style-name="Table330.A1" office:value-type="string">
            <text:p text:style-name="P9">searchBudget()</text:p>
            <text:p text:style-name="P9"/>
            <text:p text:style-name="P9"/>
          </table:table-cell>
          <table:table-cell table:style-name="Table330.A1" office:value-type="string">
            <text:p text:style-name="P9">Return instance of <text:span text:style-name="T4">AcqBudget</text:span> <text:s/></text:p>
          </table:table-cell>
          <table:table-cell table:style-name="Table330.A1" office:value-type="string">
            <text:p text:style-name="P10">library_id,budgethead_id</text:p>
          </table:table-cell>
          <table:table-cell table:style-name="Table330.A1" office:value-type="string">
            <text:p text:style-name="P8">Searches <text:bookmark-start text:name="__DdeLink__33562_1381024484211"/><text:bookmark-start text:name="__DdeLink__33400_13810244842311"/><text:bookmark-start text:name="__DdeLink__10292_51079854615311"/><text:span text:style-name="T11">a</text:span><text:bookmark-end text:name="__DdeLink__33562_1381024484211"/><text:bookmark-end text:name="__DdeLink__33400_13810244842311"/><text:bookmark-end text:name="__DdeLink__10292_51079854615311"/><text:span text:style-name="T11">cq_budget</text:span> table by library id,budgethead_id</text:p>
          </table:table-cell>
        </table:table-row>
      </table:table>
      <text:p text:style-name="P19"><text:bookmark-end text:name="__DdeLink__34906_1380664172"/></text:p>
      <text:p text:style-name="P19"/>
      <text:p text:style-name="P19"/>
      <text:p text:style-name="P19"/>
      <text:p text:style-name="Standard"><text:span text:style-name="T1"><text:s text:c="6"/></text:span><text:bookmark-start text:name="__DdeLink__33411_1381024484111"/><text:span text:style-name="T1">Record Keeping</text:span><text:bookmark-end text:name="__DdeLink__33411_1381024484111"/><text:span text:style-name="T1"> </text:span><text:bookmark-start text:name="__DdeLink__4718_4619215101411"/><text:span text:style-name="T1">Budget Head Detail Entry</text:span><text:span text:style-name="T2">:</text:span></text:p>
      <text:p text:style-name="Standard"><text:span text:style-name="T3"><text:tab/></text:span><text:span text:style-name="T6">This page is used to add,delete,update and view <text:s/>budget head details.The user enters budget <text:s/></text:span></text:p>
      <text:p text:style-name="P44"><text:s text:c="12"/>head <text:s/>id in the text fields on the page.</text:p>
      <text:p text:style-name="P18"><text:span text:style-name="T7"><text:s text:c="12"/>File Name of view page: </text:span><text:bookmark-start text:name="__DdeLink__34848_1380664172"/><text:span text:style-name="T7">acq_budgethead_entry.jsp</text:span><text:bookmark-end text:name="__DdeLink__34848_1380664172"/></text:p>
      <text:p text:style-name="P42"/>
      <text:p text:style-name="P19"><text:s text:c="7"/><text:span text:style-name="T10">Attributes:</text:span></text:p>
      <table:table table:name="Table331" table:style-name="Table331">
        <table:table-column table:style-name="Table331.A"/>
        <table:table-column table:style-name="Table331.B"/>
        <table:table-column table:style-name="Table331.C"/>
        <table:table-column table:style-name="Table331.D"/>
        <table:table-column table:style-name="Table331.E"/>
        <table:table-column table:style-name="Table331.F"/>
        <table:table-row table:style-name="Table331.1">
          <table:table-cell table:style-name="Table331.A1" office:value-type="string">
            <text:p text:style-name="P20">S.No.</text:p>
          </table:table-cell>
          <table:table-cell table:style-name="Table331.B1" office:value-type="string">
            <text:p text:style-name="P20">Attribute Name</text:p>
          </table:table-cell>
          <table:table-cell table:style-name="Table331.B1" office:value-type="string">
            <text:p text:style-name="P20">Label </text:p>
          </table:table-cell>
          <table:table-cell table:style-name="Table331.B1" office:value-type="string">
            <text:p text:style-name="P20">Field Name</text:p>
          </table:table-cell>
          <table:table-cell table:style-name="Table331.B1" office:value-type="string">
            <text:p text:style-name="P20">Type</text:p>
          </table:table-cell>
          <table:table-cell table:style-name="Table331.B1" office:value-type="string">
            <text:p text:style-name="P20">Validation</text:p>
          </table:table-cell>
        </table:table-row>
        <table:table-row table:style-name="Table331.1">
          <table:table-cell table:style-name="Table331.A1" office:value-type="string">
            <text:p text:style-name="P29">1.</text:p>
          </table:table-cell>
          <table:table-cell table:style-name="Table331.B1" office:value-type="string">
            <text:p text:style-name="P30"><text:bookmark-start text:name="__DdeLink__34844_1380664172"/><text:bookmark-start text:name="__DdeLink__5079_1312824057311"/>Budget Id<text:bookmark-end text:name="__DdeLink__34844_1380664172"/><text:bookmark-end text:name="__DdeLink__5079_1312824057311"/></text:p>
          </table:table-cell>
          <table:table-cell table:style-name="Table331.B1" office:value-type="string">
            <text:p text:style-name="P30">Budget Id</text:p>
          </table:table-cell>
          <table:table-cell table:style-name="Table331.B1" office:value-type="string">
            <text:p text:style-name="P32"><text:bookmark-start text:name="__DdeLink__34751_13806641721"/>budgethead_id<text:bookmark-end text:name="__DdeLink__34751_13806641721"/></text:p>
          </table:table-cell>
          <table:table-cell table:style-name="Table331.B1" office:value-type="string">
            <text:p text:style-name="P32"><text:bookmark-start text:name="__DdeLink__19945_1215511318311"/><text:bookmark-start text:name="__DdeLink__5096_1312824057311"/>Input box<text:bookmark-end text:name="__DdeLink__19945_1215511318311"/><text:bookmark-end text:name="__DdeLink__5096_1312824057311"/></text:p>
          </table:table-cell>
          <table:table-cell table:style-name="Table331.B1" office:value-type="string">
            <text:p text:style-name="P28"/>
          </table:table-cell>
        </table:table-row>
        <table:table-row table:style-name="Table331.1">
          <table:table-cell table:style-name="Table331.A1" office:value-type="string">
            <text:p text:style-name="P29">2.</text:p>
          </table:table-cell>
          <table:table-cell table:style-name="Table331.B1" office:value-type="string">
            <text:p text:style-name="P32">Budget Head Name</text:p>
          </table:table-cell>
          <table:table-cell table:style-name="Table331.B1" office:value-type="string">
            <text:p text:style-name="P32">Budget Head Name</text:p>
          </table:table-cell>
          <table:table-cell table:style-name="Table331.B1" office:value-type="string">
            <text:p text:style-name="P32"><text:bookmark-start text:name="__DdeLink__34846_1380664172"/><text:bookmark-start text:name="__DdeLink__5141_5107985461211"/>budget_name<text:bookmark-end text:name="__DdeLink__34846_1380664172"/><text:bookmark-end text:name="__DdeLink__5141_5107985461211"/></text:p>
          </table:table-cell>
          <table:table-cell table:style-name="Table331.B1" office:value-type="string">
            <text:p text:style-name="P32">Button</text:p>
          </table:table-cell>
          <table:table-cell table:style-name="Table331.B1" office:value-type="string">
            <text:p text:style-name="P28">onsubmit="return check1()"</text:p>
          </table:table-cell>
        </table:table-row>
        <table:table-row table:style-name="Table331.1">
          <table:table-cell table:style-name="Table331.A1" office:value-type="string">
            <text:p text:style-name="P29">3.</text:p>
          </table:table-cell>
          <table:table-cell table:style-name="Table331.B1" office:value-type="string">
            <text:p text:style-name="P32"><text:bookmark-start text:name="__DdeLink__33388_1381024484111"/>Budget Head Description<text:bookmark-end text:name="__DdeLink__33388_1381024484111"/></text:p>
          </table:table-cell>
          <table:table-cell table:style-name="Table331.B1" office:value-type="string">
            <text:p text:style-name="P32">Budget Head Description</text:p>
          </table:table-cell>
          <table:table-cell table:style-name="Table331.B1" office:value-type="string">
            <text:p text:style-name="P32">budgethead_description</text:p>
          </table:table-cell>
          <table:table-cell table:style-name="Table331.B1" office:value-type="string">
            <text:p text:style-name="P32">Button</text:p>
          </table:table-cell>
          <table:table-cell table:style-name="Table331.B1" office:value-type="string">
            <text:p text:style-name="P32"/>
          </table:table-cell>
        </table:table-row>
        <table:table-row table:style-name="Table331.1">
          <table:table-cell table:style-name="Table331.A5" office:value-type="string">
            <text:p text:style-name="P29">4.</text:p>
          </table:table-cell>
          <table:table-cell table:style-name="Table331.B5" office:value-type="string">
            <text:p text:style-name="P32">Submit</text:p>
          </table:table-cell>
          <table:table-cell table:style-name="Table331.B5" office:value-type="string">
            <text:p text:style-name="P32">Submit</text:p>
          </table:table-cell>
          <table:table-cell table:style-name="Table331.B5" office:value-type="string">
            <text:p text:style-name="P32">Button1</text:p>
          </table:table-cell>
          <table:table-cell table:style-name="Table331.B5" office:value-type="string">
            <text:p text:style-name="P32">Button</text:p>
          </table:table-cell>
          <table:table-cell table:style-name="Table331.B5" office:value-type="string">
            <text:p text:style-name="P32"/>
          </table:table-cell>
        </table:table-row>
        <table:table-row table:style-name="Table331.6">
          <table:table-cell table:style-name="Table331.A5" office:value-type="string">
            <text:p text:style-name="P29">5.</text:p>
          </table:table-cell>
          <table:table-cell table:style-name="Table331.B5" office:value-type="string">
            <text:p text:style-name="P32">Back</text:p>
          </table:table-cell>
          <table:table-cell table:style-name="Table331.B5" office:value-type="string">
            <text:p text:style-name="P32">Back</text:p>
          </table:table-cell>
          <table:table-cell table:style-name="Table331.B5" office:value-type="string">
            <text:p text:style-name="P32">Button2</text:p>
          </table:table-cell>
          <table:table-cell table:style-name="Table331.B5" office:value-type="string">
            <text:p text:style-name="P32">Button</text:p>
          </table:table-cell>
          <table:table-cell table:style-name="Table331.B5" office:value-type="string">
            <text:p text:style-name="P32"/>
          </table:table-cell>
        </table:table-row>
      </table:table>
      <text:p text:style-name="Standard"><text:bookmark-end text:name="__DdeLink__4718_4619215101411"/></text:p>
      <text:p text:style-name="P19"><text:s text:c="6"/>Technology Used:</text:p>
      <text:p text:style-name="P19"><text:s text:c="9"/>JavaScript Validation: It validates that text field <text:span text:style-name="T13">budget_name</text:span> must not be blank</text:p>
      <text:p text:style-name="P43"/>
      <table:table table:name="Table332" table:style-name="Table332">
        <table:table-column table:style-name="Table332.A"/>
        <table:table-column table:style-name="Table332.B"/>
        <table:table-column table:style-name="Table332.C"/>
        <table:table-row table:style-name="Table332.1">
          <table:table-cell table:style-name="Table332.A1" table:number-columns-spanned="2" office:value-type="string">
            <text:p text:style-name="P6">Struts Form Bean Mapping:</text:p>
          </table:table-cell>
          <table:covered-table-cell/>
          <table:table-cell table:style-name="Table332.C1" office:value-type="string">
            <text:p text:style-name="Standard"/>
          </table:table-cell>
        </table:table-row>
        <table:table-row table:style-name="Table332.1">
          <table:table-cell table:style-name="Table332.A2" table:number-columns-spanned="2" office:value-type="string">
            <text:p text:style-name="P8">Logical Name</text:p>
          </table:table-cell>
          <table:covered-table-cell/>
          <table:table-cell table:style-name="Table332.A2" office:value-type="string">
            <text:p text:style-name="P4">AcqBudgetActionForm</text:p>
          </table:table-cell>
        </table:table-row>
        <table:table-row table:style-name="Table332.1">
          <table:table-cell table:style-name="Table332.A2" table:number-columns-spanned="2" office:value-type="string">
            <text:p text:style-name="P8">Code:</text:p>
          </table:table-cell>
          <table:covered-table-cell/>
          <table:table-cell table:style-name="Table332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32.1">
          <table:table-cell table:style-name="Table332.A2" table:number-columns-spanned="2" office:value-type="string">
            <text:p text:style-name="P8">Description:</text:p>
          </table:table-cell>
          <table:covered-table-cell/>
          <table:table-cell table:style-name="Table332.A2" office:value-type="string">
            <text:p text:style-name="P8"><text:bookmark-start text:name="__DdeLink__33467_1381024484111"/>For defining setter and getter variables.<text:bookmark-end text:name="__DdeLink__33467_1381024484111"/></text:p>
          </table:table-cell>
        </table:table-row>
        <table:table-row table:style-name="Table332.1">
          <table:table-cell table:style-name="Table332.A1" table:number-columns-spanned="2" office:value-type="string">
            <text:p text:style-name="P8">Struts Action:</text:p>
          </table:table-cell>
          <table:covered-table-cell/>
          <table:table-cell table:style-name="Table332.C1" office:value-type="string">
            <text:p text:style-name="P46"/>
          </table:table-cell>
        </table:table-row>
        <table:table-row table:style-name="Table332.1">
          <table:table-cell table:style-name="Table332.A2" table:number-columns-spanned="2" office:value-type="string">
            <text:p text:style-name="P8">Logical Name:</text:p>
          </table:table-cell>
          <table:covered-table-cell/>
          <table:table-cell table:style-name="Table332.A2" office:value-type="string">
            <text:p text:style-name="P8">/add_budget</text:p>
          </table:table-cell>
        </table:table-row>
        <table:table-row table:style-name="Table332.1">
          <table:table-cell table:style-name="Table332.A2" table:number-columns-spanned="2" office:value-type="string">
            <text:p text:style-name="P8">Input JSP Form:</text:p>
          </table:table-cell>
          <table:covered-table-cell/>
          <table:table-cell table:style-name="Table332.A2" office:value-type="string">
            <text:p text:style-name="P34">acq_budgethead_entry.jsp</text:p>
          </table:table-cell>
        </table:table-row>
        <table:table-row table:style-name="Table332.1">
          <table:table-cell table:style-name="Table332.A2" table:number-columns-spanned="2" office:value-type="string">
            <text:p text:style-name="P8">Physical Path:</text:p>
          </table:table-cell>
          <table:covered-table-cell/>
          <table:table-cell table:style-name="Table332.A2" office:value-type="string">
            <text:p text:style-name="P8">com.myapp.struts.Acquisition.AcqBudgetHeadAddAction</text:p>
          </table:table-cell>
        </table:table-row>
        <table:table-row table:style-name="Table332.1">
          <table:table-cell table:style-name="Table332.A2" table:number-columns-spanned="2" office:value-type="string">
            <text:p text:style-name="P8">Code:</text:p>
          </table:table-cell>
          <table:covered-table-cell/>
          <table:table-cell table:style-name="Table332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32.1">
          <table:table-cell table:style-name="Table332.A2" table:number-columns-spanned="2" office:value-type="string">
            <text:p text:style-name="P8">Description:</text:p>
          </table:table-cell>
          <table:covered-table-cell/>
          <table:table-cell table:style-name="Table332.A2" office:value-type="string">
            <text:p text:style-name="P1"><text:bookmark-start text:name="__DdeLink__34853_1380664172"/><text:bookmark-start text:name="__DdeLink__34756_13806641721"/><text:bookmark-start text:name="__DdeLink__33395_1381024484111"/><text:bookmark-start text:name="__DdeLink__10290_5107985461312"/><text:bookmark-start text:name="__DdeLink__5106_1312824057412"/>The action class is used to <text:bookmark-end text:name="__DdeLink__10290_5107985461312"/><text:bookmark-end text:name="__DdeLink__5106_1312824057412"/>add budget head details .<text:bookmark-end text:name="__DdeLink__34853_1380664172"/><text:bookmark-end text:name="__DdeLink__34756_13806641721"/><text:bookmark-end text:name="__DdeLink__33395_1381024484111"/></text:p>
          </table:table-cell>
        </table:table-row>
        <table:table-row table:style-name="Table332.1">
          <table:table-cell table:style-name="Table332.A1" table:number-columns-spanned="2" office:value-type="string">
            <text:p text:style-name="P7">Request Forwards On:</text:p>
          </table:table-cell>
          <table:covered-table-cell/>
          <table:table-cell table:style-name="Table332.A1" office:value-type="string">
            <text:p text:style-name="P12">Purpose</text:p>
          </table:table-cell>
        </table:table-row>
        <text:soft-page-break/>
        <table:table-row table:style-name="Table332.1">
          <table:table-cell table:style-name="Table332.A2" office:value-type="string">
            <text:p text:style-name="P2">success</text:p>
          </table:table-cell>
          <table:table-cell table:style-name="Table332.A2" table:number-columns-spanned="2" office:value-type="string">
            <text:p text:style-name="P2">/acquisition/acq_add_budgethead.jsp</text:p>
          </table:table-cell>
          <table:covered-table-cell/>
        </table:table-row>
      </table:table>
      <text:p text:style-name="P39"/>
      <table:table table:name="Table333" table:style-name="Table333">
        <table:table-column table:style-name="Table333.A"/>
        <table:table-column table:style-name="Table333.B"/>
        <table:table-row table:style-name="Table333.1">
          <table:table-cell table:style-name="Table333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33.1">
          <table:table-cell table:style-name="Table333.A2" office:value-type="string">
            <text:p text:style-name="P8">Logical Name</text:p>
          </table:table-cell>
          <table:table-cell table:style-name="Table333.A2" office:value-type="string">
            <text:p text:style-name="P8">AcqBudgetHeadAddAction</text:p>
          </table:table-cell>
        </table:table-row>
        <table:table-row table:style-name="Table333.1">
          <table:table-cell table:style-name="Table333.A2" office:value-type="string">
            <text:p text:style-name="P8">Description:</text:p>
          </table:table-cell>
          <table:table-cell table:style-name="Table333.A2" office:value-type="string">
            <text:p text:style-name="P5"><text:bookmark-start text:name="__DdeLink__10290_51079854613121"/><text:bookmark-start text:name="__DdeLink__5106_13128240574121"/>The action class is used to <text:bookmark-end text:name="__DdeLink__10290_51079854613121"/><text:bookmark-end text:name="__DdeLink__5106_13128240574121"/>add budget head details .</text:p>
          </table:table-cell>
        </table:table-row>
        <table:table-row table:style-name="Table333.1">
          <table:table-cell table:style-name="Table333.A2" office:value-type="string">
            <text:p text:style-name="P8">Method </text:p>
          </table:table-cell>
          <table:table-cell table:style-name="Table333.A2" office:value-type="string">
            <text:p text:style-name="P8"><text:bookmark-start text:name="__DdeLink__34863_1380664172"/>getLocationByName<text:bookmark-end text:name="__DdeLink__34863_1380664172"/>(library_id,budegetheadname)</text:p>
          </table:table-cell>
        </table:table-row>
        <table:table-row table:style-name="Table333.1">
          <table:table-cell table:style-name="Table333.A5" office:value-type="string">
            <text:p text:style-name="P8"/>
          </table:table-cell>
          <table:table-cell table:style-name="Table333.A5" office:value-type="string">
            <text:p text:style-name="P8">getSearchBudgetHead1(<text:bookmark-start text:name="__DdeLink__34867_1380664172"/>library_id, budgethead_id<text:bookmark-end text:name="__DdeLink__34867_1380664172"/>)</text:p>
          </table:table-cell>
        </table:table-row>
      </table:table>
      <text:p text:style-name="P39"/>
      <text:p text:style-name="P39"><text:s text:c="6"/><text:bookmark-start text:name="__DdeLink__34686_138066417211"/><text:span text:style-name="T10">Tables used:</text:span></text:p>
      <table:table table:name="Table334" table:style-name="Table334">
        <table:table-column table:style-name="Table334.A"/>
        <table:table-column table:style-name="Table334.B"/>
        <table:table-column table:style-name="Table334.C"/>
        <table:table-column table:style-name="Table334.D"/>
        <table:table-row table:style-name="Table334.1">
          <table:table-cell table:style-name="Table334.A1" office:value-type="string">
            <text:p text:style-name="P21">S.No.</text:p>
          </table:table-cell>
          <table:table-cell table:style-name="Table334.A1" office:value-type="string">
            <text:p text:style-name="P25">Table name</text:p>
          </table:table-cell>
          <table:table-cell table:style-name="Table334.A1" office:value-type="string">
            <text:p text:style-name="P21">Primary Key Detail</text:p>
          </table:table-cell>
          <table:table-cell table:style-name="Table334.A1" office:value-type="string">
            <text:p text:style-name="P21">Use of Table</text:p>
          </table:table-cell>
        </table:table-row>
        <table:table-row table:style-name="Table334.1">
          <table:table-cell table:style-name="Table334.A1" office:value-type="string">
            <text:p text:style-name="P22">1</text:p>
          </table:table-cell>
          <table:table-cell table:style-name="Table334.A1" office:value-type="string">
            <text:p text:style-name="P9"><text:bookmark-start text:name="__DdeLink__34763_13806641721"/><text:bookmark-start text:name="__DdeLink__33562_138102448422"/><text:bookmark-start text:name="__DdeLink__33400_1381024484232"/><text:bookmark-start text:name="__DdeLink__10292_5107985461532"/>a<text:bookmark-end text:name="__DdeLink__33562_138102448422"/><text:bookmark-end text:name="__DdeLink__33400_1381024484232"/><text:bookmark-end text:name="__DdeLink__10292_5107985461532"/>cq_budget<text:bookmark-end text:name="__DdeLink__34763_13806641721"/></text:p>
          </table:table-cell>
          <table:table-cell table:style-name="Table334.A1" office:value-type="string">
            <text:p text:style-name="P22">library_id,budgethead_id </text:p>
          </table:table-cell>
          <table:table-cell table:style-name="Table334.A1" office:value-type="string">
            <text:p text:style-name="P22">The table is used to search <text:s/>and add <text:s text:c="3"/>budget head.</text:p>
          </table:table-cell>
        </table:table-row>
      </table:table>
      <text:p text:style-name="P39"/>
      <text:p text:style-name="P39"><text:s text:c="7"/><text:bookmark-start text:name="__DdeLink__33479_1381024484121"/><text:span text:style-name="T10"><text:s/>POJO replacement of tables:</text:span></text:p>
      <table:table table:name="Table335" table:style-name="Table335">
        <table:table-column table:style-name="Table335.A"/>
        <table:table-column table:style-name="Table335.B"/>
        <table:table-column table:style-name="Table335.C"/>
        <table:table-column table:style-name="Table335.D"/>
        <table:table-row table:style-name="Table335.1">
          <table:table-cell table:style-name="Table335.A1" office:value-type="string">
            <text:p text:style-name="P31">S.No.</text:p>
          </table:table-cell>
          <table:table-cell table:style-name="Table335.A1" office:value-type="string">
            <text:p text:style-name="P33">Table name</text:p>
          </table:table-cell>
          <table:table-cell table:style-name="Table335.A1" office:value-type="string">
            <text:p text:style-name="P31">POJO Name</text:p>
          </table:table-cell>
          <table:table-cell table:style-name="Table335.A1" office:value-type="string">
            <text:p text:style-name="P31">Hibernate Mapping Files</text:p>
          </table:table-cell>
        </table:table-row>
        <table:table-row table:style-name="Table335.1">
          <table:table-cell table:style-name="Table335.A1" office:value-type="string">
            <text:p text:style-name="P34">1</text:p>
          </table:table-cell>
          <table:table-cell table:style-name="Table335.A1" office:value-type="string">
            <text:p text:style-name="P9"><text:bookmark-start text:name="__DdeLink__34774_13806641721"/><text:bookmark-start text:name="__DdeLink__33408_1381024484221"/><text:bookmark-start text:name="__DdeLink__33562_1381024484212"/><text:bookmark-start text:name="__DdeLink__33400_13810244842312"/><text:bookmark-start text:name="__DdeLink__10292_51079854615312"/>a<text:bookmark-end text:name="__DdeLink__33562_1381024484212"/><text:bookmark-end text:name="__DdeLink__33400_13810244842312"/><text:bookmark-end text:name="__DdeLink__10292_51079854615312"/>cq_budget<text:bookmark-end text:name="__DdeLink__34774_13806641721"/><text:bookmark-end text:name="__DdeLink__33408_1381024484221"/></text:p>
          </table:table-cell>
          <table:table-cell table:style-name="Table335.A1" office:value-type="string">
            <text:p text:style-name="P34"><text:bookmark-start text:name="__DdeLink__10294_5107985461421"/>AcqBudget<text:bookmark-end text:name="__DdeLink__10294_5107985461421"/></text:p>
          </table:table-cell>
          <table:table-cell table:style-name="Table335.A1" office:value-type="string">
            <text:p text:style-name="P34"/>
          </table:table-cell>
        </table:table-row>
      </table:table>
      <text:p text:style-name="P39"><text:bookmark-end text:name="__DdeLink__34686_138066417211"/><text:bookmark-end text:name="__DdeLink__33479_1381024484121"/></text:p>
      <text:p text:style-name="P44"><text:s text:c="6"/>Methods Used:</text:p>
      <table:table table:name="Table336" table:style-name="Table336">
        <table:table-column table:style-name="Table336.A"/>
        <table:table-column table:style-name="Table336.B"/>
        <table:table-column table:style-name="Table336.C"/>
        <table:table-column table:style-name="Table336.D"/>
        <table:table-column table:style-name="Table336.E"/>
        <table:table-column table:style-name="Table336.F"/>
        <table:table-row table:style-name="Table336.1">
          <table:table-cell table:style-name="Table336.A1" office:value-type="string">
            <text:p text:style-name="P6">S.No.</text:p>
          </table:table-cell>
          <table:table-cell table:style-name="Table336.A1" office:value-type="string">
            <text:p text:style-name="P6">POJO Class Name</text:p>
          </table:table-cell>
          <table:table-cell table:style-name="Table336.A1" office:value-type="string">
            <text:p text:style-name="P6">Method Name</text:p>
          </table:table-cell>
          <table:table-cell table:style-name="Table336.A1" office:value-type="string">
            <text:p text:style-name="P6">Select Operation</text:p>
          </table:table-cell>
          <table:table-cell table:style-name="Table336.A1" office:value-type="string">
            <text:p text:style-name="P48">Column Used in where clause</text:p>
          </table:table-cell>
          <table:table-cell table:style-name="Table336.A1" office:value-type="string">
            <text:p text:style-name="P6">Purpose</text:p>
          </table:table-cell>
        </table:table-row>
        <table:table-row table:style-name="Table336.1">
          <table:table-cell table:style-name="Table336.A1" office:value-type="string">
            <text:p text:style-name="P9">1</text:p>
          </table:table-cell>
          <table:table-cell table:style-name="Table336.A1" office:value-type="string">
            <text:p text:style-name="P17"><text:span text:style-name="T7">AcqBudget</text:span><text:span text:style-name="T5"> </text:span></text:p>
          </table:table-cell>
          <table:table-cell table:style-name="Table336.A1" office:value-type="string">
            <text:p text:style-name="P9">getLocationByName()</text:p>
            <text:p text:style-name="P9"/>
            <text:p text:style-name="P9"/>
          </table:table-cell>
          <table:table-cell table:style-name="Table336.A1" office:value-type="string">
            <text:p text:style-name="P9">Return instance of <text:span text:style-name="T4">AcqBudget</text:span> <text:s/></text:p>
          </table:table-cell>
          <table:table-cell table:style-name="Table336.A1" office:value-type="string">
            <text:p text:style-name="P10">library_id,budegetheadname</text:p>
          </table:table-cell>
          <table:table-cell table:style-name="Table336.A1" office:value-type="string">
            <text:p text:style-name="P8">Searches <text:bookmark-start text:name="__DdeLink__33562_13810244842111"/><text:bookmark-start text:name="__DdeLink__33400_138102448423111"/><text:bookmark-start text:name="__DdeLink__10292_510798546153111"/><text:span text:style-name="T11">a</text:span><text:bookmark-end text:name="__DdeLink__33562_13810244842111"/><text:bookmark-end text:name="__DdeLink__33400_138102448423111"/><text:bookmark-end text:name="__DdeLink__10292_510798546153111"/><text:span text:style-name="T11">cq_budget</text:span> table by library id,budgethead_name</text:p>
          </table:table-cell>
        </table:table-row>
        <table:table-row table:style-name="Table336.1">
          <table:table-cell table:style-name="Table336.A3" office:value-type="string">
            <text:p text:style-name="P9">2</text:p>
          </table:table-cell>
          <table:table-cell table:style-name="Table336.A3" office:value-type="string">
            <text:p text:style-name="P17"><text:bookmark-start text:name="__DdeLink__34870_1380664172"/>AcqBudgetAllocation<text:bookmark-end text:name="__DdeLink__34870_1380664172"/></text:p>
          </table:table-cell>
          <table:table-cell table:style-name="Table336.A3" office:value-type="string">
            <text:p text:style-name="P9">getSearchBudgetHead1()</text:p>
          </table:table-cell>
          <table:table-cell table:style-name="Table336.A3" office:value-type="string">
            <text:p text:style-name="P9">Return instance of <text:span text:style-name="T14">AcqBudgetAllocation</text:span></text:p>
          </table:table-cell>
          <table:table-cell table:style-name="Table336.A3" office:value-type="string">
            <text:p text:style-name="P10">library_id, budgethead_id</text:p>
          </table:table-cell>
          <table:table-cell table:style-name="Table336.A3" office:value-type="string">
            <text:p text:style-name="P8">Searches acq_budget_allocation table by library_id,budgethead_id to check record exist or not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<text:span text:style-name="T10"><text:s text:c="7"/></text:span><text:bookmark-start text:name="__DdeLink__36569_806143158"/><text:span text:style-name="T10">Record Keeping Budget Allocation :</text:span></text:p>
      <text:p text:style-name="P35"><text:span text:style-name="T8"><text:s text:c="7"/></text:span><text:span text:style-name="T6">The action class ShowBudgetAction redirect onto page which is used to select budget head financial</text:span></text:p>
      <text:p text:style-name="P38"><text:s text:c="8"/>year corresponsd to the budget head .</text:p>
      <text:p text:style-name="P19"><text:s text:c="8"/>File Name of view page: acq_budget_allocation.jsp</text:p>
      <text:p text:style-name="P42"/>
      <text:p text:style-name="P19"><text:s text:c="7"/><text:span text:style-name="T10">Attributes:</text:span></text:p>
      <table:table table:name="Table337" table:style-name="Table337">
        <table:table-column table:style-name="Table337.A"/>
        <table:table-column table:style-name="Table337.B"/>
        <table:table-column table:style-name="Table337.C"/>
        <table:table-column table:style-name="Table337.D"/>
        <table:table-column table:style-name="Table337.E"/>
        <table:table-column table:style-name="Table337.F"/>
        <table:table-row table:style-name="Table337.1">
          <table:table-cell table:style-name="Table337.A1" office:value-type="string">
            <text:p text:style-name="P20">S.No.</text:p>
          </table:table-cell>
          <table:table-cell table:style-name="Table337.B1" office:value-type="string">
            <text:p text:style-name="P20">Attribute Name</text:p>
          </table:table-cell>
          <table:table-cell table:style-name="Table337.B1" office:value-type="string">
            <text:p text:style-name="P20">Label </text:p>
          </table:table-cell>
          <table:table-cell table:style-name="Table337.B1" office:value-type="string">
            <text:p text:style-name="P20">Field Name</text:p>
          </table:table-cell>
          <table:table-cell table:style-name="Table337.B1" office:value-type="string">
            <text:p text:style-name="P20">Type</text:p>
          </table:table-cell>
          <table:table-cell table:style-name="Table337.B1" office:value-type="string">
            <text:p text:style-name="P20">Validation</text:p>
          </table:table-cell>
        </table:table-row>
        <table:table-row table:style-name="Table337.1">
          <table:table-cell table:style-name="Table337.A1" office:value-type="string">
            <text:p text:style-name="P29">1.</text:p>
          </table:table-cell>
          <table:table-cell table:style-name="Table337.B1" office:value-type="string">
            <text:p text:style-name="P30"><text:bookmark-start text:name="__DdeLink__5079_1312824057312"/>Select Budget <text:soft-page-break/>Head<text:bookmark-end text:name="__DdeLink__5079_1312824057312"/></text:p>
          </table:table-cell>
          <table:table-cell table:style-name="Table337.B1" office:value-type="string">
            <text:p text:style-name="P30">Select <text:soft-page-break/>Budget Head</text:p>
          </table:table-cell>
          <table:table-cell table:style-name="Table337.B1" office:value-type="string">
            <text:p text:style-name="P32"><text:bookmark-start text:name="__DdeLink__34751_13806641722"/>budgethead_i<text:soft-page-break/>d<text:bookmark-end text:name="__DdeLink__34751_13806641722"/></text:p>
          </table:table-cell>
          <table:table-cell table:style-name="Table337.B1" office:value-type="string">
            <text:p text:style-name="P32"><text:bookmark-start text:name="__DdeLink__19945_1215511318312"/><text:bookmark-start text:name="__DdeLink__5096_1312824057312"/>s<text:bookmark-end text:name="__DdeLink__19945_1215511318312"/><text:bookmark-end text:name="__DdeLink__5096_1312824057312"/>elect</text:p>
          </table:table-cell>
          <table:table-cell table:style-name="Table337.B1" office:value-type="string">
            <text:p text:style-name="P28"><text:bookmark-start text:name="__DdeLink__34938_1380664172"/>onsubmit="return <text:soft-page-break/>check1()"<text:bookmark-end text:name="__DdeLink__34938_1380664172"/></text:p>
          </table:table-cell>
        </table:table-row>
        <table:table-row table:style-name="Table337.1">
          <table:table-cell table:style-name="Table337.A1" office:value-type="string">
            <text:p text:style-name="P29">2.</text:p>
          </table:table-cell>
          <table:table-cell table:style-name="Table337.B1" office:value-type="string">
            <text:p text:style-name="P32">Financial Year</text:p>
          </table:table-cell>
          <table:table-cell table:style-name="Table337.B1" office:value-type="string">
            <text:p text:style-name="P32">Financial Year</text:p>
          </table:table-cell>
          <table:table-cell table:style-name="Table337.B1" office:value-type="string">
            <text:p text:style-name="P32"><text:bookmark-start text:name="__DdeLink__5141_5107985461212"/>financial_yr<text:bookmark-end text:name="__DdeLink__5141_5107985461212"/></text:p>
          </table:table-cell>
          <table:table-cell table:style-name="Table337.B1" office:value-type="string">
            <text:p text:style-name="P32">select</text:p>
          </table:table-cell>
          <table:table-cell table:style-name="Table337.B1" office:value-type="string">
            <text:p text:style-name="P28">onsubmit="return check1()"</text:p>
          </table:table-cell>
        </table:table-row>
        <table:table-row table:style-name="Table337.1">
          <table:table-cell table:style-name="Table337.A1" office:value-type="string">
            <text:p text:style-name="P29">3.</text:p>
          </table:table-cell>
          <table:table-cell table:style-name="Table337.B1" office:value-type="string">
            <text:p text:style-name="P32"><text:bookmark-start text:name="__DdeLink__33388_1381024484112"/>Update <text:bookmark-end text:name="__DdeLink__33388_1381024484112"/></text:p>
          </table:table-cell>
          <table:table-cell table:style-name="Table337.B1" office:value-type="string">
            <text:p text:style-name="P32">Update</text:p>
          </table:table-cell>
          <table:table-cell table:style-name="Table337.B1" office:value-type="string">
            <text:p text:style-name="P32">Button1</text:p>
          </table:table-cell>
          <table:table-cell table:style-name="Table337.B1" office:value-type="string">
            <text:p text:style-name="P32">Button</text:p>
          </table:table-cell>
          <table:table-cell table:style-name="Table337.B1" office:value-type="string">
            <text:p text:style-name="P32"/>
          </table:table-cell>
        </table:table-row>
        <table:table-row table:style-name="Table337.1">
          <table:table-cell table:style-name="Table337.A5" office:value-type="string">
            <text:p text:style-name="P29">4.</text:p>
          </table:table-cell>
          <table:table-cell table:style-name="Table337.B5" office:value-type="string">
            <text:p text:style-name="P32">View </text:p>
          </table:table-cell>
          <table:table-cell table:style-name="Table337.B5" office:value-type="string">
            <text:p text:style-name="P32">View</text:p>
          </table:table-cell>
          <table:table-cell table:style-name="Table337.B5" office:value-type="string">
            <text:p text:style-name="P32">Button2</text:p>
          </table:table-cell>
          <table:table-cell table:style-name="Table337.B5" office:value-type="string">
            <text:p text:style-name="P32">Button</text:p>
          </table:table-cell>
          <table:table-cell table:style-name="Table337.B5" office:value-type="string">
            <text:p text:style-name="P32"/>
          </table:table-cell>
        </table:table-row>
        <table:table-row table:style-name="Table337.6">
          <table:table-cell table:style-name="Table337.A5" office:value-type="string">
            <text:p text:style-name="P29">5.</text:p>
          </table:table-cell>
          <table:table-cell table:style-name="Table337.B5" office:value-type="string">
            <text:p text:style-name="P32">Delete </text:p>
          </table:table-cell>
          <table:table-cell table:style-name="Table337.B5" office:value-type="string">
            <text:p text:style-name="P32">Delete</text:p>
          </table:table-cell>
          <table:table-cell table:style-name="Table337.B5" office:value-type="string">
            <text:p text:style-name="P32">Button3</text:p>
          </table:table-cell>
          <table:table-cell table:style-name="Table337.B5" office:value-type="string">
            <text:p text:style-name="P32">Button</text:p>
          </table:table-cell>
          <table:table-cell table:style-name="Table337.B5" office:value-type="string">
            <text:p text:style-name="P32"/>
          </table:table-cell>
        </table:table-row>
        <table:table-row table:style-name="Table337.6">
          <table:table-cell table:style-name="Table337.A5" office:value-type="string">
            <text:p text:style-name="P29">6.</text:p>
          </table:table-cell>
          <table:table-cell table:style-name="Table337.B5" office:value-type="string">
            <text:p text:style-name="P32">Add</text:p>
          </table:table-cell>
          <table:table-cell table:style-name="Table337.B5" office:value-type="string">
            <text:p text:style-name="P32">Add</text:p>
          </table:table-cell>
          <table:table-cell table:style-name="Table337.B5" office:value-type="string">
            <text:p text:style-name="P32">Button4</text:p>
          </table:table-cell>
          <table:table-cell table:style-name="Table337.B5" office:value-type="string">
            <text:p text:style-name="P32">Button</text:p>
          </table:table-cell>
          <table:table-cell table:style-name="Table337.B5" office:value-type="string">
            <text:p text:style-name="P32"/>
          </table:table-cell>
        </table:table-row>
        <table:table-row table:style-name="Table337.1">
          <table:table-cell table:style-name="Table337.A5" office:value-type="string">
            <text:p text:style-name="P29">7.</text:p>
          </table:table-cell>
          <table:table-cell table:style-name="Table337.B5" office:value-type="string">
            <text:p text:style-name="P32">Back</text:p>
          </table:table-cell>
          <table:table-cell table:style-name="Table337.B5" office:value-type="string">
            <text:p text:style-name="P32">Back</text:p>
          </table:table-cell>
          <table:table-cell table:style-name="Table337.B5" office:value-type="string">
            <text:p text:style-name="P32">Button5</text:p>
          </table:table-cell>
          <table:table-cell table:style-name="Table337.B5" office:value-type="string">
            <text:p text:style-name="P32">Button</text:p>
          </table:table-cell>
          <table:table-cell table:style-name="Table337.B5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budget head and financial year must be selected</text:p>
      <text:p text:style-name="P19"/>
      <table:table table:name="Table338" table:style-name="Table338">
        <table:table-column table:style-name="Table338.A"/>
        <table:table-column table:style-name="Table338.B"/>
        <table:table-column table:style-name="Table338.C"/>
        <table:table-row table:style-name="Table338.1">
          <table:table-cell table:style-name="Table338.A1" table:number-columns-spanned="2" office:value-type="string">
            <text:p text:style-name="P6">Struts Form Bean Mapping:</text:p>
          </table:table-cell>
          <table:covered-table-cell/>
          <table:table-cell table:style-name="Table338.C1" office:value-type="string">
            <text:p text:style-name="Standard"/>
          </table:table-cell>
        </table:table-row>
        <table:table-row table:style-name="Table338.1">
          <table:table-cell table:style-name="Table338.A2" table:number-columns-spanned="2" office:value-type="string">
            <text:p text:style-name="P8">Logical Name</text:p>
          </table:table-cell>
          <table:covered-table-cell/>
          <table:table-cell table:style-name="Table338.A2" office:value-type="string">
            <text:p text:style-name="P4">AcqBudgetActionForm</text:p>
          </table:table-cell>
        </table:table-row>
        <table:table-row table:style-name="Table338.1">
          <table:table-cell table:style-name="Table338.A2" table:number-columns-spanned="2" office:value-type="string">
            <text:p text:style-name="P8">Code:</text:p>
          </table:table-cell>
          <table:covered-table-cell/>
          <table:table-cell table:style-name="Table338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38.1">
          <table:table-cell table:style-name="Table338.A2" table:number-columns-spanned="2" office:value-type="string">
            <text:p text:style-name="P8">Description:</text:p>
          </table:table-cell>
          <table:covered-table-cell/>
          <table:table-cell table:style-name="Table338.A2" office:value-type="string">
            <text:p text:style-name="P8"><text:bookmark-start text:name="__DdeLink__33467_1381024484112"/>For defining setter and getter variables.<text:bookmark-end text:name="__DdeLink__33467_1381024484112"/></text:p>
          </table:table-cell>
        </table:table-row>
        <table:table-row table:style-name="Table338.1">
          <table:table-cell table:style-name="Table338.A1" table:number-columns-spanned="2" office:value-type="string">
            <text:p text:style-name="P8">Struts Action:</text:p>
          </table:table-cell>
          <table:covered-table-cell/>
          <table:table-cell table:style-name="Table338.C1" office:value-type="string">
            <text:p text:style-name="P46"/>
          </table:table-cell>
        </table:table-row>
        <table:table-row table:style-name="Table338.1">
          <table:table-cell table:style-name="Table338.A2" table:number-columns-spanned="2" office:value-type="string">
            <text:p text:style-name="P8">Logical Name:</text:p>
          </table:table-cell>
          <table:covered-table-cell/>
          <table:table-cell table:style-name="Table338.A2" office:value-type="string">
            <text:p text:style-name="P8">/budget</text:p>
          </table:table-cell>
        </table:table-row>
        <table:table-row table:style-name="Table338.1">
          <table:table-cell table:style-name="Table338.A2" table:number-columns-spanned="2" office:value-type="string">
            <text:p text:style-name="P8">Input JSP Form:</text:p>
          </table:table-cell>
          <table:covered-table-cell/>
          <table:table-cell table:style-name="Table338.A2" office:value-type="string">
            <text:p text:style-name="P34">/acquisition/acq_add_budgethead.jsp</text:p>
          </table:table-cell>
        </table:table-row>
        <table:table-row table:style-name="Table338.1">
          <table:table-cell table:style-name="Table338.A2" table:number-columns-spanned="2" office:value-type="string">
            <text:p text:style-name="P8">Physical Path:</text:p>
          </table:table-cell>
          <table:covered-table-cell/>
          <table:table-cell table:style-name="Table338.A2" office:value-type="string">
            <text:p text:style-name="P8">com.myapp.struts.Acquisition.AcqBudgetEntryAction</text:p>
          </table:table-cell>
        </table:table-row>
        <table:table-row table:style-name="Table338.1">
          <table:table-cell table:style-name="Table338.A2" table:number-columns-spanned="2" office:value-type="string">
            <text:p text:style-name="P8">Code:</text:p>
          </table:table-cell>
          <table:covered-table-cell/>
          <table:table-cell table:style-name="Table338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38.1">
          <table:table-cell table:style-name="Table338.A2" table:number-columns-spanned="2" office:value-type="string">
            <text:p text:style-name="P8">Description:</text:p>
          </table:table-cell>
          <table:covered-table-cell/>
          <table:table-cell table:style-name="Table338.A2" office:value-type="string">
            <text:p text:style-name="P1"><text:bookmark-start text:name="__DdeLink__34756_13806641722"/><text:bookmark-start text:name="__DdeLink__33395_1381024484112"/><text:bookmark-start text:name="__DdeLink__10290_5107985461313"/><text:bookmark-start text:name="__DdeLink__5106_1312824057413"/>The action class is used to <text:bookmark-end text:name="__DdeLink__10290_5107985461313"/><text:bookmark-end text:name="__DdeLink__5106_1312824057413"/>find wether budget head id exist or not .<text:bookmark-end text:name="__DdeLink__34756_13806641722"/><text:bookmark-end text:name="__DdeLink__33395_1381024484112"/></text:p>
          </table:table-cell>
        </table:table-row>
        <table:table-row table:style-name="Table338.1">
          <table:table-cell table:style-name="Table338.A1" table:number-columns-spanned="2" office:value-type="string">
            <text:p text:style-name="P7">Request Forwards On:</text:p>
          </table:table-cell>
          <table:covered-table-cell/>
          <table:table-cell table:style-name="Table338.A1" office:value-type="string">
            <text:p text:style-name="P12">Purpose</text:p>
          </table:table-cell>
        </table:table-row>
        <table:table-row table:style-name="Table338.1">
          <table:table-cell table:style-name="Table338.A2" office:value-type="string">
            <text:p text:style-name="P2">add </text:p>
          </table:table-cell>
          <table:table-cell table:style-name="Table338.A2" table:number-columns-spanned="2" office:value-type="string">
            <text:p text:style-name="P2">/acquisition/acq_budgethead_entry.jsp</text:p>
          </table:table-cell>
          <table:covered-table-cell/>
        </table:table-row>
        <table:table-row table:style-name="Table338.1">
          <table:table-cell table:style-name="Table338.A13" office:value-type="string">
            <text:p text:style-name="P2">duplicate</text:p>
          </table:table-cell>
          <table:table-cell table:style-name="Table338.A13" table:number-columns-spanned="2" office:value-type="string">
            <text:p text:style-name="P2">/acquisition/acq_add_budgethead.jsp</text:p>
          </table:table-cell>
          <table:covered-table-cell/>
        </table:table-row>
        <table:table-row table:style-name="Table338.1">
          <table:table-cell table:style-name="Table338.A13" office:value-type="string">
            <text:p text:style-name="P2">update</text:p>
          </table:table-cell>
          <table:table-cell table:style-name="Table338.A13" table:number-columns-spanned="2" office:value-type="string">
            <text:p text:style-name="P2">/acquisition/acq_budgethead_entry.jsp</text:p>
          </table:table-cell>
          <table:covered-table-cell/>
        </table:table-row>
        <table:table-row table:style-name="Table338.1">
          <table:table-cell table:style-name="Table338.A13" office:value-type="string">
            <text:p text:style-name="P2">delete</text:p>
          </table:table-cell>
          <table:table-cell table:style-name="Table338.A13" table:number-columns-spanned="2" office:value-type="string">
            <text:p text:style-name="P2">/acquisition/acq_budgethead_entry.jsp</text:p>
          </table:table-cell>
          <table:covered-table-cell/>
        </table:table-row>
        <table:table-row table:style-name="Table338.1">
          <table:table-cell table:style-name="Table338.A13" office:value-type="string">
            <text:p text:style-name="P2">view</text:p>
          </table:table-cell>
          <table:table-cell table:style-name="Table338.A13" table:number-columns-spanned="2" office:value-type="string">
            <text:p text:style-name="P2">/acquisition/acq_budgethead_entry.jsp</text:p>
          </table:table-cell>
          <table:covered-table-cell/>
        </table:table-row>
      </table:table>
      <text:p text:style-name="P39"/>
      <table:table table:name="Table339" table:style-name="Table339">
        <table:table-column table:style-name="Table339.A"/>
        <table:table-column table:style-name="Table339.B"/>
        <table:table-row table:style-name="Table339.1">
          <table:table-cell table:style-name="Table339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39.1">
          <table:table-cell table:style-name="Table339.A2" office:value-type="string">
            <text:p text:style-name="P8">Logical Name</text:p>
          </table:table-cell>
          <table:table-cell table:style-name="Table339.A2" office:value-type="string">
            <text:p text:style-name="P8">AcqBudgetEntryAction</text:p>
          </table:table-cell>
        </table:table-row>
        <table:table-row table:style-name="Table339.1">
          <table:table-cell table:style-name="Table339.A2" office:value-type="string">
            <text:p text:style-name="P8">Description:</text:p>
          </table:table-cell>
          <table:table-cell table:style-name="Table339.A2" office:value-type="string">
            <text:p text:style-name="P5"><text:bookmark-start text:name="__DdeLink__10290_51079854613111"/><text:bookmark-start text:name="__DdeLink__5106_13128240574111"/>The action class is used to <text:bookmark-end text:name="__DdeLink__10290_51079854613111"/><text:bookmark-end text:name="__DdeLink__5106_13128240574111"/>find wether budget head id exist or not .</text:p>
          </table:table-cell>
        </table:table-row>
        <table:table-row table:style-name="Table339.1">
          <table:table-cell table:style-name="Table339.A2" office:value-type="string">
            <text:p text:style-name="P8">Method </text:p>
          </table:table-cell>
          <table:table-cell table:style-name="Table339.A2" office:value-type="string">
            <text:p text:style-name="P8"><text:bookmark-start text:name="__DdeLink__34768_13806641721"/>searchBudget<text:bookmark-end text:name="__DdeLink__34768_13806641721"/>(library_id,budgethead_id)</text:p>
          </table:table-cell>
        </table:table-row>
      </table:table>
      <text:p text:style-name="P39"/>
      <text:p text:style-name="P39"><text:s text:c="6"/><text:bookmark-start text:name="__DdeLink__34686_138066417212"/><text:span text:style-name="T10">Tables used:</text:span></text:p>
      <table:table table:name="Table340" table:style-name="Table340">
        <table:table-column table:style-name="Table340.A"/>
        <table:table-column table:style-name="Table340.B"/>
        <table:table-column table:style-name="Table340.C"/>
        <table:table-column table:style-name="Table340.D"/>
        <table:table-row table:style-name="Table340.1">
          <table:table-cell table:style-name="Table340.A1" office:value-type="string">
            <text:p text:style-name="P21">S.No.</text:p>
          </table:table-cell>
          <table:table-cell table:style-name="Table340.A1" office:value-type="string">
            <text:p text:style-name="P25">Table name</text:p>
          </table:table-cell>
          <table:table-cell table:style-name="Table340.A1" office:value-type="string">
            <text:p text:style-name="P21">Primary Key Detail</text:p>
          </table:table-cell>
          <table:table-cell table:style-name="Table340.A1" office:value-type="string">
            <text:p text:style-name="P21">Use of Table</text:p>
          </table:table-cell>
        </table:table-row>
        <table:table-row table:style-name="Table340.1">
          <table:table-cell table:style-name="Table340.A1" office:value-type="string">
            <text:p text:style-name="P22">1</text:p>
          </table:table-cell>
          <table:table-cell table:style-name="Table340.A1" office:value-type="string">
            <text:p text:style-name="P9"><text:bookmark-start text:name="__DdeLink__34763_13806641722"/><text:bookmark-start text:name="__DdeLink__33562_138102448423"/><text:bookmark-start text:name="__DdeLink__33400_1381024484233"/><text:bookmark-start text:name="__DdeLink__10292_5107985461533"/>a<text:bookmark-end text:name="__DdeLink__33562_138102448423"/><text:bookmark-end text:name="__DdeLink__33400_1381024484233"/><text:bookmark-end text:name="__DdeLink__10292_5107985461533"/>cq_budget<text:bookmark-end text:name="__DdeLink__34763_13806641722"/></text:p>
          </table:table-cell>
          <table:table-cell table:style-name="Table340.A1" office:value-type="string">
            <text:p text:style-name="P22">library_id,budgethead_id </text:p>
          </table:table-cell>
          <table:table-cell table:style-name="Table340.A1" office:value-type="string">
            <text:p text:style-name="P22">The table is used to search <text:s/>and add <text:s text:c="3"/>budget head.</text:p>
          </table:table-cell>
        </table:table-row>
      </table:table>
      <text:p text:style-name="P39"/>
      <text:p text:style-name="P39"><text:s text:c="6"/><text:bookmark-start text:name="__DdeLink__33479_1381024484122"/><text:span text:style-name="T10">POJO replacement of tables:</text:span></text:p>
      <table:table table:name="Table341" table:style-name="Table341">
        <table:table-column table:style-name="Table341.A"/>
        <table:table-column table:style-name="Table341.B"/>
        <table:table-column table:style-name="Table341.C"/>
        <table:table-column table:style-name="Table341.D"/>
        <table:table-row table:style-name="Table341.1">
          <table:table-cell table:style-name="Table341.A1" office:value-type="string">
            <text:p text:style-name="P31">S.No.</text:p>
          </table:table-cell>
          <table:table-cell table:style-name="Table341.A1" office:value-type="string">
            <text:p text:style-name="P33">Table name</text:p>
          </table:table-cell>
          <table:table-cell table:style-name="Table341.A1" office:value-type="string">
            <text:p text:style-name="P31">POJO Name</text:p>
          </table:table-cell>
          <table:table-cell table:style-name="Table341.A1" office:value-type="string">
            <text:p text:style-name="P31">Hibernate Mapping Files</text:p>
          </table:table-cell>
        </table:table-row>
        <table:table-row table:style-name="Table341.1">
          <table:table-cell table:style-name="Table341.A1" office:value-type="string">
            <text:p text:style-name="P34">1</text:p>
          </table:table-cell>
          <table:table-cell table:style-name="Table341.A1" office:value-type="string">
            <text:p text:style-name="P9"><text:bookmark-start text:name="__DdeLink__34774_13806641722"/><text:bookmark-start text:name="__DdeLink__33408_1381024484222"/><text:bookmark-start text:name="__DdeLink__33562_1381024484213"/><text:bookmark-start text:name="__DdeLink__33400_13810244842313"/><text:bookmark-start text:name="__DdeLink__10292_51079854615313"/>a<text:bookmark-end text:name="__DdeLink__33562_1381024484213"/><text:bookmark-end text:name="__DdeLink__33400_13810244842313"/><text:bookmark-end text:name="__DdeLink__10292_51079854615313"/>cq_budget<text:bookmark-end text:name="__DdeLink__34774_13806641722"/><text:bookmark-end text:name="__DdeLink__33408_1381024484222"/></text:p>
          </table:table-cell>
          <table:table-cell table:style-name="Table341.A1" office:value-type="string">
            <text:p text:style-name="P34"><text:bookmark-start text:name="__DdeLink__10294_5107985461422"/>AcqBudget<text:bookmark-end text:name="__DdeLink__10294_5107985461422"/></text:p>
          </table:table-cell>
          <table:table-cell table:style-name="Table341.A1" office:value-type="string">
            <text:p text:style-name="P34"/>
          </table:table-cell>
        </table:table-row>
      </table:table>
      <text:p text:style-name="P39"><text:bookmark-end text:name="__DdeLink__34686_138066417212"/><text:bookmark-end text:name="__DdeLink__33479_1381024484122"/></text:p>
      <text:p text:style-name="P44"><text:s text:c="6"/>Methods Used:</text:p>
      <table:table table:name="Table342" table:style-name="Table342">
        <table:table-column table:style-name="Table342.A"/>
        <table:table-column table:style-name="Table342.B"/>
        <table:table-column table:style-name="Table342.C"/>
        <table:table-column table:style-name="Table342.D"/>
        <table:table-column table:style-name="Table342.E"/>
        <table:table-column table:style-name="Table342.F"/>
        <table:table-row table:style-name="Table342.1">
          <table:table-cell table:style-name="Table342.A1" office:value-type="string">
            <text:p text:style-name="P6">S.No.</text:p>
          </table:table-cell>
          <table:table-cell table:style-name="Table342.A1" office:value-type="string">
            <text:p text:style-name="P6">POJO Class Name</text:p>
          </table:table-cell>
          <table:table-cell table:style-name="Table342.A1" office:value-type="string">
            <text:p text:style-name="P6">Method Name</text:p>
          </table:table-cell>
          <table:table-cell table:style-name="Table342.A1" office:value-type="string">
            <text:p text:style-name="P6">Select Operation</text:p>
          </table:table-cell>
          <table:table-cell table:style-name="Table342.A1" office:value-type="string">
            <text:p text:style-name="P48">Column Used in where clause</text:p>
          </table:table-cell>
          <table:table-cell table:style-name="Table342.A1" office:value-type="string">
            <text:p text:style-name="P6">Purpose</text:p>
          </table:table-cell>
        </table:table-row>
        <table:table-row table:style-name="Table342.1">
          <table:table-cell table:style-name="Table342.A1" office:value-type="string">
            <text:p text:style-name="P9">1</text:p>
          </table:table-cell>
          <table:table-cell table:style-name="Table342.A1" office:value-type="string">
            <text:p text:style-name="P17"><text:span text:style-name="T7">AcqBudg</text:span><text:soft-page-break/><text:span text:style-name="T7">et</text:span><text:span text:style-name="T5"> </text:span></text:p>
          </table:table-cell>
          <table:table-cell table:style-name="Table342.A1" office:value-type="string">
            <text:p text:style-name="P9">searchBudget<text:soft-page-break/>()</text:p>
            <text:p text:style-name="P9"/>
            <text:p text:style-name="P9"/>
          </table:table-cell>
          <table:table-cell table:style-name="Table342.A1" office:value-type="string">
            <text:p text:style-name="P9">Return <text:soft-page-break/>instance of <text:span text:style-name="T4">AcqBudget</text:span> <text:s/></text:p>
          </table:table-cell>
          <table:table-cell table:style-name="Table342.A1" office:value-type="string">
            <text:p text:style-name="P10">library_id,budgethe<text:soft-page-break/>ad_id</text:p>
          </table:table-cell>
          <table:table-cell table:style-name="Table342.A1" office:value-type="string">
            <text:p text:style-name="P8">Searches <text:bookmark-start text:name="__DdeLink__33562_13810244842112"/><text:bookmark-start text:name="__DdeLink__33400_138102448423112"/><text:bookmark-start text:name="__DdeLink__10292_510798546153112"/><text:soft-page-break/><text:span text:style-name="T11">a</text:span><text:bookmark-end text:name="__DdeLink__33562_13810244842112"/><text:bookmark-end text:name="__DdeLink__33400_138102448423112"/><text:bookmark-end text:name="__DdeLink__10292_510798546153112"/><text:span text:style-name="T11">cq_budget</text:span> table by library id,budgethead_id</text:p>
          </table:table-cell>
        </table:table-row>
      </table:table>
      <text:p text:style-name="P37"><text:bookmark-end text:name="__DdeLink__36569_806143158"/><text:s/>Record Keeping Budget Head Allocation Detail Entry:</text:p>
      <text:p text:style-name="P35"><text:span text:style-name="T8"><text:s text:c="7"/></text:span><text:span text:style-name="T6">The page is used to add,update,delete and view budget head allocation details <text:s/>.</text:span></text:p>
      <text:p text:style-name="P19"><text:s text:c="8"/>File Name of view page: acq_add_budgetlocation.jsp</text:p>
      <text:p text:style-name="P42"/>
      <text:p text:style-name="P19"><text:s text:c="7"/><text:span text:style-name="T10">Attributes:</text:span></text:p>
      <table:table table:name="Table343" table:style-name="Table343">
        <table:table-column table:style-name="Table343.A"/>
        <table:table-column table:style-name="Table343.B"/>
        <table:table-column table:style-name="Table343.C"/>
        <table:table-column table:style-name="Table343.D"/>
        <table:table-column table:style-name="Table343.E"/>
        <table:table-column table:style-name="Table343.F"/>
        <table:table-row table:style-name="Table343.1">
          <table:table-cell table:style-name="Table343.A1" office:value-type="string">
            <text:p text:style-name="P20">S.No.</text:p>
          </table:table-cell>
          <table:table-cell table:style-name="Table343.B1" office:value-type="string">
            <text:p text:style-name="P20">Attribute Name</text:p>
          </table:table-cell>
          <table:table-cell table:style-name="Table343.B1" office:value-type="string">
            <text:p text:style-name="P20">Label </text:p>
          </table:table-cell>
          <table:table-cell table:style-name="Table343.B1" office:value-type="string">
            <text:p text:style-name="P20">Field Name</text:p>
          </table:table-cell>
          <table:table-cell table:style-name="Table343.A1" office:value-type="string">
            <text:p text:style-name="P20">Type</text:p>
          </table:table-cell>
          <table:table-cell table:style-name="Table343.B1" office:value-type="string">
            <text:p text:style-name="P20">Validation</text:p>
          </table:table-cell>
        </table:table-row>
        <table:table-row table:style-name="Table343.1">
          <table:table-cell table:style-name="Table343.A1" office:value-type="string">
            <text:p text:style-name="P29">1.</text:p>
          </table:table-cell>
          <table:table-cell table:style-name="Table343.B1" office:value-type="string">
            <text:p text:style-name="P30"><text:bookmark-start text:name="__DdeLink__5079_13128240573121"/>Budget Id<text:bookmark-end text:name="__DdeLink__5079_13128240573121"/></text:p>
          </table:table-cell>
          <table:table-cell table:style-name="Table343.B1" office:value-type="string">
            <text:p text:style-name="P30">Budget Id</text:p>
          </table:table-cell>
          <table:table-cell table:style-name="Table343.B1" office:value-type="string">
            <text:p text:style-name="P32"><text:bookmark-start text:name="__DdeLink__34751_138066417221"/>budgethead_id<text:bookmark-end text:name="__DdeLink__34751_138066417221"/></text:p>
          </table:table-cell>
          <table:table-cell table:style-name="Table343.A1" office:value-type="string">
            <text:p text:style-name="P32"><text:bookmark-start text:name="__DdeLink__19945_12155113183121"/><text:bookmark-start text:name="__DdeLink__5096_13128240573121"/>t<text:bookmark-end text:name="__DdeLink__19945_12155113183121"/><text:bookmark-end text:name="__DdeLink__5096_13128240573121"/>extbox</text:p>
          </table:table-cell>
          <table:table-cell table:style-name="Table343.B1" office:value-type="string">
            <text:p text:style-name="P28"><text:bookmark-start text:name="__DdeLink__34938_13806641721"/><text:bookmark-end text:name="__DdeLink__34938_13806641721"/></text:p>
          </table:table-cell>
        </table:table-row>
        <table:table-row table:style-name="Table343.1">
          <table:table-cell table:style-name="Table343.A1" office:value-type="string">
            <text:p text:style-name="P29">2.</text:p>
          </table:table-cell>
          <table:table-cell table:style-name="Table343.B1" office:value-type="string">
            <text:p text:style-name="P32">Financial Year</text:p>
          </table:table-cell>
          <table:table-cell table:style-name="Table343.B1" office:value-type="string">
            <text:p text:style-name="P32">Financial Year</text:p>
          </table:table-cell>
          <table:table-cell table:style-name="Table343.B1" office:value-type="string">
            <text:p text:style-name="P32"><text:bookmark-start text:name="__DdeLink__5141_51079854612121"/>financial_yr<text:bookmark-end text:name="__DdeLink__5141_51079854612121"/></text:p>
          </table:table-cell>
          <table:table-cell table:style-name="Table343.A1" office:value-type="string">
            <text:p text:style-name="P32">textbox</text:p>
          </table:table-cell>
          <table:table-cell table:style-name="Table343.B1" office:value-type="string">
            <text:p text:style-name="P28"/>
          </table:table-cell>
        </table:table-row>
        <table:table-row table:style-name="Table343.1">
          <table:table-cell table:style-name="Table343.A1" office:value-type="string">
            <text:p text:style-name="P29">3.</text:p>
          </table:table-cell>
          <table:table-cell table:style-name="Table343.B1" office:value-type="string">
            <text:p text:style-name="P32"><text:bookmark-start text:name="__DdeLink__33388_13810244841121"/>Opening Balance<text:bookmark-end text:name="__DdeLink__33388_13810244841121"/></text:p>
          </table:table-cell>
          <table:table-cell table:style-name="Table343.B1" office:value-type="string">
            <text:p text:style-name="P32">Opening Balance</text:p>
          </table:table-cell>
          <table:table-cell table:style-name="Table343.B1" office:value-type="string">
            <text:p text:style-name="P32">opening_balance</text:p>
          </table:table-cell>
          <table:table-cell table:style-name="Table343.A1" office:value-type="string">
            <text:p text:style-name="P32"><text:bookmark-start text:name="__DdeLink__36482_806143158"/>textbox<text:bookmark-end text:name="__DdeLink__36482_806143158"/></text:p>
          </table:table-cell>
          <table:table-cell table:style-name="Table343.B1" office:value-type="string">
            <text:p text:style-name="P32">onsubmit="return check1()" ,onkeypress="return isNumberKey(event)"</text:p>
          </table:table-cell>
        </table:table-row>
        <table:table-row table:style-name="Table343.1">
          <table:table-cell table:style-name="Table343.A5" office:value-type="string">
            <text:p text:style-name="P29">4.</text:p>
          </table:table-cell>
          <table:table-cell table:style-name="Table343.B5" office:value-type="string">
            <text:p text:style-name="P32">Recieved Amount </text:p>
          </table:table-cell>
          <table:table-cell table:style-name="Table343.B5" office:value-type="string">
            <text:p text:style-name="P32">Recieved Amount</text:p>
          </table:table-cell>
          <table:table-cell table:style-name="Table343.B5" office:value-type="string">
            <text:p text:style-name="P32">recieved_amount</text:p>
          </table:table-cell>
          <table:table-cell table:style-name="Table343.A5" office:value-type="string">
            <text:p text:style-name="P32"><text:bookmark-start text:name="__DdeLink__36484_806143158"/><text:bookmark-start text:name="__DdeLink__36492_806143158"/>textbox<text:bookmark-end text:name="__DdeLink__36484_806143158"/><text:bookmark-end text:name="__DdeLink__36492_806143158"/></text:p>
          </table:table-cell>
          <table:table-cell table:style-name="Table343.B5" office:value-type="string">
            <text:p text:style-name="P32">onsubmit="return check1()",onkeypress="return isNumberKey(event)"</text:p>
          </table:table-cell>
        </table:table-row>
        <table:table-row table:style-name="Table343.1">
          <table:table-cell table:style-name="Table343.A5" office:value-type="string">
            <text:p text:style-name="P29">5.</text:p>
          </table:table-cell>
          <table:table-cell table:style-name="Table343.B5" office:value-type="string">
            <text:p text:style-name="P32">Total Amount</text:p>
          </table:table-cell>
          <table:table-cell table:style-name="Table343.B5" office:value-type="string">
            <text:p text:style-name="P32">Total Amount</text:p>
          </table:table-cell>
          <table:table-cell table:style-name="Table343.B5" office:value-type="string">
            <text:p text:style-name="P32">total_amount</text:p>
          </table:table-cell>
          <table:table-cell table:style-name="Table343.A5" office:value-type="string">
            <text:p text:style-name="P32">textbox</text:p>
          </table:table-cell>
          <table:table-cell table:style-name="Table343.B5" office:value-type="string">
            <text:p text:style-name="P32"/>
          </table:table-cell>
        </table:table-row>
        <table:table-row table:style-name="Table343.7">
          <table:table-cell table:style-name="Table343.A5" office:value-type="string">
            <text:p text:style-name="P29">6.</text:p>
          </table:table-cell>
          <table:table-cell table:style-name="Table343.B5" office:value-type="string">
            <text:p text:style-name="P32"><text:bookmark-start text:name="__DdeLink__36486_806143158"/>Date<text:bookmark-end text:name="__DdeLink__36486_806143158"/> </text:p>
          </table:table-cell>
          <table:table-cell table:style-name="Table343.B5" office:value-type="string">
            <text:p text:style-name="P32">Date</text:p>
          </table:table-cell>
          <table:table-cell table:style-name="Table343.B5" office:value-type="string">
            <text:p text:style-name="P32">date</text:p>
          </table:table-cell>
          <table:table-cell table:style-name="Table343.A5" office:value-type="string">
            <text:p text:style-name="P32"><text:bookmark-start text:name="__DdeLink__36488_806143158"/>textbox<text:bookmark-end text:name="__DdeLink__36488_806143158"/></text:p>
          </table:table-cell>
          <table:table-cell table:style-name="Table343.B5" office:value-type="string">
            <text:p text:style-name="P32"/>
          </table:table-cell>
        </table:table-row>
        <table:table-row table:style-name="Table343.7">
          <table:table-cell table:style-name="Table343.A5" office:value-type="string">
            <text:p text:style-name="P29">7.</text:p>
          </table:table-cell>
          <table:table-cell table:style-name="Table343.B5" office:value-type="string">
            <text:p text:style-name="P32">Estimiated Expense Based on Generated Approval List</text:p>
          </table:table-cell>
          <table:table-cell table:style-name="Table343.B5" office:value-type="string">
            <text:p text:style-name="P32">Estimiated Expense Based on Generated Approval List</text:p>
          </table:table-cell>
          <table:table-cell table:style-name="Table343.B5" office:value-type="string">
            <text:p text:style-name="P32">estimited_exp</text:p>
          </table:table-cell>
          <table:table-cell table:style-name="Table343.A5" office:value-type="string">
            <text:p text:style-name="P32">textbox</text:p>
          </table:table-cell>
          <table:table-cell table:style-name="Table343.B5" office:value-type="string">
            <text:p text:style-name="P32"/>
          </table:table-cell>
        </table:table-row>
        <table:table-row table:style-name="Table343.1">
          <table:table-cell table:style-name="Table343.A5" office:value-type="string">
            <text:p text:style-name="P29">8.</text:p>
          </table:table-cell>
          <table:table-cell table:style-name="Table343.B5" office:value-type="string">
            <text:p text:style-name="P32">Net Bal</text:p>
          </table:table-cell>
          <table:table-cell table:style-name="Table343.B5" office:value-type="string">
            <text:p text:style-name="P32">Net Bal</text:p>
          </table:table-cell>
          <table:table-cell table:style-name="Table343.B5" office:value-type="string">
            <text:p text:style-name="P32">net_bal</text:p>
          </table:table-cell>
          <table:table-cell table:style-name="Table343.A5" office:value-type="string">
            <text:p text:style-name="P32"><text:bookmark-start text:name="__DdeLink__36490_806143158"/>textbox<text:bookmark-end text:name="__DdeLink__36490_806143158"/></text:p>
          </table:table-cell>
          <table:table-cell table:style-name="Table343.B5" office:value-type="string">
            <text:p text:style-name="P32"/>
          </table:table-cell>
        </table:table-row>
        <table:table-row table:style-name="Table343.1">
          <table:table-cell table:style-name="Table343.A5" office:value-type="string">
            <text:p text:style-name="P29">9.</text:p>
          </table:table-cell>
          <table:table-cell table:style-name="Table343.B5" office:value-type="string">
            <text:p text:style-name="P32">Remarks:</text:p>
          </table:table-cell>
          <table:table-cell table:style-name="Table343.B5" office:value-type="string">
            <text:p text:style-name="P32">Remarks:</text:p>
          </table:table-cell>
          <table:table-cell table:style-name="Table343.B5" office:value-type="string">
            <text:p text:style-name="P32">remarks</text:p>
          </table:table-cell>
          <table:table-cell table:style-name="Table343.A5" office:value-type="string">
            <text:p text:style-name="P32">textbox</text:p>
          </table:table-cell>
          <table:table-cell table:style-name="Table343.B5" office:value-type="string">
            <text:p text:style-name="P32"/>
          </table:table-cell>
        </table:table-row>
        <table:table-row table:style-name="Table343.1">
          <table:table-cell table:style-name="Table343.A5" office:value-type="string">
            <text:p text:style-name="P29">10.</text:p>
          </table:table-cell>
          <table:table-cell table:style-name="Table343.B5" office:value-type="string">
            <text:p text:style-name="P32">Submit</text:p>
          </table:table-cell>
          <table:table-cell table:style-name="Table343.B5" office:value-type="string">
            <text:p text:style-name="P32">Submit</text:p>
          </table:table-cell>
          <table:table-cell table:style-name="Table343.B5" office:value-type="string">
            <text:p text:style-name="P32">Button</text:p>
          </table:table-cell>
          <table:table-cell table:style-name="Table343.A5" office:value-type="string">
            <text:p text:style-name="P32">button</text:p>
          </table:table-cell>
          <table:table-cell table:style-name="Table343.B5" office:value-type="string">
            <text:p text:style-name="P32"/>
          </table:table-cell>
        </table:table-row>
        <table:table-row table:style-name="Table343.1">
          <table:table-cell table:style-name="Table343.A5" office:value-type="string">
            <text:p text:style-name="P29">11.</text:p>
          </table:table-cell>
          <table:table-cell table:style-name="Table343.B5" office:value-type="string">
            <text:p text:style-name="P32">Back</text:p>
          </table:table-cell>
          <table:table-cell table:style-name="Table343.B5" office:value-type="string">
            <text:p text:style-name="P32">Back</text:p>
          </table:table-cell>
          <table:table-cell table:style-name="Table343.B5" office:value-type="string">
            <text:p text:style-name="P32">Button</text:p>
          </table:table-cell>
          <table:table-cell table:style-name="Table343.A5" office:value-type="string">
            <text:p text:style-name="P32">button</text:p>
          </table:table-cell>
          <table:table-cell table:style-name="Table343.B5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opening_balance and recieve_amount can not be blank and</text:p>
      <text:p text:style-name="P19"><text:s text:c="9"/>must be number.</text:p>
      <text:p text:style-name="P19"/>
      <table:table table:name="Table344" table:style-name="Table344">
        <table:table-column table:style-name="Table344.A"/>
        <table:table-column table:style-name="Table344.B"/>
        <table:table-column table:style-name="Table344.C"/>
        <table:table-row table:style-name="Table344.1">
          <table:table-cell table:style-name="Table344.A1" table:number-columns-spanned="2" office:value-type="string">
            <text:p text:style-name="P6">Struts Form Bean Mapping:</text:p>
          </table:table-cell>
          <table:covered-table-cell/>
          <table:table-cell table:style-name="Table344.C1" office:value-type="string">
            <text:p text:style-name="Standard"/>
          </table:table-cell>
        </table:table-row>
        <table:table-row table:style-name="Table344.1">
          <table:table-cell table:style-name="Table344.A2" table:number-columns-spanned="2" office:value-type="string">
            <text:p text:style-name="P8">Logical Name</text:p>
          </table:table-cell>
          <table:covered-table-cell/>
          <table:table-cell table:style-name="Table344.A2" office:value-type="string">
            <text:p text:style-name="P4">AcqBudgetActionForm</text:p>
          </table:table-cell>
        </table:table-row>
        <table:table-row table:style-name="Table344.1">
          <table:table-cell table:style-name="Table344.A2" table:number-columns-spanned="2" office:value-type="string">
            <text:p text:style-name="P8">Code:</text:p>
          </table:table-cell>
          <table:covered-table-cell/>
          <table:table-cell table:style-name="Table344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44.1">
          <table:table-cell table:style-name="Table344.A2" table:number-columns-spanned="2" office:value-type="string">
            <text:p text:style-name="P8">Description:</text:p>
          </table:table-cell>
          <table:covered-table-cell/>
          <table:table-cell table:style-name="Table344.A2" office:value-type="string">
            <text:p text:style-name="P8"><text:bookmark-start text:name="__DdeLink__33467_13810244841121"/>For defining setter and getter variables.<text:bookmark-end text:name="__DdeLink__33467_13810244841121"/></text:p>
          </table:table-cell>
        </table:table-row>
        <table:table-row table:style-name="Table344.1">
          <table:table-cell table:style-name="Table344.A1" table:number-columns-spanned="2" office:value-type="string">
            <text:p text:style-name="P8">Struts Action:</text:p>
          </table:table-cell>
          <table:covered-table-cell/>
          <table:table-cell table:style-name="Table344.C1" office:value-type="string">
            <text:p text:style-name="P46"/>
          </table:table-cell>
        </table:table-row>
        <table:table-row table:style-name="Table344.1">
          <table:table-cell table:style-name="Table344.A2" table:number-columns-spanned="2" office:value-type="string">
            <text:p text:style-name="P8">Logical Name:</text:p>
          </table:table-cell>
          <table:covered-table-cell/>
          <table:table-cell table:style-name="Table344.A2" office:value-type="string">
            <text:p text:style-name="P8">/add_budget_location</text:p>
          </table:table-cell>
        </table:table-row>
        <table:table-row table:style-name="Table344.1">
          <table:table-cell table:style-name="Table344.A2" table:number-columns-spanned="2" office:value-type="string">
            <text:p text:style-name="P8">Input JSP Form:</text:p>
          </table:table-cell>
          <table:covered-table-cell/>
          <table:table-cell table:style-name="Table344.A2" office:value-type="string">
            <text:p text:style-name="P34">/acquisition/acq_add_budgetlocation.jsp</text:p>
          </table:table-cell>
        </table:table-row>
        <table:table-row table:style-name="Table344.1">
          <table:table-cell table:style-name="Table344.A2" table:number-columns-spanned="2" office:value-type="string">
            <text:p text:style-name="P8">Physical Path:</text:p>
          </table:table-cell>
          <table:covered-table-cell/>
          <table:table-cell table:style-name="Table344.A2" office:value-type="string">
            <text:p text:style-name="P8">com.myapp.struts.Acquisition.AcqBudgetHeadAddAction1</text:p>
          </table:table-cell>
        </table:table-row>
        <table:table-row table:style-name="Table344.1">
          <table:table-cell table:style-name="Table344.A2" table:number-columns-spanned="2" office:value-type="string">
            <text:p text:style-name="P8">Code:</text:p>
          </table:table-cell>
          <table:covered-table-cell/>
          <table:table-cell table:style-name="Table344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44.1">
          <table:table-cell table:style-name="Table344.A2" table:number-columns-spanned="2" office:value-type="string">
            <text:p text:style-name="P8">Description:</text:p>
          </table:table-cell>
          <table:covered-table-cell/>
          <table:table-cell table:style-name="Table344.A2" office:value-type="string">
            <text:p text:style-name="P1"><text:bookmark-start text:name="__DdeLink__34756_138066417221"/><text:bookmark-start text:name="__DdeLink__33395_13810244841121"/><text:bookmark-start text:name="__DdeLink__36497_806143158"/><text:bookmark-start text:name="__DdeLink__10290_51079854613131"/><text:bookmark-start text:name="__DdeLink__5106_13128240574131"/>The action class is used to <text:bookmark-end text:name="__DdeLink__10290_51079854613131"/><text:bookmark-end text:name="__DdeLink__5106_13128240574131"/>add ,update,delete,view record .<text:bookmark-end text:name="__DdeLink__34756_138066417221"/><text:bookmark-end text:name="__DdeLink__33395_13810244841121"/><text:bookmark-end text:name="__DdeLink__36497_806143158"/></text:p>
          </table:table-cell>
        </table:table-row>
        <table:table-row table:style-name="Table344.1">
          <table:table-cell table:style-name="Table344.A1" table:number-columns-spanned="2" office:value-type="string">
            <text:p text:style-name="P7">Request Forwards On:</text:p>
          </table:table-cell>
          <table:covered-table-cell/>
          <table:table-cell table:style-name="Table344.A1" office:value-type="string">
            <text:p text:style-name="P12">Purpose</text:p>
          </table:table-cell>
        </table:table-row>
        <text:soft-page-break/>
        <table:table-row table:style-name="Table344.1">
          <table:table-cell table:style-name="Table344.A2" office:value-type="string">
            <text:p text:style-name="P2">success </text:p>
          </table:table-cell>
          <table:table-cell table:style-name="Table344.A2" table:number-columns-spanned="2" office:value-type="string">
            <text:p text:style-name="P2">/acquisition/acq_budget_alloc.do</text:p>
          </table:table-cell>
          <table:covered-table-cell/>
        </table:table-row>
        <table:table-row table:style-name="Table344.1">
          <table:table-cell table:style-name="Table344.A13" office:value-type="string">
            <text:p text:style-name="P2">fail</text:p>
          </table:table-cell>
          <table:table-cell table:style-name="Table344.A13" table:number-columns-spanned="2" office:value-type="string">
            <text:p text:style-name="P2">/acquisition/acq_budget_alloc.do</text:p>
          </table:table-cell>
          <table:covered-table-cell/>
        </table:table-row>
      </table:table>
      <text:p text:style-name="P39"/>
      <text:p text:style-name="P39"/>
      <text:p text:style-name="P39"/>
      <table:table table:name="Table345" table:style-name="Table345">
        <table:table-column table:style-name="Table345.A"/>
        <table:table-column table:style-name="Table345.B"/>
        <table:table-row table:style-name="Table345.1">
          <table:table-cell table:style-name="Table345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45.1">
          <table:table-cell table:style-name="Table345.A2" office:value-type="string">
            <text:p text:style-name="P8">Logical Name</text:p>
          </table:table-cell>
          <table:table-cell table:style-name="Table345.A2" office:value-type="string">
            <text:p text:style-name="P8">AcqBudgetHeadAddAction1</text:p>
          </table:table-cell>
        </table:table-row>
        <table:table-row table:style-name="Table345.1">
          <table:table-cell table:style-name="Table345.A2" office:value-type="string">
            <text:p text:style-name="P8">Description:</text:p>
          </table:table-cell>
          <table:table-cell table:style-name="Table345.A2" office:value-type="string">
            <text:p text:style-name="P5"><text:bookmark-start text:name="__DdeLink__10290_510798546131311"/><text:bookmark-start text:name="__DdeLink__5106_131282405741311"/>The action class is used to <text:bookmark-end text:name="__DdeLink__10290_510798546131311"/><text:bookmark-end text:name="__DdeLink__5106_131282405741311"/>add ,update,delete,view record .</text:p>
          </table:table-cell>
        </table:table-row>
        <table:table-row table:style-name="Table345.1">
          <table:table-cell table:style-name="Table345.A2" office:value-type="string">
            <text:p text:style-name="P8">Method </text:p>
          </table:table-cell>
          <table:table-cell table:style-name="Table345.A2" office:value-type="string">
            <text:p text:style-name="P8"><text:bookmark-start text:name="__DdeLink__36510_806143158"/>returnMaxBiblioId<text:bookmark-end text:name="__DdeLink__36510_806143158"/>(library_id),<text:bookmark-start text:name="__DdeLink__36525_806143158"/>searchBudgetHead<text:bookmark-end text:name="__DdeLink__36525_806143158"/>(library_id, sublibrary_id, budgethead_id)</text:p>
          </table:table-cell>
        </table:table-row>
      </table:table>
      <text:p text:style-name="P39"/>
      <text:p text:style-name="P39"><text:s text:c="6"/><text:bookmark-start text:name="__DdeLink__34686_1380664172121"/><text:span text:style-name="T10">Tables used:</text:span></text:p>
      <table:table table:name="Table346" table:style-name="Table346">
        <table:table-column table:style-name="Table346.A"/>
        <table:table-column table:style-name="Table346.B"/>
        <table:table-column table:style-name="Table346.C"/>
        <table:table-column table:style-name="Table346.D"/>
        <table:table-row table:style-name="Table346.1">
          <table:table-cell table:style-name="Table346.A1" office:value-type="string">
            <text:p text:style-name="P21">S.No.</text:p>
          </table:table-cell>
          <table:table-cell table:style-name="Table346.A1" office:value-type="string">
            <text:p text:style-name="P25">Table name</text:p>
          </table:table-cell>
          <table:table-cell table:style-name="Table346.A1" office:value-type="string">
            <text:p text:style-name="P21">Primary Key Detail</text:p>
          </table:table-cell>
          <table:table-cell table:style-name="Table346.A1" office:value-type="string">
            <text:p text:style-name="P21">Use of Table</text:p>
          </table:table-cell>
        </table:table-row>
        <table:table-row table:style-name="Table346.1">
          <table:table-cell table:style-name="Table346.A1" office:value-type="string">
            <text:p text:style-name="P22">1</text:p>
          </table:table-cell>
          <table:table-cell table:style-name="Table346.A1" office:value-type="string">
            <text:p text:style-name="P9"><text:bookmark-start text:name="__DdeLink__34763_138066417221"/><text:bookmark-start text:name="__DdeLink__33562_1381024484231"/><text:bookmark-start text:name="__DdeLink__33400_13810244842331"/><text:bookmark-start text:name="__DdeLink__10292_51079854615331"/>a<text:bookmark-end text:name="__DdeLink__33562_1381024484231"/><text:bookmark-end text:name="__DdeLink__33400_13810244842331"/><text:bookmark-end text:name="__DdeLink__10292_51079854615331"/>cq_budget<text:bookmark-end text:name="__DdeLink__34763_138066417221"/>_allocation</text:p>
          </table:table-cell>
          <table:table-cell table:style-name="Table346.A1" office:value-type="string">
            <text:p text:style-name="P22">library_id,budgethead_id ,transaction_id</text:p>
          </table:table-cell>
          <table:table-cell table:style-name="Table346.A1" office:value-type="string">
            <text:p text:style-name="P22">The table is used to search <text:s/>and add <text:s text:c="3"/>budget head.</text:p>
          </table:table-cell>
        </table:table-row>
      </table:table>
      <text:p text:style-name="P39"/>
      <text:p text:style-name="P39"><text:s text:c="6"/><text:bookmark-start text:name="__DdeLink__33479_13810244841221"/><text:span text:style-name="T10">POJO replacement of tables:</text:span></text:p>
      <table:table table:name="Table347" table:style-name="Table347">
        <table:table-column table:style-name="Table347.A"/>
        <table:table-column table:style-name="Table347.B"/>
        <table:table-column table:style-name="Table347.C"/>
        <table:table-column table:style-name="Table347.D"/>
        <table:table-row table:style-name="Table347.1">
          <table:table-cell table:style-name="Table347.A1" office:value-type="string">
            <text:p text:style-name="P31">S.No.</text:p>
          </table:table-cell>
          <table:table-cell table:style-name="Table347.A1" office:value-type="string">
            <text:p text:style-name="P33">Table name</text:p>
          </table:table-cell>
          <table:table-cell table:style-name="Table347.A1" office:value-type="string">
            <text:p text:style-name="P31">POJO Name</text:p>
          </table:table-cell>
          <table:table-cell table:style-name="Table347.A1" office:value-type="string">
            <text:p text:style-name="P31">Hibernate Mapping Files</text:p>
          </table:table-cell>
        </table:table-row>
        <table:table-row table:style-name="Table347.1">
          <table:table-cell table:style-name="Table347.A1" office:value-type="string">
            <text:p text:style-name="P34">1</text:p>
          </table:table-cell>
          <table:table-cell table:style-name="Table347.A1" office:value-type="string">
            <text:p text:style-name="P9"><text:bookmark-start text:name="__DdeLink__34774_138066417221"/><text:bookmark-start text:name="__DdeLink__33408_13810244842221"/><text:bookmark-start text:name="__DdeLink__34763_1380664172211"/><text:bookmark-start text:name="__DdeLink__33562_13810244842311"/><text:bookmark-start text:name="__DdeLink__33400_138102448423311"/><text:bookmark-start text:name="__DdeLink__10292_510798546153311"/>a<text:bookmark-end text:name="__DdeLink__33562_13810244842311"/><text:bookmark-end text:name="__DdeLink__33400_138102448423311"/><text:bookmark-end text:name="__DdeLink__10292_510798546153311"/>cq_budget<text:bookmark-end text:name="__DdeLink__34763_1380664172211"/>_allocation<text:bookmark-end text:name="__DdeLink__34774_138066417221"/><text:bookmark-end text:name="__DdeLink__33408_13810244842221"/></text:p>
          </table:table-cell>
          <table:table-cell table:style-name="Table347.A1" office:value-type="string">
            <text:p text:style-name="P34"><text:bookmark-start text:name="__DdeLink__10294_51079854614221"/><text:bookmark-start text:name="__DdeLink__36512_806143158"/>AcqBudgetAllocation<text:bookmark-end text:name="__DdeLink__10294_51079854614221"/><text:bookmark-end text:name="__DdeLink__36512_806143158"/></text:p>
          </table:table-cell>
          <table:table-cell table:style-name="Table347.A1" office:value-type="string">
            <text:p text:style-name="P34"/>
          </table:table-cell>
        </table:table-row>
      </table:table>
      <text:p text:style-name="P39"><text:bookmark-end text:name="__DdeLink__34686_1380664172121"/><text:bookmark-end text:name="__DdeLink__33479_13810244841221"/></text:p>
      <text:p text:style-name="P44"><text:s text:c="6"/>Methods Used:</text:p>
      <table:table table:name="Table348" table:style-name="Table348">
        <table:table-column table:style-name="Table348.A"/>
        <table:table-column table:style-name="Table348.B"/>
        <table:table-column table:style-name="Table348.C"/>
        <table:table-column table:style-name="Table348.D"/>
        <table:table-column table:style-name="Table348.E"/>
        <table:table-column table:style-name="Table348.F"/>
        <table:table-row table:style-name="Table348.1">
          <table:table-cell table:style-name="Table348.A1" office:value-type="string">
            <text:p text:style-name="P6">S.No.</text:p>
          </table:table-cell>
          <table:table-cell table:style-name="Table348.A1" office:value-type="string">
            <text:p text:style-name="P6">POJO Class Name</text:p>
          </table:table-cell>
          <table:table-cell table:style-name="Table348.A1" office:value-type="string">
            <text:p text:style-name="P6">Method Name</text:p>
          </table:table-cell>
          <table:table-cell table:style-name="Table348.A1" office:value-type="string">
            <text:p text:style-name="P6">Select Operation</text:p>
          </table:table-cell>
          <table:table-cell table:style-name="Table348.A1" office:value-type="string">
            <text:p text:style-name="P48">Column Used in where clause</text:p>
          </table:table-cell>
          <table:table-cell table:style-name="Table348.A1" office:value-type="string">
            <text:p text:style-name="P6">Purpose</text:p>
          </table:table-cell>
        </table:table-row>
        <table:table-row table:style-name="Table348.1">
          <table:table-cell table:style-name="Table348.A1" office:value-type="string">
            <text:p text:style-name="P9">1</text:p>
          </table:table-cell>
          <table:table-cell table:style-name="Table348.A1" office:value-type="string">
            <text:p text:style-name="P17"><text:span text:style-name="T7">AcqBudgetAllocation</text:span><text:span text:style-name="T5"> </text:span></text:p>
          </table:table-cell>
          <table:table-cell table:style-name="Table348.A1" office:value-type="string">
            <text:p text:style-name="P9">returnMaxBiblioId()</text:p>
            <text:p text:style-name="P9"/>
            <text:p text:style-name="P9"/>
          </table:table-cell>
          <table:table-cell table:style-name="Table348.A1" office:value-type="string">
            <text:p text:style-name="P9">Return max value <text:s/>of the <text:span text:style-name="T4">AcqBudgetAllocation</text:span> <text:s/></text:p>
          </table:table-cell>
          <table:table-cell table:style-name="Table348.A1" office:value-type="string">
            <text:p text:style-name="P10">library_id</text:p>
          </table:table-cell>
          <table:table-cell table:style-name="Table348.A1" office:value-type="string">
            <text:p text:style-name="P8"><text:bookmark-start text:name="__DdeLink__36533_806143158"/>Searches <text:bookmark-start text:name="__DdeLink__34763_13806641722111"/><text:bookmark-start text:name="__DdeLink__33562_138102448423111"/><text:bookmark-start text:name="__DdeLink__33400_1381024484233111"/><text:bookmark-start text:name="__DdeLink__10292_5107985461533111"/><text:span text:style-name="T11">a</text:span><text:bookmark-end text:name="__DdeLink__33562_138102448423111"/><text:bookmark-end text:name="__DdeLink__33400_1381024484233111"/><text:bookmark-end text:name="__DdeLink__10292_5107985461533111"/><text:span text:style-name="T11">cq_budget</text:span><text:bookmark-end text:name="__DdeLink__34763_13806641722111"/><text:span text:style-name="T11">_allocation</text:span> table by library id<text:bookmark-end text:name="__DdeLink__36533_806143158"/></text:p>
          </table:table-cell>
        </table:table-row>
        <table:table-row table:style-name="Table348.1">
          <table:table-cell table:style-name="Table348.A3" office:value-type="string">
            <text:p text:style-name="P9">2</text:p>
          </table:table-cell>
          <table:table-cell table:style-name="Table348.A3" office:value-type="string">
            <text:p text:style-name="P13">AcqBudgetAllocation</text:p>
          </table:table-cell>
          <table:table-cell table:style-name="Table348.A3" office:value-type="string">
            <text:p text:style-name="P9">searchBudgetHead()</text:p>
          </table:table-cell>
          <table:table-cell table:style-name="Table348.A3" office:value-type="string">
            <text:p text:style-name="P9">Retrn list of</text:p>
            <text:p text:style-name="P14">AcqBudgetAllocation</text:p>
          </table:table-cell>
          <table:table-cell table:style-name="Table348.A3" office:value-type="string">
            <text:p text:style-name="P10">library_id, sublibrary_id, budgethead_id</text:p>
          </table:table-cell>
          <table:table-cell table:style-name="Table348.A3" office:value-type="string">
            <text:p text:style-name="P8">Searches <text:bookmark-start text:name="__DdeLink__34763_138066417221111"/><text:bookmark-start text:name="__DdeLink__33562_1381024484231111"/><text:bookmark-start text:name="__DdeLink__33400_13810244842331111"/><text:bookmark-start text:name="__DdeLink__10292_51079854615331111"/><text:span text:style-name="T11">a</text:span><text:bookmark-end text:name="__DdeLink__33562_1381024484231111"/><text:bookmark-end text:name="__DdeLink__33400_13810244842331111"/><text:bookmark-end text:name="__DdeLink__10292_51079854615331111"/><text:span text:style-name="T11">cq_budget</text:span><text:bookmark-end text:name="__DdeLink__34763_138066417221111"/><text:span text:style-name="T11">_allocation</text:span> table by library id</text:p>
          </table:table-cell>
        </table:table-row>
      </table:table>
      <text:p text:style-name="P36"/>
      <text:p text:style-name="P19"/>
      <text:p text:style-name="P19"/>
      <text:p text:style-name="P19"/>
      <text:p text:style-name="P19"/>
      <text:p text:style-name="P19"/>
      <text:p text:style-name="P19"/>
      <text:p text:style-name="P37"><text:s text:c="6"/>Record Keeping Set Base Currency:</text:p>
      <text:p text:style-name="P35"><text:span text:style-name="T8"><text:s text:c="7"/></text:span><text:span text:style-name="T6">The action class AcqCurrencyConversionAction redirect onto page /acquisition/</text:span><text:bookmark-start text:name="__DdeLink__36601_806143158"/><text:span text:style-name="T6">acq_base_currency.jsp</text:span><text:bookmark-end text:name="__DdeLink__36601_806143158"/></text:p>
      <text:p text:style-name="P38"><text:s text:c="8"/>which is used to select Source currency.</text:p>
      <text:p text:style-name="P19"><text:s text:c="7"/>File Name of view page: acq_base_currency.jsp</text:p>
      <text:p text:style-name="P42"/>
      <text:p text:style-name="P19"><text:s text:c="7"/><text:span text:style-name="T10">Attributes:</text:span></text:p>
      <table:table table:name="Table349" table:style-name="Table349">
        <table:table-column table:style-name="Table349.A"/>
        <table:table-column table:style-name="Table349.B"/>
        <table:table-column table:style-name="Table349.C"/>
        <table:table-column table:style-name="Table349.D"/>
        <table:table-column table:style-name="Table349.E"/>
        <table:table-column table:style-name="Table349.F"/>
        <table:table-row table:style-name="Table349.1">
          <table:table-cell table:style-name="Table349.A1" office:value-type="string">
            <text:p text:style-name="P20">S.No<text:soft-page-break/>.</text:p>
          </table:table-cell>
          <table:table-cell table:style-name="Table349.B1" office:value-type="string">
            <text:p text:style-name="P20">Attribute <text:soft-page-break/>Name</text:p>
          </table:table-cell>
          <table:table-cell table:style-name="Table349.B1" office:value-type="string">
            <text:p text:style-name="P20">Label </text:p>
          </table:table-cell>
          <table:table-cell table:style-name="Table349.B1" office:value-type="string">
            <text:p text:style-name="P20">Field Name</text:p>
          </table:table-cell>
          <table:table-cell table:style-name="Table349.B1" office:value-type="string">
            <text:p text:style-name="P20">Type</text:p>
          </table:table-cell>
          <table:table-cell table:style-name="Table349.B1" office:value-type="string">
            <text:p text:style-name="P20">Validation</text:p>
          </table:table-cell>
        </table:table-row>
        <table:table-row table:style-name="Table349.1">
          <table:table-cell table:style-name="Table349.A1" office:value-type="string">
            <text:p text:style-name="P29">1.</text:p>
          </table:table-cell>
          <table:table-cell table:style-name="Table349.B1" office:value-type="string">
            <text:p text:style-name="P30"><text:bookmark-start text:name="__DdeLink__5079_13128240573122"/>Select Source Currency<text:bookmark-end text:name="__DdeLink__5079_13128240573122"/></text:p>
          </table:table-cell>
          <table:table-cell table:style-name="Table349.B1" office:value-type="string">
            <text:p text:style-name="P30">Select Source Currency</text:p>
          </table:table-cell>
          <table:table-cell table:style-name="Table349.B1" office:value-type="string">
            <text:p text:style-name="P32"><text:bookmark-start text:name="__DdeLink__34751_138066417222"/><text:bookmark-start text:name="__DdeLink__36605_806143158"/>base_currency_symbol<text:bookmark-end text:name="__DdeLink__34751_138066417222"/><text:bookmark-end text:name="__DdeLink__36605_806143158"/></text:p>
          </table:table-cell>
          <table:table-cell table:style-name="Table349.B1" office:value-type="string">
            <text:p text:style-name="P32"><text:bookmark-start text:name="__DdeLink__19945_12155113183122"/><text:bookmark-start text:name="__DdeLink__5096_13128240573122"/>s<text:bookmark-end text:name="__DdeLink__19945_12155113183122"/><text:bookmark-end text:name="__DdeLink__5096_13128240573122"/>elect</text:p>
          </table:table-cell>
          <table:table-cell table:style-name="Table349.B1" office:value-type="string">
            <text:p text:style-name="P28"><text:bookmark-start text:name="__DdeLink__34938_13806641722"/>onsubmit="return check1()"<text:bookmark-end text:name="__DdeLink__34938_13806641722"/></text:p>
          </table:table-cell>
        </table:table-row>
        <table:table-row table:style-name="Table349.1">
          <table:table-cell table:style-name="Table349.A1" office:value-type="string">
            <text:p text:style-name="P29">2.</text:p>
          </table:table-cell>
          <table:table-cell table:style-name="Table349.B1" office:value-type="string">
            <text:p text:style-name="P32"><text:bookmark-start text:name="__DdeLink__33388_13810244841122"/>Update <text:bookmark-end text:name="__DdeLink__33388_13810244841122"/></text:p>
          </table:table-cell>
          <table:table-cell table:style-name="Table349.B1" office:value-type="string">
            <text:p text:style-name="P32">Update</text:p>
          </table:table-cell>
          <table:table-cell table:style-name="Table349.B1" office:value-type="string">
            <text:p text:style-name="P32">Button1</text:p>
          </table:table-cell>
          <table:table-cell table:style-name="Table349.B1" office:value-type="string">
            <text:p text:style-name="P32">Button</text:p>
          </table:table-cell>
          <table:table-cell table:style-name="Table349.B1" office:value-type="string">
            <text:p text:style-name="P32"/>
          </table:table-cell>
        </table:table-row>
        <table:table-row table:style-name="Table349.1">
          <table:table-cell table:style-name="Table349.A4" office:value-type="string">
            <text:p text:style-name="P29">3.</text:p>
          </table:table-cell>
          <table:table-cell table:style-name="Table349.B4" office:value-type="string">
            <text:p text:style-name="P32">View </text:p>
          </table:table-cell>
          <table:table-cell table:style-name="Table349.B4" office:value-type="string">
            <text:p text:style-name="P32">View</text:p>
          </table:table-cell>
          <table:table-cell table:style-name="Table349.B4" office:value-type="string">
            <text:p text:style-name="P32">Button2</text:p>
          </table:table-cell>
          <table:table-cell table:style-name="Table349.B4" office:value-type="string">
            <text:p text:style-name="P32">Button</text:p>
          </table:table-cell>
          <table:table-cell table:style-name="Table349.B4" office:value-type="string">
            <text:p text:style-name="P32"/>
          </table:table-cell>
        </table:table-row>
        <table:table-row table:style-name="Table349.5">
          <table:table-cell table:style-name="Table349.A4" office:value-type="string">
            <text:p text:style-name="P29">4.</text:p>
          </table:table-cell>
          <table:table-cell table:style-name="Table349.B4" office:value-type="string">
            <text:p text:style-name="P32">Delete </text:p>
          </table:table-cell>
          <table:table-cell table:style-name="Table349.B4" office:value-type="string">
            <text:p text:style-name="P32">Delete</text:p>
          </table:table-cell>
          <table:table-cell table:style-name="Table349.B4" office:value-type="string">
            <text:p text:style-name="P32">Button3</text:p>
          </table:table-cell>
          <table:table-cell table:style-name="Table349.B4" office:value-type="string">
            <text:p text:style-name="P32">Button</text:p>
          </table:table-cell>
          <table:table-cell table:style-name="Table349.B4" office:value-type="string">
            <text:p text:style-name="P32"/>
          </table:table-cell>
        </table:table-row>
        <table:table-row table:style-name="Table349.5">
          <table:table-cell table:style-name="Table349.A4" office:value-type="string">
            <text:p text:style-name="P29">5.</text:p>
          </table:table-cell>
          <table:table-cell table:style-name="Table349.B4" office:value-type="string">
            <text:p text:style-name="P32">Add</text:p>
          </table:table-cell>
          <table:table-cell table:style-name="Table349.B4" office:value-type="string">
            <text:p text:style-name="P32">Add</text:p>
          </table:table-cell>
          <table:table-cell table:style-name="Table349.B4" office:value-type="string">
            <text:p text:style-name="P32">Button4</text:p>
          </table:table-cell>
          <table:table-cell table:style-name="Table349.B4" office:value-type="string">
            <text:p text:style-name="P32">Button</text:p>
          </table:table-cell>
          <table:table-cell table:style-name="Table349.B4" office:value-type="string">
            <text:p text:style-name="P32"/>
          </table:table-cell>
        </table:table-row>
        <table:table-row table:style-name="Table349.1">
          <table:table-cell table:style-name="Table349.A4" office:value-type="string">
            <text:p text:style-name="P29">6.</text:p>
          </table:table-cell>
          <table:table-cell table:style-name="Table349.B4" office:value-type="string">
            <text:p text:style-name="P32">Back</text:p>
          </table:table-cell>
          <table:table-cell table:style-name="Table349.B4" office:value-type="string">
            <text:p text:style-name="P32">Back</text:p>
          </table:table-cell>
          <table:table-cell table:style-name="Table349.B4" office:value-type="string">
            <text:p text:style-name="P32">Button5</text:p>
          </table:table-cell>
          <table:table-cell table:style-name="Table349.B4" office:value-type="string">
            <text:p text:style-name="P32">Button</text:p>
          </table:table-cell>
          <table:table-cell table:style-name="Table349.B4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<text:span text:style-name="T13">base_currency_symbol</text:span> must be selected</text:p>
      <text:p text:style-name="P19"/>
      <table:table table:name="Table350" table:style-name="Table350">
        <table:table-column table:style-name="Table350.A"/>
        <table:table-column table:style-name="Table350.B"/>
        <table:table-column table:style-name="Table350.C"/>
        <table:table-row table:style-name="Table350.1">
          <table:table-cell table:style-name="Table350.A1" table:number-columns-spanned="2" office:value-type="string">
            <text:p text:style-name="P6">Struts Form Bean Mapping:</text:p>
          </table:table-cell>
          <table:covered-table-cell/>
          <table:table-cell table:style-name="Table350.C1" office:value-type="string">
            <text:p text:style-name="Standard"/>
          </table:table-cell>
        </table:table-row>
        <table:table-row table:style-name="Table350.1">
          <table:table-cell table:style-name="Table350.A2" table:number-columns-spanned="2" office:value-type="string">
            <text:p text:style-name="P8">Logical Name</text:p>
          </table:table-cell>
          <table:covered-table-cell/>
          <table:table-cell table:style-name="Table350.A2" office:value-type="string">
            <text:p text:style-name="P4">AcqCurrencyActionForm</text:p>
          </table:table-cell>
        </table:table-row>
        <table:table-row table:style-name="Table350.1">
          <table:table-cell table:style-name="Table350.A2" table:number-columns-spanned="2" office:value-type="string">
            <text:p text:style-name="P8">Code:</text:p>
          </table:table-cell>
          <table:covered-table-cell/>
          <table:table-cell table:style-name="Table350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50.1">
          <table:table-cell table:style-name="Table350.A2" table:number-columns-spanned="2" office:value-type="string">
            <text:p text:style-name="P8">Description:</text:p>
          </table:table-cell>
          <table:covered-table-cell/>
          <table:table-cell table:style-name="Table350.A2" office:value-type="string">
            <text:p text:style-name="P8"><text:bookmark-start text:name="__DdeLink__33467_13810244841122"/>For defining setter and getter variables.<text:bookmark-end text:name="__DdeLink__33467_13810244841122"/></text:p>
          </table:table-cell>
        </table:table-row>
        <table:table-row table:style-name="Table350.1">
          <table:table-cell table:style-name="Table350.A1" table:number-columns-spanned="2" office:value-type="string">
            <text:p text:style-name="P8">Struts Action:</text:p>
          </table:table-cell>
          <table:covered-table-cell/>
          <table:table-cell table:style-name="Table350.C1" office:value-type="string">
            <text:p text:style-name="P46"/>
          </table:table-cell>
        </table:table-row>
        <table:table-row table:style-name="Table350.1">
          <table:table-cell table:style-name="Table350.A2" table:number-columns-spanned="2" office:value-type="string">
            <text:p text:style-name="P8">Logical Name:</text:p>
          </table:table-cell>
          <table:covered-table-cell/>
          <table:table-cell table:style-name="Table350.A2" office:value-type="string">
            <text:p text:style-name="P8">/acq_setbasecurrency</text:p>
          </table:table-cell>
        </table:table-row>
        <table:table-row table:style-name="Table350.1">
          <table:table-cell table:style-name="Table350.A2" table:number-columns-spanned="2" office:value-type="string">
            <text:p text:style-name="P8">Input JSP Form:</text:p>
          </table:table-cell>
          <table:covered-table-cell/>
          <table:table-cell table:style-name="Table350.A2" office:value-type="string">
            <text:p text:style-name="P34">/acquisition/acq_base_currency.jsp</text:p>
          </table:table-cell>
        </table:table-row>
        <table:table-row table:style-name="Table350.1">
          <table:table-cell table:style-name="Table350.A2" table:number-columns-spanned="2" office:value-type="string">
            <text:p text:style-name="P8">Physical Path:</text:p>
          </table:table-cell>
          <table:covered-table-cell/>
          <table:table-cell table:style-name="Table350.A2" office:value-type="string">
            <text:p text:style-name="P8">com.myapp.struts.Acquisition.AcqBaseCurrencyEntryAction</text:p>
          </table:table-cell>
        </table:table-row>
        <table:table-row table:style-name="Table350.1">
          <table:table-cell table:style-name="Table350.A2" table:number-columns-spanned="2" office:value-type="string">
            <text:p text:style-name="P8">Code:</text:p>
          </table:table-cell>
          <table:covered-table-cell/>
          <table:table-cell table:style-name="Table350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50.1">
          <table:table-cell table:style-name="Table350.A2" table:number-columns-spanned="2" office:value-type="string">
            <text:p text:style-name="P8">Description:</text:p>
          </table:table-cell>
          <table:covered-table-cell/>
          <table:table-cell table:style-name="Table350.A2" office:value-type="string">
            <text:p text:style-name="P1"><text:bookmark-start text:name="__DdeLink__34756_138066417222"/><text:bookmark-start text:name="__DdeLink__33395_13810244841122"/><text:bookmark-start text:name="__DdeLink__36610_806143158"/><text:bookmark-start text:name="__DdeLink__10290_51079854613132"/><text:bookmark-start text:name="__DdeLink__5106_13128240574132"/>The action class is used to <text:bookmark-end text:name="__DdeLink__10290_51079854613132"/><text:bookmark-end text:name="__DdeLink__5106_13128240574132"/>add,delete,update and view base currency .<text:bookmark-end text:name="__DdeLink__34756_138066417222"/><text:bookmark-end text:name="__DdeLink__33395_13810244841122"/><text:bookmark-end text:name="__DdeLink__36610_806143158"/></text:p>
          </table:table-cell>
        </table:table-row>
        <table:table-row table:style-name="Table350.1">
          <table:table-cell table:style-name="Table350.A1" table:number-columns-spanned="2" office:value-type="string">
            <text:p text:style-name="P7">Request Forwards On:</text:p>
          </table:table-cell>
          <table:covered-table-cell/>
          <table:table-cell table:style-name="Table350.A1" office:value-type="string">
            <text:p text:style-name="P12">Purpose</text:p>
          </table:table-cell>
        </table:table-row>
        <table:table-row table:style-name="Table350.1">
          <table:table-cell table:style-name="Table350.A2" office:value-type="string">
            <text:p text:style-name="P2">add </text:p>
          </table:table-cell>
          <table:table-cell table:style-name="Table350.A2" table:number-columns-spanned="2" office:value-type="string">
            <text:p text:style-name="P2">/acquisition/acq_currency_conversion1.jsp</text:p>
          </table:table-cell>
          <table:covered-table-cell/>
        </table:table-row>
        <table:table-row table:style-name="Table350.1">
          <table:table-cell table:style-name="Table350.A13" office:value-type="string">
            <text:p text:style-name="P2">duplicate</text:p>
          </table:table-cell>
          <table:table-cell table:style-name="Table350.A13" table:number-columns-spanned="2" office:value-type="string">
            <text:p text:style-name="P2">/acquisition/acq_base_currency.jsp</text:p>
          </table:table-cell>
          <table:covered-table-cell/>
        </table:table-row>
        <table:table-row table:style-name="Table350.1">
          <table:table-cell table:style-name="Table350.A13" office:value-type="string">
            <text:p text:style-name="P2">update</text:p>
          </table:table-cell>
          <table:table-cell table:style-name="Table350.A13" table:number-columns-spanned="2" office:value-type="string">
            <text:p text:style-name="P2">/acquisition/acq_base_currency.jsp</text:p>
          </table:table-cell>
          <table:covered-table-cell/>
        </table:table-row>
        <table:table-row table:style-name="Table350.1">
          <table:table-cell table:style-name="Table350.A13" office:value-type="string">
            <text:p text:style-name="P2">delete</text:p>
          </table:table-cell>
          <table:table-cell table:style-name="Table350.A13" table:number-columns-spanned="2" office:value-type="string">
            <text:p text:style-name="P2">/acquisition/acq_base_currency.jsp</text:p>
          </table:table-cell>
          <table:covered-table-cell/>
        </table:table-row>
        <table:table-row table:style-name="Table350.1">
          <table:table-cell table:style-name="Table350.A13" office:value-type="string">
            <text:p text:style-name="P2">view</text:p>
          </table:table-cell>
          <table:table-cell table:style-name="Table350.A13" table:number-columns-spanned="2" office:value-type="string">
            <text:p text:style-name="P2">/acquisition/acq_base_currency.jsp</text:p>
          </table:table-cell>
          <table:covered-table-cell/>
        </table:table-row>
      </table:table>
      <text:p text:style-name="P39"/>
      <table:table table:name="Table351" table:style-name="Table351">
        <table:table-column table:style-name="Table351.A"/>
        <table:table-column table:style-name="Table351.B"/>
        <table:table-row table:style-name="Table351.1">
          <table:table-cell table:style-name="Table351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51.1">
          <table:table-cell table:style-name="Table351.A2" office:value-type="string">
            <text:p text:style-name="P8">Logical Name</text:p>
          </table:table-cell>
          <table:table-cell table:style-name="Table351.A2" office:value-type="string">
            <text:p text:style-name="P8">AcqBaseCurrencyEntryAction</text:p>
          </table:table-cell>
        </table:table-row>
        <table:table-row table:style-name="Table351.1">
          <table:table-cell table:style-name="Table351.A2" office:value-type="string">
            <text:p text:style-name="P8">Description:</text:p>
          </table:table-cell>
          <table:table-cell table:style-name="Table351.A2" office:value-type="string">
            <text:p text:style-name="P5"><text:bookmark-start text:name="__DdeLink__10290_510798546131321"/><text:bookmark-start text:name="__DdeLink__5106_131282405741321"/>The action class is used to <text:bookmark-end text:name="__DdeLink__10290_510798546131321"/><text:bookmark-end text:name="__DdeLink__5106_131282405741321"/>add,delete,update and view base currency .</text:p>
          </table:table-cell>
        </table:table-row>
        <table:table-row table:style-name="Table351.1">
          <table:table-cell table:style-name="Table351.A2" office:value-type="string">
            <text:p text:style-name="P8">Method </text:p>
          </table:table-cell>
          <table:table-cell table:style-name="Table351.A2" office:value-type="string">
            <text:p text:style-name="P8"><text:bookmark-start text:name="__DdeLink__36624_806143158"/>searchCurrency<text:bookmark-end text:name="__DdeLink__36624_806143158"/>(library_id, base_currency_symbol)</text:p>
          </table:table-cell>
        </table:table-row>
      </table:table>
      <text:p text:style-name="P39"/>
      <text:p text:style-name="P39"><text:s text:c="6"/><text:bookmark-start text:name="__DdeLink__34686_1380664172122"/><text:span text:style-name="T10">Tables used:</text:span></text:p>
      <table:table table:name="Table352" table:style-name="Table352">
        <table:table-column table:style-name="Table352.A"/>
        <table:table-column table:style-name="Table352.B"/>
        <table:table-column table:style-name="Table352.C"/>
        <table:table-column table:style-name="Table352.D"/>
        <table:table-row table:style-name="Table352.1">
          <table:table-cell table:style-name="Table352.A1" office:value-type="string">
            <text:p text:style-name="P21">S.No.</text:p>
          </table:table-cell>
          <table:table-cell table:style-name="Table352.A1" office:value-type="string">
            <text:p text:style-name="P25">Table name</text:p>
          </table:table-cell>
          <table:table-cell table:style-name="Table352.A1" office:value-type="string">
            <text:p text:style-name="P21">Primary Key Detail</text:p>
          </table:table-cell>
          <table:table-cell table:style-name="Table352.A1" office:value-type="string">
            <text:p text:style-name="P21">Use of Table</text:p>
          </table:table-cell>
        </table:table-row>
        <table:table-row table:style-name="Table352.1">
          <table:table-cell table:style-name="Table352.A1" office:value-type="string">
            <text:p text:style-name="P22">1</text:p>
          </table:table-cell>
          <table:table-cell table:style-name="Table352.A1" office:value-type="string">
            <text:p text:style-name="P9"><text:bookmark-start text:name="__DdeLink__36618_806143158"/><text:bookmark-start text:name="__DdeLink__33562_1381024484232"/><text:bookmark-start text:name="__DdeLink__33400_13810244842332"/><text:bookmark-start text:name="__DdeLink__10292_51079854615332"/><text:bookmark-start text:name="__DdeLink__34763_138066417222"/>b<text:bookmark-end text:name="__DdeLink__33562_1381024484232"/><text:bookmark-end text:name="__DdeLink__33400_13810244842332"/><text:bookmark-end text:name="__DdeLink__10292_51079854615332"/><text:bookmark-end text:name="__DdeLink__34763_138066417222"/>ase_currency<text:bookmark-end text:name="__DdeLink__36618_806143158"/></text:p>
          </table:table-cell>
          <table:table-cell table:style-name="Table352.A1" office:value-type="string">
            <text:p text:style-name="P22"><text:bookmark-start text:name="__DdeLink__36637_806143158"/>library_id,base_currency_symbol <text:bookmark-end text:name="__DdeLink__36637_806143158"/></text:p>
          </table:table-cell>
          <table:table-cell table:style-name="Table352.A1" office:value-type="string">
            <text:p text:style-name="P22">The table is used to search <text:s/>and add base_currency.</text:p>
          </table:table-cell>
        </table:table-row>
      </table:table>
      <text:p text:style-name="P39"/>
      <text:p text:style-name="P39"><text:s text:c="6"/><text:bookmark-start text:name="__DdeLink__33479_13810244841222"/><text:span text:style-name="T10">POJO replacement of tables:</text:span></text:p>
      <table:table table:name="Table353" table:style-name="Table353">
        <table:table-column table:style-name="Table353.A"/>
        <table:table-column table:style-name="Table353.B"/>
        <table:table-column table:style-name="Table353.C"/>
        <table:table-column table:style-name="Table353.D"/>
        <table:table-row table:style-name="Table353.1">
          <table:table-cell table:style-name="Table353.A1" office:value-type="string">
            <text:p text:style-name="P31">S.No.</text:p>
          </table:table-cell>
          <table:table-cell table:style-name="Table353.A1" office:value-type="string">
            <text:p text:style-name="P33">Table name</text:p>
          </table:table-cell>
          <table:table-cell table:style-name="Table353.A1" office:value-type="string">
            <text:p text:style-name="P31">POJO Name</text:p>
          </table:table-cell>
          <table:table-cell table:style-name="Table353.A1" office:value-type="string">
            <text:p text:style-name="P31">Hibernate Mapping Files</text:p>
          </table:table-cell>
        </table:table-row>
        <table:table-row table:style-name="Table353.1">
          <table:table-cell table:style-name="Table353.A1" office:value-type="string">
            <text:p text:style-name="P34">1</text:p>
          </table:table-cell>
          <table:table-cell table:style-name="Table353.A1" office:value-type="string">
            <text:p text:style-name="P9"><text:bookmark-start text:name="__DdeLink__34774_138066417222"/><text:bookmark-start text:name="__DdeLink__33408_13810244842222"/><text:bookmark-start text:name="__DdeLink__36748_806143158"/><text:bookmark-start text:name="__DdeLink__33562_13810244842321"/><text:bookmark-start text:name="__DdeLink__33400_138102448423321"/><text:bookmark-start text:name="__DdeLink__10292_510798546153321"/><text:bookmark-start text:name="__DdeLink__34763_1380664172221"/>b<text:bookmark-end text:name="__DdeLink__33562_13810244842321"/><text:bookmark-end text:name="__DdeLink__33400_138102448423321"/><text:bookmark-end text:name="__DdeLink__10292_510798546153321"/><text:bookmark-end text:name="__DdeLink__34763_1380664172221"/>ase_currency<text:bookmark-end text:name="__DdeLink__34774_138066417222"/><text:bookmark-end text:name="__DdeLink__33408_13810244842222"/><text:bookmark-end text:name="__DdeLink__36748_806143158"/></text:p>
          </table:table-cell>
          <table:table-cell table:style-name="Table353.A1" office:value-type="string">
            <text:p text:style-name="P34"><text:bookmark-start text:name="__DdeLink__10294_51079854614222"/>BaseCurrency<text:bookmark-end text:name="__DdeLink__10294_51079854614222"/></text:p>
          </table:table-cell>
          <table:table-cell table:style-name="Table353.A1" office:value-type="string">
            <text:p text:style-name="P34"/>
          </table:table-cell>
        </table:table-row>
      </table:table>
      <text:p text:style-name="P39"><text:bookmark-end text:name="__DdeLink__34686_1380664172122"/><text:bookmark-end text:name="__DdeLink__33479_13810244841222"/></text:p>
      <text:p text:style-name="P44"><text:s text:c="6"/>Methods Used:</text:p>
      <table:table table:name="Table354" table:style-name="Table354">
        <table:table-column table:style-name="Table354.A"/>
        <table:table-column table:style-name="Table354.B"/>
        <table:table-column table:style-name="Table354.C"/>
        <table:table-column table:style-name="Table354.D"/>
        <table:table-column table:style-name="Table354.E"/>
        <table:table-column table:style-name="Table354.F"/>
        <table:table-row table:style-name="Table354.1">
          <table:table-cell table:style-name="Table354.A1" office:value-type="string">
            <text:p text:style-name="P6">S.No.</text:p>
          </table:table-cell>
          <table:table-cell table:style-name="Table354.A1" office:value-type="string">
            <text:p text:style-name="P6">POJO Class <text:soft-page-break/>Name</text:p>
          </table:table-cell>
          <table:table-cell table:style-name="Table354.A1" office:value-type="string">
            <text:p text:style-name="P6">Method Name</text:p>
          </table:table-cell>
          <table:table-cell table:style-name="Table354.A1" office:value-type="string">
            <text:p text:style-name="P6">Select Operation</text:p>
          </table:table-cell>
          <table:table-cell table:style-name="Table354.A1" office:value-type="string">
            <text:p text:style-name="P48">Column Used in where clause</text:p>
          </table:table-cell>
          <table:table-cell table:style-name="Table354.A1" office:value-type="string">
            <text:p text:style-name="P6">Purpose</text:p>
          </table:table-cell>
        </table:table-row>
        <table:table-row table:style-name="Table354.1">
          <table:table-cell table:style-name="Table354.A1" office:value-type="string">
            <text:p text:style-name="P9">1</text:p>
          </table:table-cell>
          <table:table-cell table:style-name="Table354.A1" office:value-type="string">
            <text:p text:style-name="P17"><text:span text:style-name="T7">BaseCurrency</text:span><text:span text:style-name="T5"> </text:span></text:p>
          </table:table-cell>
          <table:table-cell table:style-name="Table354.A1" office:value-type="string">
            <text:p text:style-name="P9">searchCurrency()</text:p>
            <text:p text:style-name="P9"/>
            <text:p text:style-name="P9"/>
          </table:table-cell>
          <table:table-cell table:style-name="Table354.A1" office:value-type="string">
            <text:p text:style-name="P9">Return instance of <text:span text:style-name="T4">BaseCurrency</text:span> <text:s/></text:p>
          </table:table-cell>
          <table:table-cell table:style-name="Table354.A1" office:value-type="string">
            <text:p text:style-name="P24">library_id,base_currency_symbol </text:p>
          </table:table-cell>
          <table:table-cell table:style-name="Table354.A1" office:value-type="string">
            <text:p text:style-name="P8">Searches <text:bookmark-start text:name="__DdeLink__33562_138102448423211"/><text:bookmark-start text:name="__DdeLink__33400_1381024484233211"/><text:bookmark-start text:name="__DdeLink__10292_5107985461533211"/><text:bookmark-start text:name="__DdeLink__34763_13806641722211"/><text:span text:style-name="T11">b</text:span><text:bookmark-end text:name="__DdeLink__33562_138102448423211"/><text:bookmark-end text:name="__DdeLink__33400_1381024484233211"/><text:bookmark-end text:name="__DdeLink__10292_5107985461533211"/><text:bookmark-end text:name="__DdeLink__34763_13806641722211"/><text:span text:style-name="T11">ase_currency</text:span> table by <text:span text:style-name="T14">library_id,base_currency_symbol </text:span></text:p>
          </table:table-cell>
        </table:table-row>
      </table:table>
      <text:p text:style-name="P37"/>
      <text:p text:style-name="P19"/>
      <text:p text:style-name="P19"/>
      <text:p text:style-name="P37"><text:bookmark-start text:name="__DdeLink__36788_806143158"/>Record Keeping Currency Conversion:</text:p>
      <text:p text:style-name="P35"><text:span text:style-name="T8"><text:s text:c="7"/></text:span><text:span text:style-name="T6">The </text:span><text:bookmark-start text:name="__DdeLink__36601_8061431581"/><text:span text:style-name="T6">j</text:span><text:bookmark-end text:name="__DdeLink__36601_8061431581"/><text:span text:style-name="T6">sp page is used to select source currency which is used to convert into target currency.</text:span></text:p>
      <text:p text:style-name="P19"><text:s text:c="7"/>File Name of view page: /acquisition/acq_currency1.jsp</text:p>
      <text:p text:style-name="P42"/>
      <text:p text:style-name="P19"><text:s text:c="7"/><text:span text:style-name="T10">Attributes:</text:span></text:p>
      <table:table table:name="Table355" table:style-name="Table355">
        <table:table-column table:style-name="Table355.A"/>
        <table:table-column table:style-name="Table355.B"/>
        <table:table-column table:style-name="Table355.C"/>
        <table:table-column table:style-name="Table355.D"/>
        <table:table-column table:style-name="Table355.E"/>
        <table:table-column table:style-name="Table355.F"/>
        <table:table-row table:style-name="Table355.1">
          <table:table-cell table:style-name="Table355.A1" office:value-type="string">
            <text:p text:style-name="P20">S.No.</text:p>
          </table:table-cell>
          <table:table-cell table:style-name="Table355.B1" office:value-type="string">
            <text:p text:style-name="P20">Attribute Name</text:p>
          </table:table-cell>
          <table:table-cell table:style-name="Table355.B1" office:value-type="string">
            <text:p text:style-name="P20">Label </text:p>
          </table:table-cell>
          <table:table-cell table:style-name="Table355.B1" office:value-type="string">
            <text:p text:style-name="P20">Field Name</text:p>
          </table:table-cell>
          <table:table-cell table:style-name="Table355.B1" office:value-type="string">
            <text:p text:style-name="P20">Type</text:p>
          </table:table-cell>
          <table:table-cell table:style-name="Table355.B1" office:value-type="string">
            <text:p text:style-name="P20">Validation</text:p>
          </table:table-cell>
        </table:table-row>
        <table:table-row table:style-name="Table355.1">
          <table:table-cell table:style-name="Table355.A1" office:value-type="string">
            <text:p text:style-name="P29">1.</text:p>
          </table:table-cell>
          <table:table-cell table:style-name="Table355.B1" office:value-type="string">
            <text:p text:style-name="P30"><text:bookmark-start text:name="__DdeLink__5079_131282405731221"/>Select Source Currency<text:bookmark-end text:name="__DdeLink__5079_131282405731221"/></text:p>
          </table:table-cell>
          <table:table-cell table:style-name="Table355.B1" office:value-type="string">
            <text:p text:style-name="P30">Select Source Currency</text:p>
          </table:table-cell>
          <table:table-cell table:style-name="Table355.B1" office:value-type="string">
            <text:p text:style-name="P32"><text:bookmark-start text:name="__DdeLink__34751_1380664172221"/><text:bookmark-start text:name="__DdeLink__36605_8061431581"/><text:bookmark-start text:name="__DdeLink__36712_806143158"/>budgethead_id<text:bookmark-end text:name="__DdeLink__34751_1380664172221"/><text:bookmark-end text:name="__DdeLink__36605_8061431581"/><text:bookmark-end text:name="__DdeLink__36712_806143158"/></text:p>
          </table:table-cell>
          <table:table-cell table:style-name="Table355.B1" office:value-type="string">
            <text:p text:style-name="P32"><text:bookmark-start text:name="__DdeLink__19945_121551131831221"/><text:bookmark-start text:name="__DdeLink__5096_131282405731221"/>s<text:bookmark-end text:name="__DdeLink__19945_121551131831221"/><text:bookmark-end text:name="__DdeLink__5096_131282405731221"/>elect</text:p>
          </table:table-cell>
          <table:table-cell table:style-name="Table355.B1" office:value-type="string">
            <text:p text:style-name="P28"><text:bookmark-start text:name="__DdeLink__34938_138066417221"/>onsubmit="return check1()"<text:bookmark-end text:name="__DdeLink__34938_138066417221"/></text:p>
          </table:table-cell>
        </table:table-row>
        <table:table-row table:style-name="Table355.1">
          <table:table-cell table:style-name="Table355.A3" office:value-type="string">
            <text:p text:style-name="P29">2.</text:p>
          </table:table-cell>
          <table:table-cell table:style-name="Table355.B3" office:value-type="string">
            <text:p text:style-name="P30">Current date</text:p>
          </table:table-cell>
          <table:table-cell table:style-name="Table355.B3" office:value-type="string">
            <text:p text:style-name="P30">Current date</text:p>
          </table:table-cell>
          <table:table-cell table:style-name="Table355.B3" office:value-type="string">
            <text:p text:style-name="P32">date</text:p>
          </table:table-cell>
          <table:table-cell table:style-name="Table355.B3" office:value-type="string">
            <text:p text:style-name="P32">textbox</text:p>
          </table:table-cell>
          <table:table-cell table:style-name="Table355.B3" office:value-type="string">
            <text:p text:style-name="P28"/>
          </table:table-cell>
        </table:table-row>
        <table:table-row table:style-name="Table355.1">
          <table:table-cell table:style-name="Table355.A1" office:value-type="string">
            <text:p text:style-name="P29">3.</text:p>
          </table:table-cell>
          <table:table-cell table:style-name="Table355.B1" office:value-type="string">
            <text:p text:style-name="P32"><text:bookmark-start text:name="__DdeLink__33388_138102448411221"/>Update <text:bookmark-end text:name="__DdeLink__33388_138102448411221"/></text:p>
          </table:table-cell>
          <table:table-cell table:style-name="Table355.B1" office:value-type="string">
            <text:p text:style-name="P32">Update</text:p>
          </table:table-cell>
          <table:table-cell table:style-name="Table355.B1" office:value-type="string">
            <text:p text:style-name="P32">Button1</text:p>
          </table:table-cell>
          <table:table-cell table:style-name="Table355.B1" office:value-type="string">
            <text:p text:style-name="P32">Button</text:p>
          </table:table-cell>
          <table:table-cell table:style-name="Table355.B1" office:value-type="string">
            <text:p text:style-name="P32"/>
          </table:table-cell>
        </table:table-row>
        <table:table-row table:style-name="Table355.1">
          <table:table-cell table:style-name="Table355.A3" office:value-type="string">
            <text:p text:style-name="P29">4.</text:p>
          </table:table-cell>
          <table:table-cell table:style-name="Table355.B3" office:value-type="string">
            <text:p text:style-name="P32">View </text:p>
          </table:table-cell>
          <table:table-cell table:style-name="Table355.B3" office:value-type="string">
            <text:p text:style-name="P32">View</text:p>
          </table:table-cell>
          <table:table-cell table:style-name="Table355.B3" office:value-type="string">
            <text:p text:style-name="P32">Button2</text:p>
          </table:table-cell>
          <table:table-cell table:style-name="Table355.B3" office:value-type="string">
            <text:p text:style-name="P32">Button</text:p>
          </table:table-cell>
          <table:table-cell table:style-name="Table355.B3" office:value-type="string">
            <text:p text:style-name="P32"/>
          </table:table-cell>
        </table:table-row>
        <table:table-row table:style-name="Table355.6">
          <table:table-cell table:style-name="Table355.A3" office:value-type="string">
            <text:p text:style-name="P29">5.</text:p>
          </table:table-cell>
          <table:table-cell table:style-name="Table355.B3" office:value-type="string">
            <text:p text:style-name="P32">Delete </text:p>
          </table:table-cell>
          <table:table-cell table:style-name="Table355.B3" office:value-type="string">
            <text:p text:style-name="P32">Delete</text:p>
          </table:table-cell>
          <table:table-cell table:style-name="Table355.B3" office:value-type="string">
            <text:p text:style-name="P32">Button3</text:p>
          </table:table-cell>
          <table:table-cell table:style-name="Table355.B3" office:value-type="string">
            <text:p text:style-name="P32">Button</text:p>
          </table:table-cell>
          <table:table-cell table:style-name="Table355.B3" office:value-type="string">
            <text:p text:style-name="P32"/>
          </table:table-cell>
        </table:table-row>
        <table:table-row table:style-name="Table355.6">
          <table:table-cell table:style-name="Table355.A3" office:value-type="string">
            <text:p text:style-name="P29">6.</text:p>
          </table:table-cell>
          <table:table-cell table:style-name="Table355.B3" office:value-type="string">
            <text:p text:style-name="P32">Add</text:p>
          </table:table-cell>
          <table:table-cell table:style-name="Table355.B3" office:value-type="string">
            <text:p text:style-name="P32">Add</text:p>
          </table:table-cell>
          <table:table-cell table:style-name="Table355.B3" office:value-type="string">
            <text:p text:style-name="P32">Button4</text:p>
          </table:table-cell>
          <table:table-cell table:style-name="Table355.B3" office:value-type="string">
            <text:p text:style-name="P32">Button</text:p>
          </table:table-cell>
          <table:table-cell table:style-name="Table355.B3" office:value-type="string">
            <text:p text:style-name="P32"/>
          </table:table-cell>
        </table:table-row>
        <table:table-row table:style-name="Table355.1">
          <table:table-cell table:style-name="Table355.A3" office:value-type="string">
            <text:p text:style-name="P29">7.</text:p>
          </table:table-cell>
          <table:table-cell table:style-name="Table355.B3" office:value-type="string">
            <text:p text:style-name="P32">Back</text:p>
          </table:table-cell>
          <table:table-cell table:style-name="Table355.B3" office:value-type="string">
            <text:p text:style-name="P32">Back</text:p>
          </table:table-cell>
          <table:table-cell table:style-name="Table355.B3" office:value-type="string">
            <text:p text:style-name="P32">Button5</text:p>
          </table:table-cell>
          <table:table-cell table:style-name="Table355.B3" office:value-type="string">
            <text:p text:style-name="P32">Button</text:p>
          </table:table-cell>
          <table:table-cell table:style-name="Table355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<text:span text:style-name="T13">budgethead_id</text:span> must be selected</text:p>
      <text:p text:style-name="P19"/>
      <table:table table:name="Table356" table:style-name="Table356">
        <table:table-column table:style-name="Table356.A"/>
        <table:table-column table:style-name="Table356.B"/>
        <table:table-column table:style-name="Table356.C"/>
        <table:table-row table:style-name="Table356.1">
          <table:table-cell table:style-name="Table356.A1" table:number-columns-spanned="2" office:value-type="string">
            <text:p text:style-name="P6">Struts Form Bean Mapping:</text:p>
          </table:table-cell>
          <table:covered-table-cell/>
          <table:table-cell table:style-name="Table356.C1" office:value-type="string">
            <text:p text:style-name="Standard"/>
          </table:table-cell>
        </table:table-row>
        <table:table-row table:style-name="Table356.1">
          <table:table-cell table:style-name="Table356.A2" table:number-columns-spanned="2" office:value-type="string">
            <text:p text:style-name="P8">Logical Name</text:p>
          </table:table-cell>
          <table:covered-table-cell/>
          <table:table-cell table:style-name="Table356.A2" office:value-type="string">
            <text:p text:style-name="P4">AcqCurrency1ActionForm</text:p>
          </table:table-cell>
        </table:table-row>
        <table:table-row table:style-name="Table356.1">
          <table:table-cell table:style-name="Table356.A2" table:number-columns-spanned="2" office:value-type="string">
            <text:p text:style-name="P8">Code:</text:p>
          </table:table-cell>
          <table:covered-table-cell/>
          <table:table-cell table:style-name="Table356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56.1">
          <table:table-cell table:style-name="Table356.A2" table:number-columns-spanned="2" office:value-type="string">
            <text:p text:style-name="P8">Description:</text:p>
          </table:table-cell>
          <table:covered-table-cell/>
          <table:table-cell table:style-name="Table356.A2" office:value-type="string">
            <text:p text:style-name="P8"><text:bookmark-start text:name="__DdeLink__33467_138102448411221"/>For defining setter and getter variables.<text:bookmark-end text:name="__DdeLink__33467_138102448411221"/></text:p>
          </table:table-cell>
        </table:table-row>
        <table:table-row table:style-name="Table356.1">
          <table:table-cell table:style-name="Table356.A1" table:number-columns-spanned="2" office:value-type="string">
            <text:p text:style-name="P8">Struts Action:</text:p>
          </table:table-cell>
          <table:covered-table-cell/>
          <table:table-cell table:style-name="Table356.C1" office:value-type="string">
            <text:p text:style-name="P46"/>
          </table:table-cell>
        </table:table-row>
        <table:table-row table:style-name="Table356.1">
          <table:table-cell table:style-name="Table356.A2" table:number-columns-spanned="2" office:value-type="string">
            <text:p text:style-name="P8">Logical Name:</text:p>
          </table:table-cell>
          <table:covered-table-cell/>
          <table:table-cell table:style-name="Table356.A2" office:value-type="string">
            <text:p text:style-name="P8">/currency</text:p>
          </table:table-cell>
        </table:table-row>
        <table:table-row table:style-name="Table356.1">
          <table:table-cell table:style-name="Table356.A2" table:number-columns-spanned="2" office:value-type="string">
            <text:p text:style-name="P8">Input JSP Form:</text:p>
          </table:table-cell>
          <table:covered-table-cell/>
          <table:table-cell table:style-name="Table356.A2" office:value-type="string">
            <text:p text:style-name="P34">/acquisition/acq_currency1.jsp</text:p>
          </table:table-cell>
        </table:table-row>
        <table:table-row table:style-name="Table356.1">
          <table:table-cell table:style-name="Table356.A2" table:number-columns-spanned="2" office:value-type="string">
            <text:p text:style-name="P8">Physical Path:</text:p>
          </table:table-cell>
          <table:covered-table-cell/>
          <table:table-cell table:style-name="Table356.A2" office:value-type="string">
            <text:p text:style-name="P8">com.myapp.struts.Acquisition.AcqCurrencyConversion2Action</text:p>
          </table:table-cell>
        </table:table-row>
        <table:table-row table:style-name="Table356.1">
          <table:table-cell table:style-name="Table356.A2" table:number-columns-spanned="2" office:value-type="string">
            <text:p text:style-name="P8">Code:</text:p>
          </table:table-cell>
          <table:covered-table-cell/>
          <table:table-cell table:style-name="Table356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56.1">
          <table:table-cell table:style-name="Table356.A2" table:number-columns-spanned="2" office:value-type="string">
            <text:p text:style-name="P8">Description:</text:p>
          </table:table-cell>
          <table:covered-table-cell/>
          <table:table-cell table:style-name="Table356.A2" office:value-type="string">
            <text:p text:style-name="P1"><text:bookmark-start text:name="__DdeLink__34756_1380664172221"/><text:bookmark-start text:name="__DdeLink__33395_138102448411221"/><text:bookmark-start text:name="__DdeLink__36610_8061431581"/><text:bookmark-start text:name="__DdeLink__36718_806143158"/><text:bookmark-start text:name="__DdeLink__10290_510798546131322"/><text:bookmark-start text:name="__DdeLink__5106_131282405741322"/>The action class is used to <text:bookmark-end text:name="__DdeLink__10290_510798546131322"/><text:bookmark-end text:name="__DdeLink__5106_131282405741322"/>currency conversion .<text:bookmark-end text:name="__DdeLink__34756_1380664172221"/><text:bookmark-end text:name="__DdeLink__33395_138102448411221"/><text:bookmark-end text:name="__DdeLink__36610_8061431581"/><text:bookmark-end text:name="__DdeLink__36718_806143158"/></text:p>
          </table:table-cell>
        </table:table-row>
        <table:table-row table:style-name="Table356.1">
          <table:table-cell table:style-name="Table356.A1" table:number-columns-spanned="2" office:value-type="string">
            <text:p text:style-name="P7">Request Forwards On:</text:p>
          </table:table-cell>
          <table:covered-table-cell/>
          <table:table-cell table:style-name="Table356.A1" office:value-type="string">
            <text:p text:style-name="P12">Purpose</text:p>
          </table:table-cell>
        </table:table-row>
        <table:table-row table:style-name="Table356.1">
          <table:table-cell table:style-name="Table356.A2" office:value-type="string">
            <text:p text:style-name="P2">add </text:p>
          </table:table-cell>
          <table:table-cell table:style-name="Table356.A2" table:number-columns-spanned="2" office:value-type="string">
            <text:p text:style-name="P2">/acquisition/acq_currency_coversion2.jsp</text:p>
          </table:table-cell>
          <table:covered-table-cell/>
        </table:table-row>
        <table:table-row table:style-name="Table356.1">
          <table:table-cell table:style-name="Table356.A13" office:value-type="string">
            <text:p text:style-name="P2">duplicate</text:p>
          </table:table-cell>
          <table:table-cell table:style-name="Table356.A13" table:number-columns-spanned="2" office:value-type="string">
            <text:p text:style-name="P2">/acquisition/acq_currency1.jsp</text:p>
          </table:table-cell>
          <table:covered-table-cell/>
        </table:table-row>
        <table:table-row table:style-name="Table356.1">
          <table:table-cell table:style-name="Table356.A13" office:value-type="string">
            <text:p text:style-name="P2">update</text:p>
          </table:table-cell>
          <table:table-cell table:style-name="Table356.A13" table:number-columns-spanned="2" office:value-type="string">
            <text:p text:style-name="P2">/acquisition/acq_currency_coversion2.jsp</text:p>
          </table:table-cell>
          <table:covered-table-cell/>
        </table:table-row>
        <table:table-row table:style-name="Table356.1">
          <table:table-cell table:style-name="Table356.A13" office:value-type="string">
            <text:p text:style-name="P2">delete</text:p>
          </table:table-cell>
          <table:table-cell table:style-name="Table356.A13" table:number-columns-spanned="2" office:value-type="string">
            <text:p text:style-name="P2">/acquisition/acq_currency_coversion2.jsp</text:p>
          </table:table-cell>
          <table:covered-table-cell/>
        </table:table-row>
        <table:table-row table:style-name="Table356.1">
          <table:table-cell table:style-name="Table356.A13" office:value-type="string">
            <text:p text:style-name="P2">view</text:p>
          </table:table-cell>
          <table:table-cell table:style-name="Table356.A13" table:number-columns-spanned="2" office:value-type="string">
            <text:p text:style-name="P2">/acquisition/acq_currency_coversion2.jsp</text:p>
          </table:table-cell>
          <table:covered-table-cell/>
        </table:table-row>
      </table:table>
      <text:p text:style-name="P39"/>
      <table:table table:name="Table357" table:style-name="Table357">
        <table:table-column table:style-name="Table357.A"/>
        <table:table-column table:style-name="Table357.B"/>
        <table:table-row table:style-name="Table357.1">
          <table:table-cell table:style-name="Table357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57.1">
          <table:table-cell table:style-name="Table357.A2" office:value-type="string">
            <text:p text:style-name="P8">Logical Name</text:p>
          </table:table-cell>
          <table:table-cell table:style-name="Table357.A2" office:value-type="string">
            <text:p text:style-name="P8">AcqCurrencyConversion2Action</text:p>
          </table:table-cell>
        </table:table-row>
        <table:table-row table:style-name="Table357.1">
          <table:table-cell table:style-name="Table357.A2" office:value-type="string">
            <text:p text:style-name="P8">Description:</text:p>
          </table:table-cell>
          <table:table-cell table:style-name="Table357.A2" office:value-type="string">
            <text:p text:style-name="P5"><text:bookmark-start text:name="__DdeLink__10290_5107985461313221"/><text:bookmark-start text:name="__DdeLink__5106_1312824057413221"/>The action class is used to <text:bookmark-end text:name="__DdeLink__10290_5107985461313221"/><text:bookmark-end text:name="__DdeLink__5106_1312824057413221"/>currency conversion .</text:p>
          </table:table-cell>
        </table:table-row>
        <text:soft-page-break/>
        <table:table-row table:style-name="Table357.1">
          <table:table-cell table:style-name="Table357.A2" office:value-type="string">
            <text:p text:style-name="P8">Method </text:p>
          </table:table-cell>
          <table:table-cell table:style-name="Table357.A2" office:value-type="string">
            <text:p text:style-name="P8"><text:bookmark-start text:name="__DdeLink__36726_806143158"/>searchSourceCurrency1<text:bookmark-end text:name="__DdeLink__36726_806143158"/>(library_id, scurrency,date),</text:p>
            <text:p text:style-name="P8">searchCurrency1(library_id)</text:p>
          </table:table-cell>
        </table:table-row>
      </table:table>
      <text:p text:style-name="P39"/>
      <text:p text:style-name="P39"><text:s text:c="6"/><text:bookmark-start text:name="__DdeLink__34686_13806641721221"/><text:span text:style-name="T10">Tables used:</text:span></text:p>
      <table:table table:name="Table358" table:style-name="Table358">
        <table:table-column table:style-name="Table358.A"/>
        <table:table-column table:style-name="Table358.B"/>
        <table:table-column table:style-name="Table358.C"/>
        <table:table-column table:style-name="Table358.D"/>
        <table:table-row table:style-name="Table358.1">
          <table:table-cell table:style-name="Table358.A1" office:value-type="string">
            <text:p text:style-name="P21">S.No.</text:p>
          </table:table-cell>
          <table:table-cell table:style-name="Table358.A1" office:value-type="string">
            <text:p text:style-name="P25">Table name</text:p>
          </table:table-cell>
          <table:table-cell table:style-name="Table358.A1" office:value-type="string">
            <text:p text:style-name="P21">Primary Key Detail</text:p>
          </table:table-cell>
          <table:table-cell table:style-name="Table358.A1" office:value-type="string">
            <text:p text:style-name="P21">Use of Table</text:p>
          </table:table-cell>
        </table:table-row>
        <table:table-row table:style-name="Table358.1">
          <table:table-cell table:style-name="Table358.A1" office:value-type="string">
            <text:p text:style-name="P22">1</text:p>
          </table:table-cell>
          <table:table-cell table:style-name="Table358.A1" office:value-type="string">
            <text:p text:style-name="P9"><text:bookmark-start text:name="__DdeLink__36723_806143158"/>acq<text:bookmark-start text:name="__DdeLink__36618_8061431581"/>_currency<text:bookmark-end text:name="__DdeLink__36723_806143158"/><text:bookmark-end text:name="__DdeLink__36618_8061431581"/></text:p>
          </table:table-cell>
          <table:table-cell table:style-name="Table358.A1" office:value-type="string">
            <text:p text:style-name="P22"><text:bookmark-start text:name="__DdeLink__36637_8061431581"/>library_id,conversion_id <text:bookmark-end text:name="__DdeLink__36637_8061431581"/></text:p>
          </table:table-cell>
          <table:table-cell table:style-name="Table358.A1" office:value-type="string">
            <text:p text:style-name="P22">The table is used to convert source currency into base currency.</text:p>
          </table:table-cell>
        </table:table-row>
      </table:table>
      <text:p text:style-name="P39"/>
      <text:p text:style-name="P39"><text:s text:c="6"/><text:bookmark-start text:name="__DdeLink__33479_138102448412221"/><text:span text:style-name="T10">POJO replacement of tables:</text:span></text:p>
      <table:table table:name="Table359" table:style-name="Table359">
        <table:table-column table:style-name="Table359.A"/>
        <table:table-column table:style-name="Table359.B"/>
        <table:table-column table:style-name="Table359.C"/>
        <table:table-column table:style-name="Table359.D"/>
        <table:table-row table:style-name="Table359.1">
          <table:table-cell table:style-name="Table359.A1" office:value-type="string">
            <text:p text:style-name="P31">S.No.</text:p>
          </table:table-cell>
          <table:table-cell table:style-name="Table359.A1" office:value-type="string">
            <text:p text:style-name="P33">Table name</text:p>
          </table:table-cell>
          <table:table-cell table:style-name="Table359.A1" office:value-type="string">
            <text:p text:style-name="P31">POJO Name</text:p>
          </table:table-cell>
          <table:table-cell table:style-name="Table359.A1" office:value-type="string">
            <text:p text:style-name="P31">Hibernate Mapping Files</text:p>
          </table:table-cell>
        </table:table-row>
        <table:table-row table:style-name="Table359.1">
          <table:table-cell table:style-name="Table359.A1" office:value-type="string">
            <text:p text:style-name="P34">1</text:p>
          </table:table-cell>
          <table:table-cell table:style-name="Table359.A1" office:value-type="string">
            <text:p text:style-name="P9"><text:bookmark-start text:name="__DdeLink__34774_1380664172221"/><text:bookmark-start text:name="__DdeLink__33408_138102448422221"/>acq<text:bookmark-start text:name="__DdeLink__36618_80614315811"/>_currency<text:bookmark-end text:name="__DdeLink__34774_1380664172221"/><text:bookmark-end text:name="__DdeLink__33408_138102448422221"/><text:bookmark-end text:name="__DdeLink__36618_80614315811"/></text:p>
          </table:table-cell>
          <table:table-cell table:style-name="Table359.A1" office:value-type="string">
            <text:p text:style-name="P34"><text:bookmark-start text:name="__DdeLink__10294_510798546142221"/>AcqCurrency<text:bookmark-end text:name="__DdeLink__10294_510798546142221"/></text:p>
          </table:table-cell>
          <table:table-cell table:style-name="Table359.A1" office:value-type="string">
            <text:p text:style-name="P34"/>
          </table:table-cell>
        </table:table-row>
      </table:table>
      <text:p text:style-name="P39"><text:bookmark-end text:name="__DdeLink__34686_13806641721221"/><text:bookmark-end text:name="__DdeLink__33479_138102448412221"/></text:p>
      <text:p text:style-name="P44"><text:s text:c="6"/>Methods Used:</text:p>
      <table:table table:name="Table360" table:style-name="Table360">
        <table:table-column table:style-name="Table360.A"/>
        <table:table-column table:style-name="Table360.B"/>
        <table:table-column table:style-name="Table360.C"/>
        <table:table-column table:style-name="Table360.D"/>
        <table:table-column table:style-name="Table360.E"/>
        <table:table-column table:style-name="Table360.F"/>
        <table:table-row table:style-name="Table360.1">
          <table:table-cell table:style-name="Table360.A1" office:value-type="string">
            <text:p text:style-name="P6">S.No.</text:p>
          </table:table-cell>
          <table:table-cell table:style-name="Table360.A1" office:value-type="string">
            <text:p text:style-name="P6">POJO Class Name</text:p>
          </table:table-cell>
          <table:table-cell table:style-name="Table360.A1" office:value-type="string">
            <text:p text:style-name="P6">Method Name</text:p>
          </table:table-cell>
          <table:table-cell table:style-name="Table360.A1" office:value-type="string">
            <text:p text:style-name="P6">Select Operation</text:p>
          </table:table-cell>
          <table:table-cell table:style-name="Table360.A1" office:value-type="string">
            <text:p text:style-name="P48">Column Used in where clause</text:p>
          </table:table-cell>
          <table:table-cell table:style-name="Table360.A1" office:value-type="string">
            <text:p text:style-name="P6">Purpose</text:p>
          </table:table-cell>
        </table:table-row>
        <table:table-row table:style-name="Table360.1">
          <table:table-cell table:style-name="Table360.A1" office:value-type="string">
            <text:p text:style-name="P9">1</text:p>
          </table:table-cell>
          <table:table-cell table:style-name="Table360.A1" office:value-type="string">
            <text:p text:style-name="P17"><text:span text:style-name="T7">AcqCurrency</text:span><text:span text:style-name="T5"> </text:span></text:p>
          </table:table-cell>
          <table:table-cell table:style-name="Table360.A1" office:value-type="string">
            <text:p text:style-name="P9">searchSourceCurrency1()</text:p>
            <text:p text:style-name="P9"/>
            <text:p text:style-name="P9"/>
          </table:table-cell>
          <table:table-cell table:style-name="Table360.A1" office:value-type="string">
            <text:p text:style-name="P9">Return instance of <text:span text:style-name="T4">AcqCurrency</text:span> <text:s/></text:p>
          </table:table-cell>
          <table:table-cell table:style-name="Table360.A1" office:value-type="string">
            <text:p text:style-name="P24"><text:bookmark-start text:name="__DdeLink__36733_806143158"/>library_id, scurrency,date<text:bookmark-end text:name="__DdeLink__36733_806143158"/> </text:p>
          </table:table-cell>
          <table:table-cell table:style-name="Table360.A1" office:value-type="string">
            <text:p text:style-name="P8">Searches <text:span text:style-name="T11">acq</text:span><text:bookmark-start text:name="__DdeLink__36618_806143158111"/><text:span text:style-name="T11">_currency</text:span><text:bookmark-end text:name="__DdeLink__36618_806143158111"/> table by <text:span text:style-name="T14">library_id,currency,</text:span></text:p>
            <text:p text:style-name="P11">date </text:p>
          </table:table-cell>
        </table:table-row>
        <table:table-row table:style-name="Table360.1">
          <table:table-cell table:style-name="Table360.A3" office:value-type="string">
            <text:p text:style-name="P9">2</text:p>
          </table:table-cell>
          <table:table-cell table:style-name="Table360.A3" office:value-type="string">
            <text:p text:style-name="P17">BaseCurrency</text:p>
          </table:table-cell>
          <table:table-cell table:style-name="Table360.A3" office:value-type="string">
            <text:p text:style-name="P9">searchCurrency1</text:p>
          </table:table-cell>
          <table:table-cell table:style-name="Table360.A3" office:value-type="string">
            <text:p text:style-name="P9">Return instance of <text:span text:style-name="T14">BaseCurrency</text:span></text:p>
          </table:table-cell>
          <table:table-cell table:style-name="Table360.A3" office:value-type="string">
            <text:p text:style-name="P24">library_id</text:p>
          </table:table-cell>
          <table:table-cell table:style-name="Table360.A3" office:value-type="string">
            <text:p text:style-name="P8">Searches <text:bookmark-start text:name="__DdeLink__33562_138102448423212"/><text:bookmark-start text:name="__DdeLink__33400_1381024484233212"/><text:bookmark-start text:name="__DdeLink__10292_5107985461533212"/><text:bookmark-start text:name="__DdeLink__34763_13806641722212"/><text:span text:style-name="T11">b</text:span><text:bookmark-end text:name="__DdeLink__33562_138102448423212"/><text:bookmark-end text:name="__DdeLink__33400_1381024484233212"/><text:bookmark-end text:name="__DdeLink__10292_5107985461533212"/><text:bookmark-end text:name="__DdeLink__34763_13806641722212"/><text:span text:style-name="T11">ase_currency</text:span> table by <text:span text:style-name="T14">library_id</text:span></text:p>
          </table:table-cell>
        </table:table-row>
      </table:table>
      <text:p text:style-name="P37"><text:bookmark-end text:name="__DdeLink__36788_806143158"/></text:p>
      <text:p text:style-name="P19"/>
      <text:p text:style-name="P19"/>
      <text:p text:style-name="P19"/>
      <text:p text:style-name="P37"><text:bookmark-start text:name="__DdeLink__36878_806143158"/>Record Keeping Currency Conversion 2:</text:p>
      <text:p text:style-name="P35"><text:span text:style-name="T8"><text:s text:c="7"/></text:span><text:span text:style-name="T6">The </text:span><text:bookmark-start text:name="__DdeLink__36601_80614315811"/><text:span text:style-name="T6">j</text:span><text:bookmark-end text:name="__DdeLink__36601_80614315811"/><text:span text:style-name="T6">sp page is used to insert record corresponding to base currency and source currency.</text:span></text:p>
      <text:p text:style-name="P19"><text:s text:c="7"/>File Name of view page: /acquisition/acq_currency_coversion2.jsp</text:p>
      <text:p text:style-name="P42"/>
      <text:p text:style-name="P19"><text:s text:c="7"/><text:span text:style-name="T10">Attributes:</text:span></text:p>
      <table:table table:name="Table361" table:style-name="Table361">
        <table:table-column table:style-name="Table361.A"/>
        <table:table-column table:style-name="Table361.B"/>
        <table:table-column table:style-name="Table361.C"/>
        <table:table-column table:style-name="Table361.D"/>
        <table:table-column table:style-name="Table361.E"/>
        <table:table-column table:style-name="Table361.F"/>
        <table:table-row table:style-name="Table361.1">
          <table:table-cell table:style-name="Table361.A1" office:value-type="string">
            <text:p text:style-name="P20">S.No.</text:p>
          </table:table-cell>
          <table:table-cell table:style-name="Table361.B1" office:value-type="string">
            <text:p text:style-name="P20">Attribute Name</text:p>
          </table:table-cell>
          <table:table-cell table:style-name="Table361.B1" office:value-type="string">
            <text:p text:style-name="P20">Label </text:p>
          </table:table-cell>
          <table:table-cell table:style-name="Table361.B1" office:value-type="string">
            <text:p text:style-name="P20">Field Name</text:p>
          </table:table-cell>
          <table:table-cell table:style-name="Table361.B1" office:value-type="string">
            <text:p text:style-name="P20">Type</text:p>
          </table:table-cell>
          <table:table-cell table:style-name="Table361.B1" office:value-type="string">
            <text:p text:style-name="P20">Validation</text:p>
          </table:table-cell>
        </table:table-row>
        <table:table-row table:style-name="Table361.1">
          <table:table-cell table:style-name="Table361.A1" office:value-type="string">
            <text:p text:style-name="P29">1.</text:p>
          </table:table-cell>
          <table:table-cell table:style-name="Table361.B1" office:value-type="string">
            <text:p text:style-name="P30"><text:bookmark-start text:name="__DdeLink__5079_1312824057312211"/>Date<text:bookmark-end text:name="__DdeLink__5079_1312824057312211"/></text:p>
          </table:table-cell>
          <table:table-cell table:style-name="Table361.B1" office:value-type="string">
            <text:p text:style-name="P30">Date</text:p>
          </table:table-cell>
          <table:table-cell table:style-name="Table361.B1" office:value-type="string">
            <text:p text:style-name="P32"><text:bookmark-start text:name="__DdeLink__34751_13806641722211"/><text:bookmark-start text:name="__DdeLink__36605_80614315811"/><text:bookmark-start text:name="__DdeLink__36712_8061431581"/>date<text:bookmark-end text:name="__DdeLink__34751_13806641722211"/><text:bookmark-end text:name="__DdeLink__36605_80614315811"/><text:bookmark-end text:name="__DdeLink__36712_8061431581"/></text:p>
          </table:table-cell>
          <table:table-cell table:style-name="Table361.B1" office:value-type="string">
            <text:p text:style-name="P32">textbox</text:p>
          </table:table-cell>
          <table:table-cell table:style-name="Table361.B1" office:value-type="string">
            <text:p text:style-name="P28"><text:bookmark-start text:name="__DdeLink__34938_1380664172211"/>onsubmit="return check1()"<text:bookmark-end text:name="__DdeLink__34938_1380664172211"/></text:p>
          </table:table-cell>
        </table:table-row>
        <table:table-row table:style-name="Table361.1">
          <table:table-cell table:style-name="Table361.A3" office:value-type="string">
            <text:p text:style-name="P29">2.</text:p>
          </table:table-cell>
          <table:table-cell table:style-name="Table361.B3" office:value-type="string">
            <text:p text:style-name="P30"><text:bookmark-start text:name="__DdeLink__36824_806143158"/>Source Currency<text:bookmark-end text:name="__DdeLink__36824_806143158"/></text:p>
          </table:table-cell>
          <table:table-cell table:style-name="Table361.B3" office:value-type="string">
            <text:p text:style-name="P30">Source Currency</text:p>
          </table:table-cell>
          <table:table-cell table:style-name="Table361.B3" office:value-type="string">
            <text:p text:style-name="P32">date</text:p>
          </table:table-cell>
          <table:table-cell table:style-name="Table361.B3" office:value-type="string">
            <text:p text:style-name="P32">textbox</text:p>
          </table:table-cell>
          <table:table-cell table:style-name="Table361.B3" office:value-type="string">
            <text:p text:style-name="P28"/>
          </table:table-cell>
        </table:table-row>
        <table:table-row table:style-name="Table361.1">
          <table:table-cell table:style-name="Table361.A1" office:value-type="string">
            <text:p text:style-name="P29">3.</text:p>
          </table:table-cell>
          <table:table-cell table:style-name="Table361.B1" office:value-type="string">
            <text:p text:style-name="P32">Unit<text:bookmark-start text:name="__DdeLink__33388_1381024484112211"/> <text:bookmark-end text:name="__DdeLink__33388_1381024484112211"/></text:p>
          </table:table-cell>
          <table:table-cell table:style-name="Table361.B1" office:value-type="string">
            <text:p text:style-name="P32">Unit</text:p>
          </table:table-cell>
          <table:table-cell table:style-name="Table361.B1" office:value-type="string">
            <text:p text:style-name="P32">1</text:p>
          </table:table-cell>
          <table:table-cell table:style-name="Table361.B1" office:value-type="string">
            <text:p text:style-name="P32"><text:bookmark-start text:name="__DdeLink__36826_806143158"/>textbox<text:bookmark-end text:name="__DdeLink__36826_806143158"/></text:p>
          </table:table-cell>
          <table:table-cell table:style-name="Table361.B1" office:value-type="string">
            <text:p text:style-name="P32"/>
          </table:table-cell>
        </table:table-row>
        <table:table-row table:style-name="Table361.1">
          <table:table-cell table:style-name="Table361.A3" office:value-type="string">
            <text:p text:style-name="P29">4.</text:p>
          </table:table-cell>
          <table:table-cell table:style-name="Table361.B3" office:value-type="string">
            <text:p text:style-name="P32">Target Currency </text:p>
          </table:table-cell>
          <table:table-cell table:style-name="Table361.B3" office:value-type="string">
            <text:p text:style-name="P32">Target Currency</text:p>
          </table:table-cell>
          <table:table-cell table:style-name="Table361.B3" office:value-type="string">
            <text:p text:style-name="P32">dCountry</text:p>
          </table:table-cell>
          <table:table-cell table:style-name="Table361.B3" office:value-type="string">
            <text:p text:style-name="P32"><text:bookmark-start text:name="__DdeLink__36828_806143158"/>textbox<text:bookmark-end text:name="__DdeLink__36828_806143158"/></text:p>
          </table:table-cell>
          <table:table-cell table:style-name="Table361.B3" office:value-type="string">
            <text:p text:style-name="P32"/>
          </table:table-cell>
        </table:table-row>
        <table:table-row table:style-name="Table361.6">
          <table:table-cell table:style-name="Table361.A3" office:value-type="string">
            <text:p text:style-name="P29">5.</text:p>
          </table:table-cell>
          <table:table-cell table:style-name="Table361.B3" office:value-type="string">
            <text:p text:style-name="P32">Current Conversion Rate</text:p>
          </table:table-cell>
          <table:table-cell table:style-name="Table361.B3" office:value-type="string">
            <text:p text:style-name="P32">Current Conversion Rate</text:p>
          </table:table-cell>
          <table:table-cell table:style-name="Table361.B3" office:value-type="string">
            <text:p text:style-name="P32"><text:bookmark-start text:name="__DdeLink__36834_806143158"/>secondBox<text:bookmark-end text:name="__DdeLink__36834_806143158"/></text:p>
          </table:table-cell>
          <table:table-cell table:style-name="Table361.B3" office:value-type="string">
            <text:p text:style-name="P32">textbox</text:p>
          </table:table-cell>
          <table:table-cell table:style-name="Table361.B3" office:value-type="string">
            <text:p text:style-name="P28">onsubmit="return check1()"</text:p>
          </table:table-cell>
        </table:table-row>
        <table:table-row table:style-name="Table361.6">
          <table:table-cell table:style-name="Table361.A3" office:value-type="string">
            <text:p text:style-name="P29">6.</text:p>
          </table:table-cell>
          <table:table-cell table:style-name="Table361.B3" office:value-type="string">
            <text:p text:style-name="P32">Add</text:p>
          </table:table-cell>
          <table:table-cell table:style-name="Table361.B3" office:value-type="string">
            <text:p text:style-name="P32">Add</text:p>
          </table:table-cell>
          <table:table-cell table:style-name="Table361.B3" office:value-type="string">
            <text:p text:style-name="P32">Button1</text:p>
          </table:table-cell>
          <table:table-cell table:style-name="Table361.B3" office:value-type="string">
            <text:p text:style-name="P32">button</text:p>
          </table:table-cell>
          <table:table-cell table:style-name="Table361.B3" office:value-type="string">
            <text:p text:style-name="P32"/>
          </table:table-cell>
        </table:table-row>
        <table:table-row table:style-name="Table361.1">
          <table:table-cell table:style-name="Table361.A3" office:value-type="string">
            <text:p text:style-name="P29">7.</text:p>
          </table:table-cell>
          <table:table-cell table:style-name="Table361.B3" office:value-type="string">
            <text:p text:style-name="P32">Update</text:p>
          </table:table-cell>
          <table:table-cell table:style-name="Table361.B3" office:value-type="string">
            <text:p text:style-name="P32">Back</text:p>
          </table:table-cell>
          <table:table-cell table:style-name="Table361.B3" office:value-type="string">
            <text:p text:style-name="P32">Button2</text:p>
          </table:table-cell>
          <table:table-cell table:style-name="Table361.B3" office:value-type="string">
            <text:p text:style-name="P32">button</text:p>
          </table:table-cell>
          <table:table-cell table:style-name="Table361.B3" office:value-type="string">
            <text:p text:style-name="P32"/>
          </table:table-cell>
        </table:table-row>
        <table:table-row table:style-name="Table361.1">
          <table:table-cell table:style-name="Table361.A3" office:value-type="string">
            <text:p text:style-name="P29">8.</text:p>
          </table:table-cell>
          <table:table-cell table:style-name="Table361.B3" office:value-type="string">
            <text:p text:style-name="P32">Delete</text:p>
          </table:table-cell>
          <table:table-cell table:style-name="Table361.B3" office:value-type="string">
            <text:p text:style-name="P32">Delete</text:p>
          </table:table-cell>
          <table:table-cell table:style-name="Table361.B3" office:value-type="string">
            <text:p text:style-name="P32">Button3</text:p>
          </table:table-cell>
          <table:table-cell table:style-name="Table361.B3" office:value-type="string">
            <text:p text:style-name="P32">button</text:p>
          </table:table-cell>
          <table:table-cell table:style-name="Table361.B3" office:value-type="string">
            <text:p text:style-name="P32"/>
          </table:table-cell>
        </table:table-row>
        <table:table-row table:style-name="Table361.1">
          <table:table-cell table:style-name="Table361.A3" office:value-type="string">
            <text:p text:style-name="P29">9.</text:p>
          </table:table-cell>
          <table:table-cell table:style-name="Table361.B3" office:value-type="string">
            <text:p text:style-name="P32">View</text:p>
          </table:table-cell>
          <table:table-cell table:style-name="Table361.B3" office:value-type="string">
            <text:p text:style-name="P32">View</text:p>
          </table:table-cell>
          <table:table-cell table:style-name="Table361.B3" office:value-type="string">
            <text:p text:style-name="P32">Button4</text:p>
          </table:table-cell>
          <table:table-cell table:style-name="Table361.B3" office:value-type="string">
            <text:p text:style-name="P32">button</text:p>
          </table:table-cell>
          <table:table-cell table:style-name="Table361.B3" office:value-type="string">
            <text:p text:style-name="P32"/>
          </table:table-cell>
        </table:table-row>
        <text:soft-page-break/>
        <table:table-row table:style-name="Table361.1">
          <table:table-cell table:style-name="Table361.A3" office:value-type="string">
            <text:p text:style-name="P29">10.</text:p>
          </table:table-cell>
          <table:table-cell table:style-name="Table361.B3" office:value-type="string">
            <text:p text:style-name="P32">Back</text:p>
          </table:table-cell>
          <table:table-cell table:style-name="Table361.B3" office:value-type="string">
            <text:p text:style-name="P32">Back</text:p>
          </table:table-cell>
          <table:table-cell table:style-name="Table361.B3" office:value-type="string">
            <text:p text:style-name="P32">Button5</text:p>
          </table:table-cell>
          <table:table-cell table:style-name="Table361.B3" office:value-type="string">
            <text:p text:style-name="P32">button</text:p>
          </table:table-cell>
          <table:table-cell table:style-name="Table361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<text:span text:style-name="T13">date</text:span> <text:s/>and <text:span text:style-name="T13">secondBox</text:span> must be not be blank.</text:p>
      <text:p text:style-name="P19"/>
      <table:table table:name="Table362" table:style-name="Table362">
        <table:table-column table:style-name="Table362.A"/>
        <table:table-column table:style-name="Table362.B"/>
        <table:table-column table:style-name="Table362.C"/>
        <table:table-row table:style-name="Table362.1">
          <table:table-cell table:style-name="Table362.A1" table:number-columns-spanned="2" office:value-type="string">
            <text:p text:style-name="P6">Struts Form Bean Mapping:</text:p>
          </table:table-cell>
          <table:covered-table-cell/>
          <table:table-cell table:style-name="Table362.C1" office:value-type="string">
            <text:p text:style-name="Standard"/>
          </table:table-cell>
        </table:table-row>
        <table:table-row table:style-name="Table362.1">
          <table:table-cell table:style-name="Table362.A2" table:number-columns-spanned="2" office:value-type="string">
            <text:p text:style-name="P8">Logical Name</text:p>
          </table:table-cell>
          <table:covered-table-cell/>
          <table:table-cell table:style-name="Table362.A2" office:value-type="string">
            <text:p text:style-name="P4">AcqCurrency1ActionForm</text:p>
          </table:table-cell>
        </table:table-row>
        <table:table-row table:style-name="Table362.1">
          <table:table-cell table:style-name="Table362.A2" table:number-columns-spanned="2" office:value-type="string">
            <text:p text:style-name="P8">Code:</text:p>
          </table:table-cell>
          <table:covered-table-cell/>
          <table:table-cell table:style-name="Table362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62.1">
          <table:table-cell table:style-name="Table362.A2" table:number-columns-spanned="2" office:value-type="string">
            <text:p text:style-name="P8">Description:</text:p>
          </table:table-cell>
          <table:covered-table-cell/>
          <table:table-cell table:style-name="Table362.A2" office:value-type="string">
            <text:p text:style-name="P8"><text:bookmark-start text:name="__DdeLink__33467_1381024484112211"/>For defining setter and getter variables.<text:bookmark-end text:name="__DdeLink__33467_1381024484112211"/></text:p>
          </table:table-cell>
        </table:table-row>
        <table:table-row table:style-name="Table362.1">
          <table:table-cell table:style-name="Table362.A1" table:number-columns-spanned="2" office:value-type="string">
            <text:p text:style-name="P8">Struts Action:</text:p>
          </table:table-cell>
          <table:covered-table-cell/>
          <table:table-cell table:style-name="Table362.C1" office:value-type="string">
            <text:p text:style-name="P46"/>
          </table:table-cell>
        </table:table-row>
        <table:table-row table:style-name="Table362.1">
          <table:table-cell table:style-name="Table362.A2" table:number-columns-spanned="2" office:value-type="string">
            <text:p text:style-name="P8">Logical Name:</text:p>
          </table:table-cell>
          <table:covered-table-cell/>
          <table:table-cell table:style-name="Table362.A2" office:value-type="string">
            <text:p text:style-name="P8">/currency3</text:p>
          </table:table-cell>
        </table:table-row>
        <table:table-row table:style-name="Table362.1">
          <table:table-cell table:style-name="Table362.A2" table:number-columns-spanned="2" office:value-type="string">
            <text:p text:style-name="P8">Input JSP Form:</text:p>
          </table:table-cell>
          <table:covered-table-cell/>
          <table:table-cell table:style-name="Table362.A2" office:value-type="string">
            <text:p text:style-name="P34">/acquisition/acq_currency_coversion2.jsp</text:p>
          </table:table-cell>
        </table:table-row>
        <table:table-row table:style-name="Table362.1">
          <table:table-cell table:style-name="Table362.A2" table:number-columns-spanned="2" office:value-type="string">
            <text:p text:style-name="P8">Physical Path:</text:p>
          </table:table-cell>
          <table:covered-table-cell/>
          <table:table-cell table:style-name="Table362.A2" office:value-type="string">
            <text:p text:style-name="P8">com.myapp.struts.Acquisition.AcqSetExchangeRatesAction</text:p>
          </table:table-cell>
        </table:table-row>
        <table:table-row table:style-name="Table362.1">
          <table:table-cell table:style-name="Table362.A2" table:number-columns-spanned="2" office:value-type="string">
            <text:p text:style-name="P8">Code:</text:p>
          </table:table-cell>
          <table:covered-table-cell/>
          <table:table-cell table:style-name="Table362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62.1">
          <table:table-cell table:style-name="Table362.A2" table:number-columns-spanned="2" office:value-type="string">
            <text:p text:style-name="P8">Description:</text:p>
          </table:table-cell>
          <table:covered-table-cell/>
          <table:table-cell table:style-name="Table362.A2" office:value-type="string">
            <text:p text:style-name="P1"><text:bookmark-start text:name="__DdeLink__34756_13806641722211"/><text:bookmark-start text:name="__DdeLink__33395_1381024484112211"/><text:bookmark-start text:name="__DdeLink__36610_80614315811"/><text:bookmark-start text:name="__DdeLink__36718_8061431581"/><text:bookmark-start text:name="__DdeLink__36839_806143158"/><text:bookmark-start text:name="__DdeLink__10290_5107985461313222"/><text:bookmark-start text:name="__DdeLink__5106_1312824057413222"/>The action class is used to <text:bookmark-end text:name="__DdeLink__10290_5107985461313222"/><text:bookmark-end text:name="__DdeLink__5106_1312824057413222"/>add,delete,update currency converted <text:s/>so created .<text:bookmark-end text:name="__DdeLink__34756_13806641722211"/><text:bookmark-end text:name="__DdeLink__33395_1381024484112211"/><text:bookmark-end text:name="__DdeLink__36610_80614315811"/><text:bookmark-end text:name="__DdeLink__36718_8061431581"/><text:bookmark-end text:name="__DdeLink__36839_806143158"/></text:p>
          </table:table-cell>
        </table:table-row>
        <table:table-row table:style-name="Table362.1">
          <table:table-cell table:style-name="Table362.A1" table:number-columns-spanned="2" office:value-type="string">
            <text:p text:style-name="P7">Request Forwards On:</text:p>
          </table:table-cell>
          <table:covered-table-cell/>
          <table:table-cell table:style-name="Table362.A1" office:value-type="string">
            <text:p text:style-name="P12">Purpose</text:p>
          </table:table-cell>
        </table:table-row>
        <table:table-row table:style-name="Table362.1">
          <table:table-cell table:style-name="Table362.A2" office:value-type="string">
            <text:p text:style-name="P2">success</text:p>
          </table:table-cell>
          <table:table-cell table:style-name="Table362.A2" table:number-columns-spanned="2" office:value-type="string">
            <text:p text:style-name="P2">/acquisition/acq_currency1.jsp</text:p>
          </table:table-cell>
          <table:covered-table-cell/>
        </table:table-row>
      </table:table>
      <text:p text:style-name="P39"/>
      <table:table table:name="Table363" table:style-name="Table363">
        <table:table-column table:style-name="Table363.A"/>
        <table:table-column table:style-name="Table363.B"/>
        <table:table-row table:style-name="Table363.1">
          <table:table-cell table:style-name="Table363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63.1">
          <table:table-cell table:style-name="Table363.A2" office:value-type="string">
            <text:p text:style-name="P8">Logical Name</text:p>
          </table:table-cell>
          <table:table-cell table:style-name="Table363.A2" office:value-type="string">
            <text:p text:style-name="P8">AcqSetExchangeRatesAction</text:p>
          </table:table-cell>
        </table:table-row>
        <table:table-row table:style-name="Table363.1">
          <table:table-cell table:style-name="Table363.A2" office:value-type="string">
            <text:p text:style-name="P8">Description:</text:p>
          </table:table-cell>
          <table:table-cell table:style-name="Table363.A2" office:value-type="string">
            <text:p text:style-name="P5"><text:bookmark-start text:name="__DdeLink__10290_51079854613132221"/><text:bookmark-start text:name="__DdeLink__5106_13128240574132221"/>The action class is used to <text:bookmark-end text:name="__DdeLink__10290_51079854613132221"/><text:bookmark-end text:name="__DdeLink__5106_13128240574132221"/>add,delete,update currency converted <text:s/>so created .</text:p>
          </table:table-cell>
        </table:table-row>
        <table:table-row table:style-name="Table363.1">
          <table:table-cell table:style-name="Table363.A2" office:value-type="string">
            <text:p text:style-name="P8">Method </text:p>
          </table:table-cell>
          <table:table-cell table:style-name="Table363.A2" office:value-type="string">
            <text:p text:style-name="P8"><text:bookmark-start text:name="__DdeLink__36843_806143158"/>returnMaxConversionId<text:bookmark-end text:name="__DdeLink__36843_806143158"/>(library_id)</text:p>
          </table:table-cell>
        </table:table-row>
      </table:table>
      <text:p text:style-name="P39"/>
      <text:p text:style-name="P39"><text:s text:c="6"/><text:bookmark-start text:name="__DdeLink__34686_138066417212211"/><text:span text:style-name="T10">Tables used:</text:span></text:p>
      <table:table table:name="Table364" table:style-name="Table364">
        <table:table-column table:style-name="Table364.A"/>
        <table:table-column table:style-name="Table364.B"/>
        <table:table-column table:style-name="Table364.C"/>
        <table:table-column table:style-name="Table364.D"/>
        <table:table-row table:style-name="Table364.1">
          <table:table-cell table:style-name="Table364.A1" office:value-type="string">
            <text:p text:style-name="P21">S.No.</text:p>
          </table:table-cell>
          <table:table-cell table:style-name="Table364.A1" office:value-type="string">
            <text:p text:style-name="P25">Table name</text:p>
          </table:table-cell>
          <table:table-cell table:style-name="Table364.A1" office:value-type="string">
            <text:p text:style-name="P21">Primary Key Detail</text:p>
          </table:table-cell>
          <table:table-cell table:style-name="Table364.A1" office:value-type="string">
            <text:p text:style-name="P21">Use of Table</text:p>
          </table:table-cell>
        </table:table-row>
        <table:table-row table:style-name="Table364.1">
          <table:table-cell table:style-name="Table364.A1" office:value-type="string">
            <text:p text:style-name="P22">1</text:p>
          </table:table-cell>
          <table:table-cell table:style-name="Table364.A1" office:value-type="string">
            <text:p text:style-name="P9"><text:bookmark-start text:name="__DdeLink__36723_8061431581"/>acq<text:bookmark-start text:name="__DdeLink__36618_80614315812"/>_currency<text:bookmark-end text:name="__DdeLink__36723_8061431581"/><text:bookmark-end text:name="__DdeLink__36618_80614315812"/></text:p>
          </table:table-cell>
          <table:table-cell table:style-name="Table364.A1" office:value-type="string">
            <text:p text:style-name="P22"><text:bookmark-start text:name="__DdeLink__36637_80614315811"/>library_id,conversion_id <text:bookmark-end text:name="__DdeLink__36637_80614315811"/></text:p>
          </table:table-cell>
          <table:table-cell table:style-name="Table364.A1" office:value-type="string">
            <text:p text:style-name="P22">The table is used to convert source currency into base currency.</text:p>
          </table:table-cell>
        </table:table-row>
      </table:table>
      <text:p text:style-name="P39"/>
      <text:p text:style-name="P39"><text:s text:c="6"/><text:bookmark-start text:name="__DdeLink__33479_1381024484122211"/><text:span text:style-name="T10">POJO replacement of tables:</text:span></text:p>
      <table:table table:name="Table365" table:style-name="Table365">
        <table:table-column table:style-name="Table365.A"/>
        <table:table-column table:style-name="Table365.B"/>
        <table:table-column table:style-name="Table365.C"/>
        <table:table-column table:style-name="Table365.D"/>
        <table:table-row table:style-name="Table365.1">
          <table:table-cell table:style-name="Table365.A1" office:value-type="string">
            <text:p text:style-name="P31">S.No.</text:p>
          </table:table-cell>
          <table:table-cell table:style-name="Table365.A1" office:value-type="string">
            <text:p text:style-name="P33">Table name</text:p>
          </table:table-cell>
          <table:table-cell table:style-name="Table365.A1" office:value-type="string">
            <text:p text:style-name="P31">POJO Name</text:p>
          </table:table-cell>
          <table:table-cell table:style-name="Table365.A1" office:value-type="string">
            <text:p text:style-name="P31">Hibernate Mapping Files</text:p>
          </table:table-cell>
        </table:table-row>
        <table:table-row table:style-name="Table365.1">
          <table:table-cell table:style-name="Table365.A1" office:value-type="string">
            <text:p text:style-name="P34">1</text:p>
          </table:table-cell>
          <table:table-cell table:style-name="Table365.A1" office:value-type="string">
            <text:p text:style-name="P9"><text:bookmark-start text:name="__DdeLink__34774_13806641722211"/><text:bookmark-start text:name="__DdeLink__33408_1381024484222211"/>acq<text:bookmark-start text:name="__DdeLink__36618_806143158112"/>_currency<text:bookmark-end text:name="__DdeLink__34774_13806641722211"/><text:bookmark-end text:name="__DdeLink__33408_1381024484222211"/><text:bookmark-end text:name="__DdeLink__36618_806143158112"/></text:p>
          </table:table-cell>
          <table:table-cell table:style-name="Table365.A1" office:value-type="string">
            <text:p text:style-name="P34"><text:bookmark-start text:name="__DdeLink__10294_5107985461422211"/>AcqCurrency<text:bookmark-end text:name="__DdeLink__10294_5107985461422211"/></text:p>
          </table:table-cell>
          <table:table-cell table:style-name="Table365.A1" office:value-type="string">
            <text:p text:style-name="P34"/>
          </table:table-cell>
        </table:table-row>
      </table:table>
      <text:p text:style-name="P39"><text:bookmark-end text:name="__DdeLink__34686_138066417212211"/><text:bookmark-end text:name="__DdeLink__33479_1381024484122211"/></text:p>
      <text:p text:style-name="P44"><text:s text:c="6"/>Methods Used:</text:p>
      <table:table table:name="Table366" table:style-name="Table366">
        <table:table-column table:style-name="Table366.A"/>
        <table:table-column table:style-name="Table366.B"/>
        <table:table-column table:style-name="Table366.C"/>
        <table:table-column table:style-name="Table366.D"/>
        <table:table-column table:style-name="Table366.E"/>
        <table:table-column table:style-name="Table366.F"/>
        <table:table-row table:style-name="Table366.1">
          <table:table-cell table:style-name="Table366.A1" office:value-type="string">
            <text:p text:style-name="P6">S.No.</text:p>
          </table:table-cell>
          <table:table-cell table:style-name="Table366.A1" office:value-type="string">
            <text:p text:style-name="P6">POJO Class Name</text:p>
          </table:table-cell>
          <table:table-cell table:style-name="Table366.A1" office:value-type="string">
            <text:p text:style-name="P6">Method Name</text:p>
          </table:table-cell>
          <table:table-cell table:style-name="Table366.A1" office:value-type="string">
            <text:p text:style-name="P6">Select Operation</text:p>
          </table:table-cell>
          <table:table-cell table:style-name="Table366.A1" office:value-type="string">
            <text:p text:style-name="P48">Column Used in where clause</text:p>
          </table:table-cell>
          <table:table-cell table:style-name="Table366.A1" office:value-type="string">
            <text:p text:style-name="P6">Purpose</text:p>
          </table:table-cell>
        </table:table-row>
        <table:table-row table:style-name="Table366.1">
          <table:table-cell table:style-name="Table366.A1" office:value-type="string">
            <text:p text:style-name="P9">1</text:p>
          </table:table-cell>
          <table:table-cell table:style-name="Table366.A1" office:value-type="string">
            <text:p text:style-name="P17"><text:span text:style-name="T7">AcqCurrency</text:span><text:span text:style-name="T5"> </text:span></text:p>
          </table:table-cell>
          <table:table-cell table:style-name="Table366.A1" office:value-type="string">
            <text:p text:style-name="P9">returnMaxConversionId()</text:p>
            <text:p text:style-name="P9"/>
            <text:p text:style-name="P9"/>
          </table:table-cell>
          <table:table-cell table:style-name="Table366.A1" office:value-type="string">
            <text:p text:style-name="P9">Return <text:span text:style-name="T4">max value cunversion_id</text:span> <text:s/></text:p>
          </table:table-cell>
          <table:table-cell table:style-name="Table366.A1" office:value-type="string">
            <text:p text:style-name="P24"><text:bookmark-start text:name="__DdeLink__36733_8061431581"/>library_id<text:bookmark-end text:name="__DdeLink__36733_8061431581"/> </text:p>
          </table:table-cell>
          <table:table-cell table:style-name="Table366.A1" office:value-type="string">
            <text:p text:style-name="P8">Searches <text:span text:style-name="T11">acq</text:span><text:bookmark-start text:name="__DdeLink__36618_8061431581111"/><text:span text:style-name="T11">_currency</text:span><text:bookmark-end text:name="__DdeLink__36618_8061431581111"/> table by <text:span text:style-name="T14">library_id</text:span></text:p>
          </table:table-cell>
        </table:table-row>
      </table:table>
      <text:p text:style-name="P36"/>
      <text:p text:style-name="P19"><text:bookmark-end text:name="__DdeLink__36878_806143158"/></text:p>
      <text:p text:style-name="P19"/>
      <text:p text:style-name="P19"/>
      <text:p text:style-name="P37"><text:s text:c="5"/><text:bookmark-start text:name="__DdeLink__39863_1710700864"/>Record Keeping Manage Vendor:</text:p>
      <text:p text:style-name="P35"><text:span text:style-name="T8"><text:s text:c="6"/></text:span><text:span text:style-name="T6">The </text:span><text:bookmark-start text:name="__DdeLink__36601_806143158111"/><text:span text:style-name="T6">j</text:span><text:bookmark-end text:name="__DdeLink__36601_806143158111"/><text:span text:style-name="T6">sp page is used to insert,update,view,delete record corresponding to vendor_id.to enter vendor_id</text:span></text:p>
      <text:p text:style-name="P38"><text:soft-page-break/><text:s text:c="7"/>textbox is used.</text:p>
      <text:p text:style-name="P19"><text:s text:c="6"/>File Name of view page: /acquisition/acq_initiate_vendor.jsp</text:p>
      <text:p text:style-name="P42"/>
      <text:p text:style-name="P19"><text:s text:c="7"/><text:span text:style-name="T10">Attributes:</text:span></text:p>
      <table:table table:name="Table367" table:style-name="Table367">
        <table:table-column table:style-name="Table367.A"/>
        <table:table-column table:style-name="Table367.B"/>
        <table:table-column table:style-name="Table367.C"/>
        <table:table-column table:style-name="Table367.D"/>
        <table:table-column table:style-name="Table367.E"/>
        <table:table-column table:style-name="Table367.F"/>
        <table:table-row table:style-name="Table367.1">
          <table:table-cell table:style-name="Table367.A1" office:value-type="string">
            <text:p text:style-name="P20">S.No.</text:p>
          </table:table-cell>
          <table:table-cell table:style-name="Table367.B1" office:value-type="string">
            <text:p text:style-name="P20">Attribute Name</text:p>
          </table:table-cell>
          <table:table-cell table:style-name="Table367.B1" office:value-type="string">
            <text:p text:style-name="P20">Label </text:p>
          </table:table-cell>
          <table:table-cell table:style-name="Table367.B1" office:value-type="string">
            <text:p text:style-name="P20">Field Name</text:p>
          </table:table-cell>
          <table:table-cell table:style-name="Table367.B1" office:value-type="string">
            <text:p text:style-name="P20">Type</text:p>
          </table:table-cell>
          <table:table-cell table:style-name="Table367.B1" office:value-type="string">
            <text:p text:style-name="P20">Validation</text:p>
          </table:table-cell>
        </table:table-row>
        <table:table-row table:style-name="Table367.1">
          <table:table-cell table:style-name="Table367.A1" office:value-type="string">
            <text:p text:style-name="P29">1.</text:p>
          </table:table-cell>
          <table:table-cell table:style-name="Table367.B1" office:value-type="string">
            <text:p text:style-name="P30">Vendor Id</text:p>
          </table:table-cell>
          <table:table-cell table:style-name="Table367.B1" office:value-type="string">
            <text:p text:style-name="P30">Vendor Id</text:p>
          </table:table-cell>
          <table:table-cell table:style-name="Table367.B1" office:value-type="string">
            <text:p text:style-name="P32"><text:bookmark-start text:name="__DdeLink__34751_138066417222111"/><text:bookmark-start text:name="__DdeLink__36605_806143158111"/><text:bookmark-start text:name="__DdeLink__36712_80614315811"/><text:bookmark-start text:name="__DdeLink__36919_806143158"/>vendor_id<text:bookmark-end text:name="__DdeLink__34751_138066417222111"/><text:bookmark-end text:name="__DdeLink__36605_806143158111"/><text:bookmark-end text:name="__DdeLink__36712_80614315811"/><text:bookmark-end text:name="__DdeLink__36919_806143158"/></text:p>
          </table:table-cell>
          <table:table-cell table:style-name="Table367.B1" office:value-type="string">
            <text:p text:style-name="P32">textbox</text:p>
          </table:table-cell>
          <table:table-cell table:style-name="Table367.B1" office:value-type="string">
            <text:p text:style-name="P28"><text:bookmark-start text:name="__DdeLink__34938_13806641722111"/>onsubmit="return check1()"<text:bookmark-end text:name="__DdeLink__34938_13806641722111"/></text:p>
          </table:table-cell>
        </table:table-row>
        <table:table-row table:style-name="Table367.3">
          <table:table-cell table:style-name="Table367.A3" office:value-type="string">
            <text:p text:style-name="P29">6.</text:p>
          </table:table-cell>
          <table:table-cell table:style-name="Table367.B3" office:value-type="string">
            <text:p text:style-name="P32">New</text:p>
          </table:table-cell>
          <table:table-cell table:style-name="Table367.B3" office:value-type="string">
            <text:p text:style-name="P32">New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/>
          </table:table-cell>
        </table:table-row>
        <table:table-row table:style-name="Table367.1">
          <table:table-cell table:style-name="Table367.A3" office:value-type="string">
            <text:p text:style-name="P29">7.</text:p>
          </table:table-cell>
          <table:table-cell table:style-name="Table367.B3" office:value-type="string">
            <text:p text:style-name="P32"><text:bookmark-start text:name="__DdeLink__36915_806143158"/>Update<text:bookmark-end text:name="__DdeLink__36915_806143158"/></text:p>
          </table:table-cell>
          <table:table-cell table:style-name="Table367.B3" office:value-type="string">
            <text:p text:style-name="P32">Update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/>
          </table:table-cell>
        </table:table-row>
        <table:table-row table:style-name="Table367.1">
          <table:table-cell table:style-name="Table367.A3" office:value-type="string">
            <text:p text:style-name="P29">8.</text:p>
          </table:table-cell>
          <table:table-cell table:style-name="Table367.B3" office:value-type="string">
            <text:p text:style-name="P32">Delete</text:p>
          </table:table-cell>
          <table:table-cell table:style-name="Table367.B3" office:value-type="string">
            <text:p text:style-name="P32">Delete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/>
          </table:table-cell>
        </table:table-row>
        <table:table-row table:style-name="Table367.1">
          <table:table-cell table:style-name="Table367.A3" office:value-type="string">
            <text:p text:style-name="P29">9.</text:p>
          </table:table-cell>
          <table:table-cell table:style-name="Table367.B3" office:value-type="string">
            <text:p text:style-name="P32">View</text:p>
          </table:table-cell>
          <table:table-cell table:style-name="Table367.B3" office:value-type="string">
            <text:p text:style-name="P32">View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/>
          </table:table-cell>
        </table:table-row>
        <table:table-row table:style-name="Table367.1">
          <table:table-cell table:style-name="Table367.A3" office:value-type="string">
            <text:p text:style-name="P29"/>
          </table:table-cell>
          <table:table-cell table:style-name="Table367.B3" office:value-type="string">
            <text:p text:style-name="P32"><text:bookmark-start text:name="__DdeLink__36913_806143158"/>Viewall<text:bookmark-end text:name="__DdeLink__36913_806143158"/></text:p>
          </table:table-cell>
          <table:table-cell table:style-name="Table367.B3" office:value-type="string">
            <text:p text:style-name="P32">Viewall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/>
          </table:table-cell>
        </table:table-row>
        <table:table-row table:style-name="Table367.1">
          <table:table-cell table:style-name="Table367.A3" office:value-type="string">
            <text:p text:style-name="P29">10.</text:p>
          </table:table-cell>
          <table:table-cell table:style-name="Table367.B3" office:value-type="string">
            <text:p text:style-name="P32">Back</text:p>
          </table:table-cell>
          <table:table-cell table:style-name="Table367.B3" office:value-type="string">
            <text:p text:style-name="P32">Back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>button</text:p>
          </table:table-cell>
          <table:table-cell table:style-name="Table367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<text:span text:style-name="T13">vendor_id</text:span> must not be <text:s/>blank.</text:p>
      <text:p text:style-name="P19"/>
      <table:table table:name="Table368" table:style-name="Table368">
        <table:table-column table:style-name="Table368.A"/>
        <table:table-column table:style-name="Table368.B"/>
        <table:table-column table:style-name="Table368.C"/>
        <table:table-row table:style-name="Table368.1">
          <table:table-cell table:style-name="Table368.A1" table:number-columns-spanned="2" office:value-type="string">
            <text:p text:style-name="P6">Struts Form Bean Mapping:</text:p>
          </table:table-cell>
          <table:covered-table-cell/>
          <table:table-cell table:style-name="Table368.C1" office:value-type="string">
            <text:p text:style-name="Standard"/>
          </table:table-cell>
        </table:table-row>
        <table:table-row table:style-name="Table368.1">
          <table:table-cell table:style-name="Table368.A2" table:number-columns-spanned="2" office:value-type="string">
            <text:p text:style-name="P8">Logical Name</text:p>
          </table:table-cell>
          <table:covered-table-cell/>
          <table:table-cell table:style-name="Table368.A2" office:value-type="string">
            <text:p text:style-name="P4">AcqVendorActionForm</text:p>
          </table:table-cell>
        </table:table-row>
        <table:table-row table:style-name="Table368.1">
          <table:table-cell table:style-name="Table368.A2" table:number-columns-spanned="2" office:value-type="string">
            <text:p text:style-name="P8">Code:</text:p>
          </table:table-cell>
          <table:covered-table-cell/>
          <table:table-cell table:style-name="Table368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68.1">
          <table:table-cell table:style-name="Table368.A2" table:number-columns-spanned="2" office:value-type="string">
            <text:p text:style-name="P8">Description:</text:p>
          </table:table-cell>
          <table:covered-table-cell/>
          <table:table-cell table:style-name="Table368.A2" office:value-type="string">
            <text:p text:style-name="P8"><text:bookmark-start text:name="__DdeLink__33467_13810244841122111"/>For defining setter and getter variables.<text:bookmark-end text:name="__DdeLink__33467_13810244841122111"/></text:p>
          </table:table-cell>
        </table:table-row>
        <table:table-row table:style-name="Table368.1">
          <table:table-cell table:style-name="Table368.A1" table:number-columns-spanned="2" office:value-type="string">
            <text:p text:style-name="P8">Struts Action:</text:p>
          </table:table-cell>
          <table:covered-table-cell/>
          <table:table-cell table:style-name="Table368.C1" office:value-type="string">
            <text:p text:style-name="P46"/>
          </table:table-cell>
        </table:table-row>
        <table:table-row table:style-name="Table368.1">
          <table:table-cell table:style-name="Table368.A2" table:number-columns-spanned="2" office:value-type="string">
            <text:p text:style-name="P8">Logical Name:</text:p>
          </table:table-cell>
          <table:covered-table-cell/>
          <table:table-cell table:style-name="Table368.A2" office:value-type="string">
            <text:p text:style-name="P8">/acq_vendor</text:p>
          </table:table-cell>
        </table:table-row>
        <table:table-row table:style-name="Table368.1">
          <table:table-cell table:style-name="Table368.A2" table:number-columns-spanned="2" office:value-type="string">
            <text:p text:style-name="P8">Input JSP Form:</text:p>
          </table:table-cell>
          <table:covered-table-cell/>
          <table:table-cell table:style-name="Table368.A2" office:value-type="string">
            <text:p text:style-name="P34">/acquisition/acq_initiate_vendor.jsp</text:p>
          </table:table-cell>
        </table:table-row>
        <table:table-row table:style-name="Table368.1">
          <table:table-cell table:style-name="Table368.A2" table:number-columns-spanned="2" office:value-type="string">
            <text:p text:style-name="P8">Physical Path:</text:p>
          </table:table-cell>
          <table:covered-table-cell/>
          <table:table-cell table:style-name="Table368.A2" office:value-type="string">
            <text:p text:style-name="P8">com.myapp.struts.Acquisition.AcqInitiateVendorAction</text:p>
          </table:table-cell>
        </table:table-row>
        <table:table-row table:style-name="Table368.1">
          <table:table-cell table:style-name="Table368.A2" table:number-columns-spanned="2" office:value-type="string">
            <text:p text:style-name="P8">Code:</text:p>
          </table:table-cell>
          <table:covered-table-cell/>
          <table:table-cell table:style-name="Table368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68.1">
          <table:table-cell table:style-name="Table368.A2" table:number-columns-spanned="2" office:value-type="string">
            <text:p text:style-name="P8">Description:</text:p>
          </table:table-cell>
          <table:covered-table-cell/>
          <table:table-cell table:style-name="Table368.A2" office:value-type="string">
            <text:p text:style-name="P1"><text:bookmark-start text:name="__DdeLink__34756_138066417222111"/><text:bookmark-start text:name="__DdeLink__33395_13810244841122111"/><text:bookmark-start text:name="__DdeLink__36610_806143158111"/><text:bookmark-start text:name="__DdeLink__36718_80614315811"/><text:bookmark-start text:name="__DdeLink__36839_8061431581"/><text:bookmark-start text:name="__DdeLink__36924_806143158"/><text:bookmark-start text:name="__DdeLink__10290_51079854613132222"/><text:bookmark-start text:name="__DdeLink__5106_13128240574132222"/>The action class is used to <text:bookmark-end text:name="__DdeLink__10290_51079854613132222"/><text:bookmark-end text:name="__DdeLink__5106_13128240574132222"/>add,delete,update vendor .<text:bookmark-end text:name="__DdeLink__34756_138066417222111"/><text:bookmark-end text:name="__DdeLink__33395_13810244841122111"/><text:bookmark-end text:name="__DdeLink__36610_806143158111"/><text:bookmark-end text:name="__DdeLink__36718_80614315811"/><text:bookmark-end text:name="__DdeLink__36839_8061431581"/><text:bookmark-end text:name="__DdeLink__36924_806143158"/></text:p>
          </table:table-cell>
        </table:table-row>
        <table:table-row table:style-name="Table368.1">
          <table:table-cell table:style-name="Table368.A1" table:number-columns-spanned="2" office:value-type="string">
            <text:p text:style-name="P7">Request Forwards On:</text:p>
          </table:table-cell>
          <table:covered-table-cell/>
          <table:table-cell table:style-name="Table368.A1" office:value-type="string">
            <text:p text:style-name="P12">Purpose</text:p>
          </table:table-cell>
        </table:table-row>
        <table:table-row table:style-name="Table368.1">
          <table:table-cell table:style-name="Table368.A2" office:value-type="string">
            <text:p text:style-name="P2">success</text:p>
          </table:table-cell>
          <table:table-cell table:style-name="Table368.A2" table:number-columns-spanned="2" office:value-type="string">
            <text:p text:style-name="P2">/acquisition/acq_vendor_details.jsp</text:p>
          </table:table-cell>
          <table:covered-table-cell/>
        </table:table-row>
        <table:table-row table:style-name="Table368.1">
          <table:table-cell table:style-name="Table368.A13" office:value-type="string">
            <text:p text:style-name="P2">new</text:p>
          </table:table-cell>
          <table:table-cell table:style-name="Table368.A13" table:number-columns-spanned="2" office:value-type="string">
            <text:p text:style-name="P2">/acquisition/acq_vendor_details.jsp</text:p>
          </table:table-cell>
          <table:covered-table-cell/>
        </table:table-row>
        <table:table-row table:style-name="Table368.1">
          <table:table-cell table:style-name="Table368.A13" office:value-type="string">
            <text:p text:style-name="P2">delete</text:p>
          </table:table-cell>
          <table:table-cell table:style-name="Table368.A13" table:number-columns-spanned="2" office:value-type="string">
            <text:p text:style-name="P2">/acquisition/acq_vendor_delete.jsp</text:p>
          </table:table-cell>
          <table:covered-table-cell/>
        </table:table-row>
        <table:table-row table:style-name="Table368.1">
          <table:table-cell table:style-name="Table368.A13" office:value-type="string">
            <text:p text:style-name="P2">duplicatevendorid</text:p>
          </table:table-cell>
          <table:table-cell table:style-name="Table368.A13" table:number-columns-spanned="2" office:value-type="string">
            <text:p text:style-name="P2">/acquisition/acq_initiate_vendor.jsp</text:p>
          </table:table-cell>
          <table:covered-table-cell/>
        </table:table-row>
        <table:table-row table:style-name="Table368.1">
          <table:table-cell table:style-name="Table368.A13" office:value-type="string">
            <text:p text:style-name="P2">update1</text:p>
          </table:table-cell>
          <table:table-cell table:style-name="Table368.A13" table:number-columns-spanned="2" office:value-type="string">
            <text:p text:style-name="P2">/acquisition/acq_update_vendor.jsp</text:p>
          </table:table-cell>
          <table:covered-table-cell/>
        </table:table-row>
        <table:table-row table:style-name="Table368.1">
          <table:table-cell table:style-name="Table368.A13" office:value-type="string">
            <text:p text:style-name="P2">view</text:p>
          </table:table-cell>
          <table:table-cell table:style-name="Table368.A13" table:number-columns-spanned="2" office:value-type="string">
            <text:p text:style-name="P2">/acquisition/acq_view_vendor_details.jsp</text:p>
          </table:table-cell>
          <table:covered-table-cell/>
        </table:table-row>
        <table:table-row table:style-name="Table368.1">
          <table:table-cell table:style-name="Table368.A13" office:value-type="string">
            <text:p text:style-name="P2">failure</text:p>
          </table:table-cell>
          <table:table-cell table:style-name="Table368.A13" table:number-columns-spanned="2" office:value-type="string">
            <text:p text:style-name="P2">/acquisition/acq_initiate_vendor.jsp</text:p>
          </table:table-cell>
          <table:covered-table-cell/>
        </table:table-row>
      </table:table>
      <text:p text:style-name="P39"/>
      <table:table table:name="Table369" table:style-name="Table369">
        <table:table-column table:style-name="Table369.A"/>
        <table:table-column table:style-name="Table369.B"/>
        <table:table-row table:style-name="Table369.1">
          <table:table-cell table:style-name="Table369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69.1">
          <table:table-cell table:style-name="Table369.A2" office:value-type="string">
            <text:p text:style-name="P8">Logical Name</text:p>
          </table:table-cell>
          <table:table-cell table:style-name="Table369.A2" office:value-type="string">
            <text:p text:style-name="P8">AcqInitiateVendorAction</text:p>
          </table:table-cell>
        </table:table-row>
        <table:table-row table:style-name="Table369.1">
          <table:table-cell table:style-name="Table369.A2" office:value-type="string">
            <text:p text:style-name="P8">Description:</text:p>
          </table:table-cell>
          <table:table-cell table:style-name="Table369.A2" office:value-type="string">
            <text:p text:style-name="P5"><text:bookmark-start text:name="__DdeLink__10290_510798546131322221"/><text:bookmark-start text:name="__DdeLink__5106_131282405741322221"/>The action class is used to <text:bookmark-end text:name="__DdeLink__10290_510798546131322221"/><text:bookmark-end text:name="__DdeLink__5106_131282405741322221"/>add,delete,update vendor .</text:p>
          </table:table-cell>
        </table:table-row>
        <table:table-row table:style-name="Table369.1">
          <table:table-cell table:style-name="Table369.A2" office:value-type="string">
            <text:p text:style-name="P8">Method </text:p>
          </table:table-cell>
          <table:table-cell table:style-name="Table369.A2" office:value-type="string">
            <text:p text:style-name="P8"><text:bookmark-start text:name="__DdeLink__36928_806143158"/>search1VendorNo<text:bookmark-end text:name="__DdeLink__36928_806143158"/>(vendor_id, library_id, sub_library_id)</text:p>
          </table:table-cell>
        </table:table-row>
      </table:table>
      <text:p text:style-name="P39"/>
      <text:p text:style-name="P39"><text:s text:c="6"/><text:bookmark-start text:name="__DdeLink__34686_1380664172122111"/><text:span text:style-name="T10">Tables used:</text:span></text:p>
      <table:table table:name="Table370" table:style-name="Table370">
        <table:table-column table:style-name="Table370.A"/>
        <table:table-column table:style-name="Table370.B"/>
        <table:table-column table:style-name="Table370.C"/>
        <table:table-column table:style-name="Table370.D"/>
        <table:table-row table:style-name="Table370.1">
          <table:table-cell table:style-name="Table370.A1" office:value-type="string">
            <text:p text:style-name="P21">S.No.</text:p>
          </table:table-cell>
          <table:table-cell table:style-name="Table370.A1" office:value-type="string">
            <text:p text:style-name="P25">Table name</text:p>
          </table:table-cell>
          <table:table-cell table:style-name="Table370.A1" office:value-type="string">
            <text:p text:style-name="P21">Primary Key Detail</text:p>
          </table:table-cell>
          <table:table-cell table:style-name="Table370.A1" office:value-type="string">
            <text:p text:style-name="P21">Use of Table</text:p>
          </table:table-cell>
        </table:table-row>
        <table:table-row table:style-name="Table370.1">
          <table:table-cell table:style-name="Table370.A1" office:value-type="string">
            <text:p text:style-name="P22">1</text:p>
          </table:table-cell>
          <table:table-cell table:style-name="Table370.A1" office:value-type="string">
            <text:p text:style-name="P9"><text:bookmark-start text:name="__DdeLink__36723_80614315811"/>acq<text:bookmark-start text:name="__DdeLink__36618_806143158121"/>_<text:bookmark-end text:name="__DdeLink__36723_80614315811"/><text:bookmark-end text:name="__DdeLink__36618_806143158121"/>vendor</text:p>
          </table:table-cell>
          <table:table-cell table:style-name="Table370.A1" office:value-type="string">
            <text:p text:style-name="P22"><text:bookmark-start text:name="__DdeLink__36637_806143158111"/>library_id,sublibrary_id</text:p>
            <text:p text:style-name="P22">vendor_id <text:bookmark-end text:name="__DdeLink__36637_806143158111"/></text:p>
          </table:table-cell>
          <table:table-cell table:style-name="Table370.A1" office:value-type="string">
            <text:p text:style-name="P22">The table is used to search or add vendor_id.</text:p>
          </table:table-cell>
        </table:table-row>
      </table:table>
      <text:p text:style-name="P39"/>
      <text:p text:style-name="P39"><text:s text:c="6"/><text:bookmark-start text:name="__DdeLink__33479_13810244841222111"/><text:span text:style-name="T10">POJO replacement of tables:</text:span></text:p>
      <table:table table:name="Table371" table:style-name="Table371">
        <table:table-column table:style-name="Table371.A"/>
        <table:table-column table:style-name="Table371.B"/>
        <table:table-column table:style-name="Table371.C"/>
        <table:table-column table:style-name="Table371.D"/>
        <table:table-row table:style-name="Table371.1">
          <table:table-cell table:style-name="Table371.A1" office:value-type="string">
            <text:p text:style-name="P31">S.No.</text:p>
          </table:table-cell>
          <table:table-cell table:style-name="Table371.A1" office:value-type="string">
            <text:p text:style-name="P33">Table name</text:p>
          </table:table-cell>
          <table:table-cell table:style-name="Table371.A1" office:value-type="string">
            <text:p text:style-name="P31">POJO Name</text:p>
          </table:table-cell>
          <table:table-cell table:style-name="Table371.A1" office:value-type="string">
            <text:p text:style-name="P31">Hibernate Mapping Files</text:p>
          </table:table-cell>
        </table:table-row>
        <text:soft-page-break/>
        <table:table-row table:style-name="Table371.1">
          <table:table-cell table:style-name="Table371.A1" office:value-type="string">
            <text:p text:style-name="P34">1</text:p>
          </table:table-cell>
          <table:table-cell table:style-name="Table371.A1" office:value-type="string">
            <text:p text:style-name="P9"><text:bookmark-start text:name="__DdeLink__34774_138066417222111"/><text:bookmark-start text:name="__DdeLink__33408_13810244842222111"/><text:bookmark-start text:name="__DdeLink__36723_806143158111"/>acq<text:bookmark-start text:name="__DdeLink__36618_8061431581211"/>_<text:bookmark-end text:name="__DdeLink__36723_806143158111"/><text:bookmark-end text:name="__DdeLink__36618_8061431581211"/>vendor<text:bookmark-end text:name="__DdeLink__34774_138066417222111"/><text:bookmark-end text:name="__DdeLink__33408_13810244842222111"/></text:p>
          </table:table-cell>
          <table:table-cell table:style-name="Table371.A1" office:value-type="string">
            <text:p text:style-name="P34"><text:bookmark-start text:name="__DdeLink__10294_51079854614222111"/>AcqVendor<text:bookmark-end text:name="__DdeLink__10294_51079854614222111"/></text:p>
          </table:table-cell>
          <table:table-cell table:style-name="Table371.A1" office:value-type="string">
            <text:p text:style-name="P34"/>
          </table:table-cell>
        </table:table-row>
      </table:table>
      <text:p text:style-name="P39"><text:bookmark-end text:name="__DdeLink__34686_1380664172122111"/><text:bookmark-end text:name="__DdeLink__33479_13810244841222111"/></text:p>
      <text:p text:style-name="P44"><text:s text:c="5"/><text:bookmark-start text:name="__DdeLink__39822_1710700864"/><text:s/>Methods Used:</text:p>
      <table:table table:name="Table372" table:style-name="Table372">
        <table:table-column table:style-name="Table372.A"/>
        <table:table-column table:style-name="Table372.B"/>
        <table:table-column table:style-name="Table372.C"/>
        <table:table-column table:style-name="Table372.D"/>
        <table:table-column table:style-name="Table372.E"/>
        <table:table-column table:style-name="Table372.F"/>
        <table:table-row table:style-name="Table372.1">
          <table:table-cell table:style-name="Table372.A1" office:value-type="string">
            <text:p text:style-name="P6">S.No.</text:p>
          </table:table-cell>
          <table:table-cell table:style-name="Table372.A1" office:value-type="string">
            <text:p text:style-name="P6">POJO Class Name</text:p>
          </table:table-cell>
          <table:table-cell table:style-name="Table372.A1" office:value-type="string">
            <text:p text:style-name="P6">Method Name</text:p>
          </table:table-cell>
          <table:table-cell table:style-name="Table372.A1" office:value-type="string">
            <text:p text:style-name="P6">Select Operation</text:p>
          </table:table-cell>
          <table:table-cell table:style-name="Table372.A1" office:value-type="string">
            <text:p text:style-name="P48">Column Used in where clause</text:p>
          </table:table-cell>
          <table:table-cell table:style-name="Table372.A1" office:value-type="string">
            <text:p text:style-name="P6">Purpose</text:p>
          </table:table-cell>
        </table:table-row>
        <table:table-row table:style-name="Table372.1">
          <table:table-cell table:style-name="Table372.A1" office:value-type="string">
            <text:p text:style-name="P9">1</text:p>
          </table:table-cell>
          <table:table-cell table:style-name="Table372.A1" office:value-type="string">
            <text:p text:style-name="P17"><text:span text:style-name="T7">AcqVendor</text:span><text:span text:style-name="T5"> </text:span></text:p>
          </table:table-cell>
          <table:table-cell table:style-name="Table372.A1" office:value-type="string">
            <text:p text:style-name="P9">search1VendorNo()</text:p>
            <text:p text:style-name="P9"/>
            <text:p text:style-name="P9"/>
          </table:table-cell>
          <table:table-cell table:style-name="Table372.A1" office:value-type="string">
            <text:p text:style-name="P9">Return <text:span text:style-name="T4">max value AcqVendor</text:span> <text:s/></text:p>
          </table:table-cell>
          <table:table-cell table:style-name="Table372.A1" office:value-type="string">
            <text:p text:style-name="P24"><text:bookmark-start text:name="__DdeLink__36733_80614315811"/>library_id<text:bookmark-end text:name="__DdeLink__36733_80614315811"/>,sublibrary_id,vendor_id </text:p>
          </table:table-cell>
          <table:table-cell table:style-name="Table372.A1" office:value-type="string">
            <text:p text:style-name="P8">Searches <text:bookmark-start text:name="__DdeLink__36723_806143158112"/><text:span text:style-name="T11">acq</text:span><text:bookmark-start text:name="__DdeLink__36618_8061431581212"/><text:span text:style-name="T11">_</text:span><text:bookmark-end text:name="__DdeLink__36723_806143158112"/><text:bookmark-end text:name="__DdeLink__36618_8061431581212"/><text:span text:style-name="T11">vendor</text:span> table by <text:span text:style-name="T14"><text:s/>vendor_id, library_id, sub_library_id</text:span></text:p>
          </table:table-cell>
        </table:table-row>
      </table:table>
      <text:p text:style-name="P36"><text:bookmark-end text:name="__DdeLink__39863_1710700864"/><text:bookmark-end text:name="__DdeLink__39822_1710700864"/></text:p>
      <text:p text:style-name="P19"/>
      <text:p text:style-name="P19"/>
      <text:p text:style-name="P19"/>
      <text:p text:style-name="P37">Record Keeping View All Vendor:</text:p>
      <text:p text:style-name="P35"><text:span text:style-name="T8"><text:s text:c="6"/></text:span><text:span text:style-name="T6">The </text:span><text:bookmark-start text:name="__DdeLink__36601_8061431581112"/><text:span text:style-name="T6">j</text:span><text:bookmark-end text:name="__DdeLink__36601_8061431581112"/><text:span text:style-name="T6">sp page is also used to view all vendors by clicking viewall button.</text:span></text:p>
      <text:p text:style-name="P19"><text:s text:c="6"/>File Name of view page: /acquisition/acq_initiate_vendor.jsp</text:p>
      <text:p text:style-name="P42"/>
      <text:p text:style-name="P19"><text:s text:c="7"/><text:span text:style-name="T10">Attributes:</text:span></text:p>
      <table:table table:name="Table384" table:style-name="Table384">
        <table:table-column table:style-name="Table384.A"/>
        <table:table-column table:style-name="Table384.B"/>
        <table:table-column table:style-name="Table384.C"/>
        <table:table-column table:style-name="Table384.D"/>
        <table:table-column table:style-name="Table384.E"/>
        <table:table-column table:style-name="Table384.F"/>
        <table:table-row table:style-name="Table384.1">
          <table:table-cell table:style-name="Table384.A1" office:value-type="string">
            <text:p text:style-name="P20">S.No.</text:p>
          </table:table-cell>
          <table:table-cell table:style-name="Table384.B1" office:value-type="string">
            <text:p text:style-name="P20">Attribute Name</text:p>
          </table:table-cell>
          <table:table-cell table:style-name="Table384.B1" office:value-type="string">
            <text:p text:style-name="P20">Label </text:p>
          </table:table-cell>
          <table:table-cell table:style-name="Table384.B1" office:value-type="string">
            <text:p text:style-name="P20">Field Name</text:p>
          </table:table-cell>
          <table:table-cell table:style-name="Table384.B1" office:value-type="string">
            <text:p text:style-name="P20">Type</text:p>
          </table:table-cell>
          <table:table-cell table:style-name="Table384.B1" office:value-type="string">
            <text:p text:style-name="P20">Validation</text:p>
          </table:table-cell>
        </table:table-row>
        <table:table-row table:style-name="Table384.1">
          <table:table-cell table:style-name="Table384.A1" office:value-type="string">
            <text:p text:style-name="P29">1.</text:p>
          </table:table-cell>
          <table:table-cell table:style-name="Table384.B1" office:value-type="string">
            <text:p text:style-name="P30">Vendor Id</text:p>
          </table:table-cell>
          <table:table-cell table:style-name="Table384.B1" office:value-type="string">
            <text:p text:style-name="P30">Vendor Id</text:p>
          </table:table-cell>
          <table:table-cell table:style-name="Table384.B1" office:value-type="string">
            <text:p text:style-name="P32"><text:bookmark-start text:name="__DdeLink__34751_1380664172221112"/><text:bookmark-start text:name="__DdeLink__36605_8061431581112"/><text:bookmark-start text:name="__DdeLink__36712_806143158112"/><text:bookmark-start text:name="__DdeLink__36919_8061431582"/>vendor_id<text:bookmark-end text:name="__DdeLink__34751_1380664172221112"/><text:bookmark-end text:name="__DdeLink__36605_8061431581112"/><text:bookmark-end text:name="__DdeLink__36712_806143158112"/><text:bookmark-end text:name="__DdeLink__36919_8061431582"/></text:p>
          </table:table-cell>
          <table:table-cell table:style-name="Table384.B1" office:value-type="string">
            <text:p text:style-name="P32">textbox</text:p>
          </table:table-cell>
          <table:table-cell table:style-name="Table384.B1" office:value-type="string">
            <text:p text:style-name="P28"><text:bookmark-start text:name="__DdeLink__34938_138066417221112"/>onsubmit="return check1()"<text:bookmark-end text:name="__DdeLink__34938_138066417221112"/></text:p>
          </table:table-cell>
        </table:table-row>
        <table:table-row table:style-name="Table384.3">
          <table:table-cell table:style-name="Table384.A3" office:value-type="string">
            <text:p text:style-name="P29">6.</text:p>
          </table:table-cell>
          <table:table-cell table:style-name="Table384.B3" office:value-type="string">
            <text:p text:style-name="P32">New</text:p>
          </table:table-cell>
          <table:table-cell table:style-name="Table384.B3" office:value-type="string">
            <text:p text:style-name="P32">New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/>
          </table:table-cell>
        </table:table-row>
        <table:table-row table:style-name="Table384.1">
          <table:table-cell table:style-name="Table384.A3" office:value-type="string">
            <text:p text:style-name="P29">7.</text:p>
          </table:table-cell>
          <table:table-cell table:style-name="Table384.B3" office:value-type="string">
            <text:p text:style-name="P32"><text:bookmark-start text:name="__DdeLink__36915_8061431582"/>Update<text:bookmark-end text:name="__DdeLink__36915_8061431582"/></text:p>
          </table:table-cell>
          <table:table-cell table:style-name="Table384.B3" office:value-type="string">
            <text:p text:style-name="P32">Update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/>
          </table:table-cell>
        </table:table-row>
        <table:table-row table:style-name="Table384.1">
          <table:table-cell table:style-name="Table384.A3" office:value-type="string">
            <text:p text:style-name="P29">8.</text:p>
          </table:table-cell>
          <table:table-cell table:style-name="Table384.B3" office:value-type="string">
            <text:p text:style-name="P32">Delete</text:p>
          </table:table-cell>
          <table:table-cell table:style-name="Table384.B3" office:value-type="string">
            <text:p text:style-name="P32">Delete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/>
          </table:table-cell>
        </table:table-row>
        <table:table-row table:style-name="Table384.1">
          <table:table-cell table:style-name="Table384.A3" office:value-type="string">
            <text:p text:style-name="P29">9.</text:p>
          </table:table-cell>
          <table:table-cell table:style-name="Table384.B3" office:value-type="string">
            <text:p text:style-name="P32">View</text:p>
          </table:table-cell>
          <table:table-cell table:style-name="Table384.B3" office:value-type="string">
            <text:p text:style-name="P32">View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/>
          </table:table-cell>
        </table:table-row>
        <table:table-row table:style-name="Table384.1">
          <table:table-cell table:style-name="Table384.A3" office:value-type="string">
            <text:p text:style-name="P29"/>
          </table:table-cell>
          <table:table-cell table:style-name="Table384.B3" office:value-type="string">
            <text:p text:style-name="P32"><text:bookmark-start text:name="__DdeLink__36913_8061431582"/>Viewall<text:bookmark-end text:name="__DdeLink__36913_8061431582"/></text:p>
          </table:table-cell>
          <table:table-cell table:style-name="Table384.B3" office:value-type="string">
            <text:p text:style-name="P32">Viewall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/>
          </table:table-cell>
        </table:table-row>
        <table:table-row table:style-name="Table384.1">
          <table:table-cell table:style-name="Table384.A3" office:value-type="string">
            <text:p text:style-name="P29">10.</text:p>
          </table:table-cell>
          <table:table-cell table:style-name="Table384.B3" office:value-type="string">
            <text:p text:style-name="P32">Back</text:p>
          </table:table-cell>
          <table:table-cell table:style-name="Table384.B3" office:value-type="string">
            <text:p text:style-name="P32">Back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>button</text:p>
          </table:table-cell>
          <table:table-cell table:style-name="Table384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<text:span text:style-name="T13">vendor_id</text:span> must not be <text:s/>blank.</text:p>
      <text:p text:style-name="P19"/>
      <table:table table:name="Table385" table:style-name="Table385">
        <table:table-column table:style-name="Table385.A"/>
        <table:table-column table:style-name="Table385.B"/>
        <table:table-column table:style-name="Table385.C"/>
        <table:table-row table:style-name="Table385.1">
          <table:table-cell table:style-name="Table385.A1" table:number-columns-spanned="2" office:value-type="string">
            <text:p text:style-name="P6">Struts Form Bean Mapping:</text:p>
          </table:table-cell>
          <table:covered-table-cell/>
          <table:table-cell table:style-name="Table385.C1" office:value-type="string">
            <text:p text:style-name="Standard"/>
          </table:table-cell>
        </table:table-row>
        <table:table-row table:style-name="Table385.1">
          <table:table-cell table:style-name="Table385.A2" table:number-columns-spanned="2" office:value-type="string">
            <text:p text:style-name="P8">Logical Name</text:p>
          </table:table-cell>
          <table:covered-table-cell/>
          <table:table-cell table:style-name="Table385.A2" office:value-type="string">
            <text:p text:style-name="P4"/>
          </table:table-cell>
        </table:table-row>
        <table:table-row table:style-name="Table385.1">
          <table:table-cell table:style-name="Table385.A2" table:number-columns-spanned="2" office:value-type="string">
            <text:p text:style-name="P8">Code:</text:p>
          </table:table-cell>
          <table:covered-table-cell/>
          <table:table-cell table:style-name="Table385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85.1">
          <table:table-cell table:style-name="Table385.A2" table:number-columns-spanned="2" office:value-type="string">
            <text:p text:style-name="P8">Description:</text:p>
          </table:table-cell>
          <table:covered-table-cell/>
          <table:table-cell table:style-name="Table385.A2" office:value-type="string">
            <text:p text:style-name="P8"><text:bookmark-start text:name="__DdeLink__33467_138102448411221112"/><text:bookmark-end text:name="__DdeLink__33467_138102448411221112"/></text:p>
          </table:table-cell>
        </table:table-row>
        <table:table-row table:style-name="Table385.1">
          <table:table-cell table:style-name="Table385.A1" table:number-columns-spanned="2" office:value-type="string">
            <text:p text:style-name="P8">Struts Action:</text:p>
          </table:table-cell>
          <table:covered-table-cell/>
          <table:table-cell table:style-name="Table385.C1" office:value-type="string">
            <text:p text:style-name="P46"/>
          </table:table-cell>
        </table:table-row>
        <table:table-row table:style-name="Table385.1">
          <table:table-cell table:style-name="Table385.A2" table:number-columns-spanned="2" office:value-type="string">
            <text:p text:style-name="P8">Logical Name:</text:p>
          </table:table-cell>
          <table:covered-table-cell/>
          <table:table-cell table:style-name="Table385.A2" office:value-type="string">
            <text:p text:style-name="P8">/acq_viewallvendor</text:p>
          </table:table-cell>
        </table:table-row>
        <table:table-row table:style-name="Table385.1">
          <table:table-cell table:style-name="Table385.A2" table:number-columns-spanned="2" office:value-type="string">
            <text:p text:style-name="P8">Input JSP Form:</text:p>
          </table:table-cell>
          <table:covered-table-cell/>
          <table:table-cell table:style-name="Table385.A2" office:value-type="string">
            <text:p text:style-name="P34">/acquisition/acq_initiate_vendor.jsp</text:p>
          </table:table-cell>
        </table:table-row>
        <table:table-row table:style-name="Table385.1">
          <table:table-cell table:style-name="Table385.A2" table:number-columns-spanned="2" office:value-type="string">
            <text:p text:style-name="P8">Physical Path:</text:p>
          </table:table-cell>
          <table:covered-table-cell/>
          <table:table-cell table:style-name="Table385.A2" office:value-type="string">
            <text:p text:style-name="P8">com.myapp.struts.Acquisition.ViewAllVendorAction</text:p>
          </table:table-cell>
        </table:table-row>
        <table:table-row table:style-name="Table385.1">
          <table:table-cell table:style-name="Table385.A2" table:number-columns-spanned="2" office:value-type="string">
            <text:p text:style-name="P8">Code:</text:p>
          </table:table-cell>
          <table:covered-table-cell/>
          <table:table-cell table:style-name="Table385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85.1">
          <table:table-cell table:style-name="Table385.A2" table:number-columns-spanned="2" office:value-type="string">
            <text:p text:style-name="P8">Description:</text:p>
          </table:table-cell>
          <table:covered-table-cell/>
          <table:table-cell table:style-name="Table385.A2" office:value-type="string">
            <text:p text:style-name="P1"><text:bookmark-start text:name="__DdeLink__34756_1380664172221112"/><text:bookmark-start text:name="__DdeLink__33395_138102448411221112"/><text:bookmark-start text:name="__DdeLink__36610_8061431581112"/><text:bookmark-start text:name="__DdeLink__36718_806143158112"/><text:bookmark-start text:name="__DdeLink__36839_80614315812"/><text:bookmark-start text:name="__DdeLink__36924_8061431582"/><text:bookmark-start text:name="__DdeLink__39902_1710700864"/><text:bookmark-start text:name="__DdeLink__10290_510798546131322223"/><text:bookmark-start text:name="__DdeLink__5106_131282405741322223"/>The action class is used to <text:bookmark-end text:name="__DdeLink__10290_510798546131322223"/><text:bookmark-end text:name="__DdeLink__5106_131282405741322223"/>view all vendors .<text:bookmark-end text:name="__DdeLink__34756_1380664172221112"/><text:bookmark-end text:name="__DdeLink__33395_138102448411221112"/><text:bookmark-end text:name="__DdeLink__36610_8061431581112"/><text:bookmark-end text:name="__DdeLink__36718_806143158112"/><text:bookmark-end text:name="__DdeLink__36839_80614315812"/><text:bookmark-end text:name="__DdeLink__36924_8061431582"/><text:bookmark-end text:name="__DdeLink__39902_1710700864"/></text:p>
          </table:table-cell>
        </table:table-row>
        <table:table-row table:style-name="Table385.1">
          <table:table-cell table:style-name="Table385.A1" table:number-columns-spanned="2" office:value-type="string">
            <text:p text:style-name="P7">Request Forwards On:</text:p>
          </table:table-cell>
          <table:covered-table-cell/>
          <table:table-cell table:style-name="Table385.A1" office:value-type="string">
            <text:p text:style-name="P12">Purpose</text:p>
          </table:table-cell>
        </table:table-row>
        <table:table-row table:style-name="Table385.1">
          <table:table-cell table:style-name="Table385.A2" office:value-type="string">
            <text:p text:style-name="P2">success</text:p>
          </table:table-cell>
          <table:table-cell table:style-name="Table385.A2" table:number-columns-spanned="2" office:value-type="string">
            <text:p text:style-name="P2">/acquisition/acq_viewall_vender.jsp</text:p>
          </table:table-cell>
          <table:covered-table-cell/>
        </table:table-row>
      </table:table>
      <text:p text:style-name="P39"/>
      <table:table table:name="Table386" table:style-name="Table386">
        <table:table-column table:style-name="Table386.A"/>
        <table:table-column table:style-name="Table386.B"/>
        <table:table-row table:style-name="Table386.1">
          <table:table-cell table:style-name="Table386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86.1">
          <table:table-cell table:style-name="Table386.A2" office:value-type="string">
            <text:p text:style-name="P8">Logical Name</text:p>
          </table:table-cell>
          <table:table-cell table:style-name="Table386.A2" office:value-type="string">
            <text:p text:style-name="P8">ViewAllVendorAction</text:p>
          </table:table-cell>
        </table:table-row>
        <table:table-row table:style-name="Table386.1">
          <table:table-cell table:style-name="Table386.A2" office:value-type="string">
            <text:p text:style-name="P8">Description:</text:p>
          </table:table-cell>
          <table:table-cell table:style-name="Table386.A2" office:value-type="string">
            <text:p text:style-name="P5"><text:bookmark-start text:name="__DdeLink__10290_5107985461313222231"/><text:bookmark-start text:name="__DdeLink__5106_1312824057413222231"/>The action class is used to <text:bookmark-end text:name="__DdeLink__10290_5107985461313222231"/><text:bookmark-end text:name="__DdeLink__5106_1312824057413222231"/>view all vendors .</text:p>
          </table:table-cell>
        </table:table-row>
        <text:soft-page-break/>
        <table:table-row table:style-name="Table386.1">
          <table:table-cell table:style-name="Table386.A2" office:value-type="string">
            <text:p text:style-name="P8">Method </text:p>
          </table:table-cell>
          <table:table-cell table:style-name="Table386.A2" office:value-type="string">
            <text:p text:style-name="P8"><text:bookmark-start text:name="__DdeLink__36928_8061431582"/><text:bookmark-end text:name="__DdeLink__36928_8061431582"/></text:p>
          </table:table-cell>
        </table:table-row>
      </table:table>
      <text:p text:style-name="P39"/>
      <text:p text:style-name="P39"><text:s text:c="6"/><text:bookmark-start text:name="__DdeLink__34686_13806641721221112"/><text:span text:style-name="T10">Tables used:</text:span></text:p>
      <table:table table:name="Table387" table:style-name="Table387">
        <table:table-column table:style-name="Table387.A"/>
        <table:table-column table:style-name="Table387.B"/>
        <table:table-column table:style-name="Table387.C"/>
        <table:table-column table:style-name="Table387.D"/>
        <table:table-row table:style-name="Table387.1">
          <table:table-cell table:style-name="Table387.A1" office:value-type="string">
            <text:p text:style-name="P21">S.No.</text:p>
          </table:table-cell>
          <table:table-cell table:style-name="Table387.A1" office:value-type="string">
            <text:p text:style-name="P25">Table name</text:p>
          </table:table-cell>
          <table:table-cell table:style-name="Table387.A1" office:value-type="string">
            <text:p text:style-name="P21">Primary Key Detail</text:p>
          </table:table-cell>
          <table:table-cell table:style-name="Table387.A1" office:value-type="string">
            <text:p text:style-name="P21">Use of Table</text:p>
          </table:table-cell>
        </table:table-row>
        <table:table-row table:style-name="Table387.1">
          <table:table-cell table:style-name="Table387.A1" office:value-type="string">
            <text:p text:style-name="P22">1</text:p>
          </table:table-cell>
          <table:table-cell table:style-name="Table387.A1" office:value-type="string">
            <text:p text:style-name="P9"><text:bookmark-start text:name="__DdeLink__36723_806143158114"/>acq<text:bookmark-start text:name="__DdeLink__36618_8061431581214"/>_<text:bookmark-end text:name="__DdeLink__36723_806143158114"/><text:bookmark-end text:name="__DdeLink__36618_8061431581214"/>vendor</text:p>
          </table:table-cell>
          <table:table-cell table:style-name="Table387.A1" office:value-type="string">
            <text:p text:style-name="P22"><text:bookmark-start text:name="__DdeLink__36637_8061431581112"/>library_id,sublibrary_id</text:p>
            <text:p text:style-name="P22">vendor_id <text:bookmark-end text:name="__DdeLink__36637_8061431581112"/></text:p>
          </table:table-cell>
          <table:table-cell table:style-name="Table387.A1" office:value-type="string">
            <text:p text:style-name="P22">The table is used to search or add vendor_id.</text:p>
          </table:table-cell>
        </table:table-row>
      </table:table>
      <text:p text:style-name="P39"/>
      <text:p text:style-name="P39"><text:s text:c="5"/></text:p>
      <text:p text:style-name="P39"><text:s/><text:bookmark-start text:name="__DdeLink__33479_138102448412221112"/><text:span text:style-name="T10">POJO replacement of tables:</text:span></text:p>
      <table:table table:name="Table388" table:style-name="Table388">
        <table:table-column table:style-name="Table388.A"/>
        <table:table-column table:style-name="Table388.B"/>
        <table:table-column table:style-name="Table388.C"/>
        <table:table-column table:style-name="Table388.D"/>
        <table:table-row table:style-name="Table388.1">
          <table:table-cell table:style-name="Table388.A1" office:value-type="string">
            <text:p text:style-name="P31">S.No.</text:p>
          </table:table-cell>
          <table:table-cell table:style-name="Table388.A1" office:value-type="string">
            <text:p text:style-name="P33">Table name</text:p>
          </table:table-cell>
          <table:table-cell table:style-name="Table388.A1" office:value-type="string">
            <text:p text:style-name="P31">POJO Name</text:p>
          </table:table-cell>
          <table:table-cell table:style-name="Table388.A1" office:value-type="string">
            <text:p text:style-name="P31">Hibernate Mapping Files</text:p>
          </table:table-cell>
        </table:table-row>
        <table:table-row table:style-name="Table388.1">
          <table:table-cell table:style-name="Table388.A1" office:value-type="string">
            <text:p text:style-name="P34">1</text:p>
          </table:table-cell>
          <table:table-cell table:style-name="Table388.A1" office:value-type="string">
            <text:p text:style-name="P9"><text:bookmark-start text:name="__DdeLink__34774_1380664172221112"/><text:bookmark-start text:name="__DdeLink__33408_138102448422221112"/><text:bookmark-start text:name="__DdeLink__36723_8061431581112"/>acq<text:bookmark-start text:name="__DdeLink__36618_80614315812112"/>_<text:bookmark-end text:name="__DdeLink__36723_8061431581112"/><text:bookmark-end text:name="__DdeLink__36618_80614315812112"/>vendor<text:bookmark-end text:name="__DdeLink__34774_1380664172221112"/><text:bookmark-end text:name="__DdeLink__33408_138102448422221112"/></text:p>
          </table:table-cell>
          <table:table-cell table:style-name="Table388.A1" office:value-type="string">
            <text:p text:style-name="P34"><text:bookmark-start text:name="__DdeLink__10294_510798546142221112"/>AcqVendor<text:bookmark-end text:name="__DdeLink__10294_510798546142221112"/></text:p>
          </table:table-cell>
          <table:table-cell table:style-name="Table388.A1" office:value-type="string">
            <text:p text:style-name="P34"/>
          </table:table-cell>
        </table:table-row>
      </table:table>
      <text:p text:style-name="P39"><text:bookmark-end text:name="__DdeLink__34686_13806641721221112"/><text:bookmark-end text:name="__DdeLink__33479_138102448412221112"/></text:p>
      <text:p text:style-name="P44"><text:s text:c="5"/><text:bookmark-start text:name="__DdeLink__39822_17107008641"/><text:s/><text:bookmark-end text:name="__DdeLink__39822_17107008641"/></text:p>
      <text:p text:style-name="P19"/>
      <text:p text:style-name="P19"/>
      <text:p text:style-name="P19"/>
      <text:p text:style-name="P19"/>
      <text:p text:style-name="P19"><text:bookmark-start text:name="__DdeLink__39766_1710700864"/></text:p>
      <text:p text:style-name="P37"><text:s text:c="6"/>Record Keeping Vendor Detail Entry:</text:p>
      <text:p text:style-name="P35"><text:span text:style-name="T8"><text:s text:c="6"/></text:span><text:span text:style-name="T6">The </text:span><text:bookmark-start text:name="__DdeLink__36601_8061431581111"/><text:span text:style-name="T6">j</text:span><text:bookmark-end text:name="__DdeLink__36601_8061431581111"/><text:span text:style-name="T6">sp page is used to insert vendor details.</text:span></text:p>
      <text:p text:style-name="P19"><text:s text:c="6"/>File Name of view page: /acquisition/acq_vendor_details.jsp</text:p>
      <text:p text:style-name="P42"/>
      <text:p text:style-name="P19"><text:s text:c="7"/><text:span text:style-name="T10">Attributes:</text:span></text:p>
      <table:table table:name="Table373" table:style-name="Table373">
        <table:table-column table:style-name="Table373.A"/>
        <table:table-column table:style-name="Table373.B"/>
        <table:table-column table:style-name="Table373.C"/>
        <table:table-column table:style-name="Table373.D"/>
        <table:table-column table:style-name="Table373.E"/>
        <table:table-column table:style-name="Table373.F"/>
        <table:table-row table:style-name="Table373.1">
          <table:table-cell table:style-name="Table373.A1" office:value-type="string">
            <text:p text:style-name="P20">S.No.</text:p>
          </table:table-cell>
          <table:table-cell table:style-name="Table373.B1" office:value-type="string">
            <text:p text:style-name="P20">Attribute Name</text:p>
          </table:table-cell>
          <table:table-cell table:style-name="Table373.B1" office:value-type="string">
            <text:p text:style-name="P20">Label </text:p>
          </table:table-cell>
          <table:table-cell table:style-name="Table373.B1" office:value-type="string">
            <text:p text:style-name="P20">Field Name</text:p>
          </table:table-cell>
          <table:table-cell table:style-name="Table373.B1" office:value-type="string">
            <text:p text:style-name="P20">Type</text:p>
          </table:table-cell>
          <table:table-cell table:style-name="Table373.B1" office:value-type="string">
            <text:p text:style-name="P20">Validation</text:p>
          </table:table-cell>
        </table:table-row>
        <table:table-row table:style-name="Table373.1">
          <table:table-cell table:style-name="Table373.A1" office:value-type="string">
            <text:p text:style-name="P29">1.</text:p>
          </table:table-cell>
          <table:table-cell table:style-name="Table373.B1" office:value-type="string">
            <text:p text:style-name="P30">Vendor Id</text:p>
          </table:table-cell>
          <table:table-cell table:style-name="Table373.B1" office:value-type="string">
            <text:p text:style-name="P30">Vendor Id</text:p>
          </table:table-cell>
          <table:table-cell table:style-name="Table373.B1" office:value-type="string">
            <text:p text:style-name="P32"><text:bookmark-start text:name="__DdeLink__34751_1380664172221111"/><text:bookmark-start text:name="__DdeLink__36605_8061431581111"/><text:bookmark-start text:name="__DdeLink__36712_806143158111"/><text:bookmark-start text:name="__DdeLink__36919_8061431581"/>vendor_id<text:bookmark-end text:name="__DdeLink__34751_1380664172221111"/><text:bookmark-end text:name="__DdeLink__36605_8061431581111"/><text:bookmark-end text:name="__DdeLink__36712_806143158111"/><text:bookmark-end text:name="__DdeLink__36919_8061431581"/></text:p>
          </table:table-cell>
          <table:table-cell table:style-name="Table373.B1" office:value-type="string">
            <text:p text:style-name="P32">textbox</text:p>
          </table:table-cell>
          <table:table-cell table:style-name="Table373.B1" office:value-type="string">
            <text:p text:style-name="P28"><text:bookmark-start text:name="__DdeLink__34938_138066417221111"/><text:bookmark-end text:name="__DdeLink__34938_138066417221111"/></text:p>
          </table:table-cell>
        </table:table-row>
        <table:table-row table:style-name="Table373.1">
          <table:table-cell table:style-name="Table373.A3" office:value-type="string">
            <text:p text:style-name="P29">2.</text:p>
          </table:table-cell>
          <table:table-cell table:style-name="Table373.B3" office:value-type="string">
            <text:p text:style-name="P30">Vendor Name</text:p>
          </table:table-cell>
          <table:table-cell table:style-name="Table373.B3" office:value-type="string">
            <text:p text:style-name="P30">Vendor Name</text:p>
          </table:table-cell>
          <table:table-cell table:style-name="Table373.B3" office:value-type="string">
            <text:p text:style-name="P32">vendor</text:p>
          </table:table-cell>
          <table:table-cell table:style-name="Table373.B3" office:value-type="string">
            <text:p text:style-name="P32">textbox</text:p>
          </table:table-cell>
          <table:table-cell table:style-name="Table373.B3" office:value-type="string">
            <text:p text:style-name="P28"><text:bookmark-start text:name="__DdeLink__39689_1710700864"/>onsubmit="return check1()"<text:bookmark-end text:name="__DdeLink__39689_1710700864"/></text:p>
          </table:table-cell>
        </table:table-row>
        <table:table-row table:style-name="Table373.1">
          <table:table-cell table:style-name="Table373.A3" office:value-type="string">
            <text:p text:style-name="P29">3.</text:p>
          </table:table-cell>
          <table:table-cell table:style-name="Table373.B3" office:value-type="string">
            <text:p text:style-name="P30">Contact Person</text:p>
          </table:table-cell>
          <table:table-cell table:style-name="Table373.B3" office:value-type="string">
            <text:p text:style-name="P30">Contact Person</text:p>
          </table:table-cell>
          <table:table-cell table:style-name="Table373.B3" office:value-type="string">
            <text:p text:style-name="P32">contact_person</text:p>
          </table:table-cell>
          <table:table-cell table:style-name="Table373.B3" office:value-type="string">
            <text:p text:style-name="P32">textbox</text:p>
          </table:table-cell>
          <table:table-cell table:style-name="Table373.B3" office:value-type="string">
            <text:p text:style-name="P28"><text:bookmark-start text:name="__DdeLink__39692_1710700864"/>onsubmit="return check1()"<text:bookmark-end text:name="__DdeLink__39692_1710700864"/></text:p>
          </table:table-cell>
        </table:table-row>
        <table:table-row table:style-name="Table373.1">
          <table:table-cell table:style-name="Table373.A3" office:value-type="string">
            <text:p text:style-name="P29">4.</text:p>
          </table:table-cell>
          <table:table-cell table:style-name="Table373.B3" office:value-type="string">
            <text:p text:style-name="P30">Phone No</text:p>
          </table:table-cell>
          <table:table-cell table:style-name="Table373.B3" office:value-type="string">
            <text:p text:style-name="P30">Phone No</text:p>
          </table:table-cell>
          <table:table-cell table:style-name="Table373.B3" office:value-type="string">
            <text:p text:style-name="P32">phone</text:p>
          </table:table-cell>
          <table:table-cell table:style-name="Table373.B3" office:value-type="string">
            <text:p text:style-name="P32"><text:bookmark-start text:name="__DdeLink__39694_1710700864"/>textbox<text:bookmark-end text:name="__DdeLink__39694_1710700864"/></text:p>
          </table:table-cell>
          <table:table-cell table:style-name="Table373.B3" office:value-type="string">
            <text:p text:style-name="P28"><text:bookmark-start text:name="__DdeLink__39701_1710700864"/>onsubmit="return check1()"<text:bookmark-end text:name="__DdeLink__39701_1710700864"/></text:p>
          </table:table-cell>
        </table:table-row>
        <table:table-row table:style-name="Table373.1">
          <table:table-cell table:style-name="Table373.A3" office:value-type="string">
            <text:p text:style-name="P29">5.</text:p>
          </table:table-cell>
          <table:table-cell table:style-name="Table373.B3" office:value-type="string">
            <text:p text:style-name="P30">Address</text:p>
          </table:table-cell>
          <table:table-cell table:style-name="Table373.B3" office:value-type="string">
            <text:p text:style-name="P30">Address</text:p>
          </table:table-cell>
          <table:table-cell table:style-name="Table373.B3" office:value-type="string">
            <text:p text:style-name="P32">address</text:p>
          </table:table-cell>
          <table:table-cell table:style-name="Table373.B3" office:value-type="string">
            <text:p text:style-name="P32"><text:bookmark-start text:name="__DdeLink__39696_1710700864"/>textbox<text:bookmark-end text:name="__DdeLink__39696_1710700864"/></text:p>
          </table:table-cell>
          <table:table-cell table:style-name="Table373.B3" office:value-type="string">
            <text:p text:style-name="P28"/>
          </table:table-cell>
        </table:table-row>
        <table:table-row table:style-name="Table373.1">
          <table:table-cell table:style-name="Table373.A3" office:value-type="string">
            <text:p text:style-name="P29">6.</text:p>
          </table:table-cell>
          <table:table-cell table:style-name="Table373.B3" office:value-type="string">
            <text:p text:style-name="P30">Vendor Currency</text:p>
          </table:table-cell>
          <table:table-cell table:style-name="Table373.B3" office:value-type="string">
            <text:p text:style-name="P30">Vendor Currency</text:p>
          </table:table-cell>
          <table:table-cell table:style-name="Table373.B3" office:value-type="string">
            <text:p text:style-name="P32">vendor_currency</text:p>
          </table:table-cell>
          <table:table-cell table:style-name="Table373.B3" office:value-type="string">
            <text:p text:style-name="P32"><text:bookmark-start text:name="__DdeLink__39698_1710700864"/>textbox<text:bookmark-end text:name="__DdeLink__39698_1710700864"/></text:p>
          </table:table-cell>
          <table:table-cell table:style-name="Table373.B3" office:value-type="string">
            <text:p text:style-name="P28"><text:bookmark-start text:name="__DdeLink__39710_1710700864"/>onsubmit="return check1()"<text:bookmark-end text:name="__DdeLink__39710_1710700864"/></text:p>
          </table:table-cell>
        </table:table-row>
        <table:table-row table:style-name="Table373.1">
          <table:table-cell table:style-name="Table373.A3" office:value-type="string">
            <text:p text:style-name="P29">7.</text:p>
          </table:table-cell>
          <table:table-cell table:style-name="Table373.B3" office:value-type="string">
            <text:p text:style-name="P30">City</text:p>
          </table:table-cell>
          <table:table-cell table:style-name="Table373.B3" office:value-type="string">
            <text:p text:style-name="P30">City</text:p>
          </table:table-cell>
          <table:table-cell table:style-name="Table373.B3" office:value-type="string">
            <text:p text:style-name="P32">city</text:p>
          </table:table-cell>
          <table:table-cell table:style-name="Table373.B3" office:value-type="string">
            <text:p text:style-name="P32">textbox</text:p>
          </table:table-cell>
          <table:table-cell table:style-name="Table373.B3" office:value-type="string">
            <text:p text:style-name="P28"/>
          </table:table-cell>
        </table:table-row>
        <table:table-row table:style-name="Table373.1">
          <table:table-cell table:style-name="Table373.A3" office:value-type="string">
            <text:p text:style-name="P29">8.</text:p>
          </table:table-cell>
          <table:table-cell table:style-name="Table373.B3" office:value-type="string">
            <text:p text:style-name="P30">State</text:p>
          </table:table-cell>
          <table:table-cell table:style-name="Table373.B3" office:value-type="string">
            <text:p text:style-name="P30">State</text:p>
          </table:table-cell>
          <table:table-cell table:style-name="Table373.B3" office:value-type="string">
            <text:p text:style-name="P32">state</text:p>
          </table:table-cell>
          <table:table-cell table:style-name="Table373.B3" office:value-type="string">
            <text:p text:style-name="P32"><text:bookmark-start text:name="__DdeLink__39703_1710700864"/>textbox<text:bookmark-end text:name="__DdeLink__39703_1710700864"/></text:p>
          </table:table-cell>
          <table:table-cell table:style-name="Table373.B3" office:value-type="string">
            <text:p text:style-name="P28"/>
          </table:table-cell>
        </table:table-row>
        <table:table-row table:style-name="Table373.10">
          <table:table-cell table:style-name="Table373.A3" office:value-type="string">
            <text:p text:style-name="P29">9.</text:p>
          </table:table-cell>
          <table:table-cell table:style-name="Table373.B3" office:value-type="string">
            <text:p text:style-name="P32">Country</text:p>
          </table:table-cell>
          <table:table-cell table:style-name="Table373.B3" office:value-type="string">
            <text:p text:style-name="P32">Country</text:p>
          </table:table-cell>
          <table:table-cell table:style-name="Table373.B3" office:value-type="string">
            <text:p text:style-name="P32">country</text:p>
          </table:table-cell>
          <table:table-cell table:style-name="Table373.B3" office:value-type="string">
            <text:p text:style-name="P32"><text:bookmark-start text:name="__DdeLink__39705_1710700864"/>textbox<text:bookmark-end text:name="__DdeLink__39705_1710700864"/></text:p>
          </table:table-cell>
          <table:table-cell table:style-name="Table373.B3" office:value-type="string">
            <text:p text:style-name="P32"/>
          </table:table-cell>
        </table:table-row>
        <table:table-row table:style-name="Table373.1">
          <table:table-cell table:style-name="Table373.A3" office:value-type="string">
            <text:p text:style-name="P29">10.</text:p>
          </table:table-cell>
          <table:table-cell table:style-name="Table373.B3" office:value-type="string">
            <text:p text:style-name="P32"><text:bookmark-start text:name="__DdeLink__36915_8061431581"/>Pin No<text:bookmark-end text:name="__DdeLink__36915_8061431581"/></text:p>
          </table:table-cell>
          <table:table-cell table:style-name="Table373.B3" office:value-type="string">
            <text:p text:style-name="P32">Pin No</text:p>
          </table:table-cell>
          <table:table-cell table:style-name="Table373.B3" office:value-type="string">
            <text:p text:style-name="P32">pin</text:p>
          </table:table-cell>
          <table:table-cell table:style-name="Table373.B3" office:value-type="string">
            <text:p text:style-name="P32"><text:bookmark-start text:name="__DdeLink__39707_1710700864"/>textbox<text:bookmark-end text:name="__DdeLink__39707_1710700864"/></text:p>
          </table:table-cell>
          <table:table-cell table:style-name="Table373.B3" office:value-type="string">
            <text:p text:style-name="P32"/>
          </table:table-cell>
        </table:table-row>
        <table:table-row table:style-name="Table373.1">
          <table:table-cell table:style-name="Table373.A3" office:value-type="string">
            <text:p text:style-name="P29">11.</text:p>
          </table:table-cell>
          <table:table-cell table:style-name="Table373.B3" office:value-type="string">
            <text:p text:style-name="P32">Fax</text:p>
          </table:table-cell>
          <table:table-cell table:style-name="Table373.B3" office:value-type="string">
            <text:p text:style-name="P32">Fax</text:p>
          </table:table-cell>
          <table:table-cell table:style-name="Table373.B3" office:value-type="string">
            <text:p text:style-name="P32">fax</text:p>
          </table:table-cell>
          <table:table-cell table:style-name="Table373.B3" office:value-type="string">
            <text:p text:style-name="P32">textbox</text:p>
          </table:table-cell>
          <table:table-cell table:style-name="Table373.B3" office:value-type="string">
            <text:p text:style-name="P32"/>
          </table:table-cell>
        </table:table-row>
        <table:table-row table:style-name="Table373.1">
          <table:table-cell table:style-name="Table373.A3" office:value-type="string">
            <text:p text:style-name="P29">12.</text:p>
          </table:table-cell>
          <table:table-cell table:style-name="Table373.B3" office:value-type="string">
            <text:p text:style-name="P32">Email</text:p>
          </table:table-cell>
          <table:table-cell table:style-name="Table373.B3" office:value-type="string">
            <text:p text:style-name="P32">Email</text:p>
          </table:table-cell>
          <table:table-cell table:style-name="Table373.B3" office:value-type="string">
            <text:p text:style-name="P32"><text:bookmark-start text:name="__DdeLink__39715_1710700864"/>email<text:bookmark-end text:name="__DdeLink__39715_1710700864"/></text:p>
          </table:table-cell>
          <table:table-cell table:style-name="Table373.B3" office:value-type="string">
            <text:p text:style-name="P32">textbox</text:p>
          </table:table-cell>
          <table:table-cell table:style-name="Table373.B3" office:value-type="string">
            <text:p text:style-name="P28">onsubmit="return check1()"</text:p>
          </table:table-cell>
        </table:table-row>
        <table:table-row table:style-name="Table373.1">
          <table:table-cell table:style-name="Table373.A3" office:value-type="string">
            <text:p text:style-name="P29">13.</text:p>
          </table:table-cell>
          <table:table-cell table:style-name="Table373.B3" office:value-type="string">
            <text:p text:style-name="P32"><text:bookmark-start text:name="__DdeLink__36913_8061431581"/>Submit<text:bookmark-end text:name="__DdeLink__36913_8061431581"/></text:p>
          </table:table-cell>
          <table:table-cell table:style-name="Table373.B3" office:value-type="string">
            <text:p text:style-name="P32">Submit</text:p>
          </table:table-cell>
          <table:table-cell table:style-name="Table373.B3" office:value-type="string">
            <text:p text:style-name="P32">Button</text:p>
          </table:table-cell>
          <table:table-cell table:style-name="Table373.B3" office:value-type="string">
            <text:p text:style-name="P32">button</text:p>
          </table:table-cell>
          <table:table-cell table:style-name="Table373.B3" office:value-type="string">
            <text:p text:style-name="P32"/>
          </table:table-cell>
        </table:table-row>
        <table:table-row table:style-name="Table373.1">
          <table:table-cell table:style-name="Table373.A3" office:value-type="string">
            <text:p text:style-name="P29">14.</text:p>
          </table:table-cell>
          <table:table-cell table:style-name="Table373.B3" office:value-type="string">
            <text:p text:style-name="P32">Back</text:p>
          </table:table-cell>
          <table:table-cell table:style-name="Table373.B3" office:value-type="string">
            <text:p text:style-name="P32">Back</text:p>
          </table:table-cell>
          <table:table-cell table:style-name="Table373.B3" office:value-type="string">
            <text:p text:style-name="P32">Button</text:p>
          </table:table-cell>
          <table:table-cell table:style-name="Table373.B3" office:value-type="string">
            <text:p text:style-name="P32">button</text:p>
          </table:table-cell>
          <table:table-cell table:style-name="Table373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<text:span text:style-name="T13">vendor,</text:span> <text:span text:style-name="T13">contact_person,phone,vendor_currency,and email <text:s/></text:span>must</text:p>
      <text:p text:style-name="P19"><text:s text:c="9"/>not be blank.</text:p>
      <text:p text:style-name="P19"/>
      <table:table table:name="Table374" table:style-name="Table374">
        <table:table-column table:style-name="Table374.A"/>
        <table:table-column table:style-name="Table374.B"/>
        <table:table-column table:style-name="Table374.C"/>
        <text:soft-page-break/>
        <table:table-row table:style-name="Table374.1">
          <table:table-cell table:style-name="Table374.A1" table:number-columns-spanned="2" office:value-type="string">
            <text:p text:style-name="P6">Struts Form Bean Mapping:</text:p>
          </table:table-cell>
          <table:covered-table-cell/>
          <table:table-cell table:style-name="Table374.C1" office:value-type="string">
            <text:p text:style-name="Standard"/>
          </table:table-cell>
        </table:table-row>
        <table:table-row table:style-name="Table374.1">
          <table:table-cell table:style-name="Table374.A2" table:number-columns-spanned="2" office:value-type="string">
            <text:p text:style-name="P8">Logical Name</text:p>
          </table:table-cell>
          <table:covered-table-cell/>
          <table:table-cell table:style-name="Table374.A2" office:value-type="string">
            <text:p text:style-name="P4">AcqVendorActionForm</text:p>
          </table:table-cell>
        </table:table-row>
        <table:table-row table:style-name="Table374.1">
          <table:table-cell table:style-name="Table374.A2" table:number-columns-spanned="2" office:value-type="string">
            <text:p text:style-name="P8">Code:</text:p>
          </table:table-cell>
          <table:covered-table-cell/>
          <table:table-cell table:style-name="Table374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74.1">
          <table:table-cell table:style-name="Table374.A2" table:number-columns-spanned="2" office:value-type="string">
            <text:p text:style-name="P8">Description:</text:p>
          </table:table-cell>
          <table:covered-table-cell/>
          <table:table-cell table:style-name="Table374.A2" office:value-type="string">
            <text:p text:style-name="P8"><text:bookmark-start text:name="__DdeLink__33467_138102448411221111"/>For defining setter and getter variables.<text:bookmark-end text:name="__DdeLink__33467_138102448411221111"/></text:p>
          </table:table-cell>
        </table:table-row>
        <table:table-row table:style-name="Table374.1">
          <table:table-cell table:style-name="Table374.A1" table:number-columns-spanned="2" office:value-type="string">
            <text:p text:style-name="P8">Struts Action:</text:p>
          </table:table-cell>
          <table:covered-table-cell/>
          <table:table-cell table:style-name="Table374.C1" office:value-type="string">
            <text:p text:style-name="P46"/>
          </table:table-cell>
        </table:table-row>
        <table:table-row table:style-name="Table374.1">
          <table:table-cell table:style-name="Table374.A2" table:number-columns-spanned="2" office:value-type="string">
            <text:p text:style-name="P8">Logical Name:</text:p>
          </table:table-cell>
          <table:covered-table-cell/>
          <table:table-cell table:style-name="Table374.A2" office:value-type="string">
            <text:p text:style-name="P8">/acq_vendor_dtail</text:p>
          </table:table-cell>
        </table:table-row>
        <table:table-row table:style-name="Table374.1">
          <table:table-cell table:style-name="Table374.A2" table:number-columns-spanned="2" office:value-type="string">
            <text:p text:style-name="P8">Input JSP Form:</text:p>
          </table:table-cell>
          <table:covered-table-cell/>
          <table:table-cell table:style-name="Table374.A2" office:value-type="string">
            <text:p text:style-name="P34">/acquisition/acq_vendor_details.jsp</text:p>
          </table:table-cell>
        </table:table-row>
        <table:table-row table:style-name="Table374.1">
          <table:table-cell table:style-name="Table374.A2" table:number-columns-spanned="2" office:value-type="string">
            <text:p text:style-name="P8">Physical Path:</text:p>
          </table:table-cell>
          <table:covered-table-cell/>
          <table:table-cell table:style-name="Table374.A2" office:value-type="string">
            <text:p text:style-name="P8">com.myapp.struts.Acquisition.AcqVendorDetailsAction</text:p>
          </table:table-cell>
        </table:table-row>
        <table:table-row table:style-name="Table374.1">
          <table:table-cell table:style-name="Table374.A2" table:number-columns-spanned="2" office:value-type="string">
            <text:p text:style-name="P8">Code:</text:p>
          </table:table-cell>
          <table:covered-table-cell/>
          <table:table-cell table:style-name="Table374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74.1">
          <table:table-cell table:style-name="Table374.A2" table:number-columns-spanned="2" office:value-type="string">
            <text:p text:style-name="P8">Description:</text:p>
          </table:table-cell>
          <table:covered-table-cell/>
          <table:table-cell table:style-name="Table374.A2" office:value-type="string">
            <text:p text:style-name="P1"><text:bookmark-start text:name="__DdeLink__34756_1380664172221111"/><text:bookmark-start text:name="__DdeLink__33395_138102448411221111"/><text:bookmark-start text:name="__DdeLink__36610_8061431581111"/><text:bookmark-start text:name="__DdeLink__36718_806143158111"/><text:bookmark-start text:name="__DdeLink__36839_80614315811"/><text:bookmark-start text:name="__DdeLink__36924_8061431581"/><text:bookmark-start text:name="__DdeLink__39720_1710700864"/><text:bookmark-start text:name="__DdeLink__10290_510798546131322222"/><text:bookmark-start text:name="__DdeLink__5106_131282405741322222"/>The action class is used to <text:bookmark-end text:name="__DdeLink__10290_510798546131322222"/><text:bookmark-end text:name="__DdeLink__5106_131282405741322222"/>insert vendor details .<text:bookmark-end text:name="__DdeLink__34756_1380664172221111"/><text:bookmark-end text:name="__DdeLink__33395_138102448411221111"/><text:bookmark-end text:name="__DdeLink__36610_8061431581111"/><text:bookmark-end text:name="__DdeLink__36718_806143158111"/><text:bookmark-end text:name="__DdeLink__36839_80614315811"/><text:bookmark-end text:name="__DdeLink__36924_8061431581"/><text:bookmark-end text:name="__DdeLink__39720_1710700864"/></text:p>
          </table:table-cell>
        </table:table-row>
        <table:table-row table:style-name="Table374.1">
          <table:table-cell table:style-name="Table374.A1" table:number-columns-spanned="2" office:value-type="string">
            <text:p text:style-name="P7">Request Forwards On:</text:p>
          </table:table-cell>
          <table:covered-table-cell/>
          <table:table-cell table:style-name="Table374.A1" office:value-type="string">
            <text:p text:style-name="P12">Purpose</text:p>
          </table:table-cell>
        </table:table-row>
        <table:table-row table:style-name="Table374.1">
          <table:table-cell table:style-name="Table374.A2" office:value-type="string">
            <text:p text:style-name="P2">success</text:p>
          </table:table-cell>
          <table:table-cell table:style-name="Table374.A2" table:number-columns-spanned="2" office:value-type="string">
            <text:p text:style-name="P2">/acquisition/acq_initiate_vendor.jsp</text:p>
          </table:table-cell>
          <table:covered-table-cell/>
        </table:table-row>
      </table:table>
      <text:p text:style-name="P39"/>
      <table:table table:name="Table375" table:style-name="Table375">
        <table:table-column table:style-name="Table375.A"/>
        <table:table-column table:style-name="Table375.B"/>
        <table:table-row table:style-name="Table375.1">
          <table:table-cell table:style-name="Table375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75.1">
          <table:table-cell table:style-name="Table375.A2" office:value-type="string">
            <text:p text:style-name="P8">Logical Name</text:p>
          </table:table-cell>
          <table:table-cell table:style-name="Table375.A2" office:value-type="string">
            <text:p text:style-name="P8">AcqVendorDetailsAction</text:p>
          </table:table-cell>
        </table:table-row>
        <table:table-row table:style-name="Table375.1">
          <table:table-cell table:style-name="Table375.A2" office:value-type="string">
            <text:p text:style-name="P8">Description:</text:p>
          </table:table-cell>
          <table:table-cell table:style-name="Table375.A2" office:value-type="string">
            <text:p text:style-name="P5"><text:bookmark-start text:name="__DdeLink__10290_5107985461313222221"/><text:bookmark-start text:name="__DdeLink__5106_1312824057413222221"/>The action class is used to <text:bookmark-end text:name="__DdeLink__10290_5107985461313222221"/><text:bookmark-end text:name="__DdeLink__5106_1312824057413222221"/>insert vendor details .</text:p>
          </table:table-cell>
        </table:table-row>
        <table:table-row table:style-name="Table375.1">
          <table:table-cell table:style-name="Table375.A2" office:value-type="string">
            <text:p text:style-name="P8">Method </text:p>
          </table:table-cell>
          <table:table-cell table:style-name="Table375.A2" office:value-type="string">
            <text:p text:style-name="P8"><text:bookmark-start text:name="__DdeLink__36928_8061431581"/><text:bookmark-end text:name="__DdeLink__36928_8061431581"/></text:p>
          </table:table-cell>
        </table:table-row>
      </table:table>
      <text:p text:style-name="P39"/>
      <text:p text:style-name="P39"><text:s text:c="6"/><text:bookmark-start text:name="__DdeLink__34686_13806641721221111"/><text:span text:style-name="T10">Tables used:</text:span></text:p>
      <table:table table:name="Table376" table:style-name="Table376">
        <table:table-column table:style-name="Table376.A"/>
        <table:table-column table:style-name="Table376.B"/>
        <table:table-column table:style-name="Table376.C"/>
        <table:table-column table:style-name="Table376.D"/>
        <table:table-row table:style-name="Table376.1">
          <table:table-cell table:style-name="Table376.A1" office:value-type="string">
            <text:p text:style-name="P21">S.No.</text:p>
          </table:table-cell>
          <table:table-cell table:style-name="Table376.A1" office:value-type="string">
            <text:p text:style-name="P25">Table name</text:p>
          </table:table-cell>
          <table:table-cell table:style-name="Table376.A1" office:value-type="string">
            <text:p text:style-name="P21">Primary Key Detail</text:p>
          </table:table-cell>
          <table:table-cell table:style-name="Table376.A1" office:value-type="string">
            <text:p text:style-name="P21">Use of Table</text:p>
          </table:table-cell>
        </table:table-row>
        <table:table-row table:style-name="Table376.1">
          <table:table-cell table:style-name="Table376.A1" office:value-type="string">
            <text:p text:style-name="P22">1</text:p>
          </table:table-cell>
          <table:table-cell table:style-name="Table376.A1" office:value-type="string">
            <text:p text:style-name="P9"><text:bookmark-start text:name="__DdeLink__36723_806143158113"/>acq<text:bookmark-start text:name="__DdeLink__36618_8061431581213"/>_<text:bookmark-end text:name="__DdeLink__36723_806143158113"/><text:bookmark-end text:name="__DdeLink__36618_8061431581213"/>vendor</text:p>
          </table:table-cell>
          <table:table-cell table:style-name="Table376.A1" office:value-type="string">
            <text:p text:style-name="P22"><text:bookmark-start text:name="__DdeLink__36637_8061431581111"/>library_id,sublibrary_id</text:p>
            <text:p text:style-name="P22">vendor_id <text:bookmark-end text:name="__DdeLink__36637_8061431581111"/></text:p>
          </table:table-cell>
          <table:table-cell table:style-name="Table376.A1" office:value-type="string">
            <text:p text:style-name="P22">The table is used to search or add vendor_id.</text:p>
          </table:table-cell>
        </table:table-row>
      </table:table>
      <text:p text:style-name="P39"/>
      <text:p text:style-name="P39"><text:s text:c="6"/><text:bookmark-start text:name="__DdeLink__33479_138102448412221111"/><text:span text:style-name="T10">POJO replacement of tables:</text:span></text:p>
      <table:table table:name="Table377" table:style-name="Table377">
        <table:table-column table:style-name="Table377.A"/>
        <table:table-column table:style-name="Table377.B"/>
        <table:table-column table:style-name="Table377.C"/>
        <table:table-column table:style-name="Table377.D"/>
        <table:table-row table:style-name="Table377.1">
          <table:table-cell table:style-name="Table377.A1" office:value-type="string">
            <text:p text:style-name="P31">S.No.</text:p>
          </table:table-cell>
          <table:table-cell table:style-name="Table377.A1" office:value-type="string">
            <text:p text:style-name="P33">Table name</text:p>
          </table:table-cell>
          <table:table-cell table:style-name="Table377.A1" office:value-type="string">
            <text:p text:style-name="P31">POJO Name</text:p>
          </table:table-cell>
          <table:table-cell table:style-name="Table377.A1" office:value-type="string">
            <text:p text:style-name="P31">Hibernate Mapping Files</text:p>
          </table:table-cell>
        </table:table-row>
        <table:table-row table:style-name="Table377.1">
          <table:table-cell table:style-name="Table377.A1" office:value-type="string">
            <text:p text:style-name="P34">1</text:p>
          </table:table-cell>
          <table:table-cell table:style-name="Table377.A1" office:value-type="string">
            <text:p text:style-name="P9"><text:bookmark-start text:name="__DdeLink__34774_1380664172221111"/><text:bookmark-start text:name="__DdeLink__33408_138102448422221111"/><text:bookmark-start text:name="__DdeLink__36723_8061431581111"/>acq<text:bookmark-start text:name="__DdeLink__36618_80614315812111"/>_<text:bookmark-end text:name="__DdeLink__36723_8061431581111"/><text:bookmark-end text:name="__DdeLink__36618_80614315812111"/>vendor<text:bookmark-end text:name="__DdeLink__34774_1380664172221111"/><text:bookmark-end text:name="__DdeLink__33408_138102448422221111"/></text:p>
          </table:table-cell>
          <table:table-cell table:style-name="Table377.A1" office:value-type="string">
            <text:p text:style-name="P34"><text:bookmark-start text:name="__DdeLink__10294_510798546142221111"/>AcqVendor<text:bookmark-end text:name="__DdeLink__10294_510798546142221111"/></text:p>
          </table:table-cell>
          <table:table-cell table:style-name="Table377.A1" office:value-type="string">
            <text:p text:style-name="P34"/>
          </table:table-cell>
        </table:table-row>
      </table:table>
      <text:p text:style-name="P39"><text:bookmark-end text:name="__DdeLink__39766_1710700864"/><text:bookmark-end text:name="__DdeLink__34686_13806641721221111"/><text:bookmark-end text:name="__DdeLink__33479_138102448412221111"/></text:p>
      <text:p text:style-name="P44"><text:s text:c="5"/></text:p>
      <text:p text:style-name="P45"><text:s text:c="4"/></text:p>
      <text:p text:style-name="P44"><text:span text:style-name="T15"><text:s text:c="5"/></text:span><text:bookmark-start text:name="__DdeLink__40943_1733387785"/><text:span text:style-name="T15">Record Keeping Vendor Detail Entry Update:</text:span></text:p>
      <text:p text:style-name="P35"><text:span text:style-name="T8"><text:s text:c="6"/></text:span><text:span text:style-name="T6">The </text:span><text:bookmark-start text:name="__DdeLink__36601_80614315811111"/><text:span text:style-name="T6">j</text:span><text:bookmark-end text:name="__DdeLink__36601_80614315811111"/><text:span text:style-name="T6">sp page is used to insert vendor details.</text:span></text:p>
      <text:p text:style-name="P19"><text:s text:c="6"/>File Name of view page: <text:bookmark-start text:name="__DdeLink__39810_1710700864"/>/acquisition/acq_update_vendor.jsp<text:bookmark-end text:name="__DdeLink__39810_1710700864"/></text:p>
      <text:p text:style-name="P42"/>
      <text:p text:style-name="P19"><text:s text:c="7"/><text:span text:style-name="T10">Attributes:</text:span></text:p>
      <table:table table:name="Table378" table:style-name="Table378">
        <table:table-column table:style-name="Table378.A"/>
        <table:table-column table:style-name="Table378.B"/>
        <table:table-column table:style-name="Table378.C"/>
        <table:table-column table:style-name="Table378.D"/>
        <table:table-column table:style-name="Table378.E"/>
        <table:table-column table:style-name="Table378.F"/>
        <table:table-row table:style-name="Table378.1">
          <table:table-cell table:style-name="Table378.A1" office:value-type="string">
            <text:p text:style-name="P20">S.No.</text:p>
          </table:table-cell>
          <table:table-cell table:style-name="Table378.B1" office:value-type="string">
            <text:p text:style-name="P20">Attribute Name</text:p>
          </table:table-cell>
          <table:table-cell table:style-name="Table378.B1" office:value-type="string">
            <text:p text:style-name="P20">Label </text:p>
          </table:table-cell>
          <table:table-cell table:style-name="Table378.B1" office:value-type="string">
            <text:p text:style-name="P20">Field Name</text:p>
          </table:table-cell>
          <table:table-cell table:style-name="Table378.B1" office:value-type="string">
            <text:p text:style-name="P20">Type</text:p>
          </table:table-cell>
          <table:table-cell table:style-name="Table378.B1" office:value-type="string">
            <text:p text:style-name="P20">Validation</text:p>
          </table:table-cell>
        </table:table-row>
        <table:table-row table:style-name="Table378.1">
          <table:table-cell table:style-name="Table378.A1" office:value-type="string">
            <text:p text:style-name="P29">1.</text:p>
          </table:table-cell>
          <table:table-cell table:style-name="Table378.B1" office:value-type="string">
            <text:p text:style-name="P30">Vendor Id</text:p>
          </table:table-cell>
          <table:table-cell table:style-name="Table378.B1" office:value-type="string">
            <text:p text:style-name="P30">Vendor Id</text:p>
          </table:table-cell>
          <table:table-cell table:style-name="Table378.B1" office:value-type="string">
            <text:p text:style-name="P32"><text:bookmark-start text:name="__DdeLink__34751_13806641722211111"/><text:bookmark-start text:name="__DdeLink__36605_80614315811111"/><text:bookmark-start text:name="__DdeLink__36712_8061431581111"/><text:bookmark-start text:name="__DdeLink__36919_80614315811"/>vendor_id<text:bookmark-end text:name="__DdeLink__34751_13806641722211111"/><text:bookmark-end text:name="__DdeLink__36605_80614315811111"/><text:bookmark-end text:name="__DdeLink__36712_8061431581111"/><text:bookmark-end text:name="__DdeLink__36919_80614315811"/></text:p>
          </table:table-cell>
          <table:table-cell table:style-name="Table378.B1" office:value-type="string">
            <text:p text:style-name="P32">textbox</text:p>
          </table:table-cell>
          <table:table-cell table:style-name="Table378.B1" office:value-type="string">
            <text:p text:style-name="P28"><text:bookmark-start text:name="__DdeLink__34938_1380664172211111"/><text:bookmark-end text:name="__DdeLink__34938_1380664172211111"/></text:p>
          </table:table-cell>
        </table:table-row>
        <table:table-row table:style-name="Table378.1">
          <table:table-cell table:style-name="Table378.A3" office:value-type="string">
            <text:p text:style-name="P29">2.</text:p>
          </table:table-cell>
          <table:table-cell table:style-name="Table378.B3" office:value-type="string">
            <text:p text:style-name="P30">Vendor Name</text:p>
          </table:table-cell>
          <table:table-cell table:style-name="Table378.B3" office:value-type="string">
            <text:p text:style-name="P30">Vendor Name</text:p>
          </table:table-cell>
          <table:table-cell table:style-name="Table378.B3" office:value-type="string">
            <text:p text:style-name="P32">vendor</text:p>
          </table:table-cell>
          <table:table-cell table:style-name="Table378.B3" office:value-type="string">
            <text:p text:style-name="P32">textbox</text:p>
          </table:table-cell>
          <table:table-cell table:style-name="Table378.B3" office:value-type="string">
            <text:p text:style-name="P28"><text:bookmark-start text:name="__DdeLink__39689_17107008641"/>onsubmit="return check1()"<text:bookmark-end text:name="__DdeLink__39689_17107008641"/></text:p>
          </table:table-cell>
        </table:table-row>
        <table:table-row table:style-name="Table378.1">
          <table:table-cell table:style-name="Table378.A3" office:value-type="string">
            <text:p text:style-name="P29">3.</text:p>
          </table:table-cell>
          <table:table-cell table:style-name="Table378.B3" office:value-type="string">
            <text:p text:style-name="P30">Contact Person</text:p>
          </table:table-cell>
          <table:table-cell table:style-name="Table378.B3" office:value-type="string">
            <text:p text:style-name="P30">Contact Person</text:p>
          </table:table-cell>
          <table:table-cell table:style-name="Table378.B3" office:value-type="string">
            <text:p text:style-name="P32">contact_person</text:p>
          </table:table-cell>
          <table:table-cell table:style-name="Table378.B3" office:value-type="string">
            <text:p text:style-name="P32">textbox</text:p>
          </table:table-cell>
          <table:table-cell table:style-name="Table378.B3" office:value-type="string">
            <text:p text:style-name="P28"><text:bookmark-start text:name="__DdeLink__39692_17107008641"/>onsubmit="return check1()"<text:bookmark-end text:name="__DdeLink__39692_17107008641"/></text:p>
          </table:table-cell>
        </table:table-row>
        <table:table-row table:style-name="Table378.1">
          <table:table-cell table:style-name="Table378.A3" office:value-type="string">
            <text:p text:style-name="P29">4.</text:p>
          </table:table-cell>
          <table:table-cell table:style-name="Table378.B3" office:value-type="string">
            <text:p text:style-name="P30">Phone No</text:p>
          </table:table-cell>
          <table:table-cell table:style-name="Table378.B3" office:value-type="string">
            <text:p text:style-name="P30">Phone No</text:p>
          </table:table-cell>
          <table:table-cell table:style-name="Table378.B3" office:value-type="string">
            <text:p text:style-name="P32">phone</text:p>
          </table:table-cell>
          <table:table-cell table:style-name="Table378.B3" office:value-type="string">
            <text:p text:style-name="P32"><text:bookmark-start text:name="__DdeLink__39694_17107008641"/>textbox<text:bookmark-end text:name="__DdeLink__39694_17107008641"/></text:p>
          </table:table-cell>
          <table:table-cell table:style-name="Table378.B3" office:value-type="string">
            <text:p text:style-name="P28"><text:bookmark-start text:name="__DdeLink__39701_17107008641"/>onsubmit="return check1()"<text:bookmark-end text:name="__DdeLink__39701_17107008641"/></text:p>
          </table:table-cell>
        </table:table-row>
        <table:table-row table:style-name="Table378.1">
          <table:table-cell table:style-name="Table378.A3" office:value-type="string">
            <text:p text:style-name="P29">5.</text:p>
          </table:table-cell>
          <table:table-cell table:style-name="Table378.B3" office:value-type="string">
            <text:p text:style-name="P30">Address</text:p>
          </table:table-cell>
          <table:table-cell table:style-name="Table378.B3" office:value-type="string">
            <text:p text:style-name="P30">Address</text:p>
          </table:table-cell>
          <table:table-cell table:style-name="Table378.B3" office:value-type="string">
            <text:p text:style-name="P32">address</text:p>
          </table:table-cell>
          <table:table-cell table:style-name="Table378.B3" office:value-type="string">
            <text:p text:style-name="P32"><text:bookmark-start text:name="__DdeLink__39696_17107008641"/>textbox<text:bookmark-end text:name="__DdeLink__39696_17107008641"/></text:p>
          </table:table-cell>
          <table:table-cell table:style-name="Table378.B3" office:value-type="string">
            <text:p text:style-name="P28"/>
          </table:table-cell>
        </table:table-row>
        <table:table-row table:style-name="Table378.1">
          <table:table-cell table:style-name="Table378.A3" office:value-type="string">
            <text:p text:style-name="P29">6.</text:p>
          </table:table-cell>
          <table:table-cell table:style-name="Table378.B3" office:value-type="string">
            <text:p text:style-name="P30">Vendor Currency</text:p>
          </table:table-cell>
          <table:table-cell table:style-name="Table378.B3" office:value-type="string">
            <text:p text:style-name="P30">Vendor Currency</text:p>
          </table:table-cell>
          <table:table-cell table:style-name="Table378.B3" office:value-type="string">
            <text:p text:style-name="P32">vendor_currency</text:p>
          </table:table-cell>
          <table:table-cell table:style-name="Table378.B3" office:value-type="string">
            <text:p text:style-name="P32"><text:bookmark-start text:name="__DdeLink__39698_17107008641"/>textbox<text:bookmark-end text:name="__DdeLink__39698_17107008641"/></text:p>
          </table:table-cell>
          <table:table-cell table:style-name="Table378.B3" office:value-type="string">
            <text:p text:style-name="P28"><text:bookmark-start text:name="__DdeLink__39710_17107008641"/>onsubmit="return check1()"<text:bookmark-end text:name="__DdeLink__39710_17107008641"/></text:p>
          </table:table-cell>
        </table:table-row>
        <table:table-row table:style-name="Table378.1">
          <table:table-cell table:style-name="Table378.A3" office:value-type="string">
            <text:p text:style-name="P29">7.</text:p>
          </table:table-cell>
          <table:table-cell table:style-name="Table378.B3" office:value-type="string">
            <text:p text:style-name="P30">City</text:p>
          </table:table-cell>
          <table:table-cell table:style-name="Table378.B3" office:value-type="string">
            <text:p text:style-name="P30">City</text:p>
          </table:table-cell>
          <table:table-cell table:style-name="Table378.B3" office:value-type="string">
            <text:p text:style-name="P32">city</text:p>
          </table:table-cell>
          <table:table-cell table:style-name="Table378.B3" office:value-type="string">
            <text:p text:style-name="P32">textbox</text:p>
          </table:table-cell>
          <table:table-cell table:style-name="Table378.B3" office:value-type="string">
            <text:p text:style-name="P28"/>
          </table:table-cell>
        </table:table-row>
        <table:table-row table:style-name="Table378.1">
          <table:table-cell table:style-name="Table378.A3" office:value-type="string">
            <text:p text:style-name="P29">8.</text:p>
          </table:table-cell>
          <table:table-cell table:style-name="Table378.B3" office:value-type="string">
            <text:p text:style-name="P30">State</text:p>
          </table:table-cell>
          <table:table-cell table:style-name="Table378.B3" office:value-type="string">
            <text:p text:style-name="P30">State</text:p>
          </table:table-cell>
          <table:table-cell table:style-name="Table378.B3" office:value-type="string">
            <text:p text:style-name="P32">state</text:p>
          </table:table-cell>
          <table:table-cell table:style-name="Table378.B3" office:value-type="string">
            <text:p text:style-name="P32"><text:bookmark-start text:name="__DdeLink__39703_17107008641"/>textbox<text:bookmark-end text:name="__DdeLink__39703_17107008641"/></text:p>
          </table:table-cell>
          <table:table-cell table:style-name="Table378.B3" office:value-type="string">
            <text:p text:style-name="P28"/>
          </table:table-cell>
        </table:table-row>
        <table:table-row table:style-name="Table378.10">
          <table:table-cell table:style-name="Table378.A3" office:value-type="string">
            <text:p text:style-name="P29">9.</text:p>
          </table:table-cell>
          <table:table-cell table:style-name="Table378.B3" office:value-type="string">
            <text:p text:style-name="P32">Country</text:p>
          </table:table-cell>
          <table:table-cell table:style-name="Table378.B3" office:value-type="string">
            <text:p text:style-name="P32">Country</text:p>
          </table:table-cell>
          <table:table-cell table:style-name="Table378.B3" office:value-type="string">
            <text:p text:style-name="P32">country</text:p>
          </table:table-cell>
          <table:table-cell table:style-name="Table378.B3" office:value-type="string">
            <text:p text:style-name="P32"><text:bookmark-start text:name="__DdeLink__39705_17107008641"/>textbox<text:bookmark-end text:name="__DdeLink__39705_17107008641"/></text:p>
          </table:table-cell>
          <table:table-cell table:style-name="Table378.B3" office:value-type="string">
            <text:p text:style-name="P32"/>
          </table:table-cell>
        </table:table-row>
        <table:table-row table:style-name="Table378.1">
          <table:table-cell table:style-name="Table378.A3" office:value-type="string">
            <text:p text:style-name="P29">10.</text:p>
          </table:table-cell>
          <table:table-cell table:style-name="Table378.B3" office:value-type="string">
            <text:p text:style-name="P32"><text:bookmark-start text:name="__DdeLink__36915_80614315811"/>Pin No<text:bookmark-end text:name="__DdeLink__36915_80614315811"/></text:p>
          </table:table-cell>
          <table:table-cell table:style-name="Table378.B3" office:value-type="string">
            <text:p text:style-name="P32">Pin No</text:p>
          </table:table-cell>
          <table:table-cell table:style-name="Table378.B3" office:value-type="string">
            <text:p text:style-name="P32">pin</text:p>
          </table:table-cell>
          <table:table-cell table:style-name="Table378.B3" office:value-type="string">
            <text:p text:style-name="P32"><text:bookmark-start text:name="__DdeLink__39707_17107008641"/>textbox<text:bookmark-end text:name="__DdeLink__39707_17107008641"/></text:p>
          </table:table-cell>
          <table:table-cell table:style-name="Table378.B3" office:value-type="string">
            <text:p text:style-name="P32"/>
          </table:table-cell>
        </table:table-row>
        <text:soft-page-break/>
        <table:table-row table:style-name="Table378.1">
          <table:table-cell table:style-name="Table378.A3" office:value-type="string">
            <text:p text:style-name="P29">11.</text:p>
          </table:table-cell>
          <table:table-cell table:style-name="Table378.B3" office:value-type="string">
            <text:p text:style-name="P32">Fax</text:p>
          </table:table-cell>
          <table:table-cell table:style-name="Table378.B3" office:value-type="string">
            <text:p text:style-name="P32">Fax</text:p>
          </table:table-cell>
          <table:table-cell table:style-name="Table378.B3" office:value-type="string">
            <text:p text:style-name="P32">fax</text:p>
          </table:table-cell>
          <table:table-cell table:style-name="Table378.B3" office:value-type="string">
            <text:p text:style-name="P32">textbox</text:p>
          </table:table-cell>
          <table:table-cell table:style-name="Table378.B3" office:value-type="string">
            <text:p text:style-name="P32"/>
          </table:table-cell>
        </table:table-row>
        <table:table-row table:style-name="Table378.1">
          <table:table-cell table:style-name="Table378.A3" office:value-type="string">
            <text:p text:style-name="P29">12.</text:p>
          </table:table-cell>
          <table:table-cell table:style-name="Table378.B3" office:value-type="string">
            <text:p text:style-name="P32">Email</text:p>
          </table:table-cell>
          <table:table-cell table:style-name="Table378.B3" office:value-type="string">
            <text:p text:style-name="P32">Email</text:p>
          </table:table-cell>
          <table:table-cell table:style-name="Table378.B3" office:value-type="string">
            <text:p text:style-name="P32"><text:bookmark-start text:name="__DdeLink__39715_17107008641"/>email<text:bookmark-end text:name="__DdeLink__39715_17107008641"/></text:p>
          </table:table-cell>
          <table:table-cell table:style-name="Table378.B3" office:value-type="string">
            <text:p text:style-name="P32">textbox</text:p>
          </table:table-cell>
          <table:table-cell table:style-name="Table378.B3" office:value-type="string">
            <text:p text:style-name="P28">onsubmit="return check1()"</text:p>
          </table:table-cell>
        </table:table-row>
        <table:table-row table:style-name="Table378.1">
          <table:table-cell table:style-name="Table378.A3" office:value-type="string">
            <text:p text:style-name="P29">13.</text:p>
          </table:table-cell>
          <table:table-cell table:style-name="Table378.B3" office:value-type="string">
            <text:p text:style-name="P32"><text:bookmark-start text:name="__DdeLink__36913_80614315811"/>Submit<text:bookmark-end text:name="__DdeLink__36913_80614315811"/></text:p>
          </table:table-cell>
          <table:table-cell table:style-name="Table378.B3" office:value-type="string">
            <text:p text:style-name="P32">Submit</text:p>
          </table:table-cell>
          <table:table-cell table:style-name="Table378.B3" office:value-type="string">
            <text:p text:style-name="P32">Button</text:p>
          </table:table-cell>
          <table:table-cell table:style-name="Table378.B3" office:value-type="string">
            <text:p text:style-name="P32">button</text:p>
          </table:table-cell>
          <table:table-cell table:style-name="Table378.B3" office:value-type="string">
            <text:p text:style-name="P32"/>
          </table:table-cell>
        </table:table-row>
        <table:table-row table:style-name="Table378.1">
          <table:table-cell table:style-name="Table378.A3" office:value-type="string">
            <text:p text:style-name="P29">14.</text:p>
          </table:table-cell>
          <table:table-cell table:style-name="Table378.B3" office:value-type="string">
            <text:p text:style-name="P32">Back</text:p>
          </table:table-cell>
          <table:table-cell table:style-name="Table378.B3" office:value-type="string">
            <text:p text:style-name="P32">Back</text:p>
          </table:table-cell>
          <table:table-cell table:style-name="Table378.B3" office:value-type="string">
            <text:p text:style-name="P32">Button</text:p>
          </table:table-cell>
          <table:table-cell table:style-name="Table378.B3" office:value-type="string">
            <text:p text:style-name="P32">button</text:p>
          </table:table-cell>
          <table:table-cell table:style-name="Table378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JavaScript Validation: It validates that <text:span text:style-name="T13">vendor,</text:span> <text:span text:style-name="T13">contact_person,phone,vendor_currency,and email <text:s/></text:span>must</text:p>
      <text:p text:style-name="P19"><text:s text:c="9"/>not be blank.</text:p>
      <text:p text:style-name="P19"/>
      <table:table table:name="Table379" table:style-name="Table379">
        <table:table-column table:style-name="Table379.A"/>
        <table:table-column table:style-name="Table379.B"/>
        <table:table-column table:style-name="Table379.C"/>
        <table:table-row table:style-name="Table379.1">
          <table:table-cell table:style-name="Table379.A1" table:number-columns-spanned="2" office:value-type="string">
            <text:p text:style-name="P6">Struts Form Bean Mapping:</text:p>
          </table:table-cell>
          <table:covered-table-cell/>
          <table:table-cell table:style-name="Table379.C1" office:value-type="string">
            <text:p text:style-name="Standard"/>
          </table:table-cell>
        </table:table-row>
        <table:table-row table:style-name="Table379.1">
          <table:table-cell table:style-name="Table379.A2" table:number-columns-spanned="2" office:value-type="string">
            <text:p text:style-name="P8">Logical Name</text:p>
          </table:table-cell>
          <table:covered-table-cell/>
          <table:table-cell table:style-name="Table379.A2" office:value-type="string">
            <text:p text:style-name="P4">AcqVendorActionForm</text:p>
          </table:table-cell>
        </table:table-row>
        <table:table-row table:style-name="Table379.1">
          <table:table-cell table:style-name="Table379.A2" table:number-columns-spanned="2" office:value-type="string">
            <text:p text:style-name="P8">Code:</text:p>
          </table:table-cell>
          <table:covered-table-cell/>
          <table:table-cell table:style-name="Table379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79.1">
          <table:table-cell table:style-name="Table379.A2" table:number-columns-spanned="2" office:value-type="string">
            <text:p text:style-name="P8">Description:</text:p>
          </table:table-cell>
          <table:covered-table-cell/>
          <table:table-cell table:style-name="Table379.A2" office:value-type="string">
            <text:p text:style-name="P8"><text:bookmark-start text:name="__DdeLink__33467_1381024484112211111"/>For defining setter and getter variables.<text:bookmark-end text:name="__DdeLink__33467_1381024484112211111"/></text:p>
          </table:table-cell>
        </table:table-row>
        <table:table-row table:style-name="Table379.1">
          <table:table-cell table:style-name="Table379.A1" table:number-columns-spanned="2" office:value-type="string">
            <text:p text:style-name="P8">Struts Action:</text:p>
          </table:table-cell>
          <table:covered-table-cell/>
          <table:table-cell table:style-name="Table379.C1" office:value-type="string">
            <text:p text:style-name="P46"/>
          </table:table-cell>
        </table:table-row>
        <table:table-row table:style-name="Table379.1">
          <table:table-cell table:style-name="Table379.A2" table:number-columns-spanned="2" office:value-type="string">
            <text:p text:style-name="P8">Logical Name:</text:p>
          </table:table-cell>
          <table:covered-table-cell/>
          <table:table-cell table:style-name="Table379.A2" office:value-type="string">
            <text:p text:style-name="P8">/acq_vendor_update</text:p>
          </table:table-cell>
        </table:table-row>
        <table:table-row table:style-name="Table379.1">
          <table:table-cell table:style-name="Table379.A2" table:number-columns-spanned="2" office:value-type="string">
            <text:p text:style-name="P8">Input JSP Form:</text:p>
          </table:table-cell>
          <table:covered-table-cell/>
          <table:table-cell table:style-name="Table379.A2" office:value-type="string">
            <text:p text:style-name="P34">/acquisition/acq_update_vendor.jsp</text:p>
          </table:table-cell>
        </table:table-row>
        <table:table-row table:style-name="Table379.1">
          <table:table-cell table:style-name="Table379.A2" table:number-columns-spanned="2" office:value-type="string">
            <text:p text:style-name="P8">Physical Path:</text:p>
          </table:table-cell>
          <table:covered-table-cell/>
          <table:table-cell table:style-name="Table379.A2" office:value-type="string">
            <text:p text:style-name="P8">com.myapp.struts.Acquisition.AcqVendorUpdateAction</text:p>
          </table:table-cell>
        </table:table-row>
        <table:table-row table:style-name="Table379.1">
          <table:table-cell table:style-name="Table379.A2" table:number-columns-spanned="2" office:value-type="string">
            <text:p text:style-name="P8">Code:</text:p>
          </table:table-cell>
          <table:covered-table-cell/>
          <table:table-cell table:style-name="Table379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79.1">
          <table:table-cell table:style-name="Table379.A2" table:number-columns-spanned="2" office:value-type="string">
            <text:p text:style-name="P8">Description:</text:p>
          </table:table-cell>
          <table:covered-table-cell/>
          <table:table-cell table:style-name="Table379.A2" office:value-type="string">
            <text:p text:style-name="P1"><text:bookmark-start text:name="__DdeLink__34756_13806641722211111"/><text:bookmark-start text:name="__DdeLink__33395_1381024484112211111"/><text:bookmark-start text:name="__DdeLink__36610_80614315811111"/><text:bookmark-start text:name="__DdeLink__36718_8061431581111"/><text:bookmark-start text:name="__DdeLink__36839_806143158111"/><text:bookmark-start text:name="__DdeLink__36924_80614315811"/><text:bookmark-start text:name="__DdeLink__39720_17107008641"/><text:bookmark-start text:name="__DdeLink__39815_1710700864"/><text:bookmark-start text:name="__DdeLink__10290_5107985461313222222"/><text:bookmark-start text:name="__DdeLink__5106_1312824057413222222"/>The action class is used to <text:bookmark-end text:name="__DdeLink__10290_5107985461313222222"/><text:bookmark-end text:name="__DdeLink__5106_1312824057413222222"/>update vendor details .<text:bookmark-end text:name="__DdeLink__34756_13806641722211111"/><text:bookmark-end text:name="__DdeLink__33395_1381024484112211111"/><text:bookmark-end text:name="__DdeLink__36610_80614315811111"/><text:bookmark-end text:name="__DdeLink__36718_8061431581111"/><text:bookmark-end text:name="__DdeLink__36839_806143158111"/><text:bookmark-end text:name="__DdeLink__36924_80614315811"/><text:bookmark-end text:name="__DdeLink__39720_17107008641"/><text:bookmark-end text:name="__DdeLink__39815_1710700864"/></text:p>
          </table:table-cell>
        </table:table-row>
        <table:table-row table:style-name="Table379.1">
          <table:table-cell table:style-name="Table379.A1" table:number-columns-spanned="2" office:value-type="string">
            <text:p text:style-name="P7">Request Forwards On:</text:p>
          </table:table-cell>
          <table:covered-table-cell/>
          <table:table-cell table:style-name="Table379.A1" office:value-type="string">
            <text:p text:style-name="P12">Purpose</text:p>
          </table:table-cell>
        </table:table-row>
        <table:table-row table:style-name="Table379.1">
          <table:table-cell table:style-name="Table379.A2" office:value-type="string">
            <text:p text:style-name="P2">update</text:p>
          </table:table-cell>
          <table:table-cell table:style-name="Table379.A2" table:number-columns-spanned="2" office:value-type="string">
            <text:p text:style-name="P2">/acquisition/acq_initiate_vendor.jsp</text:p>
          </table:table-cell>
          <table:covered-table-cell/>
        </table:table-row>
        <table:table-row table:style-name="Table379.1">
          <table:table-cell table:style-name="Table379.A13" office:value-type="string">
            <text:p text:style-name="P2">success</text:p>
          </table:table-cell>
          <table:table-cell table:style-name="Table379.A13" table:number-columns-spanned="2" office:value-type="string">
            <text:p text:style-name="P2">/acquisition/acq_initiate_vendor.jsp</text:p>
          </table:table-cell>
          <table:covered-table-cell/>
        </table:table-row>
        <table:table-row table:style-name="Table379.1">
          <table:table-cell table:style-name="Table379.A13" office:value-type="string">
            <text:p text:style-name="P2">delete</text:p>
          </table:table-cell>
          <table:table-cell table:style-name="Table379.A13" table:number-columns-spanned="2" office:value-type="string">
            <text:p text:style-name="P2">/acquisition/acq_initiate_vendor.jsp</text:p>
          </table:table-cell>
          <table:covered-table-cell/>
        </table:table-row>
        <table:table-row table:style-name="Table379.1">
          <table:table-cell table:style-name="Table379.A13" office:value-type="string">
            <text:p text:style-name="P2">view</text:p>
          </table:table-cell>
          <table:table-cell table:style-name="Table379.A13" table:number-columns-spanned="2" office:value-type="string">
            <text:p text:style-name="P2">/acquisition/acq_view_vendor_details.jsp</text:p>
          </table:table-cell>
          <table:covered-table-cell/>
        </table:table-row>
      </table:table>
      <text:p text:style-name="P39"/>
      <table:table table:name="Table380" table:style-name="Table380">
        <table:table-column table:style-name="Table380.A"/>
        <table:table-column table:style-name="Table380.B"/>
        <table:table-row table:style-name="Table380.1">
          <table:table-cell table:style-name="Table380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80.1">
          <table:table-cell table:style-name="Table380.A2" office:value-type="string">
            <text:p text:style-name="P8">Logical Name</text:p>
          </table:table-cell>
          <table:table-cell table:style-name="Table380.A2" office:value-type="string">
            <text:p text:style-name="P8">AcqVendorUpdateAction</text:p>
          </table:table-cell>
        </table:table-row>
        <table:table-row table:style-name="Table380.1">
          <table:table-cell table:style-name="Table380.A2" office:value-type="string">
            <text:p text:style-name="P8">Description:</text:p>
          </table:table-cell>
          <table:table-cell table:style-name="Table380.A2" office:value-type="string">
            <text:p text:style-name="P5"><text:bookmark-start text:name="__DdeLink__10290_51079854613132222221"/><text:bookmark-start text:name="__DdeLink__5106_13128240574132222221"/>The action class is used to <text:bookmark-end text:name="__DdeLink__10290_51079854613132222221"/><text:bookmark-end text:name="__DdeLink__5106_13128240574132222221"/>update vendor details .</text:p>
          </table:table-cell>
        </table:table-row>
        <table:table-row table:style-name="Table380.1">
          <table:table-cell table:style-name="Table380.A2" office:value-type="string">
            <text:p text:style-name="P8">Method </text:p>
          </table:table-cell>
          <table:table-cell table:style-name="Table380.A2" office:value-type="string">
            <text:p text:style-name="P8"><text:bookmark-start text:name="__DdeLink__36928_80614315811"/><text:bookmark-start text:name="__DdeLink__39827_1710700864"/>search2VendorId<text:bookmark-end text:name="__DdeLink__39827_1710700864"/>(vendor_id, library_id, sub_library_id)<text:bookmark-end text:name="__DdeLink__36928_80614315811"/></text:p>
          </table:table-cell>
        </table:table-row>
      </table:table>
      <text:p text:style-name="P39"/>
      <text:p text:style-name="P39"><text:s text:c="6"/><text:bookmark-start text:name="__DdeLink__34686_138066417212211111"/><text:span text:style-name="T10">Tables used:</text:span></text:p>
      <table:table table:name="Table381" table:style-name="Table381">
        <table:table-column table:style-name="Table381.A"/>
        <table:table-column table:style-name="Table381.B"/>
        <table:table-column table:style-name="Table381.C"/>
        <table:table-column table:style-name="Table381.D"/>
        <table:table-row table:style-name="Table381.1">
          <table:table-cell table:style-name="Table381.A1" office:value-type="string">
            <text:p text:style-name="P21">S.No.</text:p>
          </table:table-cell>
          <table:table-cell table:style-name="Table381.A1" office:value-type="string">
            <text:p text:style-name="P25">Table name</text:p>
          </table:table-cell>
          <table:table-cell table:style-name="Table381.A1" office:value-type="string">
            <text:p text:style-name="P21">Primary Key Detail</text:p>
          </table:table-cell>
          <table:table-cell table:style-name="Table381.A1" office:value-type="string">
            <text:p text:style-name="P21">Use of Table</text:p>
          </table:table-cell>
        </table:table-row>
        <table:table-row table:style-name="Table381.1">
          <table:table-cell table:style-name="Table381.A1" office:value-type="string">
            <text:p text:style-name="P22">1</text:p>
          </table:table-cell>
          <table:table-cell table:style-name="Table381.A1" office:value-type="string">
            <text:p text:style-name="P9"><text:bookmark-start text:name="__DdeLink__36723_8061431581131"/>acq<text:bookmark-start text:name="__DdeLink__36618_80614315812131"/>_<text:bookmark-end text:name="__DdeLink__36723_8061431581131"/><text:bookmark-end text:name="__DdeLink__36618_80614315812131"/>vendor</text:p>
          </table:table-cell>
          <table:table-cell table:style-name="Table381.A1" office:value-type="string">
            <text:p text:style-name="P22"><text:bookmark-start text:name="__DdeLink__36637_80614315811111"/>library_id,sublibrary_id</text:p>
            <text:p text:style-name="P22">vendor_id <text:bookmark-end text:name="__DdeLink__36637_80614315811111"/></text:p>
          </table:table-cell>
          <table:table-cell table:style-name="Table381.A1" office:value-type="string">
            <text:p text:style-name="P22">The table is used to search or add vendor_id.</text:p>
          </table:table-cell>
        </table:table-row>
      </table:table>
      <text:p text:style-name="P39"/>
      <text:p text:style-name="P39"><text:s text:c="6"/><text:bookmark-start text:name="__DdeLink__33479_1381024484122211111"/><text:span text:style-name="T10">POJO replacement of tables:</text:span></text:p>
      <table:table table:name="Table382" table:style-name="Table382">
        <table:table-column table:style-name="Table382.A"/>
        <table:table-column table:style-name="Table382.B"/>
        <table:table-column table:style-name="Table382.C"/>
        <table:table-column table:style-name="Table382.D"/>
        <table:table-row table:style-name="Table382.1">
          <table:table-cell table:style-name="Table382.A1" office:value-type="string">
            <text:p text:style-name="P31">S.No.</text:p>
          </table:table-cell>
          <table:table-cell table:style-name="Table382.A1" office:value-type="string">
            <text:p text:style-name="P33">Table name</text:p>
          </table:table-cell>
          <table:table-cell table:style-name="Table382.A1" office:value-type="string">
            <text:p text:style-name="P31">POJO Name</text:p>
          </table:table-cell>
          <table:table-cell table:style-name="Table382.A1" office:value-type="string">
            <text:p text:style-name="P31">Hibernate Mapping Files</text:p>
          </table:table-cell>
        </table:table-row>
        <table:table-row table:style-name="Table382.1">
          <table:table-cell table:style-name="Table382.A1" office:value-type="string">
            <text:p text:style-name="P34">1</text:p>
          </table:table-cell>
          <table:table-cell table:style-name="Table382.A1" office:value-type="string">
            <text:p text:style-name="P9"><text:bookmark-start text:name="__DdeLink__34774_13806641722211111"/><text:bookmark-start text:name="__DdeLink__33408_1381024484222211111"/><text:bookmark-start text:name="__DdeLink__36723_80614315811111"/>acq<text:bookmark-start text:name="__DdeLink__36618_806143158121111"/>_<text:bookmark-end text:name="__DdeLink__36723_80614315811111"/><text:bookmark-end text:name="__DdeLink__36618_806143158121111"/>vendor<text:bookmark-end text:name="__DdeLink__34774_13806641722211111"/><text:bookmark-end text:name="__DdeLink__33408_1381024484222211111"/></text:p>
          </table:table-cell>
          <table:table-cell table:style-name="Table382.A1" office:value-type="string">
            <text:p text:style-name="P34"><text:bookmark-start text:name="__DdeLink__10294_5107985461422211111"/>AcqVendor<text:bookmark-end text:name="__DdeLink__10294_5107985461422211111"/></text:p>
          </table:table-cell>
          <table:table-cell table:style-name="Table382.A1" office:value-type="string">
            <text:p text:style-name="P34"/>
          </table:table-cell>
        </table:table-row>
      </table:table>
      <text:p text:style-name="P19"><text:bookmark-end text:name="__DdeLink__34686_138066417212211111"/><text:bookmark-end text:name="__DdeLink__33479_1381024484122211111"/></text:p>
      <text:p text:style-name="P19"><text:s text:c="5"/>Methods Used:</text:p>
      <table:table table:name="Table383" table:style-name="Table383">
        <table:table-column table:style-name="Table383.A"/>
        <table:table-column table:style-name="Table383.B"/>
        <table:table-column table:style-name="Table383.C"/>
        <table:table-column table:style-name="Table383.D"/>
        <table:table-column table:style-name="Table383.E"/>
        <table:table-column table:style-name="Table383.F"/>
        <table:table-row table:style-name="Table383.1">
          <table:table-cell table:style-name="Table383.A1" office:value-type="string">
            <text:p text:style-name="P6">S.No.</text:p>
          </table:table-cell>
          <table:table-cell table:style-name="Table383.A1" office:value-type="string">
            <text:p text:style-name="P6">POJO Class Name</text:p>
          </table:table-cell>
          <table:table-cell table:style-name="Table383.A1" office:value-type="string">
            <text:p text:style-name="P6">Method Name</text:p>
          </table:table-cell>
          <table:table-cell table:style-name="Table383.A1" office:value-type="string">
            <text:p text:style-name="P6">Select Operation</text:p>
          </table:table-cell>
          <table:table-cell table:style-name="Table383.A1" office:value-type="string">
            <text:p text:style-name="P48">Column Used in where clause</text:p>
          </table:table-cell>
          <table:table-cell table:style-name="Table383.A1" office:value-type="string">
            <text:p text:style-name="P6">Purpose</text:p>
          </table:table-cell>
        </table:table-row>
        <table:table-row table:style-name="Table383.1">
          <table:table-cell table:style-name="Table383.A1" office:value-type="string">
            <text:p text:style-name="P9">1</text:p>
          </table:table-cell>
          <table:table-cell table:style-name="Table383.A1" office:value-type="string">
            <text:p text:style-name="P17"><text:span text:style-name="T7">AcqVendor</text:span><text:span text:style-name="T5"> </text:span></text:p>
          </table:table-cell>
          <table:table-cell table:style-name="Table383.A1" office:value-type="string">
            <text:p text:style-name="P9">search2VendorId()</text:p>
            <text:p text:style-name="P9"/>
            <text:p text:style-name="P9"/>
          </table:table-cell>
          <table:table-cell table:style-name="Table383.A1" office:value-type="string">
            <text:p text:style-name="P9">Return instance of<text:span text:style-name="T4"> AcqVendor</text:span> <text:s/></text:p>
          </table:table-cell>
          <table:table-cell table:style-name="Table383.A1" office:value-type="string">
            <text:p text:style-name="P24"><text:bookmark-start text:name="__DdeLink__36733_806143158111"/>library_id<text:bookmark-end text:name="__DdeLink__36733_806143158111"/>,sublibrary_id,vendor_id </text:p>
          </table:table-cell>
          <table:table-cell table:style-name="Table383.A1" office:value-type="string">
            <text:p text:style-name="P8">Searches <text:bookmark-start text:name="__DdeLink__36723_8061431581121"/><text:span text:style-name="T11">acq</text:span><text:bookmark-start text:name="__DdeLink__36618_80614315812121"/><text:span text:style-name="T11">_</text:span><text:bookmark-end text:name="__DdeLink__36723_8061431581121"/><text:bookmark-end text:name="__DdeLink__36618_80614315812121"/><text:span text:style-name="T11">vendor</text:span> table by <text:span text:style-name="T14"><text:s/>vendor_id, library_id, sub_library_id</text:span></text:p>
          </table:table-cell>
        </table:table-row>
      </table:table>
      <text:p text:style-name="P19"><text:bookmark-end text:name="__DdeLink__40943_1733387785"/>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45"><text:s text:c="4"/>Cataloguing Book Information Corresponding Barcode:</text:p>
      <text:p text:style-name="P35"><text:span text:style-name="T8"><text:s text:c="6"/></text:span><text:span text:style-name="T6">The </text:span><text:bookmark-start text:name="__DdeLink__36601_806143158111111"/><text:span text:style-name="T6">j</text:span><text:bookmark-end text:name="__DdeLink__36601_806143158111111"/><text:span text:style-name="T6">sp page is used to check record corresponding to barcode exsit or not .</text:span></text:p>
      <text:p text:style-name="P19"><text:s text:c="6"/>File Name of view page: <text:bookmark-start text:name="__DdeLink__39810_17107008641"/>/cataloguing/barcode_book_information.jsp<text:bookmark-end text:name="__DdeLink__39810_17107008641"/></text:p>
      <text:p text:style-name="P42"/>
      <text:p text:style-name="P19"><text:s text:c="7"/><text:span text:style-name="T10">Attributes:</text:span></text:p>
      <table:table table:name="Table389" table:style-name="Table389">
        <table:table-column table:style-name="Table389.A"/>
        <table:table-column table:style-name="Table389.B"/>
        <table:table-column table:style-name="Table389.C"/>
        <table:table-column table:style-name="Table389.D"/>
        <table:table-column table:style-name="Table389.E"/>
        <table:table-column table:style-name="Table389.F"/>
        <table:table-row table:style-name="Table389.1">
          <table:table-cell table:style-name="Table389.A1" office:value-type="string">
            <text:p text:style-name="P20">S.No.</text:p>
          </table:table-cell>
          <table:table-cell table:style-name="Table389.B1" office:value-type="string">
            <text:p text:style-name="P20">Attribute Name</text:p>
          </table:table-cell>
          <table:table-cell table:style-name="Table389.B1" office:value-type="string">
            <text:p text:style-name="P20">Label </text:p>
          </table:table-cell>
          <table:table-cell table:style-name="Table389.B1" office:value-type="string">
            <text:p text:style-name="P20">Field Name</text:p>
          </table:table-cell>
          <table:table-cell table:style-name="Table389.B1" office:value-type="string">
            <text:p text:style-name="P20">Type</text:p>
          </table:table-cell>
          <table:table-cell table:style-name="Table389.B1" office:value-type="string">
            <text:p text:style-name="P20">Validation</text:p>
          </table:table-cell>
        </table:table-row>
        <table:table-row table:style-name="Table389.1">
          <table:table-cell table:style-name="Table389.A1" office:value-type="string">
            <text:p text:style-name="P29">1.</text:p>
          </table:table-cell>
          <table:table-cell table:style-name="Table389.B1" office:value-type="string">
            <text:p text:style-name="P30">Accession No</text:p>
          </table:table-cell>
          <table:table-cell table:style-name="Table389.B1" office:value-type="string">
            <text:p text:style-name="P30">Accession No</text:p>
          </table:table-cell>
          <table:table-cell table:style-name="Table389.B1" office:value-type="string">
            <text:p text:style-name="P32"><text:bookmark-start text:name="__DdeLink__34751_138066417222111111"/><text:bookmark-start text:name="__DdeLink__36605_806143158111111"/><text:bookmark-start text:name="__DdeLink__36712_80614315811111"/><text:bookmark-start text:name="__DdeLink__36919_806143158111"/>accession_no<text:bookmark-end text:name="__DdeLink__34751_138066417222111111"/><text:bookmark-end text:name="__DdeLink__36605_806143158111111"/><text:bookmark-end text:name="__DdeLink__36712_80614315811111"/><text:bookmark-end text:name="__DdeLink__36919_806143158111"/></text:p>
          </table:table-cell>
          <table:table-cell table:style-name="Table389.B1" office:value-type="string">
            <text:p text:style-name="P32">textbox</text:p>
          </table:table-cell>
          <table:table-cell table:style-name="Table389.B1" office:value-type="string">
            <text:p text:style-name="P28"><text:bookmark-start text:name="__DdeLink__34938_13806641722111111"/><text:bookmark-end text:name="__DdeLink__34938_13806641722111111"/></text:p>
          </table:table-cell>
        </table:table-row>
        <table:table-row table:style-name="Table389.1">
          <table:table-cell table:style-name="Table389.A3" office:value-type="string">
            <text:p text:style-name="P29">2.</text:p>
          </table:table-cell>
          <table:table-cell table:style-name="Table389.B3" office:value-type="string">
            <text:p text:style-name="P32">Submit</text:p>
          </table:table-cell>
          <table:table-cell table:style-name="Table389.B3" office:value-type="string">
            <text:p text:style-name="P32">Submit</text:p>
          </table:table-cell>
          <table:table-cell table:style-name="Table389.B3" office:value-type="string">
            <text:p text:style-name="P32"><text:bookmark-start text:name="__DdeLink__39715_171070086411"/>B<text:bookmark-end text:name="__DdeLink__39715_171070086411"/>utton1</text:p>
          </table:table-cell>
          <table:table-cell table:style-name="Table389.B3" office:value-type="string">
            <text:p text:style-name="P32"><text:bookmark-start text:name="__DdeLink__40999_1733387785"/>button<text:bookmark-end text:name="__DdeLink__40999_1733387785"/></text:p>
          </table:table-cell>
          <table:table-cell table:style-name="Table389.B3" office:value-type="string">
            <text:p text:style-name="P28"/>
          </table:table-cell>
        </table:table-row>
        <table:table-row table:style-name="Table389.1">
          <table:table-cell table:style-name="Table389.A3" office:value-type="string">
            <text:p text:style-name="P29">3.</text:p>
          </table:table-cell>
          <table:table-cell table:style-name="Table389.B3" office:value-type="string">
            <text:p text:style-name="P32">Reset</text:p>
          </table:table-cell>
          <table:table-cell table:style-name="Table389.B3" office:value-type="string">
            <text:p text:style-name="P32">Reset</text:p>
          </table:table-cell>
          <table:table-cell table:style-name="Table389.B3" office:value-type="string">
            <text:p text:style-name="P32"><text:bookmark-start text:name="__DdeLink__39715_1710700864111"/>B<text:bookmark-end text:name="__DdeLink__39715_1710700864111"/>utton2</text:p>
          </table:table-cell>
          <table:table-cell table:style-name="Table389.B3" office:value-type="string">
            <text:p text:style-name="P32">button</text:p>
          </table:table-cell>
          <table:table-cell table:style-name="Table389.B3" office:value-type="string">
            <text:p text:style-name="P28"/>
          </table:table-cell>
        </table:table-row>
        <table:table-row table:style-name="Table389.1">
          <table:table-cell table:style-name="Table389.A3" office:value-type="string">
            <text:p text:style-name="P29">4.</text:p>
          </table:table-cell>
          <table:table-cell table:style-name="Table389.B3" office:value-type="string">
            <text:p text:style-name="P32"><text:bookmark-start text:name="__DdeLink__41122_1733387785"/>Cancel<text:bookmark-end text:name="__DdeLink__41122_1733387785"/></text:p>
          </table:table-cell>
          <table:table-cell table:style-name="Table389.B3" office:value-type="string">
            <text:p text:style-name="P32">Cancel</text:p>
          </table:table-cell>
          <table:table-cell table:style-name="Table389.B3" office:value-type="string">
            <text:p text:style-name="P32">Button3</text:p>
          </table:table-cell>
          <table:table-cell table:style-name="Table389.B3" office:value-type="string">
            <text:p text:style-name="P32">button</text:p>
          </table:table-cell>
          <table:table-cell table:style-name="Table389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</text:p>
      <table:table table:name="Table390" table:style-name="Table390">
        <table:table-column table:style-name="Table390.A"/>
        <table:table-column table:style-name="Table390.B"/>
        <table:table-column table:style-name="Table390.C"/>
        <table:table-row table:style-name="Table390.1">
          <table:table-cell table:style-name="Table390.A1" table:number-columns-spanned="2" office:value-type="string">
            <text:p text:style-name="P6">Struts Form Bean Mapping:</text:p>
          </table:table-cell>
          <table:covered-table-cell/>
          <table:table-cell table:style-name="Table390.C1" office:value-type="string">
            <text:p text:style-name="Standard"/>
          </table:table-cell>
        </table:table-row>
        <table:table-row table:style-name="Table390.1">
          <table:table-cell table:style-name="Table390.A2" table:number-columns-spanned="2" office:value-type="string">
            <text:p text:style-name="P8">Logical Name</text:p>
          </table:table-cell>
          <table:covered-table-cell/>
          <table:table-cell table:style-name="Table390.A2" office:value-type="string">
            <text:p text:style-name="P4">BarBookInformationActionForm</text:p>
          </table:table-cell>
        </table:table-row>
        <table:table-row table:style-name="Table390.1">
          <table:table-cell table:style-name="Table390.A2" table:number-columns-spanned="2" office:value-type="string">
            <text:p text:style-name="P8">Code:</text:p>
          </table:table-cell>
          <table:covered-table-cell/>
          <table:table-cell table:style-name="Table390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90.1">
          <table:table-cell table:style-name="Table390.A2" table:number-columns-spanned="2" office:value-type="string">
            <text:p text:style-name="P8">Description:</text:p>
          </table:table-cell>
          <table:covered-table-cell/>
          <table:table-cell table:style-name="Table390.A2" office:value-type="string">
            <text:p text:style-name="P8"><text:bookmark-start text:name="__DdeLink__33467_13810244841122111111"/>For defining setter and getter variables.<text:bookmark-end text:name="__DdeLink__33467_13810244841122111111"/></text:p>
          </table:table-cell>
        </table:table-row>
        <table:table-row table:style-name="Table390.1">
          <table:table-cell table:style-name="Table390.A1" table:number-columns-spanned="2" office:value-type="string">
            <text:p text:style-name="P8">Struts Action:</text:p>
          </table:table-cell>
          <table:covered-table-cell/>
          <table:table-cell table:style-name="Table390.C1" office:value-type="string">
            <text:p text:style-name="P46"/>
          </table:table-cell>
        </table:table-row>
        <table:table-row table:style-name="Table390.1">
          <table:table-cell table:style-name="Table390.A2" table:number-columns-spanned="2" office:value-type="string">
            <text:p text:style-name="P8">Logical Name:</text:p>
          </table:table-cell>
          <table:covered-table-cell/>
          <table:table-cell table:style-name="Table390.A2" office:value-type="string">
            <text:p text:style-name="P8">/bar_book_info</text:p>
          </table:table-cell>
        </table:table-row>
        <table:table-row table:style-name="Table390.1">
          <table:table-cell table:style-name="Table390.A2" table:number-columns-spanned="2" office:value-type="string">
            <text:p text:style-name="P8">Input JSP Form:</text:p>
          </table:table-cell>
          <table:covered-table-cell/>
          <table:table-cell table:style-name="Table390.A2" office:value-type="string">
            <text:p text:style-name="P34">/cataloguing/barcode_book_information.jsp</text:p>
          </table:table-cell>
        </table:table-row>
        <table:table-row table:style-name="Table390.1">
          <table:table-cell table:style-name="Table390.A2" table:number-columns-spanned="2" office:value-type="string">
            <text:p text:style-name="P8">Physical Path:</text:p>
          </table:table-cell>
          <table:covered-table-cell/>
          <table:table-cell table:style-name="Table390.A2" office:value-type="string">
            <text:p text:style-name="P8">com.myapp.struts.cataloguing.BarBookInformationAction</text:p>
          </table:table-cell>
        </table:table-row>
        <table:table-row table:style-name="Table390.1">
          <table:table-cell table:style-name="Table390.A2" table:number-columns-spanned="2" office:value-type="string">
            <text:p text:style-name="P8">Code:</text:p>
          </table:table-cell>
          <table:covered-table-cell/>
          <table:table-cell table:style-name="Table390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90.1">
          <table:table-cell table:style-name="Table390.A2" table:number-columns-spanned="2" office:value-type="string">
            <text:p text:style-name="P8">Description:</text:p>
          </table:table-cell>
          <table:covered-table-cell/>
          <table:table-cell table:style-name="Table390.A2" office:value-type="string">
            <text:p text:style-name="P1"><text:bookmark-start text:name="__DdeLink__41005_1733387785"/><text:bookmark-start text:name="__DdeLink__34756_138066417222111111"/><text:bookmark-start text:name="__DdeLink__33395_13810244841122111111"/><text:bookmark-start text:name="__DdeLink__36610_806143158111111"/><text:bookmark-start text:name="__DdeLink__36718_80614315811111"/><text:bookmark-start text:name="__DdeLink__36839_8061431581111"/><text:bookmark-start text:name="__DdeLink__36924_806143158111"/><text:bookmark-start text:name="__DdeLink__39720_171070086411"/><text:bookmark-start text:name="__DdeLink__39815_17107008641"/><text:bookmark-start text:name="__DdeLink__10290_51079854613132222222"/><text:bookmark-start text:name="__DdeLink__5106_13128240574132222222"/>The action class is used to <text:bookmark-end text:name="__DdeLink__10290_51079854613132222222"/><text:bookmark-end text:name="__DdeLink__5106_13128240574132222222"/>check whether a given book information exist or not .<text:bookmark-end text:name="__DdeLink__41005_1733387785"/><text:bookmark-end text:name="__DdeLink__34756_138066417222111111"/><text:bookmark-end text:name="__DdeLink__33395_13810244841122111111"/><text:bookmark-end text:name="__DdeLink__36610_806143158111111"/><text:bookmark-end text:name="__DdeLink__36718_80614315811111"/><text:bookmark-end text:name="__DdeLink__36839_8061431581111"/><text:bookmark-end text:name="__DdeLink__36924_806143158111"/><text:bookmark-end text:name="__DdeLink__39720_171070086411"/><text:bookmark-end text:name="__DdeLink__39815_17107008641"/></text:p>
          </table:table-cell>
        </table:table-row>
        <table:table-row table:style-name="Table390.1">
          <table:table-cell table:style-name="Table390.A1" table:number-columns-spanned="2" office:value-type="string">
            <text:p text:style-name="P7">Request Forwards On:</text:p>
          </table:table-cell>
          <table:covered-table-cell/>
          <table:table-cell table:style-name="Table390.A1" office:value-type="string">
            <text:p text:style-name="P12">Purpose</text:p>
          </table:table-cell>
        </table:table-row>
        <table:table-row table:style-name="Table390.1">
          <table:table-cell table:style-name="Table390.A2" office:value-type="string">
            <text:p text:style-name="P2">success</text:p>
          </table:table-cell>
          <table:table-cell table:style-name="Table390.A2" table:number-columns-spanned="2" office:value-type="string">
            <text:p text:style-name="P2">/cataloguing/barcode_entry.jsp</text:p>
          </table:table-cell>
          <table:covered-table-cell/>
        </table:table-row>
        <table:table-row table:style-name="Table390.1">
          <table:table-cell table:style-name="Table390.A13" office:value-type="string">
            <text:p text:style-name="P2">fail</text:p>
          </table:table-cell>
          <table:table-cell table:style-name="Table390.A13" table:number-columns-spanned="2" office:value-type="string">
            <text:p text:style-name="P2">/cataloguing/barcode_book_information.jsp</text:p>
          </table:table-cell>
          <table:covered-table-cell/>
        </table:table-row>
      </table:table>
      <text:p text:style-name="P39"/>
      <table:table table:name="Table391" table:style-name="Table391">
        <table:table-column table:style-name="Table391.A"/>
        <table:table-column table:style-name="Table391.B"/>
        <table:table-row table:style-name="Table391.1">
          <table:table-cell table:style-name="Table391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91.1">
          <table:table-cell table:style-name="Table391.A2" office:value-type="string">
            <text:p text:style-name="P8">Logical Name</text:p>
          </table:table-cell>
          <table:table-cell table:style-name="Table391.A2" office:value-type="string">
            <text:p text:style-name="P8">BarBookInformationAction</text:p>
          </table:table-cell>
        </table:table-row>
        <table:table-row table:style-name="Table391.1">
          <table:table-cell table:style-name="Table391.A2" office:value-type="string">
            <text:p text:style-name="P8">Description:</text:p>
          </table:table-cell>
          <table:table-cell table:style-name="Table391.A2" office:value-type="string">
            <text:p text:style-name="P5"><text:bookmark-start text:name="__DdeLink__10290_510798546131322222221"/><text:bookmark-start text:name="__DdeLink__5106_131282405741322222221"/>The action class is used to <text:bookmark-end text:name="__DdeLink__10290_510798546131322222221"/><text:bookmark-end text:name="__DdeLink__5106_131282405741322222221"/>check whether a given book information exist or not .</text:p>
          </table:table-cell>
        </table:table-row>
        <table:table-row table:style-name="Table391.1">
          <table:table-cell table:style-name="Table391.A2" office:value-type="string">
            <text:p text:style-name="P8">Method </text:p>
          </table:table-cell>
          <table:table-cell table:style-name="Table391.A2" office:value-type="string">
            <text:p text:style-name="P8">searchBook(acc_no, library_id, sub_library_id)</text:p>
          </table:table-cell>
        </table:table-row>
      </table:table>
      <text:p text:style-name="P39"/>
      <text:p text:style-name="P39"><text:s text:c="6"/><text:bookmark-start text:name="__DdeLink__34686_1380664172122111111"/><text:span text:style-name="T10">Tables used:</text:span></text:p>
      <table:table table:name="Table392" table:style-name="Table392">
        <table:table-column table:style-name="Table392.A"/>
        <table:table-column table:style-name="Table392.B"/>
        <table:table-column table:style-name="Table392.C"/>
        <table:table-column table:style-name="Table392.D"/>
        <table:table-row table:style-name="Table392.1">
          <table:table-cell table:style-name="Table392.A1" office:value-type="string">
            <text:p text:style-name="P21">S.No.</text:p>
          </table:table-cell>
          <table:table-cell table:style-name="Table392.A1" office:value-type="string">
            <text:p text:style-name="P25">Table name</text:p>
          </table:table-cell>
          <table:table-cell table:style-name="Table392.A1" office:value-type="string">
            <text:p text:style-name="P21">Primary Key Detail</text:p>
          </table:table-cell>
          <table:table-cell table:style-name="Table392.A1" office:value-type="string">
            <text:p text:style-name="P21">Use of Table</text:p>
          </table:table-cell>
        </table:table-row>
        <table:table-row table:style-name="Table392.1">
          <table:table-cell table:style-name="Table392.A1" office:value-type="string">
            <text:p text:style-name="P22">1</text:p>
          </table:table-cell>
          <table:table-cell table:style-name="Table392.A1" office:value-type="string">
            <text:p text:style-name="P9"><text:bookmark-start text:name="__DdeLink__41011_1733387785"/><text:bookmark-start text:name="__DdeLink__36723_80614315811311"/><text:bookmark-start text:name="__DdeLink__36618_806143158121311"/>d<text:bookmark-end text:name="__DdeLink__36723_80614315811311"/><text:bookmark-end text:name="__DdeLink__36618_806143158121311"/>ocument_details<text:bookmark-end text:name="__DdeLink__41011_1733387785"/></text:p>
          </table:table-cell>
          <table:table-cell table:style-name="Table392.A1" office:value-type="string">
            <text:p text:style-name="P22"><text:bookmark-start text:name="__DdeLink__41015_1733387785"/><text:bookmark-start text:name="__DdeLink__36637_806143158111111"/>library_id,sublibrary_id,</text:p>
            <text:p text:style-name="P22"><text:bookmark-end text:name="__DdeLink__36637_806143158111111"/>document_id<text:bookmark-end text:name="__DdeLink__41015_1733387785"/></text:p>
          </table:table-cell>
          <table:table-cell table:style-name="Table392.A1" office:value-type="string">
            <text:p text:style-name="P22">The table <text:bookmark-start text:name="__DdeLink__36723_806143158113111"/><text:bookmark-start text:name="__DdeLink__36618_8061431581213111"/><text:span text:style-name="T11">d</text:span><text:bookmark-end text:name="__DdeLink__36723_806143158113111"/><text:bookmark-end text:name="__DdeLink__36618_8061431581213111"/><text:span text:style-name="T11">ocument_details</text:span> is used to search book details by library_id,sublibrary_id,</text:p>
            <text:p text:style-name="P22">document_id.</text:p>
          </table:table-cell>
        </table:table-row>
      </table:table>
      <text:p text:style-name="P39"/>
      <text:p text:style-name="P39"><text:s text:c="6"/><text:bookmark-start text:name="__DdeLink__33479_13810244841222111111"/><text:span text:style-name="T10">POJO replacement of tables:</text:span></text:p>
      <table:table table:name="Table393" table:style-name="Table393">
        <table:table-column table:style-name="Table393.A"/>
        <table:table-column table:style-name="Table393.B"/>
        <table:table-column table:style-name="Table393.C"/>
        <table:table-column table:style-name="Table393.D"/>
        <table:table-row table:style-name="Table393.1">
          <table:table-cell table:style-name="Table393.A1" office:value-type="string">
            <text:p text:style-name="P31">S.No.</text:p>
          </table:table-cell>
          <table:table-cell table:style-name="Table393.A1" office:value-type="string">
            <text:p text:style-name="P33">Table name</text:p>
          </table:table-cell>
          <table:table-cell table:style-name="Table393.A1" office:value-type="string">
            <text:p text:style-name="P31">POJO Name</text:p>
          </table:table-cell>
          <table:table-cell table:style-name="Table393.A1" office:value-type="string">
            <text:p text:style-name="P31">Hibernate Mapping Files</text:p>
          </table:table-cell>
        </table:table-row>
        <text:soft-page-break/>
        <table:table-row table:style-name="Table393.1">
          <table:table-cell table:style-name="Table393.A1" office:value-type="string">
            <text:p text:style-name="P34">1</text:p>
          </table:table-cell>
          <table:table-cell table:style-name="Table393.A1" office:value-type="string">
            <text:p text:style-name="P9"><text:bookmark-start text:name="__DdeLink__34774_138066417222111111"/><text:bookmark-start text:name="__DdeLink__33408_13810244842222111111"/><text:bookmark-start text:name="__DdeLink__36723_806143158113112"/><text:bookmark-start text:name="__DdeLink__36618_8061431581213112"/>d<text:bookmark-end text:name="__DdeLink__36723_806143158113112"/><text:bookmark-end text:name="__DdeLink__36618_8061431581213112"/>ocument_details<text:bookmark-end text:name="__DdeLink__34774_138066417222111111"/><text:bookmark-end text:name="__DdeLink__33408_13810244842222111111"/></text:p>
          </table:table-cell>
          <table:table-cell table:style-name="Table393.A1" office:value-type="string">
            <text:p text:style-name="P34"><text:bookmark-start text:name="__DdeLink__10294_51079854614222111111"/>DocumentDetails<text:bookmark-end text:name="__DdeLink__10294_51079854614222111111"/></text:p>
          </table:table-cell>
          <table:table-cell table:style-name="Table393.A1" office:value-type="string">
            <text:p text:style-name="P34"/>
          </table:table-cell>
        </table:table-row>
      </table:table>
      <text:p text:style-name="P19"/>
      <text:p text:style-name="P19"><text:bookmark-end text:name="__DdeLink__34686_1380664172122111111"/><text:bookmark-end text:name="__DdeLink__33479_13810244841222111111"/></text:p>
      <text:p text:style-name="P19"><text:s text:c="5"/>Methods Used:</text:p>
      <table:table table:name="Table394" table:style-name="Table394">
        <table:table-column table:style-name="Table394.A"/>
        <table:table-column table:style-name="Table394.B"/>
        <table:table-column table:style-name="Table394.C"/>
        <table:table-column table:style-name="Table394.D"/>
        <table:table-column table:style-name="Table394.E"/>
        <table:table-column table:style-name="Table394.F"/>
        <table:table-row table:style-name="Table394.1">
          <table:table-cell table:style-name="Table394.A1" office:value-type="string">
            <text:p text:style-name="P6">S.No.</text:p>
          </table:table-cell>
          <table:table-cell table:style-name="Table394.A1" office:value-type="string">
            <text:p text:style-name="P6">POJO Class Name</text:p>
          </table:table-cell>
          <table:table-cell table:style-name="Table394.A1" office:value-type="string">
            <text:p text:style-name="P6">Method Name</text:p>
          </table:table-cell>
          <table:table-cell table:style-name="Table394.A1" office:value-type="string">
            <text:p text:style-name="P6">Select Operation</text:p>
          </table:table-cell>
          <table:table-cell table:style-name="Table394.A1" office:value-type="string">
            <text:p text:style-name="P48">Column Used in where clause</text:p>
          </table:table-cell>
          <table:table-cell table:style-name="Table394.A1" office:value-type="string">
            <text:p text:style-name="P6">Purpose</text:p>
          </table:table-cell>
        </table:table-row>
        <table:table-row table:style-name="Table394.1">
          <table:table-cell table:style-name="Table394.A1" office:value-type="string">
            <text:p text:style-name="P9">1</text:p>
          </table:table-cell>
          <table:table-cell table:style-name="Table394.A1" office:value-type="string">
            <text:p text:style-name="P17"><text:span text:style-name="T7">DocumentDetails</text:span><text:span text:style-name="T5"> </text:span></text:p>
          </table:table-cell>
          <table:table-cell table:style-name="Table394.A1" office:value-type="string">
            <text:p text:style-name="P9">searchBook()</text:p>
            <text:p text:style-name="P9"/>
            <text:p text:style-name="P9"/>
          </table:table-cell>
          <table:table-cell table:style-name="Table394.A1" office:value-type="string">
            <text:p text:style-name="P9">Return instance of<text:span text:style-name="T4"> DocumentDetails</text:span> <text:s/></text:p>
          </table:table-cell>
          <table:table-cell table:style-name="Table394.A1" office:value-type="string">
            <text:p text:style-name="P24">acc_no, library_id, sub_library_id </text:p>
          </table:table-cell>
          <table:table-cell table:style-name="Table394.A1" office:value-type="string">
            <text:p text:style-name="P8">Searches <text:bookmark-start text:name="__DdeLink__36723_8061431581131121"/><text:bookmark-start text:name="__DdeLink__36618_80614315812131121"/><text:span text:style-name="T11">d</text:span><text:bookmark-end text:name="__DdeLink__36723_8061431581131121"/><text:bookmark-end text:name="__DdeLink__36618_80614315812131121"/><text:span text:style-name="T11">ocument_details</text:span> table by <text:span text:style-name="T14"><text:s text:c="2"/>acc_no, library_id, sub_library_id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45">Cataloguing Book Information Corresponding Barcode:</text:p>
      <text:p text:style-name="P35"><text:span text:style-name="T8"><text:s text:c="6"/></text:span><text:span text:style-name="T6">The </text:span><text:bookmark-start text:name="__DdeLink__36601_8061431581111112"/><text:span text:style-name="T6">j</text:span><text:bookmark-end text:name="__DdeLink__36601_8061431581111112"/><text:span text:style-name="T6">sp page is used to check record corresponding to barcode exsit or not .</text:span></text:p>
      <text:p text:style-name="P19"><text:s text:c="6"/>File Name of view page: <text:bookmark-start text:name="__DdeLink__39810_171070086412"/>/cataloguing/barcode_book_information.jsp<text:bookmark-end text:name="__DdeLink__39810_171070086412"/></text:p>
      <text:p text:style-name="P42"/>
      <text:p text:style-name="P19"><text:s text:c="7"/><text:span text:style-name="T10">Attributes:</text:span></text:p>
      <table:table table:name="Table401" table:style-name="Table401">
        <table:table-column table:style-name="Table401.A"/>
        <table:table-column table:style-name="Table401.B"/>
        <table:table-column table:style-name="Table401.C"/>
        <table:table-column table:style-name="Table401.D"/>
        <table:table-column table:style-name="Table401.E"/>
        <table:table-column table:style-name="Table401.F"/>
        <table:table-row table:style-name="Table401.1">
          <table:table-cell table:style-name="Table401.A1" office:value-type="string">
            <text:p text:style-name="P20">S.No.</text:p>
          </table:table-cell>
          <table:table-cell table:style-name="Table401.B1" office:value-type="string">
            <text:p text:style-name="P20">Attribute Name</text:p>
          </table:table-cell>
          <table:table-cell table:style-name="Table401.B1" office:value-type="string">
            <text:p text:style-name="P20">Label </text:p>
          </table:table-cell>
          <table:table-cell table:style-name="Table401.B1" office:value-type="string">
            <text:p text:style-name="P20">Field Name</text:p>
          </table:table-cell>
          <table:table-cell table:style-name="Table401.B1" office:value-type="string">
            <text:p text:style-name="P20">Type</text:p>
          </table:table-cell>
          <table:table-cell table:style-name="Table401.B1" office:value-type="string">
            <text:p text:style-name="P20">Validation</text:p>
          </table:table-cell>
        </table:table-row>
        <table:table-row table:style-name="Table401.1">
          <table:table-cell table:style-name="Table401.A1" office:value-type="string">
            <text:p text:style-name="P29">1.</text:p>
          </table:table-cell>
          <table:table-cell table:style-name="Table401.B1" office:value-type="string">
            <text:p text:style-name="P30">Accession No</text:p>
          </table:table-cell>
          <table:table-cell table:style-name="Table401.B1" office:value-type="string">
            <text:p text:style-name="P30">Accession No</text:p>
          </table:table-cell>
          <table:table-cell table:style-name="Table401.B1" office:value-type="string">
            <text:p text:style-name="P32"><text:bookmark-start text:name="__DdeLink__34751_1380664172221111112"/><text:bookmark-start text:name="__DdeLink__36605_8061431581111112"/><text:bookmark-start text:name="__DdeLink__36712_806143158111112"/><text:bookmark-start text:name="__DdeLink__36919_8061431581112"/>accession_no<text:bookmark-end text:name="__DdeLink__34751_1380664172221111112"/><text:bookmark-end text:name="__DdeLink__36605_8061431581111112"/><text:bookmark-end text:name="__DdeLink__36712_806143158111112"/><text:bookmark-end text:name="__DdeLink__36919_8061431581112"/></text:p>
          </table:table-cell>
          <table:table-cell table:style-name="Table401.B1" office:value-type="string">
            <text:p text:style-name="P32">textbox</text:p>
          </table:table-cell>
          <table:table-cell table:style-name="Table401.B1" office:value-type="string">
            <text:p text:style-name="P28"><text:bookmark-start text:name="__DdeLink__34938_138066417221111112"/><text:bookmark-end text:name="__DdeLink__34938_138066417221111112"/></text:p>
          </table:table-cell>
        </table:table-row>
        <table:table-row table:style-name="Table401.1">
          <table:table-cell table:style-name="Table401.A3" office:value-type="string">
            <text:p text:style-name="P29">2.</text:p>
          </table:table-cell>
          <table:table-cell table:style-name="Table401.B3" office:value-type="string">
            <text:p text:style-name="P32">Submit</text:p>
          </table:table-cell>
          <table:table-cell table:style-name="Table401.B3" office:value-type="string">
            <text:p text:style-name="P32">Submit</text:p>
          </table:table-cell>
          <table:table-cell table:style-name="Table401.B3" office:value-type="string">
            <text:p text:style-name="P32"><text:bookmark-start text:name="__DdeLink__39715_1710700864112"/>B<text:bookmark-end text:name="__DdeLink__39715_1710700864112"/>utton1</text:p>
          </table:table-cell>
          <table:table-cell table:style-name="Table401.B3" office:value-type="string">
            <text:p text:style-name="P32"><text:bookmark-start text:name="__DdeLink__40999_17333877852"/>button<text:bookmark-end text:name="__DdeLink__40999_17333877852"/></text:p>
          </table:table-cell>
          <table:table-cell table:style-name="Table401.B3" office:value-type="string">
            <text:p text:style-name="P28"/>
          </table:table-cell>
        </table:table-row>
        <table:table-row table:style-name="Table401.1">
          <table:table-cell table:style-name="Table401.A3" office:value-type="string">
            <text:p text:style-name="P29">3.</text:p>
          </table:table-cell>
          <table:table-cell table:style-name="Table401.B3" office:value-type="string">
            <text:p text:style-name="P32">Reset</text:p>
          </table:table-cell>
          <table:table-cell table:style-name="Table401.B3" office:value-type="string">
            <text:p text:style-name="P32">Reset</text:p>
          </table:table-cell>
          <table:table-cell table:style-name="Table401.B3" office:value-type="string">
            <text:p text:style-name="P32"><text:bookmark-start text:name="__DdeLink__39715_17107008641112"/>B<text:bookmark-end text:name="__DdeLink__39715_17107008641112"/>utton2</text:p>
          </table:table-cell>
          <table:table-cell table:style-name="Table401.B3" office:value-type="string">
            <text:p text:style-name="P32">button</text:p>
          </table:table-cell>
          <table:table-cell table:style-name="Table401.B3" office:value-type="string">
            <text:p text:style-name="P28"/>
          </table:table-cell>
        </table:table-row>
        <table:table-row table:style-name="Table401.1">
          <table:table-cell table:style-name="Table401.A3" office:value-type="string">
            <text:p text:style-name="P29">4.</text:p>
          </table:table-cell>
          <table:table-cell table:style-name="Table401.B3" office:value-type="string">
            <text:p text:style-name="P32"><text:bookmark-start text:name="__DdeLink__41122_17333877851"/>Cancel<text:bookmark-end text:name="__DdeLink__41122_17333877851"/></text:p>
          </table:table-cell>
          <table:table-cell table:style-name="Table401.B3" office:value-type="string">
            <text:p text:style-name="P32">Cancel</text:p>
          </table:table-cell>
          <table:table-cell table:style-name="Table401.B3" office:value-type="string">
            <text:p text:style-name="P32">Button3</text:p>
          </table:table-cell>
          <table:table-cell table:style-name="Table401.B3" office:value-type="string">
            <text:p text:style-name="P32">button</text:p>
          </table:table-cell>
          <table:table-cell table:style-name="Table401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</text:p>
      <table:table table:name="Table402" table:style-name="Table402">
        <table:table-column table:style-name="Table402.A"/>
        <table:table-column table:style-name="Table402.B"/>
        <table:table-column table:style-name="Table402.C"/>
        <table:table-row table:style-name="Table402.1">
          <table:table-cell table:style-name="Table402.A1" table:number-columns-spanned="2" office:value-type="string">
            <text:p text:style-name="P6">Struts Form Bean Mapping:</text:p>
          </table:table-cell>
          <table:covered-table-cell/>
          <table:table-cell table:style-name="Table402.C1" office:value-type="string">
            <text:p text:style-name="Standard"/>
          </table:table-cell>
        </table:table-row>
        <table:table-row table:style-name="Table402.1">
          <table:table-cell table:style-name="Table402.A2" table:number-columns-spanned="2" office:value-type="string">
            <text:p text:style-name="P8">Logical Name</text:p>
          </table:table-cell>
          <table:covered-table-cell/>
          <table:table-cell table:style-name="Table402.A2" office:value-type="string">
            <text:p text:style-name="P4">BarBookInformationActionForm</text:p>
          </table:table-cell>
        </table:table-row>
        <table:table-row table:style-name="Table402.1">
          <table:table-cell table:style-name="Table402.A2" table:number-columns-spanned="2" office:value-type="string">
            <text:p text:style-name="P8">Code:</text:p>
          </table:table-cell>
          <table:covered-table-cell/>
          <table:table-cell table:style-name="Table402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402.1">
          <table:table-cell table:style-name="Table402.A2" table:number-columns-spanned="2" office:value-type="string">
            <text:p text:style-name="P8">Description:</text:p>
          </table:table-cell>
          <table:covered-table-cell/>
          <table:table-cell table:style-name="Table402.A2" office:value-type="string">
            <text:p text:style-name="P8"><text:bookmark-start text:name="__DdeLink__33467_138102448411221111112"/>For defining setter and getter variables.<text:bookmark-end text:name="__DdeLink__33467_138102448411221111112"/></text:p>
          </table:table-cell>
        </table:table-row>
        <table:table-row table:style-name="Table402.1">
          <table:table-cell table:style-name="Table402.A1" table:number-columns-spanned="2" office:value-type="string">
            <text:p text:style-name="P8">Struts Action:</text:p>
          </table:table-cell>
          <table:covered-table-cell/>
          <table:table-cell table:style-name="Table402.C1" office:value-type="string">
            <text:p text:style-name="P46"/>
          </table:table-cell>
        </table:table-row>
        <table:table-row table:style-name="Table402.1">
          <table:table-cell table:style-name="Table402.A2" table:number-columns-spanned="2" office:value-type="string">
            <text:p text:style-name="P8">Logical Name:</text:p>
          </table:table-cell>
          <table:covered-table-cell/>
          <table:table-cell table:style-name="Table402.A2" office:value-type="string">
            <text:p text:style-name="P8">/bar_book_info</text:p>
          </table:table-cell>
        </table:table-row>
        <table:table-row table:style-name="Table402.1">
          <table:table-cell table:style-name="Table402.A2" table:number-columns-spanned="2" office:value-type="string">
            <text:p text:style-name="P8">Input JSP Form:</text:p>
          </table:table-cell>
          <table:covered-table-cell/>
          <table:table-cell table:style-name="Table402.A2" office:value-type="string">
            <text:p text:style-name="P34">/cataloguing/barcode_book_information.jsp</text:p>
          </table:table-cell>
        </table:table-row>
        <table:table-row table:style-name="Table402.1">
          <table:table-cell table:style-name="Table402.A2" table:number-columns-spanned="2" office:value-type="string">
            <text:p text:style-name="P8">Physical Path:</text:p>
          </table:table-cell>
          <table:covered-table-cell/>
          <table:table-cell table:style-name="Table402.A2" office:value-type="string">
            <text:p text:style-name="P8">com.myapp.struts.cataloguing.BarBookInformationAction</text:p>
          </table:table-cell>
        </table:table-row>
        <table:table-row table:style-name="Table402.1">
          <table:table-cell table:style-name="Table402.A2" table:number-columns-spanned="2" office:value-type="string">
            <text:p text:style-name="P8">Code:</text:p>
          </table:table-cell>
          <table:covered-table-cell/>
          <table:table-cell table:style-name="Table402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402.1">
          <table:table-cell table:style-name="Table402.A2" table:number-columns-spanned="2" office:value-type="string">
            <text:p text:style-name="P8">Description:</text:p>
          </table:table-cell>
          <table:covered-table-cell/>
          <table:table-cell table:style-name="Table402.A2" office:value-type="string">
            <text:p text:style-name="P1"><text:bookmark-start text:name="__DdeLink__41005_17333877852"/><text:bookmark-start text:name="__DdeLink__34756_1380664172221111112"/><text:bookmark-start text:name="__DdeLink__33395_138102448411221111112"/><text:bookmark-start text:name="__DdeLink__36610_8061431581111112"/><text:bookmark-start text:name="__DdeLink__36718_806143158111112"/><text:bookmark-start text:name="__DdeLink__36839_80614315811112"/><text:bookmark-start text:name="__DdeLink__36924_8061431581112"/><text:bookmark-start text:name="__DdeLink__39720_1710700864112"/><text:bookmark-start text:name="__DdeLink__39815_171070086412"/><text:bookmark-start text:name="__DdeLink__10290_510798546131322222223"/><text:bookmark-start text:name="__DdeLink__5106_131282405741322222223"/>The action class is used to <text:bookmark-end text:name="__DdeLink__10290_510798546131322222223"/><text:bookmark-end text:name="__DdeLink__5106_131282405741322222223"/>check whether a given book information exist or not .<text:bookmark-end text:name="__DdeLink__41005_17333877852"/><text:bookmark-end text:name="__DdeLink__34756_1380664172221111112"/><text:bookmark-end text:name="__DdeLink__33395_138102448411221111112"/><text:bookmark-end text:name="__DdeLink__36610_8061431581111112"/><text:bookmark-end text:name="__DdeLink__36718_806143158111112"/><text:bookmark-end text:name="__DdeLink__36839_80614315811112"/><text:bookmark-end text:name="__DdeLink__36924_8061431581112"/><text:bookmark-end text:name="__DdeLink__39720_1710700864112"/><text:bookmark-end text:name="__DdeLink__39815_171070086412"/></text:p>
          </table:table-cell>
        </table:table-row>
        <table:table-row table:style-name="Table402.1">
          <table:table-cell table:style-name="Table402.A1" table:number-columns-spanned="2" office:value-type="string">
            <text:p text:style-name="P7">Request Forwards On:</text:p>
          </table:table-cell>
          <table:covered-table-cell/>
          <table:table-cell table:style-name="Table402.A1" office:value-type="string">
            <text:p text:style-name="P12">Purpose</text:p>
          </table:table-cell>
        </table:table-row>
        <table:table-row table:style-name="Table402.1">
          <table:table-cell table:style-name="Table402.A2" office:value-type="string">
            <text:p text:style-name="P2">success</text:p>
          </table:table-cell>
          <table:table-cell table:style-name="Table402.A2" table:number-columns-spanned="2" office:value-type="string">
            <text:p text:style-name="P2">/cataloguing/barcode_entry.jsp</text:p>
          </table:table-cell>
          <table:covered-table-cell/>
        </table:table-row>
        <table:table-row table:style-name="Table402.1">
          <table:table-cell table:style-name="Table402.A13" office:value-type="string">
            <text:p text:style-name="P2">fail</text:p>
          </table:table-cell>
          <table:table-cell table:style-name="Table402.A13" table:number-columns-spanned="2" office:value-type="string">
            <text:p text:style-name="P2">/cataloguing/barcode_book_information.jsp</text:p>
          </table:table-cell>
          <table:covered-table-cell/>
        </table:table-row>
      </table:table>
      <text:p text:style-name="P39"/>
      <table:table table:name="Table403" table:style-name="Table403">
        <table:table-column table:style-name="Table403.A"/>
        <table:table-column table:style-name="Table403.B"/>
        <table:table-row table:style-name="Table403.1">
          <table:table-cell table:style-name="Table403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403.1">
          <table:table-cell table:style-name="Table403.A2" office:value-type="string">
            <text:p text:style-name="P8">Logical Name</text:p>
          </table:table-cell>
          <table:table-cell table:style-name="Table403.A2" office:value-type="string">
            <text:p text:style-name="P8">BarBookInformationAction</text:p>
          </table:table-cell>
        </table:table-row>
        <table:table-row table:style-name="Table403.1">
          <table:table-cell table:style-name="Table403.A2" office:value-type="string">
            <text:p text:style-name="P8">Description:</text:p>
          </table:table-cell>
          <table:table-cell table:style-name="Table403.A2" office:value-type="string">
            <text:p text:style-name="P5"><text:bookmark-start text:name="__DdeLink__10290_5107985461313222222212"/><text:bookmark-start text:name="__DdeLink__5106_1312824057413222222212"/>The action class is used to <text:bookmark-end text:name="__DdeLink__10290_5107985461313222222212"/><text:bookmark-end text:name="__DdeLink__5106_1312824057413222222212"/>check whether a given book information exist or not .</text:p>
          </table:table-cell>
        </table:table-row>
        <table:table-row table:style-name="Table403.1">
          <table:table-cell table:style-name="Table403.A2" office:value-type="string">
            <text:p text:style-name="P8">Method </text:p>
          </table:table-cell>
          <table:table-cell table:style-name="Table403.A2" office:value-type="string">
            <text:p text:style-name="P8">searchBook(acc_no, library_id, sub_library_id)</text:p>
          </table:table-cell>
        </table:table-row>
      </table:table>
      <text:p text:style-name="P39"><text:soft-page-break/></text:p>
      <text:p text:style-name="P39"><text:s text:c="6"/><text:bookmark-start text:name="__DdeLink__34686_13806641721221111112"/><text:span text:style-name="T10">Tables used:</text:span></text:p>
      <table:table table:name="Table404" table:style-name="Table404">
        <table:table-column table:style-name="Table404.A"/>
        <table:table-column table:style-name="Table404.B"/>
        <table:table-column table:style-name="Table404.C"/>
        <table:table-column table:style-name="Table404.D"/>
        <table:table-row table:style-name="Table404.1">
          <table:table-cell table:style-name="Table404.A1" office:value-type="string">
            <text:p text:style-name="P21">S.No.</text:p>
          </table:table-cell>
          <table:table-cell table:style-name="Table404.A1" office:value-type="string">
            <text:p text:style-name="P25">Table name</text:p>
          </table:table-cell>
          <table:table-cell table:style-name="Table404.A1" office:value-type="string">
            <text:p text:style-name="P21">Primary Key Detail</text:p>
          </table:table-cell>
          <table:table-cell table:style-name="Table404.A1" office:value-type="string">
            <text:p text:style-name="P21">Use of Table</text:p>
          </table:table-cell>
        </table:table-row>
        <table:table-row table:style-name="Table404.1">
          <table:table-cell table:style-name="Table404.A1" office:value-type="string">
            <text:p text:style-name="P22">1</text:p>
          </table:table-cell>
          <table:table-cell table:style-name="Table404.A1" office:value-type="string">
            <text:p text:style-name="P9"><text:bookmark-start text:name="__DdeLink__41011_17333877852"/><text:bookmark-start text:name="__DdeLink__36723_806143158113114"/><text:bookmark-start text:name="__DdeLink__36618_8061431581213114"/>d<text:bookmark-end text:name="__DdeLink__36723_806143158113114"/><text:bookmark-end text:name="__DdeLink__36618_8061431581213114"/>ocument_details<text:bookmark-end text:name="__DdeLink__41011_17333877852"/></text:p>
          </table:table-cell>
          <table:table-cell table:style-name="Table404.A1" office:value-type="string">
            <text:p text:style-name="P22"><text:bookmark-start text:name="__DdeLink__41015_17333877852"/><text:bookmark-start text:name="__DdeLink__36637_8061431581111112"/>library_id,sublibrary_id,</text:p>
            <text:p text:style-name="P22"><text:bookmark-end text:name="__DdeLink__36637_8061431581111112"/>document_id<text:bookmark-end text:name="__DdeLink__41015_17333877852"/></text:p>
          </table:table-cell>
          <table:table-cell table:style-name="Table404.A1" office:value-type="string">
            <text:p text:style-name="P22">The table <text:bookmark-start text:name="__DdeLink__36723_8061431581131112"/><text:bookmark-start text:name="__DdeLink__36618_80614315812131112"/><text:span text:style-name="T11">d</text:span><text:bookmark-end text:name="__DdeLink__36723_8061431581131112"/><text:bookmark-end text:name="__DdeLink__36618_80614315812131112"/><text:span text:style-name="T11">ocument_details</text:span> is used to search book details by library_id,sublibrary_id,</text:p>
            <text:p text:style-name="P22">document_id.</text:p>
          </table:table-cell>
        </table:table-row>
      </table:table>
      <text:p text:style-name="P39"/>
      <text:p text:style-name="P39"><text:s text:c="6"/><text:bookmark-start text:name="__DdeLink__33479_138102448412221111112"/><text:span text:style-name="T10">POJO replacement of tables:</text:span></text:p>
      <table:table table:name="Table405" table:style-name="Table405">
        <table:table-column table:style-name="Table405.A"/>
        <table:table-column table:style-name="Table405.B"/>
        <table:table-column table:style-name="Table405.C"/>
        <table:table-column table:style-name="Table405.D"/>
        <table:table-row table:style-name="Table405.1">
          <table:table-cell table:style-name="Table405.A1" office:value-type="string">
            <text:p text:style-name="P31">S.No.</text:p>
          </table:table-cell>
          <table:table-cell table:style-name="Table405.A1" office:value-type="string">
            <text:p text:style-name="P33">Table name</text:p>
          </table:table-cell>
          <table:table-cell table:style-name="Table405.A1" office:value-type="string">
            <text:p text:style-name="P31">POJO Name</text:p>
          </table:table-cell>
          <table:table-cell table:style-name="Table405.A1" office:value-type="string">
            <text:p text:style-name="P31">Hibernate Mapping Files</text:p>
          </table:table-cell>
        </table:table-row>
        <table:table-row table:style-name="Table405.1">
          <table:table-cell table:style-name="Table405.A1" office:value-type="string">
            <text:p text:style-name="P34">1</text:p>
          </table:table-cell>
          <table:table-cell table:style-name="Table405.A1" office:value-type="string">
            <text:p text:style-name="P9"><text:bookmark-start text:name="__DdeLink__34774_1380664172221111112"/><text:bookmark-start text:name="__DdeLink__33408_138102448422221111112"/><text:bookmark-start text:name="__DdeLink__36723_8061431581131123"/><text:bookmark-start text:name="__DdeLink__36618_80614315812131123"/>d<text:bookmark-end text:name="__DdeLink__36723_8061431581131123"/><text:bookmark-end text:name="__DdeLink__36618_80614315812131123"/>ocument_details<text:bookmark-end text:name="__DdeLink__34774_1380664172221111112"/><text:bookmark-end text:name="__DdeLink__33408_138102448422221111112"/></text:p>
          </table:table-cell>
          <table:table-cell table:style-name="Table405.A1" office:value-type="string">
            <text:p text:style-name="P34"><text:bookmark-start text:name="__DdeLink__10294_510798546142221111112"/>DocumentDetails<text:bookmark-end text:name="__DdeLink__10294_510798546142221111112"/></text:p>
          </table:table-cell>
          <table:table-cell table:style-name="Table405.A1" office:value-type="string">
            <text:p text:style-name="P34"/>
          </table:table-cell>
        </table:table-row>
      </table:table>
      <text:p text:style-name="P19"/>
      <text:p text:style-name="P19"><text:bookmark-end text:name="__DdeLink__34686_13806641721221111112"/><text:bookmark-end text:name="__DdeLink__33479_138102448412221111112"/></text:p>
      <text:p text:style-name="P19"><text:s text:c="5"/>Methods Used:</text:p>
      <table:table table:name="Table406" table:style-name="Table406">
        <table:table-column table:style-name="Table406.A"/>
        <table:table-column table:style-name="Table406.B"/>
        <table:table-column table:style-name="Table406.C"/>
        <table:table-column table:style-name="Table406.D"/>
        <table:table-column table:style-name="Table406.E"/>
        <table:table-column table:style-name="Table406.F"/>
        <table:table-row table:style-name="Table406.1">
          <table:table-cell table:style-name="Table406.A1" office:value-type="string">
            <text:p text:style-name="P6">S.No.</text:p>
          </table:table-cell>
          <table:table-cell table:style-name="Table406.A1" office:value-type="string">
            <text:p text:style-name="P6">POJO Class Name</text:p>
          </table:table-cell>
          <table:table-cell table:style-name="Table406.A1" office:value-type="string">
            <text:p text:style-name="P6">Method Name</text:p>
          </table:table-cell>
          <table:table-cell table:style-name="Table406.A1" office:value-type="string">
            <text:p text:style-name="P6">Select Operation</text:p>
          </table:table-cell>
          <table:table-cell table:style-name="Table406.A1" office:value-type="string">
            <text:p text:style-name="P48">Column Used in where clause</text:p>
          </table:table-cell>
          <table:table-cell table:style-name="Table406.A1" office:value-type="string">
            <text:p text:style-name="P6">Purpose</text:p>
          </table:table-cell>
        </table:table-row>
        <table:table-row table:style-name="Table406.1">
          <table:table-cell table:style-name="Table406.A1" office:value-type="string">
            <text:p text:style-name="P9">1</text:p>
          </table:table-cell>
          <table:table-cell table:style-name="Table406.A1" office:value-type="string">
            <text:p text:style-name="P17"><text:span text:style-name="T7">DocumentDetails</text:span><text:span text:style-name="T5"> </text:span></text:p>
          </table:table-cell>
          <table:table-cell table:style-name="Table406.A1" office:value-type="string">
            <text:p text:style-name="P9">searchBook()</text:p>
            <text:p text:style-name="P9"/>
            <text:p text:style-name="P9"/>
          </table:table-cell>
          <table:table-cell table:style-name="Table406.A1" office:value-type="string">
            <text:p text:style-name="P9">Return instance of<text:span text:style-name="T4"> DocumentDetails</text:span> <text:s/></text:p>
          </table:table-cell>
          <table:table-cell table:style-name="Table406.A1" office:value-type="string">
            <text:p text:style-name="P24">acc_no, library_id, sub_library_id </text:p>
          </table:table-cell>
          <table:table-cell table:style-name="Table406.A1" office:value-type="string">
            <text:p text:style-name="P8">Searches <text:bookmark-start text:name="__DdeLink__36723_80614315811311212"/><text:bookmark-start text:name="__DdeLink__36618_806143158121311212"/><text:span text:style-name="T11">d</text:span><text:bookmark-end text:name="__DdeLink__36723_80614315811311212"/><text:bookmark-end text:name="__DdeLink__36618_806143158121311212"/><text:span text:style-name="T11">ocument_details</text:span> table by <text:span text:style-name="T14"><text:s text:c="2"/>acc_no, library_id, sub_library_id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5">Cataloguing Accession Number Entry For Barcode:</text:p>
      <text:p text:style-name="P37"><text:s text:c="6"/></text:p>
      <text:p text:style-name="P35"><text:span text:style-name="T8"><text:s text:c="6"/></text:span><text:span text:style-name="T6">The </text:span><text:bookmark-start text:name="__DdeLink__36601_8061431581111111"/><text:span text:style-name="T6">j</text:span><text:bookmark-end text:name="__DdeLink__36601_8061431581111111"/><text:span text:style-name="T6">sp page is used to generate barcode of a given list of accession number.text boxt to be used to</text:span></text:p>
      <text:p text:style-name="P38"><text:s text:c="6"/>enter list of barcode.</text:p>
      <text:p text:style-name="P19"><text:s text:c="6"/>File Name of view page: <text:bookmark-start text:name="__DdeLink__39810_171070086411"/>barcode_entry.jsp<text:bookmark-end text:name="__DdeLink__39810_171070086411"/></text:p>
      <text:p text:style-name="P42"/>
      <text:p text:style-name="P19"><text:s text:c="7"/><text:span text:style-name="T10">Attributes:</text:span></text:p>
      <table:table table:name="Table395" table:style-name="Table395">
        <table:table-column table:style-name="Table395.A"/>
        <table:table-column table:style-name="Table395.B"/>
        <table:table-column table:style-name="Table395.C"/>
        <table:table-column table:style-name="Table395.D"/>
        <table:table-column table:style-name="Table395.E"/>
        <table:table-column table:style-name="Table395.F"/>
        <table:table-row table:style-name="Table395.1">
          <table:table-cell table:style-name="Table395.A1" office:value-type="string">
            <text:p text:style-name="P20">S.No.</text:p>
          </table:table-cell>
          <table:table-cell table:style-name="Table395.B1" office:value-type="string">
            <text:p text:style-name="P20">Attribute Name</text:p>
          </table:table-cell>
          <table:table-cell table:style-name="Table395.B1" office:value-type="string">
            <text:p text:style-name="P20">Label </text:p>
          </table:table-cell>
          <table:table-cell table:style-name="Table395.B1" office:value-type="string">
            <text:p text:style-name="P20">Field Name</text:p>
          </table:table-cell>
          <table:table-cell table:style-name="Table395.B1" office:value-type="string">
            <text:p text:style-name="P20">Type</text:p>
          </table:table-cell>
          <table:table-cell table:style-name="Table395.B1" office:value-type="string">
            <text:p text:style-name="P20">Validation</text:p>
          </table:table-cell>
        </table:table-row>
        <table:table-row table:style-name="Table395.1">
          <table:table-cell table:style-name="Table395.A1" office:value-type="string">
            <text:p text:style-name="P29">1.</text:p>
          </table:table-cell>
          <table:table-cell table:style-name="Table395.B1" office:value-type="string">
            <text:p text:style-name="P30">Enter AccNo. List</text:p>
          </table:table-cell>
          <table:table-cell table:style-name="Table395.B1" office:value-type="string">
            <text:p text:style-name="P30">Enter AccNo. List</text:p>
          </table:table-cell>
          <table:table-cell table:style-name="Table395.B1" office:value-type="string">
            <text:p text:style-name="P32"><text:bookmark-start text:name="__DdeLink__34751_1380664172221111111"/><text:bookmark-start text:name="__DdeLink__36605_8061431581111111"/><text:bookmark-start text:name="__DdeLink__36712_806143158111111"/><text:bookmark-start text:name="__DdeLink__36919_8061431581111"/>accession_no<text:bookmark-end text:name="__DdeLink__34751_1380664172221111111"/><text:bookmark-end text:name="__DdeLink__36605_8061431581111111"/><text:bookmark-end text:name="__DdeLink__36712_806143158111111"/><text:bookmark-end text:name="__DdeLink__36919_8061431581111"/></text:p>
          </table:table-cell>
          <table:table-cell table:style-name="Table395.B1" office:value-type="string">
            <text:p text:style-name="P32">textbox</text:p>
          </table:table-cell>
          <table:table-cell table:style-name="Table395.B1" office:value-type="string">
            <text:p text:style-name="P28"><text:bookmark-start text:name="__DdeLink__34938_138066417221111111"/><text:bookmark-end text:name="__DdeLink__34938_138066417221111111"/></text:p>
          </table:table-cell>
        </table:table-row>
        <table:table-row table:style-name="Table395.1">
          <table:table-cell table:style-name="Table395.A3" office:value-type="string">
            <text:p text:style-name="P29">2.</text:p>
          </table:table-cell>
          <table:table-cell table:style-name="Table395.B3" office:value-type="string">
            <text:p text:style-name="P32">View</text:p>
          </table:table-cell>
          <table:table-cell table:style-name="Table395.B3" office:value-type="string">
            <text:p text:style-name="P32">View</text:p>
          </table:table-cell>
          <table:table-cell table:style-name="Table395.B3" office:value-type="string">
            <text:p text:style-name="P32"><text:bookmark-start text:name="__DdeLink__39715_1710700864113"/>B<text:bookmark-end text:name="__DdeLink__39715_1710700864113"/>utton1</text:p>
          </table:table-cell>
          <table:table-cell table:style-name="Table395.B3" office:value-type="string">
            <text:p text:style-name="P32"><text:bookmark-start text:name="__DdeLink__40999_17333877851"/>button<text:bookmark-end text:name="__DdeLink__40999_17333877851"/></text:p>
          </table:table-cell>
          <table:table-cell table:style-name="Table395.B3" office:value-type="string">
            <text:p text:style-name="P28"/>
          </table:table-cell>
        </table:table-row>
        <table:table-row table:style-name="Table395.1">
          <table:table-cell table:style-name="Table395.A3" office:value-type="string">
            <text:p text:style-name="P29">3.</text:p>
          </table:table-cell>
          <table:table-cell table:style-name="Table395.B3" office:value-type="string">
            <text:p text:style-name="P32">Update</text:p>
          </table:table-cell>
          <table:table-cell table:style-name="Table395.B3" office:value-type="string">
            <text:p text:style-name="P32">Update</text:p>
          </table:table-cell>
          <table:table-cell table:style-name="Table395.B3" office:value-type="string">
            <text:p text:style-name="P32"><text:bookmark-start text:name="__DdeLink__39715_17107008641111"/>B<text:bookmark-end text:name="__DdeLink__39715_17107008641111"/>utton2</text:p>
          </table:table-cell>
          <table:table-cell table:style-name="Table395.B3" office:value-type="string">
            <text:p text:style-name="P32">button</text:p>
          </table:table-cell>
          <table:table-cell table:style-name="Table395.B3" office:value-type="string">
            <text:p text:style-name="P28"/>
          </table:table-cell>
        </table:table-row>
        <table:table-row table:style-name="Table395.1">
          <table:table-cell table:style-name="Table395.A3" office:value-type="string">
            <text:p text:style-name="P29">4.</text:p>
          </table:table-cell>
          <table:table-cell table:style-name="Table395.B3" office:value-type="string">
            <text:p text:style-name="P32">Delete</text:p>
          </table:table-cell>
          <table:table-cell table:style-name="Table395.B3" office:value-type="string">
            <text:p text:style-name="P32">Delete</text:p>
          </table:table-cell>
          <table:table-cell table:style-name="Table395.B3" office:value-type="string">
            <text:p text:style-name="P32"><text:bookmark-start text:name="__DdeLink__39715_17107008641121"/>B<text:bookmark-end text:name="__DdeLink__39715_17107008641121"/>utton3</text:p>
          </table:table-cell>
          <table:table-cell table:style-name="Table395.B3" office:value-type="string">
            <text:p text:style-name="P32">button</text:p>
          </table:table-cell>
          <table:table-cell table:style-name="Table395.B3" office:value-type="string">
            <text:p text:style-name="P28"/>
          </table:table-cell>
        </table:table-row>
        <table:table-row table:style-name="Table395.1">
          <table:table-cell table:style-name="Table395.A3" office:value-type="string">
            <text:p text:style-name="P29">6.</text:p>
          </table:table-cell>
          <table:table-cell table:style-name="Table395.B3" office:value-type="string">
            <text:p text:style-name="P32"><text:bookmark-start text:name="__DdeLink__36913_8061431581111"/>Submit<text:bookmark-end text:name="__DdeLink__36913_8061431581111"/></text:p>
          </table:table-cell>
          <table:table-cell table:style-name="Table395.B3" office:value-type="string">
            <text:p text:style-name="P32">Submit</text:p>
          </table:table-cell>
          <table:table-cell table:style-name="Table395.B3" office:value-type="string">
            <text:p text:style-name="P32">Button4</text:p>
          </table:table-cell>
          <table:table-cell table:style-name="Table395.B3" office:value-type="string">
            <text:p text:style-name="P32">button</text:p>
          </table:table-cell>
          <table:table-cell table:style-name="Table395.B3" office:value-type="string">
            <text:p text:style-name="P32"/>
          </table:table-cell>
        </table:table-row>
        <table:table-row table:style-name="Table395.1">
          <table:table-cell table:style-name="Table395.A3" office:value-type="string">
            <text:p text:style-name="P29">7.</text:p>
          </table:table-cell>
          <table:table-cell table:style-name="Table395.B3" office:value-type="string">
            <text:p text:style-name="P32">Back</text:p>
          </table:table-cell>
          <table:table-cell table:style-name="Table395.B3" office:value-type="string">
            <text:p text:style-name="P32">Back</text:p>
          </table:table-cell>
          <table:table-cell table:style-name="Table395.B3" office:value-type="string">
            <text:p text:style-name="P32">Button5</text:p>
          </table:table-cell>
          <table:table-cell table:style-name="Table395.B3" office:value-type="string">
            <text:p text:style-name="P32">button</text:p>
          </table:table-cell>
          <table:table-cell table:style-name="Table395.B3" office:value-type="string">
            <text:p text:style-name="P32"/>
          </table:table-cell>
        </table:table-row>
      </table:table>
      <text:p text:style-name="Standard"/>
      <text:p text:style-name="P19"><text:s text:c="6"/>Technology Used:</text:p>
      <text:p text:style-name="P19"><text:s text:c="9"/></text:p>
      <table:table table:name="Table396" table:style-name="Table396">
        <table:table-column table:style-name="Table396.A"/>
        <table:table-column table:style-name="Table396.B"/>
        <table:table-column table:style-name="Table396.C"/>
        <text:soft-page-break/>
        <table:table-row table:style-name="Table396.1">
          <table:table-cell table:style-name="Table396.A1" table:number-columns-spanned="2" office:value-type="string">
            <text:p text:style-name="P6">Struts Form Bean Mapping:</text:p>
          </table:table-cell>
          <table:covered-table-cell/>
          <table:table-cell table:style-name="Table396.C1" office:value-type="string">
            <text:p text:style-name="Standard"/>
          </table:table-cell>
        </table:table-row>
        <table:table-row table:style-name="Table396.1">
          <table:table-cell table:style-name="Table396.A2" table:number-columns-spanned="2" office:value-type="string">
            <text:p text:style-name="P8">Logical Name</text:p>
          </table:table-cell>
          <table:covered-table-cell/>
          <table:table-cell table:style-name="Table396.A2" office:value-type="string">
            <text:p text:style-name="P4">BarcodeEntryActionForm</text:p>
          </table:table-cell>
        </table:table-row>
        <table:table-row table:style-name="Table396.1">
          <table:table-cell table:style-name="Table396.A2" table:number-columns-spanned="2" office:value-type="string">
            <text:p text:style-name="P8">Code:</text:p>
          </table:table-cell>
          <table:covered-table-cell/>
          <table:table-cell table:style-name="Table396.A2" office:value-type="string">
            <text:p text:style-name="P16"><text:a xlink:type="simple" xlink:href="../Technical%20Documentation%20(copy)/BibliographicDetailEntryActionForm.txt"><text:span text:style-name="T9"/></text:a></text:p>
          </table:table-cell>
        </table:table-row>
        <table:table-row table:style-name="Table396.1">
          <table:table-cell table:style-name="Table396.A2" table:number-columns-spanned="2" office:value-type="string">
            <text:p text:style-name="P8">Description:</text:p>
          </table:table-cell>
          <table:covered-table-cell/>
          <table:table-cell table:style-name="Table396.A2" office:value-type="string">
            <text:p text:style-name="P8"><text:bookmark-start text:name="__DdeLink__33467_138102448411221111111"/>For defining setter and getter variables.<text:bookmark-end text:name="__DdeLink__33467_138102448411221111111"/></text:p>
          </table:table-cell>
        </table:table-row>
        <table:table-row table:style-name="Table396.1">
          <table:table-cell table:style-name="Table396.A1" table:number-columns-spanned="2" office:value-type="string">
            <text:p text:style-name="P8">Struts Action:</text:p>
          </table:table-cell>
          <table:covered-table-cell/>
          <table:table-cell table:style-name="Table396.C1" office:value-type="string">
            <text:p text:style-name="P46"/>
          </table:table-cell>
        </table:table-row>
        <table:table-row table:style-name="Table396.1">
          <table:table-cell table:style-name="Table396.A2" table:number-columns-spanned="2" office:value-type="string">
            <text:p text:style-name="P8">Logical Name:</text:p>
          </table:table-cell>
          <table:covered-table-cell/>
          <table:table-cell table:style-name="Table396.A2" office:value-type="string">
            <text:p text:style-name="P8">/cataloguing/barcodeentry</text:p>
          </table:table-cell>
        </table:table-row>
        <table:table-row table:style-name="Table396.1">
          <table:table-cell table:style-name="Table396.A2" table:number-columns-spanned="2" office:value-type="string">
            <text:p text:style-name="P8">Input JSP Form:</text:p>
          </table:table-cell>
          <table:covered-table-cell/>
          <table:table-cell table:style-name="Table396.A2" office:value-type="string">
            <text:p text:style-name="P34">/barcode_entry.jsp</text:p>
          </table:table-cell>
        </table:table-row>
        <table:table-row table:style-name="Table396.1">
          <table:table-cell table:style-name="Table396.A2" table:number-columns-spanned="2" office:value-type="string">
            <text:p text:style-name="P8">Physical Path:</text:p>
          </table:table-cell>
          <table:covered-table-cell/>
          <table:table-cell table:style-name="Table396.A2" office:value-type="string">
            <text:p text:style-name="P8">com.myapp.struts.cataloguing.BarcodeEntryAction</text:p>
          </table:table-cell>
        </table:table-row>
        <table:table-row table:style-name="Table396.1">
          <table:table-cell table:style-name="Table396.A2" table:number-columns-spanned="2" office:value-type="string">
            <text:p text:style-name="P8">Code:</text:p>
          </table:table-cell>
          <table:covered-table-cell/>
          <table:table-cell table:style-name="Table396.A2" office:value-type="string">
            <text:p text:style-name="P16"><text:a xlink:type="simple" xlink:href="../Technical%20Documentation%20(copy)/BibliographicDetailEntryAction.txt"><text:span text:style-name="T9"/></text:a></text:p>
          </table:table-cell>
        </table:table-row>
        <table:table-row table:style-name="Table396.1">
          <table:table-cell table:style-name="Table396.A2" table:number-columns-spanned="2" office:value-type="string">
            <text:p text:style-name="P8">Description:</text:p>
          </table:table-cell>
          <table:covered-table-cell/>
          <table:table-cell table:style-name="Table396.A2" office:value-type="string">
            <text:p text:style-name="P1"><text:bookmark-start text:name="__DdeLink__41005_17333877851"/><text:bookmark-start text:name="__DdeLink__34756_1380664172221111111"/><text:bookmark-start text:name="__DdeLink__33395_138102448411221111111"/><text:bookmark-start text:name="__DdeLink__36610_8061431581111111"/><text:bookmark-start text:name="__DdeLink__36718_806143158111111"/><text:bookmark-start text:name="__DdeLink__36839_80614315811111"/><text:bookmark-start text:name="__DdeLink__36924_8061431581111"/><text:bookmark-start text:name="__DdeLink__39720_1710700864111"/><text:bookmark-start text:name="__DdeLink__39815_171070086411"/><text:bookmark-start text:name="__DdeLink__10290_510798546131322222222"/><text:bookmark-start text:name="__DdeLink__5106_131282405741322222222"/>The action class is used to <text:bookmark-end text:name="__DdeLink__10290_510798546131322222222"/><text:bookmark-end text:name="__DdeLink__5106_131282405741322222222"/>generate barcodes corresponding to the input list of accession number .<text:bookmark-end text:name="__DdeLink__41005_17333877851"/><text:bookmark-end text:name="__DdeLink__34756_1380664172221111111"/><text:bookmark-end text:name="__DdeLink__33395_138102448411221111111"/><text:bookmark-end text:name="__DdeLink__36610_8061431581111111"/><text:bookmark-end text:name="__DdeLink__36718_806143158111111"/><text:bookmark-end text:name="__DdeLink__36839_80614315811111"/><text:bookmark-end text:name="__DdeLink__36924_8061431581111"/><text:bookmark-end text:name="__DdeLink__39720_1710700864111"/><text:bookmark-end text:name="__DdeLink__39815_171070086411"/></text:p>
          </table:table-cell>
        </table:table-row>
        <table:table-row table:style-name="Table396.1">
          <table:table-cell table:style-name="Table396.A1" table:number-columns-spanned="2" office:value-type="string">
            <text:p text:style-name="P7">Request Forwards On:</text:p>
          </table:table-cell>
          <table:covered-table-cell/>
          <table:table-cell table:style-name="Table396.A1" office:value-type="string">
            <text:p text:style-name="P12">Purpose</text:p>
          </table:table-cell>
        </table:table-row>
        <table:table-row table:style-name="Table396.1">
          <table:table-cell table:style-name="Table396.A2" office:value-type="string">
            <text:p text:style-name="P2">success</text:p>
          </table:table-cell>
          <table:table-cell table:style-name="Table396.A2" table:number-columns-spanned="2" office:value-type="string">
            <text:p text:style-name="P2">/cataloguing/barcode_entry.jsp</text:p>
          </table:table-cell>
          <table:covered-table-cell/>
        </table:table-row>
      </table:table>
      <text:p text:style-name="P39"/>
      <table:table table:name="Table397" table:style-name="Table397">
        <table:table-column table:style-name="Table397.A"/>
        <table:table-column table:style-name="Table397.B"/>
        <table:table-row table:style-name="Table397.1">
          <table:table-cell table:style-name="Table397.A1" table:number-columns-spanned="2" office:value-type="string">
            <text:p text:style-name="P6">Struts ActionClass Name</text:p>
          </table:table-cell>
          <table:covered-table-cell/>
        </table:table-row>
        <table:table-row table:style-name="Table397.1">
          <table:table-cell table:style-name="Table397.A2" office:value-type="string">
            <text:p text:style-name="P8">Logical Name</text:p>
          </table:table-cell>
          <table:table-cell table:style-name="Table397.A2" office:value-type="string">
            <text:p text:style-name="P8">BarcodeEntryAction</text:p>
          </table:table-cell>
        </table:table-row>
        <table:table-row table:style-name="Table397.1">
          <table:table-cell table:style-name="Table397.A2" office:value-type="string">
            <text:p text:style-name="P8">Description:</text:p>
          </table:table-cell>
          <table:table-cell table:style-name="Table397.A2" office:value-type="string">
            <text:p text:style-name="P5"><text:bookmark-start text:name="__DdeLink__10290_5107985461313222222211"/><text:bookmark-start text:name="__DdeLink__5106_1312824057413222222211"/>The action class is used to <text:bookmark-end text:name="__DdeLink__10290_5107985461313222222211"/><text:bookmark-end text:name="__DdeLink__5106_1312824057413222222211"/>generate barcodes corresponding to the input list of accession number .</text:p>
          </table:table-cell>
        </table:table-row>
        <table:table-row table:style-name="Table397.1">
          <table:table-cell table:style-name="Table397.A2" office:value-type="string">
            <text:p text:style-name="P8">Method </text:p>
          </table:table-cell>
          <table:table-cell table:style-name="Table397.A2" office:value-type="string">
            <text:p text:style-name="P8"><text:bookmark-start text:name="__DdeLink__36928_8061431581111"/>searchBook(acc_no, library_id, sub_library_id)<text:bookmark-end text:name="__DdeLink__36928_8061431581111"/></text:p>
          </table:table-cell>
        </table:table-row>
      </table:table>
      <text:p text:style-name="P39"/>
      <text:p text:style-name="P39"><text:s text:c="6"/><text:bookmark-start text:name="__DdeLink__34686_13806641721221111111"/><text:span text:style-name="T10">Tables used:</text:span></text:p>
      <table:table table:name="Table398" table:style-name="Table398">
        <table:table-column table:style-name="Table398.A"/>
        <table:table-column table:style-name="Table398.B"/>
        <table:table-column table:style-name="Table398.C"/>
        <table:table-column table:style-name="Table398.D"/>
        <table:table-row table:style-name="Table398.1">
          <table:table-cell table:style-name="Table398.A1" office:value-type="string">
            <text:p text:style-name="P21">S.No.</text:p>
          </table:table-cell>
          <table:table-cell table:style-name="Table398.A1" office:value-type="string">
            <text:p text:style-name="P25">Table name</text:p>
          </table:table-cell>
          <table:table-cell table:style-name="Table398.A1" office:value-type="string">
            <text:p text:style-name="P21">Primary Key Detail</text:p>
          </table:table-cell>
          <table:table-cell table:style-name="Table398.A1" office:value-type="string">
            <text:p text:style-name="P21">Use of Table</text:p>
          </table:table-cell>
        </table:table-row>
        <table:table-row table:style-name="Table398.1">
          <table:table-cell table:style-name="Table398.A1" office:value-type="string">
            <text:p text:style-name="P22">1</text:p>
          </table:table-cell>
          <table:table-cell table:style-name="Table398.A1" office:value-type="string">
            <text:p text:style-name="P9"><text:bookmark-start text:name="__DdeLink__41011_17333877851"/><text:bookmark-start text:name="__DdeLink__36723_806143158113113"/><text:bookmark-start text:name="__DdeLink__36618_8061431581213113"/>d<text:bookmark-end text:name="__DdeLink__36723_806143158113113"/><text:bookmark-end text:name="__DdeLink__36618_8061431581213113"/>ocument_details<text:bookmark-end text:name="__DdeLink__41011_17333877851"/></text:p>
          </table:table-cell>
          <table:table-cell table:style-name="Table398.A1" office:value-type="string">
            <text:p text:style-name="P22"><text:bookmark-start text:name="__DdeLink__41015_17333877851"/><text:bookmark-start text:name="__DdeLink__36637_8061431581111111"/>library_id,sublibrary_id,</text:p>
            <text:p text:style-name="P22"><text:bookmark-end text:name="__DdeLink__36637_8061431581111111"/>document_id<text:bookmark-end text:name="__DdeLink__41015_17333877851"/></text:p>
          </table:table-cell>
          <table:table-cell table:style-name="Table398.A1" office:value-type="string">
            <text:p text:style-name="P22">The table <text:bookmark-start text:name="__DdeLink__36723_8061431581131111"/><text:bookmark-start text:name="__DdeLink__36618_80614315812131111"/><text:span text:style-name="T11">d</text:span><text:bookmark-end text:name="__DdeLink__36723_8061431581131111"/><text:bookmark-end text:name="__DdeLink__36618_80614315812131111"/><text:span text:style-name="T11">ocument_details</text:span> is used to search book details by library_id,sublibrary_id,</text:p>
            <text:p text:style-name="P22">document_id.</text:p>
          </table:table-cell>
        </table:table-row>
      </table:table>
      <text:p text:style-name="P39"/>
      <text:p text:style-name="P39"><text:s text:c="6"/><text:bookmark-start text:name="__DdeLink__33479_138102448412221111111"/><text:span text:style-name="T10">POJO replacement of tables:</text:span></text:p>
      <table:table table:name="Table399" table:style-name="Table399">
        <table:table-column table:style-name="Table399.A"/>
        <table:table-column table:style-name="Table399.B"/>
        <table:table-column table:style-name="Table399.C"/>
        <table:table-column table:style-name="Table399.D"/>
        <table:table-row table:style-name="Table399.1">
          <table:table-cell table:style-name="Table399.A1" office:value-type="string">
            <text:p text:style-name="P31">S.No.</text:p>
          </table:table-cell>
          <table:table-cell table:style-name="Table399.A1" office:value-type="string">
            <text:p text:style-name="P33">Table name</text:p>
          </table:table-cell>
          <table:table-cell table:style-name="Table399.A1" office:value-type="string">
            <text:p text:style-name="P31">POJO Name</text:p>
          </table:table-cell>
          <table:table-cell table:style-name="Table399.A1" office:value-type="string">
            <text:p text:style-name="P31">Hibernate Mapping Files</text:p>
          </table:table-cell>
        </table:table-row>
        <table:table-row table:style-name="Table399.1">
          <table:table-cell table:style-name="Table399.A1" office:value-type="string">
            <text:p text:style-name="P34">1</text:p>
          </table:table-cell>
          <table:table-cell table:style-name="Table399.A1" office:value-type="string">
            <text:p text:style-name="P9"><text:bookmark-start text:name="__DdeLink__34774_1380664172221111111"/><text:bookmark-start text:name="__DdeLink__33408_138102448422221111111"/><text:bookmark-start text:name="__DdeLink__36723_8061431581131122"/><text:bookmark-start text:name="__DdeLink__36618_80614315812131122"/>d<text:bookmark-end text:name="__DdeLink__36723_8061431581131122"/><text:bookmark-end text:name="__DdeLink__36618_80614315812131122"/>ocument_details<text:bookmark-end text:name="__DdeLink__34774_1380664172221111111"/><text:bookmark-end text:name="__DdeLink__33408_138102448422221111111"/></text:p>
          </table:table-cell>
          <table:table-cell table:style-name="Table399.A1" office:value-type="string">
            <text:p text:style-name="P34"><text:bookmark-start text:name="__DdeLink__10294_510798546142221111111"/>DocumentDetails<text:bookmark-end text:name="__DdeLink__10294_510798546142221111111"/></text:p>
          </table:table-cell>
          <table:table-cell table:style-name="Table399.A1" office:value-type="string">
            <text:p text:style-name="P34"/>
          </table:table-cell>
        </table:table-row>
      </table:table>
      <text:p text:style-name="P19"><text:bookmark-end text:name="__DdeLink__34686_13806641721221111111"/><text:bookmark-end text:name="__DdeLink__33479_138102448412221111111"/></text:p>
      <text:p text:style-name="P19"><text:s text:c="5"/>Methods Used:</text:p>
      <table:table table:name="Table400" table:style-name="Table400">
        <table:table-column table:style-name="Table400.A"/>
        <table:table-column table:style-name="Table400.B"/>
        <table:table-column table:style-name="Table400.C"/>
        <table:table-column table:style-name="Table400.D"/>
        <table:table-column table:style-name="Table400.E"/>
        <table:table-column table:style-name="Table400.F"/>
        <table:table-row table:style-name="Table400.1">
          <table:table-cell table:style-name="Table400.A1" office:value-type="string">
            <text:p text:style-name="P6">S.No.</text:p>
          </table:table-cell>
          <table:table-cell table:style-name="Table400.A1" office:value-type="string">
            <text:p text:style-name="P6">POJO Class Name</text:p>
          </table:table-cell>
          <table:table-cell table:style-name="Table400.A1" office:value-type="string">
            <text:p text:style-name="P6">Method Name</text:p>
          </table:table-cell>
          <table:table-cell table:style-name="Table400.A1" office:value-type="string">
            <text:p text:style-name="P6">Select Operation</text:p>
          </table:table-cell>
          <table:table-cell table:style-name="Table400.A1" office:value-type="string">
            <text:p text:style-name="P48">Column Used in where clause</text:p>
          </table:table-cell>
          <table:table-cell table:style-name="Table400.A1" office:value-type="string">
            <text:p text:style-name="P6">Purpose</text:p>
          </table:table-cell>
        </table:table-row>
        <table:table-row table:style-name="Table400.1">
          <table:table-cell table:style-name="Table400.A1" office:value-type="string">
            <text:p text:style-name="P9">1</text:p>
          </table:table-cell>
          <table:table-cell table:style-name="Table400.A1" office:value-type="string">
            <text:p text:style-name="P17"><text:span text:style-name="T7">DocumentDetails</text:span><text:span text:style-name="T5"> </text:span></text:p>
          </table:table-cell>
          <table:table-cell table:style-name="Table400.A1" office:value-type="string">
            <text:p text:style-name="P9">searchBook()</text:p>
            <text:p text:style-name="P9"/>
            <text:p text:style-name="P9"/>
          </table:table-cell>
          <table:table-cell table:style-name="Table400.A1" office:value-type="string">
            <text:p text:style-name="P9">Return instance of<text:span text:style-name="T4"> DocumentDetails</text:span> <text:s/></text:p>
          </table:table-cell>
          <table:table-cell table:style-name="Table400.A1" office:value-type="string">
            <text:p text:style-name="P24">acc_no, library_id, sub_library_id </text:p>
          </table:table-cell>
          <table:table-cell table:style-name="Table400.A1" office:value-type="string">
            <text:p text:style-name="P8">Searches <text:bookmark-start text:name="__DdeLink__36723_80614315811311211"/><text:bookmark-start text:name="__DdeLink__36618_806143158121311211"/><text:span text:style-name="T11">d</text:span><text:bookmark-end text:name="__DdeLink__36723_80614315811311211"/><text:bookmark-end text:name="__DdeLink__36618_806143158121311211"/><text:span text:style-name="T11">ocument_details</text:span> table by <text:span text:style-name="T14"><text:s text:c="2"/>acc_no, library_id, sub_library_id</text:span></text:p>
          </table:table-cell>
        </table:table-row>
      </table:table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List_20_Paragraph" style:display-name="List Paragraph" style:family="paragraph" style:parent-style-name="Standard"/>
    <style:style style:name="wester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rp02 </meta:initial-creator>
    <meta:creation-date>2012-02-11T15:10:44</meta:creation-date>
    <dc:date>2012-02-11T15:12:33</dc:date>
    <dc:creator>edrp02 </dc:creator>
    <meta:editing-duration>PT00H01M49S</meta:editing-duration>
    <meta:editing-cycles>1</meta:editing-cycles>
    <meta:generator>OpenOffice.org/3.2$Linux OpenOffice.org_project/320m12$Build-9483</meta:generator>
    <meta:document-statistic meta:table-count="104" meta:image-count="0" meta:object-count="0" meta:page-count="24" meta:paragraph-count="2025" meta:word-count="4315" meta:character-count="33381"/>
  </office:meta>
</office:document-meta>
</file>